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63C0000020F1D0D87584BCF7C7F.png" manifest:media-type="image/png"/>
  <manifest:file-entry manifest:full-path="Pictures/10000001000004E60000012AD25BCCB12CA8B5C2.png" manifest:media-type="image/png"/>
  <manifest:file-entry manifest:full-path="Pictures/100000010000052700000082035FDFE2D912A64E.png" manifest:media-type="image/png"/>
  <manifest:file-entry manifest:full-path="Pictures/10000001000003050000032AE58D8503D286146D.png" manifest:media-type="image/png"/>
  <manifest:file-entry manifest:full-path="Pictures/100000010000029500000196A919B2D406257284.png" manifest:media-type="image/png"/>
  <manifest:file-entry manifest:full-path="Pictures/100000010000057B000000B8AA1AF583B878D8BB.png" manifest:media-type="image/png"/>
  <manifest:file-entry manifest:full-path="Pictures/10000001000005BF000002160E4A8750A5504A56.png" manifest:media-type="image/png"/>
  <manifest:file-entry manifest:full-path="Pictures/1000000100000600000000D2A92AFE117AF5A6A8.png" manifest:media-type="image/png"/>
  <manifest:file-entry manifest:full-path="Pictures/10000001000005890000013DB97064CEFE1C2F6E.png" manifest:media-type="image/png"/>
  <manifest:file-entry manifest:full-path="Pictures/10000001000000E40000007A1C2398C5B7651D83.png" manifest:media-type="image/png"/>
  <manifest:file-entry manifest:full-path="Pictures/1000000100000558000001E1F1866F52DBA497A1.png" manifest:media-type="image/png"/>
  <manifest:file-entry manifest:full-path="Pictures/100000010000050B000000E003FA789528F22CE7.png" manifest:media-type="image/png"/>
  <manifest:file-entry manifest:full-path="Pictures/10000001000004F1000000E16E623904FCA81DFB.png" manifest:media-type="image/png"/>
  <manifest:file-entry manifest:full-path="Pictures/100000010000050C000000E2FAEBD064C1879DF2.png" manifest:media-type="image/png"/>
  <manifest:file-entry manifest:full-path="Pictures/10000001000004F1000000E09BE6E52CA240ED6F.png" manifest:media-type="image/png"/>
  <manifest:file-entry manifest:full-path="Pictures/1000000100000558000002927ACC4724E758C608.png" manifest:media-type="image/png"/>
  <manifest:file-entry manifest:full-path="Pictures/10000001000002610000013AFF1C3CBFBAB795EE.png" manifest:media-type="image/png"/>
  <manifest:file-entry manifest:full-path="Pictures/10000001000004F10000012A6A0795A2171B930E.png" manifest:media-type="image/png"/>
  <manifest:file-entry manifest:full-path="Pictures/10000001000004FA000001B7A1511CABC0E611E0.png" manifest:media-type="image/png"/>
  <manifest:file-entry manifest:full-path="Pictures/10000001000005C30000012D698450E5F0FB63EA.png" manifest:media-type="image/png"/>
  <manifest:file-entry manifest:full-path="Pictures/1000000100000558000001C8EC02F256D3AF765B.png" manifest:media-type="image/png"/>
  <manifest:file-entry manifest:full-path="Pictures/10000001000005410000011F52FB94BB3B5ED16F.png" manifest:media-type="image/png"/>
  <manifest:file-entry manifest:full-path="Pictures/100000010000055B0000023218214A440B2AC994.png" manifest:media-type="image/png"/>
  <manifest:file-entry manifest:full-path="Pictures/100000010000042F000000D19801741E877C4E6F.png" manifest:media-type="image/png"/>
  <manifest:file-entry manifest:full-path="Pictures/10000001000005600000013491BEF29335DC72E1.png" manifest:media-type="image/png"/>
  <manifest:file-entry manifest:full-path="Pictures/10000001000004F3000000964A02F3048F20812D.png" manifest:media-type="image/png"/>
  <manifest:file-entry manifest:full-path="Pictures/100000010000051E00000098CC75E14586422736.png" manifest:media-type="image/png"/>
  <manifest:file-entry manifest:full-path="Pictures/10000001000004D500000093F748FFE915B4D30E.png" manifest:media-type="image/png"/>
  <manifest:file-entry manifest:full-path="Pictures/10000001000005BD000000B05081C6F6FAFB9C67.png" manifest:media-type="image/png"/>
  <manifest:file-entry manifest:full-path="Pictures/10000001000002C700000282598162596918581A.png" manifest:media-type="image/png"/>
  <manifest:file-entry manifest:full-path="Pictures/10000001000004B4000001BE54651B10B3F30BC3.png" manifest:media-type="image/png"/>
  <manifest:file-entry manifest:full-path="Pictures/100000010000047F0000012D89199A92E8B092F0.png" manifest:media-type="image/png"/>
  <manifest:file-entry manifest:full-path="Pictures/100000010000044B0000017FE67AB3D19DFEC1A1.png" manifest:media-type="image/png"/>
  <manifest:file-entry manifest:full-path="Pictures/10000001000002C50000005B5386CAB80368AFD5.png" manifest:media-type="image/png"/>
  <manifest:file-entry manifest:full-path="Pictures/100000010000033D00000079FC92F3F9E3C80066.png" manifest:media-type="image/png"/>
  <manifest:file-entry manifest:full-path="Pictures/100000010000056F000003554CB635A2439F7481.png" manifest:media-type="image/png"/>
  <manifest:file-entry manifest:full-path="Pictures/10000001000004EB000001BA76A2F96DB2066DA7.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libri" svg:font-family="Calibri" style:font-adornments="Normale" style:font-family-generic="swiss" style:font-pitch="variable"/>
    <style:font-face style:name="Calibri1" svg:font-family="Calibri" style:font-family-generic="swiss" style:font-pitch="variable"/>
    <style:font-face style:name="Consolas" svg:font-family="Consolas" style:font-family-generic="roman" style:font-pitch="variable"/>
    <style:font-face style:name="Consolas1" svg:font-family="Consolas" style:font-family-generic="modern" style:font-pitch="fixed"/>
    <style:font-face style:name="Courier New" svg:font-family="'Courier New'" style:font-family-generic="modern" style:font-pitch="fixed"/>
    <style:font-face style:name="JetBrains Mono" svg:font-family="'JetBrains Mono'" style:font-adornments="Normale"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style:font-name="Calibri1" fo:font-size="88pt" officeooo:rsid="0017d35d" officeooo:paragraph-rsid="0017d35d" style:font-size-asian="77pt" style:font-size-complex="88pt"/>
    </style:style>
    <style:style style:name="P2" style:family="paragraph" style:parent-style-name="Text_20_body">
      <style:text-properties style:font-name="Calibri1" fo:font-size="11pt" officeooo:rsid="0017d35d" officeooo:paragraph-rsid="0017d35d" style:font-size-asian="9.60000038146973pt" style:font-size-complex="11pt"/>
    </style:style>
    <style:style style:name="P3" style:family="paragraph" style:parent-style-name="Text_20_body">
      <style:text-properties style:font-name="Calibri1" fo:font-size="11pt" officeooo:rsid="006b3ada" officeooo:paragraph-rsid="006b3ada" style:font-size-asian="9.60000038146973pt" style:font-size-complex="11pt"/>
    </style:style>
    <style:style style:name="P4" style:family="paragraph" style:parent-style-name="Text_20_body">
      <style:text-properties style:font-name="Calibri1" fo:font-size="11pt" officeooo:rsid="007200db" officeooo:paragraph-rsid="007200db" style:font-size-asian="9.60000038146973pt" style:font-size-complex="11pt"/>
    </style:style>
    <style:style style:name="P5" style:family="paragraph" style:parent-style-name="Text_20_body">
      <style:text-properties style:font-name="Calibri1" fo:font-size="11pt" officeooo:rsid="00745ef3" officeooo:paragraph-rsid="00745ef3" style:font-size-asian="9.60000038146973pt" style:font-size-complex="11pt"/>
    </style:style>
    <style:style style:name="P6" style:family="paragraph" style:parent-style-name="Standard">
      <loext:graphic-properties draw:fill="solid" draw:fill-color="#ffffff"/>
      <style:paragraph-properties fo:background-color="#ffffff" fo:padding="0cm" fo:border="none" style:shadow="none"/>
      <style:text-properties style:font-name="Calibri1" fo:font-size="11pt" officeooo:rsid="00739e05" officeooo:paragraph-rsid="00739e05" fo:background-color="#ffff00" style:font-size-asian="9.60000038146973pt" style:font-size-complex="11pt"/>
    </style:style>
    <style:style style:name="P7" style:family="paragraph" style:parent-style-name="Text_20_body">
      <style:text-properties style:font-name="Calibri1" fo:font-size="11pt" style:font-size-asian="11pt" style:font-size-complex="11pt"/>
    </style:style>
    <style:style style:name="P8" style:family="paragraph" style:parent-style-name="Standard">
      <style:paragraph-properties fo:text-align="center" style:justify-single-word="false"/>
    </style:style>
    <style:style style:name="P9" style:family="paragraph" style:parent-style-name="Standard">
      <style:paragraph-properties fo:text-align="start" style:justify-single-word="false"/>
      <style:text-properties fo:color="#000000" loext:opacity="100%" style:font-name="Calibri1" fo:font-size="11pt" officeooo:paragraph-rsid="001dd837" style:font-size-asian="11pt" style:font-size-complex="11pt"/>
    </style:style>
    <style:style style:name="P10" style:family="paragraph" style:parent-style-name="Standard">
      <style:paragraph-properties fo:text-align="start" style:justify-single-word="false"/>
      <style:text-properties fo:color="#000000" loext:opacity="100%" style:font-name="Calibri1" fo:font-size="11pt" style:font-size-asian="11pt" style:font-size-complex="11pt"/>
    </style:style>
    <style:style style:name="P11" style:family="paragraph" style:parent-style-name="Text_20_body">
      <style:text-properties fo:color="#000000" loext:opacity="100%" style:font-name="Calibri1" fo:font-size="11pt" style:font-size-asian="11pt" style:font-size-complex="11pt"/>
    </style:style>
    <style:style style:name="P12" style:family="paragraph" style:parent-style-name="Text_20_body">
      <style:text-properties fo:color="#000000" loext:opacity="100%" style:font-name="Calibri1" fo:font-size="11pt" officeooo:rsid="002f7d2f" style:font-size-asian="11pt" style:font-size-complex="11pt"/>
    </style:style>
    <style:style style:name="P13" style:family="paragraph" style:parent-style-name="Standard">
      <loext:graphic-properties draw:fill="solid" draw:fill-color="#ffffff"/>
      <style:paragraph-properties fo:background-color="#ffffff" fo:padding="0cm" fo:border="none" style:shadow="none"/>
      <style:text-properties fo:color="#000000" loext:opacity="100%" style:font-name="Calibri1" fo:font-size="11pt" officeooo:rsid="00d40187" officeooo:paragraph-rsid="00d40187" style:font-size-asian="11pt" style:font-size-complex="11pt"/>
    </style:style>
    <style:style style:name="P14" style:family="paragraph" style:parent-style-name="Text_20_body">
      <style:text-properties fo:color="#000000" loext:opacity="100%" style:font-name="Calibri1" fo:font-size="11pt" officeooo:rsid="00d40187" officeooo:paragraph-rsid="00d40187" style:font-size-asian="11pt" style:font-size-complex="11pt"/>
    </style:style>
    <style:style style:name="P15" style:family="paragraph" style:parent-style-name="Standard">
      <loext:graphic-properties draw:fill="solid" draw:fill-color="#ffffff"/>
      <style:paragraph-properties fo:background-color="#ffffff" fo:padding="0cm" fo:border="none" style:shadow="none"/>
      <style:text-properties fo:color="#000000" loext:opacity="100%" style:font-name="Calibri1" fo:font-size="11pt" officeooo:rsid="00d4b551" officeooo:paragraph-rsid="00d4b551" style:font-size-asian="11pt" style:font-size-complex="11pt"/>
    </style:style>
    <style:style style:name="P16" style:family="paragraph" style:parent-style-name="Standard">
      <style:text-properties fo:color="#000000" loext:opacity="100%" style:font-name="Calibri1" fo:font-size="11pt" officeooo:rsid="0132061a" officeooo:paragraph-rsid="0132061a" style:font-size-asian="11pt" style:font-size-complex="11pt"/>
    </style:style>
    <style:style style:name="P17" style:family="paragraph" style:parent-style-name="Standard">
      <style:text-properties fo:color="#000000" loext:opacity="100%" style:font-name="Calibri1" fo:font-size="11pt" officeooo:rsid="01314c99" style:font-size-asian="11pt" style:font-size-complex="11pt"/>
    </style:style>
    <style:style style:name="P18" style:family="paragraph" style:parent-style-name="Standard">
      <style:text-properties fo:color="#000000" loext:opacity="100%" style:font-name="Calibri1" fo:font-size="11pt" fo:font-style="normal" fo:font-weight="normal" officeooo:rsid="00739e05" officeooo:paragraph-rsid="00739e05" style:font-size-asian="11pt" style:font-style-asian="normal" style:font-weight-asian="normal" style:font-size-complex="11pt"/>
    </style:style>
    <style:style style:name="P19" style:family="paragraph" style:parent-style-name="Text_20_body">
      <style:text-properties fo:color="#000000" loext:opacity="100%" style:font-name="Calibri1" fo:font-size="11pt" fo:font-style="normal" fo:font-weight="normal" officeooo:rsid="006afd0a" officeooo:paragraph-rsid="006afd0a" style:font-size-asian="11pt" style:font-style-asian="normal" style:font-weight-asian="normal" style:font-size-complex="11pt"/>
    </style:style>
    <style:style style:name="P20" style:family="paragraph" style:parent-style-name="Standard">
      <loext:graphic-properties draw:fill="solid" draw:fill-color="#ffffff"/>
      <style:paragraph-properties fo:background-color="#ffffff" fo:padding="0cm" fo:border="none" style:shadow="none"/>
      <style:text-properties fo:color="#000000" loext:opacity="100%" style:font-name="Calibri1" fo:font-size="11pt" fo:font-style="normal" fo:font-weight="normal" officeooo:rsid="00d30f34" officeooo:paragraph-rsid="00d40187" style:font-size-asian="11pt" style:font-style-asian="normal" style:font-weight-asian="normal" style:font-size-complex="11pt"/>
    </style:style>
    <style:style style:name="P21" style:family="paragraph" style:parent-style-name="Standard">
      <loext:graphic-properties draw:fill="solid" draw:fill-color="#ffffff"/>
      <style:paragraph-properties fo:background-color="#ffffff" fo:padding="0cm" fo:border="none" style:shadow="none"/>
      <style:text-properties fo:color="#000000" loext:opacity="100%" style:font-name="Calibri1" fo:font-size="11pt" fo:font-style="normal" fo:font-weight="normal" officeooo:rsid="00d696ca" officeooo:paragraph-rsid="00d4b551" style:font-size-asian="11pt" style:font-style-asian="normal" style:font-weight-asian="normal" style:font-size-complex="11pt"/>
    </style:style>
    <style:style style:name="P22" style:family="paragraph" style:parent-style-name="Text_20_body">
      <style:text-properties fo:color="#000000" loext:opacity="100%" style:font-name="Calibri1" fo:font-size="11pt" fo:font-style="normal" fo:font-weight="normal" officeooo:rsid="00739e05" officeooo:paragraph-rsid="00739e05" fo:background-color="#ffff00" style:font-size-asian="11pt" style:font-style-asian="normal" style:font-weight-asian="normal" style:font-size-complex="11pt"/>
    </style:style>
    <style:style style:name="P23" style:family="paragraph" style:parent-style-name="Standard">
      <loext:graphic-properties draw:fill="solid" draw:fill-color="#ffffff"/>
      <style:paragraph-properties fo:background-color="#ffffff" fo:padding="0cm" fo:border="none" style:shadow="none"/>
      <style:text-properties fo:color="#000000" loext:opacity="100%" style:font-name="Calibri1" fo:font-size="11pt" fo:font-style="normal" fo:font-weight="normal" officeooo:rsid="0163c315" officeooo:paragraph-rsid="0163c315" fo:background-color="#ffff00" style:font-size-asian="9.60000038146973pt" style:font-style-asian="normal" style:font-weight-asian="normal" style:font-size-complex="11pt"/>
    </style:style>
    <style:style style:name="P24" style:family="paragraph" style:parent-style-name="Text_20_body">
      <style:text-properties fo:color="#000000" loext:opacity="100%" style:font-name="Calibri1" fo:font-size="11pt" officeooo:rsid="00d40187" officeooo:paragraph-rsid="00d40187" fo:background-color="#ffff00" style:font-size-asian="11pt" style:font-size-complex="11pt"/>
    </style:style>
    <style:style style:name="P25" style:family="paragraph" style:parent-style-name="Text_20_body">
      <style:text-properties fo:color="#000000" loext:opacity="100%" style:font-name="Calibri1" officeooo:rsid="002f7d2f" officeooo:paragraph-rsid="002f7d2f"/>
    </style:style>
    <style:style style:name="P26" style:family="paragraph" style:parent-style-name="Text_20_body">
      <style:text-properties fo:color="#000000" loext:opacity="100%"/>
    </style:style>
    <style:style style:name="P27" style:family="paragraph" style:parent-style-name="Standard">
      <loext:graphic-properties draw:fill="solid" draw:fill-color="#ffffff"/>
      <style:paragraph-properties fo:background-color="#ffffff" fo:padding="0cm" fo:border="none" style:shadow="none"/>
      <style:text-properties fo:color="#000000" loext:opacity="100%" style:font-name="Courier New" fo:font-size="10pt" fo:font-style="normal" fo:font-weight="normal" officeooo:rsid="0163c315" officeooo:paragraph-rsid="01621552" fo:background-color="transparent" style:font-size-asian="10pt" style:font-style-asian="normal" style:font-weight-asian="normal" style:font-size-complex="10pt"/>
    </style:style>
    <style:style style:name="P28" style:family="paragraph" style:parent-style-name="Standard">
      <loext:graphic-properties draw:fill="solid" draw:fill-color="#ffffff"/>
      <style:paragraph-properties fo:background-color="#ffffff" fo:padding="0cm" fo:border="none" style:shadow="none"/>
      <style:text-properties fo:color="#000000" loext:opacity="100%" style:font-name="Courier New" fo:font-size="10pt" officeooo:rsid="00c82d27" officeooo:paragraph-rsid="00cca8fd" style:font-size-asian="10pt" style:font-size-complex="10pt"/>
    </style:style>
    <style:style style:name="P29" style:family="paragraph" style:parent-style-name="Text_20_body">
      <loext:graphic-properties draw:fill="solid" draw:fill-color="#ffffff"/>
      <style:paragraph-properties fo:background-color="#ffffff" fo:padding="0cm" fo:border="none" style:shadow="none"/>
      <style:text-properties fo:color="#000000" loext:opacity="100%" style:font-name="Calibri" fo:font-size="11pt" fo:font-style="normal" fo:font-weight="normal" officeooo:rsid="00cca8fd" officeooo:paragraph-rsid="00cca8fd" fo:background-color="#ffff00" style:font-size-asian="11pt" style:font-style-asian="normal" style:font-weight-asian="normal" style:font-size-complex="11pt"/>
    </style:style>
    <style:style style:name="P30" style:family="paragraph" style:parent-style-name="Standard">
      <style:text-properties fo:color="#000000" loext:opacity="100%" officeooo:rsid="01621552" officeooo:paragraph-rsid="01621552" fo:background-color="#ffff00"/>
    </style:style>
    <style:style style:name="P31" style:family="paragraph" style:parent-style-name="Standard">
      <loext:graphic-properties draw:fill="solid" draw:fill-color="#ffffff"/>
      <style:paragraph-properties fo:background-color="#ffffff" fo:padding="0cm" fo:border="none" style:shadow="none"/>
      <style:text-properties fo:color="#000000" loext:opacity="100%" style:font-name="Consolas1" fo:font-size="10pt" officeooo:rsid="0132061a" officeooo:paragraph-rsid="0132061a" style:font-size-asian="10pt" style:font-size-complex="10pt"/>
    </style:style>
    <style:style style:name="P32" style:family="paragraph" style:parent-style-name="Standard">
      <loext:graphic-properties draw:fill="solid" draw:fill-color="#ffffff"/>
      <style:paragraph-properties fo:background-color="#ffffff" fo:padding="0cm" fo:border="none" style:shadow="none"/>
      <style:text-properties fo:color="#000000" loext:opacity="100%" style:font-name="Consolas1" fo:font-size="10pt" officeooo:rsid="0163c315" officeooo:paragraph-rsid="0163c315" fo:background-color="transparent" style:font-size-asian="10pt" style:font-size-complex="10pt"/>
    </style:style>
    <style:style style:name="P33" style:family="paragraph" style:parent-style-name="Standard">
      <loext:graphic-properties draw:fill="solid" draw:fill-color="#ffffff"/>
      <style:paragraph-properties fo:background-color="#ffffff" fo:padding="0cm" fo:border="none" style:shadow="none"/>
      <style:text-properties fo:color="#000000" loext:opacity="100%" style:font-name="Consolas1" fo:font-size="10pt" fo:font-style="normal" fo:font-weight="normal" officeooo:rsid="0163c315" officeooo:paragraph-rsid="01621552" fo:background-color="transparent" style:font-size-asian="10pt" style:font-style-asian="normal" style:font-weight-asian="normal" style:font-size-complex="10pt"/>
    </style:style>
    <style:style style:name="P34" style:family="paragraph" style:parent-style-name="Standard">
      <loext:graphic-properties draw:fill="solid" draw:fill-color="#ffffff"/>
      <style:paragraph-properties fo:background-color="#ffffff" fo:padding="0cm" fo:border="none" style:shadow="none"/>
      <style:text-properties fo:color="#000000" loext:opacity="100%" style:font-name="Consolas1" officeooo:rsid="01621552" officeooo:paragraph-rsid="01621552" fo:background-color="#ffff00"/>
    </style:style>
    <style:style style:name="P35" style:family="paragraph" style:parent-style-name="Standard">
      <loext:graphic-properties draw:fill="solid" draw:fill-color="#ffffff"/>
      <style:paragraph-properties fo:background-color="#ffffff" fo:padding="0cm" fo:border="none" style:shadow="none"/>
      <style:text-properties fo:color="#000000" loext:opacity="100%" style:font-name="Consolas1" fo:font-size="11pt" officeooo:rsid="00d40187" officeooo:paragraph-rsid="00d40187" style:font-size-asian="11pt" style:font-size-complex="11pt"/>
    </style:style>
    <style:style style:name="P36" style:family="paragraph" style:parent-style-name="Text_20_body">
      <style:text-properties officeooo:rsid="001abfaa" officeooo:paragraph-rsid="001abfaa"/>
    </style:style>
    <style:style style:name="P37" style:family="paragraph" style:parent-style-name="Text_20_body">
      <style:text-properties officeooo:rsid="001ca011" officeooo:paragraph-rsid="001ca011"/>
    </style:style>
    <style:style style:name="P38" style:family="paragraph" style:parent-style-name="Text_20_body">
      <style:text-properties officeooo:rsid="001f65f6" officeooo:paragraph-rsid="001f65f6"/>
    </style:style>
    <style:style style:name="P39" style:family="paragraph" style:parent-style-name="Text_20_body">
      <style:text-properties officeooo:rsid="002026a1" officeooo:paragraph-rsid="002026a1"/>
    </style:style>
    <style:style style:name="P40" style:family="paragraph" style:parent-style-name="Text_20_body">
      <style:text-properties officeooo:rsid="00229886" officeooo:paragraph-rsid="00233fd9"/>
    </style:style>
    <style:style style:name="P41" style:family="paragraph" style:parent-style-name="Text_20_body">
      <style:text-properties officeooo:rsid="00271703" officeooo:paragraph-rsid="00271703"/>
    </style:style>
    <style:style style:name="P42" style:family="paragraph" style:parent-style-name="Text_20_body">
      <style:text-properties officeooo:rsid="002927b8" officeooo:paragraph-rsid="002927b8"/>
    </style:style>
    <style:style style:name="P43" style:family="paragraph" style:parent-style-name="Text_20_body">
      <style:text-properties style:font-name="Calibri" fo:font-size="11pt" officeooo:rsid="002026a1" officeooo:paragraph-rsid="002026a1"/>
    </style:style>
    <style:style style:name="P44" style:family="paragraph" style:parent-style-name="Text_20_body">
      <style:text-properties style:font-name="Calibri" fo:font-size="11pt" officeooo:rsid="002827f7"/>
    </style:style>
    <style:style style:name="P45" style:family="paragraph" style:parent-style-name="Text_20_body">
      <style:text-properties style:font-name="Calibri" fo:font-size="11pt" officeooo:rsid="003d6b73" officeooo:paragraph-rsid="003d6b73"/>
    </style:style>
    <style:style style:name="P46" style:family="paragraph" style:parent-style-name="Text_20_body">
      <style:text-properties style:font-name="Calibri" fo:font-size="11pt" officeooo:rsid="00a0cac7" officeooo:paragraph-rsid="00a0cac7"/>
    </style:style>
    <style:style style:name="P47" style:family="paragraph" style:parent-style-name="Text_20_body">
      <style:text-properties style:font-name="Calibri" fo:font-size="11pt" officeooo:rsid="00a66e0e" officeooo:paragraph-rsid="00a66e0e"/>
    </style:style>
    <style:style style:name="P48" style:family="paragraph" style:parent-style-name="Text_20_body">
      <style:text-properties style:font-name="Calibri" fo:font-size="11pt" officeooo:rsid="00a70627" officeooo:paragraph-rsid="00a70627"/>
    </style:style>
    <style:style style:name="P49" style:family="paragraph" style:parent-style-name="Standard">
      <style:text-properties style:font-name="Calibri" fo:font-size="11pt" officeooo:rsid="00b74699" officeooo:paragraph-rsid="00b74699"/>
    </style:style>
    <style:style style:name="P50" style:family="paragraph" style:parent-style-name="Text_20_body">
      <style:text-properties style:font-name="Calibri" fo:font-size="11pt" officeooo:rsid="00bcddf3" officeooo:paragraph-rsid="00b8a940"/>
    </style:style>
    <style:style style:name="P51" style:family="paragraph" style:parent-style-name="Text_20_body">
      <style:text-properties style:font-name="Calibri" fo:font-size="11pt" officeooo:rsid="00c7c177" officeooo:paragraph-rsid="00c7c177"/>
    </style:style>
    <style:style style:name="P52" style:family="paragraph" style:parent-style-name="Text_20_body">
      <style:text-properties style:font-name="Calibri" fo:font-size="11pt" officeooo:rsid="00dd9d29" officeooo:paragraph-rsid="00dd9d29"/>
    </style:style>
    <style:style style:name="P53" style:family="paragraph" style:parent-style-name="Text_20_body">
      <style:text-properties style:font-name="Calibri" fo:font-size="11pt" officeooo:rsid="00c82d27" officeooo:paragraph-rsid="00c82d27"/>
    </style:style>
    <style:style style:name="P54" style:family="paragraph" style:parent-style-name="Text_20_body">
      <style:text-properties style:font-name="Calibri" fo:font-size="11pt" officeooo:rsid="00b8a940" officeooo:paragraph-rsid="00b8a940"/>
    </style:style>
    <style:style style:name="P55" style:family="paragraph" style:parent-style-name="Text_20_body">
      <style:text-properties style:font-name="Calibri" fo:font-size="11pt" officeooo:rsid="00ed7c51" officeooo:paragraph-rsid="00ef28f2"/>
    </style:style>
    <style:style style:name="P56" style:family="paragraph" style:parent-style-name="Text_20_body">
      <style:text-properties style:font-name="Calibri" fo:font-size="11pt" officeooo:rsid="00eafe0b" officeooo:paragraph-rsid="00eafe0b"/>
    </style:style>
    <style:style style:name="P57" style:family="paragraph" style:parent-style-name="Text_20_body">
      <style:text-properties style:font-name="Calibri" fo:font-size="11pt" officeooo:rsid="00ec14c3" officeooo:paragraph-rsid="00ec14c3"/>
    </style:style>
    <style:style style:name="P58" style:family="paragraph" style:parent-style-name="Text_20_body">
      <style:text-properties style:font-name="Calibri" fo:font-size="11pt" officeooo:rsid="00ef28f2" officeooo:paragraph-rsid="00ef28f2"/>
    </style:style>
    <style:style style:name="P59" style:family="paragraph" style:parent-style-name="Text_20_body">
      <style:text-properties style:font-name="Calibri" fo:font-size="11pt" officeooo:rsid="00b35e5a" officeooo:paragraph-rsid="00b35e5a"/>
    </style:style>
    <style:style style:name="P60" style:family="paragraph" style:parent-style-name="Standard">
      <style:text-properties style:font-name="Calibri" fo:font-size="11pt" officeooo:rsid="010c2f1c" officeooo:paragraph-rsid="010c2f1c"/>
    </style:style>
    <style:style style:name="P61" style:family="paragraph" style:parent-style-name="Text_20_body">
      <style:text-properties style:font-name="Calibri" fo:font-size="11pt" officeooo:rsid="010c2f1c" officeooo:paragraph-rsid="010c2f1c"/>
    </style:style>
    <style:style style:name="P62" style:family="paragraph" style:parent-style-name="Standard">
      <style:text-properties style:font-name="Calibri" fo:font-size="11pt" officeooo:rsid="010ea74c" officeooo:paragraph-rsid="010ea74c"/>
    </style:style>
    <style:style style:name="P63" style:family="paragraph" style:parent-style-name="Text_20_body">
      <style:text-properties style:font-name="Calibri" fo:font-size="11pt" officeooo:rsid="01069562" officeooo:paragraph-rsid="01069562"/>
    </style:style>
    <style:style style:name="P64" style:family="paragraph" style:parent-style-name="Text_20_body">
      <style:text-properties style:font-name="Calibri" fo:font-size="11pt" officeooo:rsid="011a5d5b" officeooo:paragraph-rsid="011a5d5b"/>
    </style:style>
    <style:style style:name="P65" style:family="paragraph" style:parent-style-name="Text_20_body">
      <style:text-properties style:font-name="Calibri" fo:font-size="11pt" officeooo:rsid="01157641" officeooo:paragraph-rsid="011708da"/>
    </style:style>
    <style:style style:name="P66" style:family="paragraph" style:parent-style-name="Text_20_body">
      <style:text-properties style:font-name="Calibri" fo:font-size="11pt" officeooo:rsid="01325021" officeooo:paragraph-rsid="01325021"/>
    </style:style>
    <style:style style:name="P67" style:family="paragraph" style:parent-style-name="Text_20_body">
      <style:text-properties style:font-name="Calibri" fo:font-size="11pt" officeooo:rsid="013d8b90" officeooo:paragraph-rsid="013d8b90"/>
    </style:style>
    <style:style style:name="P68" style:family="paragraph" style:parent-style-name="Text_20_body">
      <style:text-properties style:font-name="Calibri" fo:font-size="11pt" officeooo:rsid="0179dbde" officeooo:paragraph-rsid="0179dbde"/>
    </style:style>
    <style:style style:name="P69" style:family="paragraph" style:parent-style-name="Text_20_body">
      <style:text-properties officeooo:paragraph-rsid="002827f7"/>
    </style:style>
    <style:style style:name="P70" style:family="paragraph" style:parent-style-name="Text_20_body">
      <style:text-properties officeooo:rsid="002bd0bd" officeooo:paragraph-rsid="002bd0bd"/>
    </style:style>
    <style:style style:name="P71" style:family="paragraph" style:parent-style-name="Text_20_body">
      <style:text-properties officeooo:rsid="002d6b03" officeooo:paragraph-rsid="002d6b03"/>
    </style:style>
    <style:style style:name="P72" style:family="paragraph" style:parent-style-name="Text_20_body">
      <style:text-properties officeooo:paragraph-rsid="002d6b03"/>
    </style:style>
    <style:style style:name="P73" style:family="paragraph" style:parent-style-name="Text_20_body">
      <style:text-properties officeooo:rsid="003493b5" officeooo:paragraph-rsid="003493b5"/>
    </style:style>
    <style:style style:name="P74" style:family="paragraph" style:parent-style-name="Standard">
      <style:text-properties officeooo:rsid="0037e2d9" officeooo:paragraph-rsid="0037e2d9"/>
    </style:style>
    <style:style style:name="P75" style:family="paragraph" style:parent-style-name="Text_20_body">
      <style:text-properties officeooo:rsid="0037e2d9" officeooo:paragraph-rsid="0037e2d9"/>
    </style:style>
    <style:style style:name="P76" style:family="paragraph" style:parent-style-name="Standard">
      <style:text-properties officeooo:rsid="0039bcf6" officeooo:paragraph-rsid="0039bcf6"/>
    </style:style>
    <style:style style:name="P77" style:family="paragraph" style:parent-style-name="Text_20_body">
      <style:text-properties officeooo:rsid="0039bcf6" officeooo:paragraph-rsid="0039bcf6"/>
    </style:style>
    <style:style style:name="P78" style:family="paragraph" style:parent-style-name="Text_20_body">
      <style:text-properties officeooo:rsid="003d37d7" officeooo:paragraph-rsid="003d37d7"/>
    </style:style>
    <style:style style:name="P79" style:family="paragraph" style:parent-style-name="Standard">
      <style:text-properties officeooo:rsid="003af6a7" officeooo:paragraph-rsid="003af6a7"/>
    </style:style>
    <style:style style:name="P80" style:family="paragraph" style:parent-style-name="Standard">
      <style:text-properties officeooo:paragraph-rsid="003ed715"/>
    </style:style>
    <style:style style:name="P81" style:family="paragraph" style:parent-style-name="Text_20_body">
      <style:text-properties officeooo:paragraph-rsid="0039bcf6"/>
    </style:style>
    <style:style style:name="P82" style:family="paragraph" style:parent-style-name="Text_20_body">
      <style:text-properties officeooo:rsid="003ba78f" officeooo:paragraph-rsid="003ba78f"/>
    </style:style>
    <style:style style:name="P83" style:family="paragraph" style:parent-style-name="Text_20_body">
      <style:text-properties fo:font-weight="bold" officeooo:rsid="003ba78f" officeooo:paragraph-rsid="003ba78f" style:font-weight-asian="bold" style:font-weight-complex="bold"/>
    </style:style>
    <style:style style:name="P84" style:family="paragraph" style:parent-style-name="Text_20_body">
      <style:text-properties fo:font-weight="normal" officeooo:rsid="003ba78f" officeooo:paragraph-rsid="003ba78f" style:font-weight-asian="normal" style:font-weight-complex="normal"/>
    </style:style>
    <style:style style:name="P85" style:family="paragraph" style:parent-style-name="Text_20_body">
      <style:text-properties officeooo:paragraph-rsid="003e02ea"/>
    </style:style>
    <style:style style:name="P86" style:family="paragraph" style:parent-style-name="Text_20_body">
      <style:text-properties officeooo:rsid="003e46ef" officeooo:paragraph-rsid="003e46ef"/>
    </style:style>
    <style:style style:name="P87" style:family="paragraph" style:parent-style-name="Text_20_body">
      <style:text-properties officeooo:rsid="003ed715" officeooo:paragraph-rsid="003ed715"/>
    </style:style>
    <style:style style:name="P88" style:family="paragraph" style:parent-style-name="Standard">
      <style:text-properties officeooo:rsid="003ed715" officeooo:paragraph-rsid="003ed715"/>
    </style:style>
    <style:style style:name="P89" style:family="paragraph" style:parent-style-name="Text_20_body">
      <style:text-properties officeooo:rsid="00493f78" officeooo:paragraph-rsid="00493f78"/>
    </style:style>
    <style:style style:name="P90" style:family="paragraph" style:parent-style-name="Text_20_body">
      <style:text-properties officeooo:rsid="00536e89" officeooo:paragraph-rsid="00536e89"/>
    </style:style>
    <style:style style:name="P91" style:family="paragraph" style:parent-style-name="Standard">
      <style:text-properties officeooo:rsid="004d027e" officeooo:paragraph-rsid="004d027e"/>
    </style:style>
    <style:style style:name="P92" style:family="paragraph" style:parent-style-name="Text_20_body">
      <style:text-properties officeooo:rsid="004d027e" officeooo:paragraph-rsid="004d027e"/>
    </style:style>
    <style:style style:name="P93" style:family="paragraph" style:parent-style-name="Standard">
      <loext:graphic-properties draw:fill="solid" draw:fill-color="#ffffff"/>
      <style:paragraph-properties fo:background-color="#ffffff" fo:padding="0cm" fo:border="none" style:shadow="none"/>
      <style:text-properties style:font-name="Courier New" fo:font-size="10pt" officeooo:rsid="004d027e" officeooo:paragraph-rsid="004d027e" style:font-size-asian="10pt" style:font-size-complex="10pt"/>
    </style:style>
    <style:style style:name="P94" style:family="paragraph" style:parent-style-name="Standard">
      <style:text-properties style:font-name="Courier New" fo:font-size="10pt" officeooo:rsid="0055c9fe" officeooo:paragraph-rsid="0055c9fe" style:font-size-asian="10pt" style:font-size-complex="10pt"/>
    </style:style>
    <style:style style:name="P95" style:family="paragraph" style:parent-style-name="Standard">
      <style:text-properties style:font-name="Courier New" fo:font-size="10pt" officeooo:rsid="0060c196" officeooo:paragraph-rsid="0060c196" style:font-size-asian="10pt" style:font-size-complex="10pt"/>
    </style:style>
    <style:style style:name="P96" style:family="paragraph" style:parent-style-name="Standard">
      <loext:graphic-properties draw:fill="solid" draw:fill-color="#ffffff"/>
      <style:paragraph-properties fo:background-color="#ffffff" fo:padding="0cm" fo:border="none" style:shadow="none"/>
      <style:text-properties style:font-name="Courier New" fo:font-size="10pt" officeooo:rsid="0060c196" officeooo:paragraph-rsid="0063d694" style:font-size-asian="10pt" style:font-size-complex="10pt"/>
    </style:style>
    <style:style style:name="P97" style:family="paragraph" style:parent-style-name="Standard">
      <loext:graphic-properties draw:fill="solid" draw:fill-color="#ffffff"/>
      <style:paragraph-properties fo:background-color="#ffffff" fo:padding="0cm" fo:border="none" style:shadow="none"/>
      <style:text-properties style:font-name="Courier New" fo:font-size="10pt" officeooo:rsid="00739e05" officeooo:paragraph-rsid="00739e05" style:font-size-asian="10pt" style:font-size-complex="10pt"/>
    </style:style>
    <style:style style:name="P98" style:family="paragraph" style:parent-style-name="Standard">
      <loext:graphic-properties draw:fill="solid" draw:fill-color="#ffffff"/>
      <style:paragraph-properties fo:background-color="#ffffff" fo:padding="0cm" fo:border="none" style:shadow="none"/>
      <style:text-properties style:font-name="Courier New" fo:font-size="10pt" officeooo:rsid="00739e05" officeooo:paragraph-rsid="019cb37c" style:font-size-asian="10pt" style:font-size-complex="10pt"/>
    </style:style>
    <style:style style:name="P99" style:family="paragraph" style:parent-style-name="Standard">
      <style:text-properties style:font-name="Courier New" fo:font-size="10pt" officeooo:rsid="00b35e5a" officeooo:paragraph-rsid="00b35e5a" style:font-size-asian="10pt" style:font-size-complex="10pt"/>
    </style:style>
    <style:style style:name="P100" style:family="paragraph" style:parent-style-name="Standard">
      <loext:graphic-properties draw:fill="solid" draw:fill-color="#ffffff"/>
      <style:paragraph-properties fo:background-color="#ffffff" fo:padding="0cm" fo:border="none" style:shadow="none"/>
      <style:text-properties style:font-name="Courier New" fo:font-size="10pt" officeooo:rsid="00dd9d29" officeooo:paragraph-rsid="00dd9d29" style:font-size-asian="10pt" style:font-size-complex="10pt"/>
    </style:style>
    <style:style style:name="P101" style:family="paragraph" style:parent-style-name="Standard">
      <style:text-properties style:font-name="Courier New" fo:font-size="10pt" officeooo:rsid="011c0c56" officeooo:paragraph-rsid="011c0c56" style:font-size-asian="10pt" style:font-size-complex="10pt"/>
    </style:style>
    <style:style style:name="P102" style:family="paragraph" style:parent-style-name="Standard">
      <style:text-properties style:font-name="Courier New" fo:font-size="10pt" officeooo:rsid="01355c5f" officeooo:paragraph-rsid="01355c5f" style:font-size-asian="10pt" style:font-size-complex="10pt"/>
    </style:style>
    <style:style style:name="P103" style:family="paragraph" style:parent-style-name="Standard">
      <style:text-properties style:font-name="Courier New" fo:font-size="10pt" officeooo:rsid="0138ef7a" officeooo:paragraph-rsid="0138ef7a" style:font-size-asian="10pt" style:font-size-complex="10pt"/>
    </style:style>
    <style:style style:name="P104" style:family="paragraph" style:parent-style-name="Standard">
      <style:text-properties style:font-name="Courier New" fo:font-size="10pt" officeooo:rsid="019451c9" officeooo:paragraph-rsid="019451c9" style:font-size-asian="10pt" style:font-size-complex="10pt"/>
    </style:style>
    <style:style style:name="P105" style:family="paragraph" style:parent-style-name="Standard">
      <loext:graphic-properties draw:fill="solid" draw:fill-color="#ffffff"/>
      <style:paragraph-properties fo:background-color="#ffffff" fo:padding="0cm" fo:border="none" style:shadow="none"/>
      <style:text-properties style:font-name="Courier New" fo:font-size="10pt" officeooo:rsid="00739e05" officeooo:paragraph-rsid="00739e05" fo:background-color="transparent" style:font-size-asian="10pt" style:font-size-complex="10pt"/>
    </style:style>
    <style:style style:name="P106" style:family="paragraph" style:parent-style-name="Standard">
      <style:text-properties officeooo:rsid="004f7997" officeooo:paragraph-rsid="004f7997"/>
    </style:style>
    <style:style style:name="P107" style:family="paragraph" style:parent-style-name="Text_20_body">
      <style:text-properties officeooo:rsid="004f7997" officeooo:paragraph-rsid="004f7997"/>
    </style:style>
    <style:style style:name="P108" style:family="paragraph" style:parent-style-name="Standard">
      <style:text-properties fo:font-size="8pt" style:font-size-asian="8pt" style:font-size-complex="8pt"/>
    </style:style>
    <style:style style:name="P109" style:family="paragraph" style:parent-style-name="Text_20_body">
      <style:text-properties officeooo:rsid="004a5227" officeooo:paragraph-rsid="004a5227"/>
    </style:style>
    <style:style style:name="P110" style:family="paragraph" style:parent-style-name="Text_20_body">
      <style:text-properties officeooo:rsid="0042cc1d" officeooo:paragraph-rsid="0042cc1d"/>
    </style:style>
    <style:style style:name="P111" style:family="paragraph" style:parent-style-name="Text_20_body">
      <style:text-properties officeooo:rsid="004f3b07" officeooo:paragraph-rsid="004f3b07"/>
    </style:style>
    <style:style style:name="P112" style:family="paragraph" style:parent-style-name="Text_20_body">
      <style:text-properties officeooo:rsid="0053d55f" officeooo:paragraph-rsid="0053d55f"/>
    </style:style>
    <style:style style:name="P113" style:family="paragraph" style:parent-style-name="Text_20_body">
      <style:text-properties officeooo:rsid="0055c9fe" officeooo:paragraph-rsid="0055c9fe"/>
    </style:style>
    <style:style style:name="P114" style:family="paragraph" style:parent-style-name="Text_20_body">
      <style:text-properties officeooo:rsid="0057912c" officeooo:paragraph-rsid="0057912c"/>
    </style:style>
    <style:style style:name="P115" style:family="paragraph" style:parent-style-name="Text_20_body">
      <style:text-properties officeooo:paragraph-rsid="0057912c"/>
    </style:style>
    <style:style style:name="P116" style:family="paragraph" style:parent-style-name="Standard">
      <loext:graphic-properties draw:fill="solid" draw:fill-color="#ffffff"/>
      <style:paragraph-properties fo:background-color="#ffffff" fo:padding="0cm" fo:border="none" style:shadow="none"/>
      <style:text-properties officeooo:rsid="005e781c" officeooo:paragraph-rsid="005e781c"/>
    </style:style>
    <style:style style:name="P117" style:family="paragraph" style:parent-style-name="Text_20_body">
      <style:text-properties officeooo:rsid="005e781c" officeooo:paragraph-rsid="005e781c"/>
    </style:style>
    <style:style style:name="P118" style:family="paragraph" style:parent-style-name="Text_20_body">
      <style:text-properties officeooo:rsid="005fd647" officeooo:paragraph-rsid="005fd647"/>
    </style:style>
    <style:style style:name="P119" style:family="paragraph" style:parent-style-name="Standard">
      <style:text-properties officeooo:rsid="0060c196" officeooo:paragraph-rsid="00634c2a"/>
    </style:style>
    <style:style style:name="P120" style:family="paragraph" style:parent-style-name="Text_20_body">
      <style:text-properties officeooo:rsid="0060c196" officeooo:paragraph-rsid="00634c2a"/>
    </style:style>
    <style:style style:name="P121" style:family="paragraph" style:parent-style-name="Text_20_body">
      <style:text-properties officeooo:rsid="0060c196" officeooo:paragraph-rsid="0060c196"/>
    </style:style>
    <style:style style:name="P122" style:family="paragraph" style:parent-style-name="Text_20_body">
      <style:text-properties officeooo:rsid="005d8787" officeooo:paragraph-rsid="005d8787"/>
    </style:style>
    <style:style style:name="P123" style:family="paragraph" style:parent-style-name="Text_20_body">
      <style:text-properties officeooo:rsid="00634c2a" officeooo:paragraph-rsid="00634c2a"/>
    </style:style>
    <style:style style:name="P124" style:family="paragraph" style:parent-style-name="Text_20_body">
      <style:text-properties officeooo:rsid="0064015e" officeooo:paragraph-rsid="0064015e"/>
    </style:style>
    <style:style style:name="P125" style:family="paragraph" style:parent-style-name="Text_20_body">
      <style:text-properties officeooo:rsid="006566c1" officeooo:paragraph-rsid="006566c1"/>
    </style:style>
    <style:style style:name="P126" style:family="paragraph" style:parent-style-name="Text_20_body">
      <style:text-properties fo:font-size="11pt" officeooo:paragraph-rsid="0066f3fb" style:font-size-asian="11pt" style:font-size-complex="11pt"/>
    </style:style>
    <style:style style:name="P127" style:family="paragraph" style:parent-style-name="Text_20_body">
      <style:text-properties officeooo:rsid="00671bea" officeooo:paragraph-rsid="00671bea"/>
    </style:style>
    <style:style style:name="P128" style:family="paragraph" style:parent-style-name="Text_20_body">
      <style:text-properties officeooo:rsid="006902eb" officeooo:paragraph-rsid="006902eb"/>
    </style:style>
    <style:style style:name="P129" style:family="paragraph" style:parent-style-name="Text_20_body">
      <style:text-properties officeooo:rsid="0075ebcc" officeooo:paragraph-rsid="0075ebcc"/>
    </style:style>
    <style:style style:name="P130"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060c196" officeooo:paragraph-rsid="0063d694" style:font-size-asian="10pt" style:font-style-asian="normal" style:font-weight-asian="normal" style:font-size-complex="10pt"/>
    </style:style>
    <style:style style:name="P131"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0671bea" officeooo:paragraph-rsid="00671bea" style:font-size-asian="10pt" style:font-style-asian="normal" style:font-weight-asian="normal" style:font-size-complex="10pt"/>
    </style:style>
    <style:style style:name="P132"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0739e05" officeooo:paragraph-rsid="00739e05" style:font-size-asian="10pt" style:font-style-asian="normal" style:font-weight-asian="normal" style:font-size-complex="10pt"/>
    </style:style>
    <style:style style:name="P133"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081d844" officeooo:paragraph-rsid="0081d844" style:font-size-asian="10pt" style:font-style-asian="normal" style:font-weight-asian="normal" style:font-size-complex="10pt"/>
    </style:style>
    <style:style style:name="P134"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0b35e5a" officeooo:paragraph-rsid="00b35e5a" style:font-size-asian="10pt" style:font-style-asian="normal" style:font-weight-asian="normal" style:font-size-complex="10pt"/>
    </style:style>
    <style:style style:name="P135"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style:font-size-asian="10pt" style:font-style-asian="normal" style:font-weight-asian="normal" style:font-size-complex="10pt"/>
    </style:style>
    <style:style style:name="P136"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0d40187" officeooo:paragraph-rsid="00d40187" style:font-size-asian="10pt" style:font-style-asian="normal" style:font-weight-asian="normal" style:font-size-complex="10pt"/>
    </style:style>
    <style:style style:name="P137"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0da1d0b" officeooo:paragraph-rsid="00da1d0b" style:font-size-asian="10pt" style:font-style-asian="normal" style:font-weight-asian="normal" style:font-size-complex="10pt"/>
    </style:style>
    <style:style style:name="P138"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11c0c56" officeooo:paragraph-rsid="011c0c56" style:font-size-asian="10pt" style:font-style-asian="normal" style:font-weight-asian="normal" style:font-size-complex="10pt"/>
    </style:style>
    <style:style style:name="P139"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1234b29" officeooo:paragraph-rsid="01234b29" style:font-size-asian="10pt" style:font-style-asian="normal" style:font-weight-asian="normal" style:font-size-complex="10pt"/>
    </style:style>
    <style:style style:name="P140"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12a34ae" officeooo:paragraph-rsid="012b5699" style:font-size-asian="10pt" style:font-style-asian="normal" style:font-weight-asian="normal" style:font-size-complex="10pt"/>
    </style:style>
    <style:style style:name="P141"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132061a" officeooo:paragraph-rsid="0132061a" style:font-size-asian="10pt" style:font-style-asian="normal" style:font-weight-asian="normal" style:font-size-complex="10pt"/>
    </style:style>
    <style:style style:name="P142"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1325021" officeooo:paragraph-rsid="0132b5db" style:font-size-asian="10pt" style:font-style-asian="normal" style:font-weight-asian="normal" style:font-size-complex="10pt"/>
    </style:style>
    <style:style style:name="P143"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18732b6" officeooo:paragraph-rsid="01895e6a" style:font-size-asian="10pt" style:font-style-asian="normal" style:font-weight-asian="normal" style:font-size-complex="10pt"/>
    </style:style>
    <style:style style:name="P144"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1927db2" officeooo:paragraph-rsid="01927db2" style:font-size-asian="10pt" style:font-style-asian="normal" style:font-weight-asian="normal" style:font-size-complex="10pt"/>
    </style:style>
    <style:style style:name="P145"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08953ec" officeooo:paragraph-rsid="008953ec" fo:background-color="transparent" style:font-size-asian="10pt" style:font-style-asian="normal" style:font-weight-asian="normal" style:font-size-complex="10pt"/>
    </style:style>
    <style:style style:name="P146"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0cca8fd" officeooo:paragraph-rsid="00cca8fd" fo:background-color="transparent" style:font-size-asian="10pt" style:font-style-asian="normal" style:font-weight-asian="normal" style:font-size-complex="10pt"/>
    </style:style>
    <style:style style:name="P147"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1621552" officeooo:paragraph-rsid="01621552" fo:background-color="transparent" style:font-size-asian="10pt" style:font-style-asian="normal" style:font-weight-asian="normal" style:font-size-complex="10pt"/>
    </style:style>
    <style:style style:name="P148" style:family="paragraph" style:parent-style-name="Text_20_body">
      <style:text-properties fo:color="#080808" loext:opacity="100%" style:font-name="Calibri1" fo:font-size="11pt" fo:font-style="normal" fo:font-weight="normal" officeooo:rsid="006566c1" officeooo:paragraph-rsid="0066f3fb" style:font-size-asian="11pt" style:font-style-asian="normal" style:font-weight-asian="normal" style:font-size-complex="11pt"/>
    </style:style>
    <style:style style:name="P149" style:family="paragraph" style:parent-style-name="Text_20_body">
      <style:text-properties fo:color="#080808" loext:opacity="100%" style:font-name="Calibri1" fo:font-size="11pt" fo:font-style="normal" fo:font-weight="normal" officeooo:rsid="00739e05" officeooo:paragraph-rsid="00739e05" style:font-size-asian="9.60000038146973pt" style:font-style-asian="normal" style:font-weight-asian="normal" style:font-size-complex="11pt"/>
    </style:style>
    <style:style style:name="P150" style:family="paragraph" style:parent-style-name="Standard">
      <loext:graphic-properties draw:fill="solid" draw:fill-color="#ffffff"/>
      <style:paragraph-properties fo:background-color="#ffffff" fo:padding="0cm" fo:border="none" style:shadow="none"/>
      <style:text-properties fo:color="#080808" loext:opacity="100%" style:font-name="Calibri1" fo:font-size="11pt" fo:font-style="normal" fo:font-weight="normal" officeooo:rsid="0081d844" officeooo:paragraph-rsid="0081d844" style:font-size-asian="9.60000038146973pt" style:font-style-asian="normal" style:font-weight-asian="normal" style:font-size-complex="11pt"/>
    </style:style>
    <style:style style:name="P151" style:family="paragraph" style:parent-style-name="Standard">
      <loext:graphic-properties draw:fill="solid" draw:fill-color="#ffffff"/>
      <style:paragraph-properties fo:background-color="#ffffff" fo:padding="0cm" fo:border="none" style:shadow="none"/>
      <style:text-properties fo:color="#080808" loext:opacity="100%" style:font-name="Calibri1" fo:font-size="11pt" fo:font-style="normal" fo:font-weight="normal" officeooo:rsid="00dd9d29" officeooo:paragraph-rsid="00dd9d29" style:font-size-asian="9.60000038146973pt" style:font-style-asian="normal" style:font-weight-asian="normal" style:font-size-complex="11pt"/>
    </style:style>
    <style:style style:name="P152" style:family="paragraph" style:parent-style-name="Standard">
      <loext:graphic-properties draw:fill="solid" draw:fill-color="#ffffff"/>
      <style:paragraph-properties fo:background-color="#ffffff" fo:padding="0cm" fo:border="none" style:shadow="none"/>
      <style:text-properties fo:color="#080808" loext:opacity="100%" style:font-name="Calibri1" fo:font-size="11pt" fo:font-style="normal" fo:font-weight="normal" officeooo:rsid="018f95dc" officeooo:paragraph-rsid="018f95dc" style:font-size-asian="9.60000038146973pt" style:font-style-asian="normal" style:font-weight-asian="normal" style:font-size-complex="11pt"/>
    </style:style>
    <style:style style:name="P153" style:family="paragraph" style:parent-style-name="Standard">
      <loext:graphic-properties draw:fill="solid" draw:fill-color="#ffffff"/>
      <style:paragraph-properties fo:background-color="#ffffff" fo:padding="0cm" fo:border="none" style:shadow="none"/>
      <style:text-properties fo:color="#080808" loext:opacity="100%" style:font-name="Calibri1" fo:font-size="11pt" fo:font-style="normal" fo:font-weight="normal" officeooo:rsid="008953ec" officeooo:paragraph-rsid="008953ec" fo:background-color="#ffff00" style:font-size-asian="9.60000038146973pt" style:font-style-asian="normal" style:font-weight-asian="normal" style:font-size-complex="11pt"/>
    </style:style>
    <style:style style:name="P154" style:family="paragraph" style:parent-style-name="Standard">
      <loext:graphic-properties draw:fill="solid" draw:fill-color="#ffffff"/>
      <style:paragraph-properties fo:background-color="#ffffff" fo:padding="0cm" fo:border="none" style:shadow="none"/>
      <style:text-properties fo:color="#080808" loext:opacity="100%" style:font-name="Calibri1" fo:font-size="11pt" fo:font-style="normal" fo:font-weight="normal" officeooo:rsid="00cca8fd" officeooo:paragraph-rsid="00cca8fd" fo:background-color="#ffff00" style:font-size-asian="9.60000038146973pt" style:font-style-asian="normal" style:font-weight-asian="normal" style:font-size-complex="11pt"/>
    </style:style>
    <style:style style:name="P155" style:family="paragraph" style:parent-style-name="Standard">
      <loext:graphic-properties draw:fill="solid" draw:fill-color="#ffffff"/>
      <style:paragraph-properties fo:background-color="#ffffff" fo:padding="0cm" fo:border="none" style:shadow="none"/>
      <style:text-properties fo:color="#080808" loext:opacity="100%" style:font-name="Calibri1" fo:font-size="11pt" fo:font-style="normal" fo:font-weight="normal" officeooo:rsid="00dd9d29" officeooo:paragraph-rsid="00dd9d29" fo:background-color="#ffff00" style:font-size-asian="9.60000038146973pt" style:font-style-asian="normal" style:font-weight-asian="normal" style:font-size-complex="11pt"/>
    </style:style>
    <style:style style:name="P156" style:family="paragraph" style:parent-style-name="Standard">
      <loext:graphic-properties draw:fill="solid" draw:fill-color="#ffffff"/>
      <style:paragraph-properties fo:background-color="#ffffff" fo:padding="0cm" fo:border="none" style:shadow="none"/>
      <style:text-properties fo:color="#080808" loext:opacity="100%" style:font-name="Calibri1" fo:font-size="11pt" fo:font-style="normal" fo:font-weight="normal" officeooo:rsid="008953ec" officeooo:paragraph-rsid="008953ec" fo:background-color="#ffff00" style:font-size-asian="11pt" style:font-style-asian="normal" style:font-weight-asian="normal" style:font-size-complex="11pt"/>
    </style:style>
    <style:style style:name="P157" style:family="paragraph" style:parent-style-name="Standard">
      <loext:graphic-properties draw:fill="solid" draw:fill-color="#ffffff"/>
      <style:paragraph-properties fo:background-color="#ffffff" fo:padding="0cm" fo:border="none" style:shadow="none"/>
      <style:text-properties fo:color="#080808" loext:opacity="100%" style:font-name="Calibri1" fo:font-size="11pt" fo:font-style="normal" fo:font-weight="normal" officeooo:rsid="00b4b044" officeooo:paragraph-rsid="00b4b044" fo:background-color="#ffff00" style:font-size-asian="11pt" style:font-style-asian="normal" style:font-weight-asian="normal" style:font-size-complex="11pt"/>
    </style:style>
    <style:style style:name="P158" style:family="paragraph" style:parent-style-name="Standard">
      <loext:graphic-properties draw:fill="solid" draw:fill-color="#ffffff"/>
      <style:paragraph-properties fo:background-color="#ffffff" fo:padding="0cm" fo:border="none" style:shadow="none"/>
      <style:text-properties fo:color="#080808" loext:opacity="100%" style:font-name="Calibri1" fo:font-size="11pt" fo:font-style="normal" fo:font-weight="normal" officeooo:rsid="008953ec" officeooo:paragraph-rsid="008953ec" fo:background-color="transparent" style:font-size-asian="11pt" style:font-style-asian="normal" style:font-weight-asian="normal" style:font-size-complex="11pt"/>
    </style:style>
    <style:style style:name="P159" style:family="paragraph" style:parent-style-name="Standard">
      <loext:graphic-properties draw:fill="solid" draw:fill-color="#ffffff"/>
      <style:paragraph-properties fo:background-color="#ffffff" fo:padding="0cm" fo:border="none" style:shadow="none"/>
      <style:text-properties fo:color="#080808" loext:opacity="100%" style:font-name="Calibri1" fo:font-size="10pt" fo:font-style="normal" fo:font-weight="normal" officeooo:rsid="019451c9" officeooo:paragraph-rsid="019451c9" style:font-size-asian="10pt" style:font-style-asian="normal" style:font-weight-asian="normal" style:font-size-complex="10pt"/>
    </style:style>
    <style:style style:name="P160" style:family="paragraph" style:parent-style-name="Standard">
      <loext:graphic-properties draw:fill="solid" draw:fill-color="#ffffff"/>
      <style:paragraph-properties fo:margin-left="0cm" fo:margin-right="0cm" fo:text-indent="0cm" style:auto-text-indent="false" fo:background-color="#ffffff" fo:padding="0cm" fo:border="none" style:shadow="none"/>
      <style:text-properties fo:color="#080808" loext:opacity="100%" style:font-name="Calibri" fo:font-size="11pt" fo:font-style="normal" fo:font-weight="normal" officeooo:rsid="010ea74c" officeooo:paragraph-rsid="01108a47" style:font-size-asian="10pt" style:font-style-asian="normal" style:font-weight-asian="normal" style:font-size-complex="10pt"/>
    </style:style>
    <style:style style:name="P161" style:family="paragraph" style:parent-style-name="Standard">
      <loext:graphic-properties draw:fill="solid" draw:fill-color="#ffffff"/>
      <style:paragraph-properties fo:margin-left="0.101cm" fo:margin-right="0cm" fo:text-indent="0cm" style:auto-text-indent="false" fo:background-color="#ffffff" fo:padding="0cm" fo:border="none" style:shadow="none"/>
      <style:text-properties fo:color="#080808" loext:opacity="100%" style:font-name="Calibri" fo:font-size="11pt" fo:font-style="normal" fo:font-weight="normal" officeooo:rsid="010ea74c" officeooo:paragraph-rsid="01108a47" style:font-size-asian="10pt" style:font-style-asian="normal" style:font-weight-asian="normal" style:font-size-complex="10pt"/>
    </style:style>
    <style:style style:name="P162" style:family="paragraph" style:parent-style-name="Standard">
      <loext:graphic-properties draw:fill="solid" draw:fill-color="#ffffff"/>
      <style:paragraph-properties fo:background-color="#ffffff" fo:padding="0cm" fo:border="none" style:shadow="none"/>
      <style:text-properties fo:color="#080808" loext:opacity="100%" style:font-name="Consolas1" fo:font-size="10pt" fo:font-style="normal" fo:font-weight="normal" officeooo:rsid="01621552" officeooo:paragraph-rsid="01621552" fo:background-color="transparent" style:font-size-asian="10pt" style:font-style-asian="normal" style:font-weight-asian="normal" style:font-size-complex="10pt"/>
    </style:style>
    <style:style style:name="P163" style:family="paragraph" style:parent-style-name="Standard">
      <loext:graphic-properties draw:fill="solid" draw:fill-color="#ffffff"/>
      <style:paragraph-properties fo:background-color="#ffffff" fo:padding="0cm" fo:border="none" style:shadow="none"/>
      <style:text-properties fo:color="#080808" loext:opacity="100%" style:font-name="Consolas1" fo:font-size="10pt" fo:font-style="normal" fo:font-weight="normal" officeooo:rsid="008953ec" officeooo:paragraph-rsid="008953ec" fo:background-color="transparent" style:font-size-asian="10pt" style:font-style-asian="normal" style:font-weight-asian="normal" style:font-size-complex="10pt"/>
    </style:style>
    <style:style style:name="P164" style:family="paragraph" style:parent-style-name="Standard">
      <loext:graphic-properties draw:fill="solid" draw:fill-color="#ffffff"/>
      <style:paragraph-properties fo:background-color="#ffffff" fo:padding="0cm" fo:border="none" style:shadow="none"/>
      <style:text-properties fo:color="#080808" loext:opacity="100%" style:font-name="Consolas1" fo:font-size="10pt" fo:font-style="normal" fo:font-weight="normal" officeooo:rsid="0060c196" officeooo:paragraph-rsid="0063d694" style:font-size-asian="10pt" style:font-style-asian="normal" style:font-weight-asian="normal" style:font-size-complex="10pt"/>
    </style:style>
    <style:style style:name="P165" style:family="paragraph" style:parent-style-name="Standard">
      <loext:graphic-properties draw:fill="solid" draw:fill-color="#ffffff"/>
      <style:paragraph-properties fo:background-color="#ffffff" fo:padding="0cm" fo:border="none" style:shadow="none"/>
      <style:text-properties fo:color="#080808" loext:opacity="100%" style:font-name="Consolas1" fo:font-size="10pt" fo:font-style="normal" fo:font-weight="normal" officeooo:rsid="0081d844" officeooo:paragraph-rsid="0081d844" style:font-size-asian="10pt" style:font-style-asian="normal" style:font-weight-asian="normal" style:font-size-complex="10pt"/>
    </style:style>
    <style:style style:name="P166" style:family="paragraph" style:parent-style-name="Standard">
      <loext:graphic-properties draw:fill="solid" draw:fill-color="#ffffff"/>
      <style:paragraph-properties fo:background-color="#ffffff" fo:padding="0cm" fo:border="none" style:shadow="none"/>
      <style:text-properties fo:color="#080808" loext:opacity="100%" style:font-name="Consolas1" fo:font-size="10pt" fo:font-style="normal" fo:font-weight="normal" officeooo:rsid="00b8a940" officeooo:paragraph-rsid="00b8a940" style:font-size-asian="10pt" style:font-style-asian="normal" style:font-weight-asian="normal" style:font-size-complex="10pt"/>
    </style:style>
    <style:style style:name="P167" style:family="paragraph" style:parent-style-name="Text_20_body">
      <style:text-properties officeooo:rsid="007aa73a" officeooo:paragraph-rsid="007aa73a"/>
    </style:style>
    <style:style style:name="P168" style:family="paragraph" style:parent-style-name="Text_20_body">
      <style:text-properties officeooo:rsid="0084496f" officeooo:paragraph-rsid="0084ea43"/>
    </style:style>
    <style:style style:name="P169" style:family="paragraph" style:parent-style-name="Text_20_body">
      <style:text-properties officeooo:rsid="00863f11" officeooo:paragraph-rsid="0086f7e6"/>
    </style:style>
    <style:style style:name="P170" style:family="paragraph" style:parent-style-name="Text_20_body">
      <style:text-properties officeooo:rsid="008854bc" officeooo:paragraph-rsid="008854bc"/>
    </style:style>
    <style:style style:name="P171" style:family="paragraph" style:parent-style-name="Text_20_body">
      <style:text-properties officeooo:rsid="0096d5c6" officeooo:paragraph-rsid="0096d5c6"/>
    </style:style>
    <style:style style:name="P172" style:family="paragraph" style:parent-style-name="Text_20_body">
      <style:text-properties officeooo:rsid="009a138d" officeooo:paragraph-rsid="009a138d"/>
    </style:style>
    <style:style style:name="P173" style:family="paragraph" style:parent-style-name="Text_20_body">
      <style:text-properties officeooo:rsid="0096e9e3" officeooo:paragraph-rsid="0096e9e3"/>
    </style:style>
    <style:style style:name="P174" style:family="paragraph" style:parent-style-name="Text_20_body">
      <style:text-properties officeooo:rsid="0099d6eb" officeooo:paragraph-rsid="0099d6eb"/>
    </style:style>
    <style:style style:name="P175" style:family="paragraph" style:parent-style-name="Text_20_body">
      <style:text-properties officeooo:rsid="0099fcfa" officeooo:paragraph-rsid="0099fcfa"/>
    </style:style>
    <style:style style:name="P176" style:family="paragraph" style:parent-style-name="Text_20_body">
      <style:text-properties officeooo:rsid="009acd4d" officeooo:paragraph-rsid="009acd4d"/>
    </style:style>
    <style:style style:name="P177" style:family="paragraph" style:parent-style-name="Text_20_body">
      <style:text-properties officeooo:rsid="009b8350" officeooo:paragraph-rsid="009b8350"/>
    </style:style>
    <style:style style:name="P178" style:family="paragraph" style:parent-style-name="Text_20_body">
      <style:text-properties officeooo:rsid="009faf14" officeooo:paragraph-rsid="009faf14"/>
    </style:style>
    <style:style style:name="P179" style:family="paragraph" style:parent-style-name="Text_20_body">
      <style:text-properties officeooo:rsid="009faf14" officeooo:paragraph-rsid="00a0cac7"/>
    </style:style>
    <style:style style:name="P180" style:family="paragraph" style:parent-style-name="Text_20_body">
      <style:text-properties officeooo:rsid="00a2ac74" officeooo:paragraph-rsid="00a2ac74"/>
    </style:style>
    <style:style style:name="P181" style:family="paragraph" style:parent-style-name="Text_20_body">
      <style:text-properties officeooo:rsid="00a45138" officeooo:paragraph-rsid="00a45138"/>
    </style:style>
    <style:style style:name="P182" style:family="paragraph" style:parent-style-name="Text_20_body">
      <style:text-properties officeooo:paragraph-rsid="0061d591"/>
    </style:style>
    <style:style style:name="P183" style:family="paragraph" style:parent-style-name="Text_20_body">
      <style:text-properties officeooo:rsid="00a55c1b" officeooo:paragraph-rsid="00a55c1b"/>
    </style:style>
    <style:style style:name="P184" style:family="paragraph" style:parent-style-name="Text_20_body">
      <style:text-properties officeooo:rsid="00a70627" officeooo:paragraph-rsid="00a70627"/>
    </style:style>
    <style:style style:name="P185" style:family="paragraph" style:parent-style-name="Text_20_body">
      <style:text-properties officeooo:rsid="00b35e5a" officeooo:paragraph-rsid="00b35e5a"/>
    </style:style>
    <style:style style:name="P186" style:family="paragraph" style:parent-style-name="Text_20_body">
      <style:text-properties officeooo:rsid="00b4b044" officeooo:paragraph-rsid="00b4b044" fo:background-color="#ffff00"/>
    </style:style>
    <style:style style:name="P187" style:family="paragraph" style:parent-style-name="Text_20_body">
      <style:text-properties officeooo:rsid="00cca8fd" officeooo:paragraph-rsid="00cca8fd" fo:background-color="#ffff00"/>
    </style:style>
    <style:style style:name="P188" style:family="paragraph" style:parent-style-name="Text_20_body">
      <style:text-properties officeooo:rsid="00dd9d29" officeooo:paragraph-rsid="00dd9d29" fo:background-color="#ffff00"/>
    </style:style>
    <style:style style:name="P189" style:family="paragraph" style:parent-style-name="Text_20_body">
      <style:text-properties officeooo:rsid="01621552" officeooo:paragraph-rsid="01621552" fo:background-color="#ffff00"/>
    </style:style>
    <style:style style:name="P190" style:family="paragraph" style:parent-style-name="Text_20_body">
      <style:text-properties fo:background-color="#ffff00"/>
    </style:style>
    <style:style style:name="P191" style:family="paragraph" style:parent-style-name="Text_20_body">
      <style:text-properties officeooo:rsid="00b7172e" officeooo:paragraph-rsid="00b7172e"/>
    </style:style>
    <style:style style:name="P192" style:family="paragraph" style:parent-style-name="Text_20_body">
      <style:text-properties officeooo:rsid="00d8905b" officeooo:paragraph-rsid="00d8905b"/>
    </style:style>
    <style:style style:name="P193" style:family="paragraph" style:parent-style-name="Text_20_body">
      <style:text-properties officeooo:rsid="00da1d0b" officeooo:paragraph-rsid="00da1d0b"/>
    </style:style>
    <style:style style:name="P194" style:family="paragraph" style:parent-style-name="Text_20_body">
      <style:text-properties officeooo:rsid="00b83db7" officeooo:paragraph-rsid="00b83db7"/>
    </style:style>
    <style:style style:name="P195" style:family="paragraph" style:parent-style-name="Text_20_body">
      <style:text-properties officeooo:rsid="00b8a940" officeooo:paragraph-rsid="00b8a940"/>
    </style:style>
    <style:style style:name="P196" style:family="paragraph" style:parent-style-name="Text_20_body">
      <style:text-properties officeooo:rsid="00bf86f2" officeooo:paragraph-rsid="00bf86f2"/>
    </style:style>
    <style:style style:name="P197" style:family="paragraph" style:parent-style-name="Text_20_body">
      <style:text-properties officeooo:rsid="00c3999e" officeooo:paragraph-rsid="00c3999e"/>
    </style:style>
    <style:style style:name="P198" style:family="paragraph" style:parent-style-name="Text_20_body">
      <style:text-properties officeooo:rsid="00c46900" officeooo:paragraph-rsid="00c46900"/>
    </style:style>
    <style:style style:name="P199" style:family="paragraph" style:parent-style-name="Text_20_body">
      <style:text-properties officeooo:rsid="00c7c177" officeooo:paragraph-rsid="00c7c177"/>
    </style:style>
    <style:style style:name="P200" style:family="paragraph" style:parent-style-name="Text_20_body">
      <style:text-properties officeooo:rsid="00c82d27" officeooo:paragraph-rsid="00ca0260"/>
    </style:style>
    <style:style style:name="P201" style:family="paragraph" style:parent-style-name="Text_20_body">
      <style:text-properties officeooo:rsid="00c82d27" officeooo:paragraph-rsid="00cb6b32"/>
    </style:style>
    <style:style style:name="P202" style:family="paragraph" style:parent-style-name="Text_20_body">
      <style:text-properties officeooo:rsid="00cca8fd" officeooo:paragraph-rsid="00cca8fd"/>
    </style:style>
    <style:style style:name="P203" style:family="paragraph" style:parent-style-name="Text_20_body">
      <style:text-properties officeooo:rsid="00d30f34" officeooo:paragraph-rsid="00d30f34"/>
    </style:style>
    <style:style style:name="P204" style:family="paragraph" style:parent-style-name="Text_20_body">
      <style:text-properties officeooo:rsid="00d91f56" officeooo:paragraph-rsid="00d91f56"/>
    </style:style>
    <style:style style:name="P205" style:family="paragraph" style:parent-style-name="Text_20_body">
      <style:text-properties officeooo:rsid="00dbb3ad" officeooo:paragraph-rsid="00dbb3ad"/>
    </style:style>
    <style:style style:name="P206" style:family="paragraph" style:parent-style-name="Text_20_body">
      <style:text-properties officeooo:rsid="00deb10f" officeooo:paragraph-rsid="00deb10f"/>
    </style:style>
    <style:style style:name="P207" style:family="paragraph" style:parent-style-name="Text_20_body">
      <style:text-properties officeooo:rsid="00ea38a2" officeooo:paragraph-rsid="00ea38a2"/>
    </style:style>
    <style:style style:name="P208" style:family="paragraph" style:parent-style-name="Text_20_body">
      <style:text-properties officeooo:rsid="00eb20ac" officeooo:paragraph-rsid="00eb20ac"/>
    </style:style>
    <style:style style:name="P209" style:family="paragraph" style:parent-style-name="Text_20_body">
      <style:text-properties officeooo:rsid="00ed7c51" officeooo:paragraph-rsid="00ed7c51"/>
    </style:style>
    <style:style style:name="P210" style:family="paragraph" style:parent-style-name="Text_20_body">
      <style:text-properties officeooo:paragraph-rsid="00ea38a2"/>
    </style:style>
    <style:style style:name="P211" style:family="paragraph" style:parent-style-name="Standard">
      <style:text-properties fo:font-size="9pt" style:font-size-asian="9pt" style:font-size-complex="9pt"/>
    </style:style>
    <style:style style:name="P212" style:family="paragraph" style:parent-style-name="Text_20_body">
      <style:text-properties fo:font-size="9pt" fo:text-shadow="1pt 1pt" style:font-size-asian="9pt" style:font-size-complex="9pt"/>
    </style:style>
    <style:style style:name="P213" style:family="paragraph" style:parent-style-name="Text_20_body">
      <style:text-properties fo:font-size="9pt" fo:text-shadow="1pt 1pt" officeooo:rsid="005bc0e8" officeooo:paragraph-rsid="005bc0e8" style:font-size-asian="9pt" style:font-size-complex="9pt"/>
    </style:style>
    <style:style style:name="P214" style:family="paragraph" style:parent-style-name="Text_20_body">
      <style:text-properties officeooo:rsid="00f82ee8" officeooo:paragraph-rsid="00f82ee8"/>
    </style:style>
    <style:style style:name="P215" style:family="paragraph" style:parent-style-name="Text_20_body">
      <style:text-properties officeooo:rsid="00f82ee8" officeooo:paragraph-rsid="00fb9783"/>
    </style:style>
    <style:style style:name="P216" style:family="paragraph" style:parent-style-name="Text_20_body">
      <style:text-properties officeooo:rsid="00fb9783" officeooo:paragraph-rsid="00fb9783"/>
    </style:style>
    <style:style style:name="P217" style:family="paragraph" style:parent-style-name="Text_20_body">
      <style:text-properties officeooo:rsid="00fe3af7" officeooo:paragraph-rsid="00fe3af7"/>
    </style:style>
    <style:style style:name="P218" style:family="paragraph" style:parent-style-name="Text_20_body">
      <style:text-properties officeooo:paragraph-rsid="01065db2"/>
    </style:style>
    <style:style style:name="P219" style:family="paragraph" style:parent-style-name="Text_20_body">
      <style:text-properties officeooo:rsid="010b6773" officeooo:paragraph-rsid="010b6773"/>
    </style:style>
    <style:style style:name="P220" style:family="paragraph" style:parent-style-name="Text_20_body">
      <style:text-properties officeooo:paragraph-rsid="0111e86f"/>
    </style:style>
    <style:style style:name="P221" style:family="paragraph" style:parent-style-name="Text_20_body">
      <style:text-properties officeooo:rsid="012250eb" officeooo:paragraph-rsid="012250eb"/>
    </style:style>
    <style:style style:name="P222" style:family="paragraph" style:parent-style-name="Text_20_body">
      <style:text-properties officeooo:rsid="01142b90" officeooo:paragraph-rsid="01142b90"/>
    </style:style>
    <style:style style:name="P223" style:family="paragraph" style:parent-style-name="Text_20_body">
      <style:text-properties officeooo:rsid="0126e988" officeooo:paragraph-rsid="0126e988"/>
    </style:style>
    <style:style style:name="P224" style:family="paragraph" style:parent-style-name="Text_20_body">
      <style:text-properties officeooo:rsid="012784d7" officeooo:paragraph-rsid="012784d7"/>
    </style:style>
    <style:style style:name="P225" style:family="paragraph" style:parent-style-name="Text_20_body">
      <style:text-properties officeooo:rsid="012a314f" officeooo:paragraph-rsid="012a314f"/>
    </style:style>
    <style:style style:name="P226" style:family="paragraph" style:parent-style-name="Text_20_body">
      <style:text-properties officeooo:rsid="01325021" officeooo:paragraph-rsid="01325021"/>
    </style:style>
    <style:style style:name="P227" style:family="paragraph" style:parent-style-name="Text_20_body">
      <style:text-properties officeooo:rsid="01157641" officeooo:paragraph-rsid="01157641"/>
    </style:style>
    <style:style style:name="P228" style:family="paragraph" style:parent-style-name="Text_20_body">
      <style:text-properties officeooo:rsid="011708da" officeooo:paragraph-rsid="011708da"/>
    </style:style>
    <style:style style:name="P229" style:family="paragraph" style:parent-style-name="Text_20_body">
      <style:text-properties officeooo:rsid="0117dca9" officeooo:paragraph-rsid="011a5d5b"/>
    </style:style>
    <style:style style:name="P230" style:family="paragraph" style:parent-style-name="Text_20_body">
      <style:text-properties officeooo:rsid="011b89d8" officeooo:paragraph-rsid="011b89d8"/>
    </style:style>
    <style:style style:name="P231" style:family="paragraph" style:parent-style-name="Text_20_body">
      <style:text-properties officeooo:rsid="011baf20" officeooo:paragraph-rsid="011baf20"/>
    </style:style>
    <style:style style:name="P232" style:family="paragraph" style:parent-style-name="Standard">
      <style:text-properties officeooo:rsid="012a34ae" officeooo:paragraph-rsid="012a34ae"/>
    </style:style>
    <style:style style:name="P233" style:family="paragraph" style:parent-style-name="Text_20_body">
      <style:text-properties officeooo:rsid="012a34ae" officeooo:paragraph-rsid="012a34ae"/>
    </style:style>
    <style:style style:name="P234" style:family="paragraph" style:parent-style-name="Text_20_body">
      <style:text-properties officeooo:rsid="011c0c56" officeooo:paragraph-rsid="011c0c56"/>
    </style:style>
    <style:style style:name="P235" style:family="paragraph" style:parent-style-name="Text_20_body">
      <style:text-properties officeooo:paragraph-rsid="011e499a"/>
    </style:style>
    <style:style style:name="P236" style:family="paragraph" style:parent-style-name="Text_20_body">
      <style:paragraph-properties fo:margin-top="0cm" fo:margin-bottom="0.25cm" style:contextual-spacing="false"/>
      <style:text-properties officeooo:paragraph-rsid="011e499a"/>
    </style:style>
    <style:style style:name="P237" style:family="paragraph" style:parent-style-name="Text_20_body">
      <style:text-properties officeooo:rsid="01234b29" officeooo:paragraph-rsid="01234b29"/>
    </style:style>
    <style:style style:name="P238" style:family="paragraph" style:parent-style-name="Text_20_body">
      <style:text-properties officeooo:rsid="01250d8b" officeooo:paragraph-rsid="01250d8b"/>
    </style:style>
    <style:style style:name="P239" style:family="paragraph" style:parent-style-name="Text_20_body">
      <style:text-properties officeooo:rsid="012924a0" officeooo:paragraph-rsid="012924a0"/>
    </style:style>
    <style:style style:name="P240" style:family="paragraph" style:parent-style-name="Text_20_body">
      <style:text-properties officeooo:rsid="0130163d" officeooo:paragraph-rsid="0130163d"/>
    </style:style>
    <style:style style:name="P241" style:family="paragraph" style:parent-style-name="Text_20_body">
      <style:text-properties officeooo:rsid="01355c5f" officeooo:paragraph-rsid="01355c5f"/>
    </style:style>
    <style:style style:name="P242" style:family="paragraph" style:parent-style-name="Text_20_body">
      <style:text-properties officeooo:rsid="0137007b" officeooo:paragraph-rsid="0137007b"/>
    </style:style>
    <style:style style:name="P243" style:family="paragraph" style:parent-style-name="Text_20_body">
      <style:text-properties officeooo:rsid="0148c049" officeooo:paragraph-rsid="01491fa6"/>
    </style:style>
    <style:style style:name="P244" style:family="paragraph" style:parent-style-name="Text_20_body">
      <style:text-properties officeooo:rsid="01399d1d" officeooo:paragraph-rsid="01399d1d"/>
    </style:style>
    <style:style style:name="P245" style:family="paragraph" style:parent-style-name="Text_20_body">
      <style:text-properties officeooo:rsid="013b8ba8" officeooo:paragraph-rsid="013b8ba8"/>
    </style:style>
    <style:style style:name="P246" style:family="paragraph" style:parent-style-name="Text_20_body">
      <style:text-properties officeooo:rsid="0138ef7a" officeooo:paragraph-rsid="0138ef7a"/>
    </style:style>
    <style:style style:name="P247" style:family="paragraph" style:parent-style-name="Text_20_body">
      <style:text-properties officeooo:paragraph-rsid="014155b3"/>
    </style:style>
    <style:style style:name="P248" style:family="paragraph" style:parent-style-name="Text_20_body">
      <style:text-properties officeooo:rsid="01491fa6" officeooo:paragraph-rsid="01491fa6"/>
    </style:style>
    <style:style style:name="P249" style:family="paragraph" style:parent-style-name="Standard">
      <style:text-properties officeooo:rsid="014f140b" officeooo:paragraph-rsid="014f140b"/>
    </style:style>
    <style:style style:name="P250" style:family="paragraph" style:parent-style-name="Text_20_body">
      <style:text-properties officeooo:rsid="014f140b" officeooo:paragraph-rsid="014f140b"/>
    </style:style>
    <style:style style:name="P251" style:family="paragraph" style:parent-style-name="Text_20_body">
      <style:text-properties officeooo:rsid="01504989" officeooo:paragraph-rsid="01504989"/>
    </style:style>
    <style:style style:name="P252" style:family="paragraph" style:parent-style-name="Text_20_body">
      <style:text-properties officeooo:rsid="0154cb3b" officeooo:paragraph-rsid="0154cb3b"/>
    </style:style>
    <style:style style:name="P253" style:family="paragraph" style:parent-style-name="Standard">
      <style:text-properties officeooo:rsid="0158ebf9" officeooo:paragraph-rsid="0158ebf9"/>
    </style:style>
    <style:style style:name="P254" style:family="paragraph" style:parent-style-name="Text_20_body">
      <style:text-properties officeooo:rsid="014155b3" officeooo:paragraph-rsid="014155b3"/>
    </style:style>
    <style:style style:name="P255" style:family="paragraph" style:parent-style-name="Text_20_body">
      <style:text-properties officeooo:rsid="014155b3" officeooo:paragraph-rsid="0148c049"/>
    </style:style>
    <style:style style:name="P256" style:family="paragraph" style:parent-style-name="Text_20_body">
      <style:text-properties officeooo:rsid="014dbc79" officeooo:paragraph-rsid="014dbc79"/>
    </style:style>
    <style:style style:name="P257" style:family="paragraph" style:parent-style-name="Text_20_body">
      <style:text-properties officeooo:paragraph-rsid="014f140b"/>
    </style:style>
    <style:style style:name="P258" style:family="paragraph" style:parent-style-name="Text_20_body">
      <style:text-properties officeooo:rsid="01553431" officeooo:paragraph-rsid="01553431"/>
    </style:style>
    <style:style style:name="P259" style:family="paragraph" style:parent-style-name="Text_20_body">
      <style:text-properties officeooo:rsid="015cf20c" officeooo:paragraph-rsid="015cf20c"/>
    </style:style>
    <style:style style:name="P260" style:family="paragraph" style:parent-style-name="Text_20_body">
      <style:text-properties officeooo:rsid="016a024b" officeooo:paragraph-rsid="016a024b"/>
    </style:style>
    <style:style style:name="P261" style:family="paragraph" style:parent-style-name="Text_20_body">
      <style:text-properties officeooo:rsid="01757d10" officeooo:paragraph-rsid="01757d10"/>
    </style:style>
    <style:style style:name="P262" style:family="paragraph" style:parent-style-name="Text_20_body">
      <style:text-properties officeooo:rsid="0179dbde" officeooo:paragraph-rsid="0179dbde"/>
    </style:style>
    <style:style style:name="P263" style:family="paragraph" style:parent-style-name="Text_20_body">
      <style:text-properties officeooo:rsid="016fbbaf" officeooo:paragraph-rsid="016fbbaf"/>
    </style:style>
    <style:style style:name="P264" style:family="paragraph" style:parent-style-name="Text_20_body">
      <style:text-properties officeooo:rsid="017614bc" officeooo:paragraph-rsid="017614bc"/>
    </style:style>
    <style:style style:name="P265" style:family="paragraph" style:parent-style-name="Text_20_body">
      <style:text-properties officeooo:rsid="017a4017" officeooo:paragraph-rsid="017a4017"/>
    </style:style>
    <style:style style:name="P266" style:family="paragraph" style:parent-style-name="Standard">
      <style:text-properties officeooo:paragraph-rsid="01621552"/>
    </style:style>
    <style:style style:name="P267" style:family="paragraph" style:parent-style-name="Standard">
      <style:text-properties officeooo:paragraph-rsid="016c74a9"/>
    </style:style>
    <style:style style:name="P268" style:family="paragraph" style:parent-style-name="Standard">
      <style:text-properties officeooo:rsid="016c74a9" officeooo:paragraph-rsid="016c74a9"/>
    </style:style>
    <style:style style:name="P269" style:family="paragraph" style:parent-style-name="Standard">
      <style:text-properties officeooo:rsid="016c74a9" officeooo:paragraph-rsid="016e0b2b"/>
    </style:style>
    <style:style style:name="P270" style:family="paragraph" style:parent-style-name="Standard">
      <style:text-properties officeooo:rsid="016e0b2b" officeooo:paragraph-rsid="016e0b2b"/>
    </style:style>
    <style:style style:name="P271" style:family="paragraph" style:parent-style-name="Standard">
      <style:text-properties officeooo:rsid="017066f8" officeooo:paragraph-rsid="017066f8"/>
    </style:style>
    <style:style style:name="P272" style:family="paragraph" style:parent-style-name="Standard">
      <style:text-properties officeooo:rsid="017241a5" officeooo:paragraph-rsid="017241a5"/>
    </style:style>
    <style:style style:name="P273" style:family="paragraph" style:parent-style-name="Text_20_body">
      <style:text-properties officeooo:rsid="01617c19" officeooo:paragraph-rsid="01617c19"/>
    </style:style>
    <style:style style:name="P274" style:family="paragraph" style:parent-style-name="Text_20_body">
      <style:text-properties officeooo:rsid="01621552" officeooo:paragraph-rsid="01621552"/>
    </style:style>
    <style:style style:name="P275" style:family="paragraph" style:parent-style-name="Text_20_body">
      <style:text-properties style:use-window-font-color="true" loext:opacity="0%" officeooo:rsid="01621552" officeooo:paragraph-rsid="01621552" fo:background-color="#ffff00"/>
    </style:style>
    <style:style style:name="P276" style:family="paragraph" style:parent-style-name="Text_20_body">
      <style:text-properties officeooo:paragraph-rsid="01683ac4"/>
    </style:style>
    <style:style style:name="P277" style:family="paragraph" style:parent-style-name="Text_20_body">
      <style:text-properties officeooo:rsid="0166dc41" officeooo:paragraph-rsid="0166dc41"/>
    </style:style>
    <style:style style:name="P278" style:family="paragraph" style:parent-style-name="Text_20_body">
      <style:text-properties officeooo:paragraph-rsid="01757d10"/>
    </style:style>
    <style:style style:name="P279" style:family="paragraph" style:parent-style-name="Text_20_body">
      <style:text-properties officeooo:rsid="01757e12" officeooo:paragraph-rsid="01757e12"/>
    </style:style>
    <style:style style:name="P280" style:family="paragraph" style:parent-style-name="Text_20_body">
      <style:text-properties officeooo:rsid="01772729" officeooo:paragraph-rsid="01772729"/>
    </style:style>
    <style:style style:name="P281" style:family="paragraph" style:parent-style-name="Text_20_body">
      <style:text-properties officeooo:paragraph-rsid="0179dbde"/>
    </style:style>
    <style:style style:name="P282" style:family="paragraph" style:parent-style-name="Text_20_body">
      <style:text-properties officeooo:rsid="017c0158" officeooo:paragraph-rsid="017c0158"/>
    </style:style>
    <style:style style:name="P283" style:family="paragraph" style:parent-style-name="Text_20_body">
      <style:text-properties officeooo:rsid="017c0158" officeooo:paragraph-rsid="017d5b31"/>
    </style:style>
    <style:style style:name="P284" style:family="paragraph" style:parent-style-name="Text_20_body">
      <style:text-properties officeooo:rsid="017d5b31" officeooo:paragraph-rsid="017d5b31"/>
    </style:style>
    <style:style style:name="P285" style:family="paragraph" style:parent-style-name="Text_20_body">
      <style:text-properties officeooo:paragraph-rsid="017d5b31"/>
    </style:style>
    <style:style style:name="P286" style:family="paragraph" style:parent-style-name="Standard">
      <style:text-properties officeooo:rsid="01816e6a" officeooo:paragraph-rsid="01816e6a"/>
    </style:style>
    <style:style style:name="P287" style:family="paragraph" style:parent-style-name="Text_20_body">
      <style:text-properties officeooo:rsid="01816e6a" officeooo:paragraph-rsid="01816e6a"/>
    </style:style>
    <style:style style:name="P288" style:family="paragraph" style:parent-style-name="Standard">
      <style:text-properties officeooo:rsid="01816e6a"/>
    </style:style>
    <style:style style:name="P289" style:family="paragraph" style:parent-style-name="Text_20_body">
      <style:text-properties officeooo:rsid="018732b6" officeooo:paragraph-rsid="018732b6"/>
    </style:style>
    <style:style style:name="P290" style:family="paragraph" style:parent-style-name="Text_20_body">
      <style:text-properties officeooo:rsid="018cc2b4" officeooo:paragraph-rsid="018cc2b4"/>
    </style:style>
    <style:style style:name="P291" style:family="paragraph" style:parent-style-name="Text_20_body">
      <style:text-properties officeooo:rsid="01825ba7" officeooo:paragraph-rsid="01825ba7"/>
    </style:style>
    <style:style style:name="P292" style:family="paragraph" style:parent-style-name="Text_20_body">
      <style:text-properties officeooo:rsid="018f95dc" officeooo:paragraph-rsid="018f95dc"/>
    </style:style>
    <style:style style:name="P293" style:family="paragraph" style:parent-style-name="Standard">
      <style:text-properties officeooo:rsid="0181dbe3" officeooo:paragraph-rsid="0181dbe3"/>
    </style:style>
    <style:style style:name="P294" style:family="paragraph" style:parent-style-name="Text_20_body">
      <style:text-properties officeooo:rsid="0181dbe3" officeooo:paragraph-rsid="0181dbe3"/>
    </style:style>
    <style:style style:name="P295" style:family="paragraph" style:parent-style-name="Standard">
      <loext:graphic-properties draw:fill="solid" draw:fill-color="#ffffff"/>
      <style:paragraph-properties fo:background-color="#ffffff" fo:padding="0cm" fo:border="none" style:shadow="none"/>
      <style:text-properties officeooo:paragraph-rsid="01825ba7"/>
    </style:style>
    <style:style style:name="P296" style:family="paragraph" style:parent-style-name="Text_20_body">
      <style:text-properties officeooo:paragraph-rsid="01825ba7"/>
    </style:style>
    <style:style style:name="P297" style:family="paragraph" style:parent-style-name="Text_20_body">
      <style:text-properties officeooo:rsid="0183a953" officeooo:paragraph-rsid="0183a953"/>
    </style:style>
    <style:style style:name="P298" style:family="paragraph" style:parent-style-name="Text_20_body">
      <style:text-properties officeooo:rsid="0184a91b" officeooo:paragraph-rsid="0184a91b"/>
    </style:style>
    <style:style style:name="P299" style:family="paragraph" style:parent-style-name="Text_20_body">
      <style:text-properties officeooo:rsid="018cf650" officeooo:paragraph-rsid="018cf650"/>
    </style:style>
    <style:style style:name="P300" style:family="paragraph" style:parent-style-name="Text_20_body">
      <style:text-properties officeooo:rsid="018e2beb" officeooo:paragraph-rsid="018e2beb"/>
    </style:style>
    <style:style style:name="P301" style:family="paragraph" style:parent-style-name="Text_20_body">
      <style:text-properties officeooo:rsid="01927db2" officeooo:paragraph-rsid="01927db2"/>
    </style:style>
    <style:style style:name="P302" style:family="paragraph" style:parent-style-name="Text_20_body">
      <style:text-properties officeooo:rsid="019301ac" officeooo:paragraph-rsid="019301ac"/>
    </style:style>
    <style:style style:name="P303" style:family="paragraph" style:parent-style-name="Text_20_body">
      <style:text-properties officeooo:rsid="019451c9" officeooo:paragraph-rsid="019451c9"/>
    </style:style>
    <style:style style:name="P304" style:family="paragraph" style:parent-style-name="Standard">
      <loext:graphic-properties draw:fill="solid" draw:fill-color="#ffffff"/>
      <style:paragraph-properties fo:background-color="#ffffff" fo:padding="0cm" fo:border="none" style:shadow="none"/>
      <style:text-properties style:font-name="Consolas1" fo:font-size="10pt" officeooo:rsid="010c2f1c" officeooo:paragraph-rsid="010c2f1c" style:font-size-asian="10pt" style:font-size-complex="10pt"/>
    </style:style>
    <style:style style:name="P305" style:family="paragraph" style:parent-style-name="Standard">
      <loext:graphic-properties draw:fill="solid" draw:fill-color="#ffffff"/>
      <style:paragraph-properties fo:background-color="#ffffff" fo:padding="0cm" fo:border="none" style:shadow="none"/>
      <style:text-properties style:font-name="Consolas1" fo:font-size="10pt" officeooo:rsid="010ea74c" officeooo:paragraph-rsid="01108a47" style:font-size-asian="10pt" style:font-size-complex="10pt"/>
    </style:style>
    <style:style style:name="P306" style:family="paragraph" style:parent-style-name="Standard">
      <loext:graphic-properties draw:fill="solid" draw:fill-color="#ffffff"/>
      <style:paragraph-properties fo:background-color="#ffffff" fo:padding="0cm" fo:border="none" style:shadow="none"/>
      <style:text-properties style:font-name="Consolas1" fo:font-size="10pt" officeooo:rsid="011c0c56" officeooo:paragraph-rsid="011c0c56" style:font-size-asian="10pt" style:font-size-complex="10pt"/>
    </style:style>
    <style:style style:name="P307" style:family="paragraph" style:parent-style-name="Standard">
      <loext:graphic-properties draw:fill="solid" draw:fill-color="#ffffff"/>
      <style:paragraph-properties fo:background-color="#ffffff" fo:padding="0cm" fo:border="none" style:shadow="none"/>
      <style:text-properties style:font-name="Consolas1" fo:font-size="10pt" officeooo:rsid="01234b29" officeooo:paragraph-rsid="01234b29" style:font-size-asian="10pt" style:font-size-complex="10pt"/>
    </style:style>
    <style:style style:name="P308" style:family="paragraph" style:parent-style-name="Standard">
      <loext:graphic-properties draw:fill="solid" draw:fill-color="#ffffff"/>
      <style:paragraph-properties fo:background-color="#ffffff" fo:padding="0cm" fo:border="none" style:shadow="none"/>
      <style:text-properties style:font-name="Consolas1" fo:font-size="10pt" officeooo:rsid="0126e988" officeooo:paragraph-rsid="0126e988" style:font-size-asian="10pt" style:font-size-complex="10pt"/>
    </style:style>
    <style:style style:name="P309" style:family="paragraph" style:parent-style-name="Standard">
      <loext:graphic-properties draw:fill="solid" draw:fill-color="#ffffff"/>
      <style:paragraph-properties fo:background-color="#ffffff" fo:padding="0cm" fo:border="none" style:shadow="none"/>
      <style:text-properties style:font-name="Consolas1" fo:font-size="10pt" officeooo:rsid="012a34ae" officeooo:paragraph-rsid="012b5699" style:font-size-asian="10pt" style:font-size-complex="10pt"/>
    </style:style>
    <style:style style:name="P310" style:family="paragraph" style:parent-style-name="Standard">
      <loext:graphic-properties draw:fill="solid" draw:fill-color="#ffffff"/>
      <style:paragraph-properties fo:background-color="#ffffff" fo:padding="0cm" fo:border="none" style:shadow="none"/>
      <style:text-properties style:font-name="Consolas1" fo:font-size="10pt" officeooo:rsid="01325021" officeooo:paragraph-rsid="0132b5db" style:font-size-asian="10pt" style:font-size-complex="10pt"/>
    </style:style>
    <style:style style:name="P311" style:family="paragraph" style:parent-style-name="Standard">
      <loext:graphic-properties draw:fill="solid" draw:fill-color="#ffffff"/>
      <style:paragraph-properties fo:background-color="#ffffff" fo:padding="0cm" fo:border="none" style:shadow="none"/>
      <style:text-properties style:font-name="Consolas1" fo:font-size="10pt" officeooo:rsid="01355c5f" officeooo:paragraph-rsid="01355c5f" style:font-size-asian="10pt" style:font-size-complex="10pt"/>
    </style:style>
    <style:style style:name="P312" style:family="paragraph" style:parent-style-name="Standard">
      <loext:graphic-properties draw:fill="solid" draw:fill-color="#ffffff"/>
      <style:paragraph-properties fo:background-color="#ffffff" fo:padding="0cm" fo:border="none" style:shadow="none"/>
      <style:text-properties style:font-name="Consolas1" fo:font-size="10pt" officeooo:rsid="0138ef7a" officeooo:paragraph-rsid="0138ef7a" style:font-size-asian="10pt" style:font-size-complex="10pt"/>
    </style:style>
    <style:style style:name="P313" style:family="paragraph" style:parent-style-name="Standard">
      <loext:graphic-properties draw:fill="solid" draw:fill-color="#ffffff"/>
      <style:paragraph-properties fo:background-color="#ffffff" fo:padding="0cm" fo:border="none" style:shadow="none"/>
      <style:text-properties style:font-name="Consolas1" fo:font-size="10pt" officeooo:rsid="01504989" officeooo:paragraph-rsid="01504989" style:font-size-asian="10pt" style:font-size-complex="10pt"/>
    </style:style>
    <style:style style:name="P314" style:family="paragraph" style:parent-style-name="Standard">
      <loext:graphic-properties draw:fill="solid" draw:fill-color="#ffffff"/>
      <style:paragraph-properties fo:background-color="#ffffff" fo:padding="0cm" fo:border="none" style:shadow="none"/>
      <style:text-properties style:font-name="Consolas1" fo:font-size="10pt" officeooo:rsid="018732b6" officeooo:paragraph-rsid="019a5a39" style:font-size-asian="10pt" style:font-size-complex="10pt"/>
    </style:style>
    <style:style style:name="P315" style:family="paragraph" style:parent-style-name="Standard">
      <loext:graphic-properties draw:fill="solid" draw:fill-color="#ffffff"/>
      <style:paragraph-properties fo:background-color="#ffffff" fo:padding="0cm" fo:border="none" style:shadow="none"/>
      <style:text-properties style:font-name="Consolas1" fo:font-size="10pt" officeooo:rsid="019451c9" officeooo:paragraph-rsid="019451c9" style:font-size-asian="10pt" style:font-size-complex="10pt"/>
    </style:style>
    <style:style style:name="P316" style:family="paragraph" style:parent-style-name="Standard">
      <loext:graphic-properties draw:fill="solid" draw:fill-color="#ffffff"/>
      <style:paragraph-properties fo:background-color="#ffffff" fo:padding="0cm" fo:border="none" style:shadow="none"/>
      <style:text-properties style:font-name="Consolas1" fo:font-size="10pt" officeooo:rsid="004f7997" officeooo:paragraph-rsid="004f7997" style:font-size-asian="10pt" style:font-size-complex="10pt"/>
    </style:style>
    <style:style style:name="P317" style:family="paragraph" style:parent-style-name="Standard">
      <loext:graphic-properties draw:fill="solid" draw:fill-color="#ffffff"/>
      <style:paragraph-properties fo:background-color="#ffffff" fo:padding="0cm" fo:border="none" style:shadow="none"/>
      <style:text-properties style:font-name="Consolas1" fo:font-size="10pt" officeooo:rsid="0055c9fe" officeooo:paragraph-rsid="0055c9fe" style:font-size-asian="10pt" style:font-size-complex="10pt"/>
    </style:style>
    <style:style style:name="P318" style:family="paragraph" style:parent-style-name="Standard">
      <loext:graphic-properties draw:fill="solid" draw:fill-color="#ffffff"/>
      <style:paragraph-properties fo:background-color="#ffffff" fo:padding="0cm" fo:border="none" style:shadow="none"/>
      <style:text-properties style:font-name="Consolas1" fo:font-size="10pt" officeooo:rsid="0060c196" officeooo:paragraph-rsid="0060c196" style:font-size-asian="10pt" style:font-size-complex="10pt"/>
    </style:style>
    <style:style style:name="P319" style:family="paragraph" style:parent-style-name="Standard">
      <loext:graphic-properties draw:fill="solid" draw:fill-color="#ffffff"/>
      <style:paragraph-properties fo:background-color="#ffffff" fo:padding="0cm" fo:border="none" style:shadow="none"/>
      <style:text-properties style:font-name="Consolas1" fo:font-size="10pt" officeooo:rsid="0060c196" officeooo:paragraph-rsid="0063d694" style:font-size-asian="10pt" style:font-size-complex="10pt"/>
    </style:style>
    <style:style style:name="P320" style:family="paragraph" style:parent-style-name="Standard">
      <loext:graphic-properties draw:fill="solid" draw:fill-color="#ffffff"/>
      <style:paragraph-properties fo:background-color="#ffffff" fo:padding="0cm" fo:border="none" style:shadow="none"/>
      <style:text-properties style:font-name="Consolas1" fo:font-size="10pt" officeooo:rsid="00739e05" officeooo:paragraph-rsid="00739e05" style:font-size-asian="10pt" style:font-size-complex="10pt"/>
    </style:style>
    <style:style style:name="P321" style:family="paragraph" style:parent-style-name="Standard">
      <loext:graphic-properties draw:fill="solid" draw:fill-color="#ffffff"/>
      <style:paragraph-properties fo:background-color="#ffffff" fo:padding="0cm" fo:border="none" style:shadow="none"/>
      <style:text-properties style:font-name="Consolas1" fo:font-size="10pt" officeooo:rsid="00b35e5a" officeooo:paragraph-rsid="00b35e5a" style:font-size-asian="10pt" style:font-size-complex="10pt"/>
    </style:style>
    <style:style style:name="P322" style:family="paragraph" style:parent-style-name="Standard">
      <loext:graphic-properties draw:fill="solid" draw:fill-color="#ffffff"/>
      <style:paragraph-properties fo:background-color="#ffffff" fo:padding="0cm" fo:border="none" style:shadow="none"/>
      <style:text-properties style:font-name="Consolas1" fo:font-size="10pt" officeooo:rsid="00b74699" officeooo:paragraph-rsid="00b74699" style:font-size-asian="10pt" style:font-size-complex="10pt"/>
    </style:style>
    <style:style style:name="P323" style:family="paragraph" style:parent-style-name="Standard">
      <loext:graphic-properties draw:fill="solid" draw:fill-color="#ffffff"/>
      <style:paragraph-properties fo:background-color="#ffffff" fo:padding="0cm" fo:border="none" style:shadow="none"/>
      <style:text-properties style:font-name="Consolas1" fo:font-size="10pt" officeooo:rsid="00b8a940" officeooo:paragraph-rsid="00b8a940" style:font-size-asian="10pt" style:font-size-complex="10pt"/>
    </style:style>
    <style:style style:name="P324" style:family="paragraph" style:parent-style-name="Standard">
      <loext:graphic-properties draw:fill="solid" draw:fill-color="#ffffff"/>
      <style:paragraph-properties fo:background-color="#ffffff" fo:padding="0cm" fo:border="none" style:shadow="none"/>
      <style:text-properties style:font-name="Consolas1" fo:font-size="10pt" style:font-size-asian="10pt" style:font-size-complex="10pt"/>
    </style:style>
    <style:style style:name="P325" style:family="paragraph" style:parent-style-name="Standard">
      <loext:graphic-properties draw:fill="solid" draw:fill-color="#ffffff"/>
      <style:paragraph-properties fo:background-color="#ffffff" fo:padding="0cm" fo:border="none" style:shadow="none"/>
      <style:text-properties style:font-name="Consolas1" fo:font-size="10pt" officeooo:rsid="00da1d0b" officeooo:paragraph-rsid="00da1d0b" style:font-size-asian="10pt" style:font-size-complex="10pt"/>
    </style:style>
    <style:style style:name="P326" style:family="paragraph" style:parent-style-name="Standard">
      <loext:graphic-properties draw:fill="solid" draw:fill-color="#ffffff"/>
      <style:paragraph-properties fo:background-color="#ffffff" fo:padding="0cm" fo:border="none" style:shadow="none"/>
      <style:text-properties style:font-name="Consolas1" fo:font-size="10pt" officeooo:rsid="01621552" officeooo:paragraph-rsid="01621552" fo:background-color="transparent" style:font-size-asian="10pt" style:font-size-complex="10pt"/>
    </style:style>
    <style:style style:name="P327" style:family="paragraph" style:parent-style-name="Standard">
      <loext:graphic-properties draw:fill="solid" draw:fill-color="#ffffff"/>
      <style:paragraph-properties fo:background-color="#ffffff" fo:padding="0cm" fo:border="none" style:shadow="none"/>
      <style:text-properties style:font-name="Consolas1" fo:font-size="10pt" fo:background-color="transparent" style:font-size-asian="10pt" style:font-size-complex="10pt"/>
    </style:style>
    <style:style style:name="P328" style:family="paragraph" style:parent-style-name="Standard">
      <loext:graphic-properties draw:fill="solid" draw:fill-color="#ffffff"/>
      <style:paragraph-properties fo:background-color="#ffffff" fo:padding="0cm" fo:border="none" style:shadow="none"/>
      <style:text-properties style:font-name="Consolas1" fo:font-size="10pt" officeooo:rsid="00cca8fd" officeooo:paragraph-rsid="00cca8fd" fo:background-color="transparent" style:font-size-asian="10pt" style:font-size-complex="10pt"/>
    </style:style>
    <style:style style:name="P329" style:family="paragraph" style:parent-style-name="Standard" style:master-page-name="">
      <loext:graphic-properties draw:fill="solid" draw:fill-color="#ffffff"/>
      <style:paragraph-properties fo:margin-left="0.101cm" fo:margin-right="0cm" fo:text-indent="0cm" style:auto-text-indent="false" style:page-number="auto" fo:background-color="#ffffff" fo:padding="0cm" fo:border="none" style:shadow="none"/>
      <style:text-properties style:font-name="Consolas1" officeooo:rsid="010ea74c" officeooo:paragraph-rsid="01108a47"/>
    </style:style>
    <style:style style:name="P330" style:family="paragraph" style:parent-style-name="Standard">
      <loext:graphic-properties draw:fill="solid" draw:fill-color="#ffffff"/>
      <style:paragraph-properties fo:background-color="#ffffff" fo:padding="0cm" fo:border="none" style:shadow="none"/>
      <style:text-properties style:font-name="Consolas1" officeooo:paragraph-rsid="01825ba7"/>
    </style:style>
    <style:style style:name="P331" style:family="paragraph" style:parent-style-name="Standard">
      <loext:graphic-properties draw:fill="solid" draw:fill-color="#ffffff"/>
      <style:paragraph-properties fo:background-color="#ffffff" fo:padding="0cm" fo:border="none" style:shadow="none"/>
      <style:text-properties style:font-name="Consolas1" officeooo:paragraph-rsid="0184a91b"/>
    </style:style>
    <style:style style:name="P332" style:family="paragraph" style:parent-style-name="Standard">
      <style:text-properties style:font-name="Consolas1" officeooo:rsid="00da1d0b" officeooo:paragraph-rsid="00da1d0b"/>
    </style:style>
    <style:style style:name="P333" style:family="paragraph" style:parent-style-name="Text_20_body">
      <style:text-properties officeooo:paragraph-rsid="019a5a39"/>
    </style:style>
    <style:style style:name="P334" style:family="paragraph" style:parent-style-name="Contents_20_1">
      <style:paragraph-properties>
        <style:tab-stops>
          <style:tab-stop style:position="17cm" style:type="right" style:leader-style="dotted" style:leader-text="."/>
        </style:tab-stops>
      </style:paragraph-properties>
    </style:style>
    <style:style style:name="P335" style:family="paragraph" style:parent-style-name="Contents_20_2">
      <style:paragraph-properties>
        <style:tab-stops>
          <style:tab-stop style:position="17cm" style:type="right" style:leader-style="dotted" style:leader-text="."/>
        </style:tab-stops>
      </style:paragraph-properties>
    </style:style>
    <style:style style:name="P336" style:family="paragraph" style:parent-style-name="Contents_20_3">
      <style:paragraph-properties>
        <style:tab-stops>
          <style:tab-stop style:position="17cm" style:type="right" style:leader-style="dotted" style:leader-text="."/>
        </style:tab-stops>
      </style:paragraph-properties>
    </style:style>
    <style:style style:name="P337" style:family="paragraph" style:parent-style-name="Contents_20_4">
      <style:paragraph-properties>
        <style:tab-stops>
          <style:tab-stop style:position="17cm" style:type="right" style:leader-style="dotted" style:leader-text="."/>
        </style:tab-stops>
      </style:paragraph-properties>
    </style:style>
    <style:style style:name="P338" style:family="paragraph" style:parent-style-name="Heading_20_1">
      <style:text-properties officeooo:rsid="0017d35d" officeooo:paragraph-rsid="0017d35d"/>
    </style:style>
    <style:style style:name="P339" style:family="paragraph" style:parent-style-name="Heading_20_1">
      <style:text-properties officeooo:paragraph-rsid="002af80d"/>
    </style:style>
    <style:style style:name="P340" style:family="paragraph" style:parent-style-name="Heading_20_1">
      <style:text-properties officeooo:rsid="00f82ee8" officeooo:paragraph-rsid="00f82ee8"/>
    </style:style>
    <style:style style:name="P341" style:family="paragraph" style:parent-style-name="Heading_20_1">
      <style:text-properties officeooo:rsid="01062a4f" officeooo:paragraph-rsid="01062a4f"/>
    </style:style>
    <style:style style:name="P342" style:family="paragraph" style:parent-style-name="Heading_20_1">
      <style:text-properties officeooo:rsid="010b6773" officeooo:paragraph-rsid="010b6773"/>
    </style:style>
    <style:style style:name="P343" style:family="paragraph" style:parent-style-name="Heading_20_1">
      <style:text-properties officeooo:rsid="0137007b" officeooo:paragraph-rsid="0137007b"/>
    </style:style>
    <style:style style:name="P344" style:family="paragraph" style:parent-style-name="Heading_20_1">
      <style:text-properties officeooo:rsid="0148c049" officeooo:paragraph-rsid="0148c049"/>
    </style:style>
    <style:style style:name="P345" style:family="paragraph" style:parent-style-name="Heading_20_1">
      <style:text-properties officeooo:rsid="015cf20c" officeooo:paragraph-rsid="015cf20c"/>
    </style:style>
    <style:style style:name="P346" style:family="paragraph" style:parent-style-name="Heading_20_1">
      <style:text-properties officeooo:rsid="016a024b" officeooo:paragraph-rsid="016a024b"/>
    </style:style>
    <style:style style:name="P347" style:family="paragraph" style:parent-style-name="Heading_20_1">
      <style:text-properties officeooo:rsid="01757d10" officeooo:paragraph-rsid="01757d10"/>
    </style:style>
    <style:style style:name="P348" style:family="paragraph" style:parent-style-name="Heading_20_1">
      <style:text-properties officeooo:rsid="0179dbde" officeooo:paragraph-rsid="0179dbde"/>
    </style:style>
    <style:style style:name="P349" style:family="paragraph" style:parent-style-name="Heading_20_1">
      <style:text-properties officeooo:rsid="01816e6a" officeooo:paragraph-rsid="01816e6a"/>
    </style:style>
    <style:style style:name="P350" style:family="paragraph" style:parent-style-name="Heading_20_1">
      <style:text-properties officeooo:rsid="018732b6" officeooo:paragraph-rsid="018732b6"/>
    </style:style>
    <style:style style:name="P351" style:family="paragraph" style:parent-style-name="Heading_20_1">
      <style:text-properties officeooo:rsid="018cc2b4" officeooo:paragraph-rsid="018cc2b4"/>
    </style:style>
    <style:style style:name="P352" style:family="paragraph" style:parent-style-name="Heading_20_2">
      <style:text-properties officeooo:rsid="001dd837" officeooo:paragraph-rsid="001dd837"/>
    </style:style>
    <style:style style:name="P353" style:family="paragraph" style:parent-style-name="Heading_20_2">
      <style:text-properties officeooo:paragraph-rsid="00233fd9"/>
    </style:style>
    <style:style style:name="P354" style:family="paragraph" style:parent-style-name="Heading_20_2">
      <style:text-properties officeooo:rsid="00271703" officeooo:paragraph-rsid="00271703"/>
    </style:style>
    <style:style style:name="P355" style:family="paragraph" style:parent-style-name="Heading_20_2">
      <style:text-properties officeooo:rsid="002927b8" officeooo:paragraph-rsid="002927b8"/>
    </style:style>
    <style:style style:name="P356" style:family="paragraph" style:parent-style-name="Heading_20_2">
      <style:text-properties officeooo:rsid="002f7d2f" officeooo:paragraph-rsid="002f7d2f"/>
    </style:style>
    <style:style style:name="P357" style:family="paragraph" style:parent-style-name="Heading_20_2">
      <style:text-properties officeooo:rsid="002fa3ae" officeooo:paragraph-rsid="002fa3ae"/>
    </style:style>
    <style:style style:name="P358" style:family="paragraph" style:parent-style-name="Heading_20_2">
      <style:text-properties officeooo:paragraph-rsid="0111e86f"/>
    </style:style>
    <style:style style:name="P359" style:family="paragraph" style:parent-style-name="Heading_20_2">
      <style:text-properties officeooo:rsid="012250eb"/>
    </style:style>
    <style:style style:name="P360" style:family="paragraph" style:parent-style-name="Heading_20_2">
      <style:text-properties officeooo:rsid="0137007b" officeooo:paragraph-rsid="0137007b"/>
    </style:style>
    <style:style style:name="P361" style:family="paragraph" style:parent-style-name="Heading_20_2">
      <style:text-properties officeooo:rsid="01399d1d" officeooo:paragraph-rsid="01399d1d"/>
    </style:style>
    <style:style style:name="P362" style:family="paragraph" style:parent-style-name="Heading_20_2">
      <style:text-properties officeooo:rsid="013b8ba8" officeooo:paragraph-rsid="013b8ba8"/>
    </style:style>
    <style:style style:name="P363" style:family="paragraph" style:parent-style-name="Heading_20_2">
      <style:text-properties officeooo:rsid="013d9a74" officeooo:paragraph-rsid="013d9a74"/>
    </style:style>
    <style:style style:name="P364" style:family="paragraph" style:parent-style-name="Heading_20_2">
      <style:text-properties officeooo:rsid="014f140b" officeooo:paragraph-rsid="014f140b"/>
    </style:style>
    <style:style style:name="P365" style:family="paragraph" style:parent-style-name="Heading_20_2">
      <style:text-properties officeooo:rsid="01504989" officeooo:paragraph-rsid="01504989"/>
    </style:style>
    <style:style style:name="P366" style:family="paragraph" style:parent-style-name="Heading_20_2">
      <style:text-properties officeooo:rsid="0154cb3b" officeooo:paragraph-rsid="0154cb3b"/>
    </style:style>
    <style:style style:name="P367" style:family="paragraph" style:parent-style-name="Heading_20_2">
      <style:text-properties officeooo:rsid="015cf20c" officeooo:paragraph-rsid="015cf20c"/>
    </style:style>
    <style:style style:name="P368" style:family="paragraph" style:parent-style-name="Heading_20_2">
      <style:text-properties officeooo:rsid="0166dc41" officeooo:paragraph-rsid="0166dc41"/>
    </style:style>
    <style:style style:name="P369" style:family="paragraph" style:parent-style-name="Heading_20_2">
      <style:text-properties officeooo:rsid="016a024b" officeooo:paragraph-rsid="016a024b"/>
    </style:style>
    <style:style style:name="P370" style:family="paragraph" style:parent-style-name="Heading_20_2">
      <style:text-properties officeooo:rsid="016fbbaf" officeooo:paragraph-rsid="016fbbaf"/>
    </style:style>
    <style:style style:name="P371" style:family="paragraph" style:parent-style-name="Heading_20_2">
      <style:text-properties officeooo:rsid="017614bc" officeooo:paragraph-rsid="017614bc"/>
    </style:style>
    <style:style style:name="P372" style:family="paragraph" style:parent-style-name="Heading_20_2">
      <style:text-properties officeooo:rsid="017a4017" officeooo:paragraph-rsid="017a4017"/>
    </style:style>
    <style:style style:name="P373" style:family="paragraph" style:parent-style-name="Heading_20_2">
      <style:text-properties officeooo:rsid="01825ba7" officeooo:paragraph-rsid="01825ba7"/>
    </style:style>
    <style:style style:name="P374" style:family="paragraph" style:parent-style-name="Heading_20_2">
      <style:text-properties officeooo:rsid="018cc2b4" officeooo:paragraph-rsid="018cc2b4"/>
    </style:style>
    <style:style style:name="P375" style:family="paragraph" style:parent-style-name="Heading_20_2">
      <style:text-properties officeooo:rsid="018f95dc" officeooo:paragraph-rsid="018f95dc"/>
    </style:style>
    <style:style style:name="P376" style:family="paragraph" style:parent-style-name="Heading_20_2">
      <style:text-properties officeooo:rsid="019119b2" officeooo:paragraph-rsid="019119b2"/>
    </style:style>
    <style:style style:name="P377" style:family="paragraph" style:parent-style-name="Heading_20_2">
      <style:text-properties officeooo:rsid="0037e2d9" officeooo:paragraph-rsid="0037e2d9"/>
    </style:style>
    <style:style style:name="P378" style:family="paragraph" style:parent-style-name="Heading_20_2">
      <style:text-properties officeooo:rsid="0039bcf6" officeooo:paragraph-rsid="0039bcf6"/>
    </style:style>
    <style:style style:name="P379" style:family="paragraph" style:parent-style-name="Heading_20_2">
      <style:text-properties officeooo:rsid="003d37d7" officeooo:paragraph-rsid="003d37d7"/>
    </style:style>
    <style:style style:name="P380" style:family="paragraph" style:parent-style-name="Heading_20_2">
      <style:text-properties style:font-name="Liberation Sans" fo:font-size="16.1000003814697pt" fo:font-weight="bold" officeooo:rsid="004030d3" officeooo:paragraph-rsid="004030d3" style:font-name-asian="Microsoft YaHei" style:font-size-asian="16.1000003814697pt" style:font-weight-asian="bold" style:font-name-complex="Lucida Sans" style:font-size-complex="16.1000003814697pt" style:font-weight-complex="bold"/>
    </style:style>
    <style:style style:name="P381" style:family="paragraph" style:parent-style-name="Heading_20_2">
      <style:text-properties officeooo:rsid="00428460" officeooo:paragraph-rsid="00428460"/>
    </style:style>
    <style:style style:name="P382" style:family="paragraph" style:parent-style-name="Heading_20_2">
      <style:text-properties officeooo:rsid="00493f78" officeooo:paragraph-rsid="00493f78"/>
    </style:style>
    <style:style style:name="P383" style:family="paragraph" style:parent-style-name="Heading_20_2">
      <style:text-properties officeooo:rsid="00536e89" officeooo:paragraph-rsid="00536e89"/>
    </style:style>
    <style:style style:name="P384" style:family="paragraph" style:parent-style-name="Heading_20_2">
      <style:text-properties officeooo:rsid="005d4f53" officeooo:paragraph-rsid="005d4f53"/>
    </style:style>
    <style:style style:name="P385" style:family="paragraph" style:parent-style-name="Heading_20_2">
      <style:text-properties officeooo:rsid="0063d694" officeooo:paragraph-rsid="0063d694"/>
    </style:style>
    <style:style style:name="P386" style:family="paragraph" style:parent-style-name="Heading_20_2">
      <style:text-properties officeooo:rsid="0075ebcc" officeooo:paragraph-rsid="0075ebcc"/>
    </style:style>
    <style:style style:name="P387" style:family="paragraph" style:parent-style-name="Heading_20_2">
      <style:text-properties officeooo:rsid="0096d5c6" officeooo:paragraph-rsid="0096d5c6"/>
    </style:style>
    <style:style style:name="P388" style:family="paragraph" style:parent-style-name="Heading_20_2">
      <style:text-properties officeooo:rsid="009faf14" officeooo:paragraph-rsid="009faf14"/>
    </style:style>
    <style:style style:name="P389" style:family="paragraph" style:parent-style-name="Heading_20_2">
      <style:text-properties officeooo:rsid="00b35220" officeooo:paragraph-rsid="00b35220"/>
    </style:style>
    <style:style style:name="P390" style:family="paragraph" style:parent-style-name="Heading_20_2">
      <style:text-properties officeooo:rsid="00b7172e" officeooo:paragraph-rsid="00b7172e"/>
    </style:style>
    <style:style style:name="P391" style:family="paragraph" style:parent-style-name="Heading_20_2">
      <style:text-properties officeooo:rsid="00bceea2" officeooo:paragraph-rsid="00bceea2"/>
    </style:style>
    <style:style style:name="P392" style:family="paragraph" style:parent-style-name="Heading_20_2">
      <style:text-properties officeooo:rsid="00d8905b" officeooo:paragraph-rsid="00d8905b"/>
    </style:style>
    <style:style style:name="P393" style:family="paragraph" style:parent-style-name="Heading_20_2">
      <style:text-properties officeooo:rsid="00ea38a2" officeooo:paragraph-rsid="00ea38a2"/>
    </style:style>
    <style:style style:name="P394" style:family="paragraph" style:parent-style-name="Heading_20_2">
      <style:text-properties officeooo:rsid="00eb20ac" officeooo:paragraph-rsid="00eb20ac"/>
    </style:style>
    <style:style style:name="P395" style:family="paragraph" style:parent-style-name="Heading_20_2">
      <style:text-properties officeooo:rsid="019e759b" officeooo:paragraph-rsid="019e759b"/>
    </style:style>
    <style:style style:name="P396" style:family="paragraph" style:parent-style-name="Heading_20_3">
      <style:text-properties officeooo:rsid="01142b90" officeooo:paragraph-rsid="01142b90"/>
    </style:style>
    <style:style style:name="P397" style:family="paragraph" style:parent-style-name="Heading_20_3">
      <style:text-properties officeooo:rsid="0126e988" officeooo:paragraph-rsid="0126e988"/>
    </style:style>
    <style:style style:name="P398" style:family="paragraph" style:parent-style-name="Heading_20_3">
      <style:text-properties officeooo:rsid="012784d7" officeooo:paragraph-rsid="012784d7"/>
    </style:style>
    <style:style style:name="P399" style:family="paragraph" style:parent-style-name="Heading_20_3">
      <style:text-properties officeooo:rsid="012a314f" officeooo:paragraph-rsid="012a314f"/>
    </style:style>
    <style:style style:name="P400" style:family="paragraph" style:parent-style-name="Heading_20_3">
      <style:text-properties officeooo:rsid="01325021" officeooo:paragraph-rsid="01325021"/>
    </style:style>
    <style:style style:name="P401" style:family="paragraph" style:parent-style-name="Heading_20_3" style:list-style-name="">
      <style:text-properties officeooo:rsid="01349d81" officeooo:paragraph-rsid="01349d81"/>
    </style:style>
    <style:style style:name="P402" style:family="paragraph" style:parent-style-name="Heading_20_3">
      <style:text-properties officeooo:rsid="005e781c" officeooo:paragraph-rsid="005e781c"/>
    </style:style>
    <style:style style:name="P403" style:family="paragraph" style:parent-style-name="Heading_20_3">
      <style:text-properties officeooo:rsid="005fd647" officeooo:paragraph-rsid="005fd647"/>
    </style:style>
    <style:style style:name="P404" style:family="paragraph" style:parent-style-name="Heading_20_3">
      <style:text-properties officeooo:rsid="0061d591" officeooo:paragraph-rsid="0061d591"/>
    </style:style>
    <style:style style:name="P405" style:family="paragraph" style:parent-style-name="Heading_20_3">
      <style:text-properties officeooo:rsid="0096d5c6" officeooo:paragraph-rsid="0096d5c6"/>
    </style:style>
    <style:style style:name="P406" style:family="paragraph" style:parent-style-name="Heading_20_3">
      <style:text-properties officeooo:rsid="009a138d" officeooo:paragraph-rsid="009a138d"/>
    </style:style>
    <style:style style:name="P407" style:family="paragraph" style:parent-style-name="Heading_20_3">
      <style:text-properties style:font-name="Liberation Sans" fo:font-size="14.1000003814697pt" fo:font-weight="bold" officeooo:rsid="00a2ac74" officeooo:paragraph-rsid="00a2ac74" style:font-name-asian="Microsoft YaHei" style:font-size-asian="14.1000003814697pt" style:font-weight-asian="bold" style:font-name-complex="Lucida Sans" style:font-size-complex="14.1000003814697pt" style:font-weight-complex="bold"/>
    </style:style>
    <style:style style:name="P408" style:family="paragraph" style:parent-style-name="Heading_20_3">
      <style:text-properties officeooo:rsid="00d07890" officeooo:paragraph-rsid="00d07890"/>
    </style:style>
    <style:style style:name="P409" style:family="paragraph" style:parent-style-name="Heading_20_3">
      <style:text-properties officeooo:rsid="00ea38a2" officeooo:paragraph-rsid="00ea38a2"/>
    </style:style>
    <style:style style:name="P410" style:family="paragraph" style:parent-style-name="Heading_20_3">
      <style:text-properties officeooo:rsid="00ed7c51" officeooo:paragraph-rsid="00ed7c51"/>
    </style:style>
    <style:style style:name="P411" style:family="paragraph" style:parent-style-name="Heading_20_3">
      <style:text-properties officeooo:rsid="019e759b" officeooo:paragraph-rsid="019e759b"/>
    </style:style>
    <style:style style:name="P412" style:family="paragraph" style:parent-style-name="Heading_20_3">
      <style:text-properties officeooo:rsid="019e8d62" officeooo:paragraph-rsid="019e8d62"/>
    </style:style>
    <style:style style:name="P413" style:family="paragraph" style:parent-style-name="Heading_20_4">
      <style:text-properties officeooo:rsid="01157641" officeooo:paragraph-rsid="01157641"/>
    </style:style>
    <style:style style:name="P414" style:family="paragraph" style:parent-style-name="Heading_20_4">
      <style:text-properties officeooo:rsid="011708da" officeooo:paragraph-rsid="011708da"/>
    </style:style>
    <style:style style:name="P415" style:family="paragraph" style:parent-style-name="Heading_20_4">
      <style:text-properties officeooo:rsid="0117dca9" officeooo:paragraph-rsid="0117dca9"/>
    </style:style>
    <style:style style:name="P416" style:family="paragraph" style:parent-style-name="Heading_20_4">
      <style:text-properties officeooo:rsid="011a5d5b" officeooo:paragraph-rsid="011a5d5b"/>
    </style:style>
    <style:style style:name="P417" style:family="paragraph" style:parent-style-name="Heading_20_4">
      <style:text-properties officeooo:rsid="011ac064" officeooo:paragraph-rsid="011ac064"/>
    </style:style>
    <style:style style:name="P418" style:family="paragraph" style:parent-style-name="Heading_20_4">
      <style:text-properties officeooo:rsid="011b89d8" officeooo:paragraph-rsid="011b89d8"/>
    </style:style>
    <style:style style:name="P419" style:family="paragraph" style:parent-style-name="Heading_20_4">
      <style:text-properties officeooo:rsid="011baf20" officeooo:paragraph-rsid="011baf20"/>
    </style:style>
    <style:style style:name="P420" style:family="paragraph" style:parent-style-name="Heading_20_4">
      <style:text-properties officeooo:rsid="011c6722" officeooo:paragraph-rsid="011c6722"/>
    </style:style>
    <style:style style:name="P421" style:family="paragraph" style:parent-style-name="Standard" style:list-style-name="L4">
      <style:paragraph-properties fo:text-align="start" style:justify-single-word="false"/>
      <style:text-properties fo:color="#000000" loext:opacity="100%" style:font-name="Calibri1" fo:font-size="11pt" style:font-size-asian="11pt" style:font-size-complex="11pt"/>
    </style:style>
    <style:style style:name="P422" style:family="paragraph" style:parent-style-name="Standard" style:list-style-name="L5">
      <style:paragraph-properties fo:text-align="start" style:justify-single-word="false"/>
      <style:text-properties fo:color="#000000" loext:opacity="100%" style:font-name="Calibri1" fo:font-size="11pt" style:font-size-asian="11pt" style:font-size-complex="11pt"/>
    </style:style>
    <style:style style:name="P423" style:family="paragraph" style:parent-style-name="Standard" style:list-style-name="L6">
      <style:paragraph-properties fo:text-align="start" style:justify-single-word="false"/>
      <style:text-properties fo:color="#000000" loext:opacity="100%" style:font-name="Calibri1" fo:font-size="11pt" style:font-size-asian="11pt" style:font-size-complex="11pt"/>
    </style:style>
    <style:style style:name="P424" style:family="paragraph" style:parent-style-name="Standard" style:list-style-name="L8">
      <style:text-properties fo:color="#000000" loext:opacity="100%" style:font-name="Calibri1" fo:font-size="11pt" officeooo:rsid="00229886" officeooo:paragraph-rsid="00233fd9" style:font-size-asian="11pt" style:font-size-complex="11pt"/>
    </style:style>
    <style:style style:name="P425" style:family="paragraph" style:parent-style-name="Standard" style:list-style-name="L21">
      <style:text-properties fo:color="#000000" loext:opacity="100%" style:font-name="Calibri1" fo:font-size="11pt" style:font-size-asian="11pt" style:font-size-complex="11pt"/>
    </style:style>
    <style:style style:name="P426" style:family="paragraph" style:parent-style-name="Standard" style:list-style-name="L18"/>
    <style:style style:name="P427" style:family="paragraph" style:parent-style-name="Standard" style:list-style-name="L31"/>
    <style:style style:name="P428" style:family="paragraph" style:parent-style-name="Standard">
      <loext:graphic-properties draw:fill="solid" draw:fill-color="#ffffff"/>
      <style:paragraph-properties fo:background-color="#ffffff" fo:padding="0cm" fo:border="none" style:shadow="none"/>
      <style:text-properties fo:color="#080808" loext:opacity="100%" style:font-name="Consolas1" fo:font-size="10pt" fo:font-style="normal" fo:font-weight="normal" officeooo:rsid="00739e05" officeooo:paragraph-rsid="019cb37c" fo:background-color="transparent" style:font-size-asian="10pt" style:font-style-asian="normal" style:font-weight-asian="normal" style:font-size-complex="10pt"/>
    </style:style>
    <style:style style:name="P429" style:family="paragraph" style:parent-style-name="Standard">
      <loext:graphic-properties draw:fill="solid" draw:fill-color="#ffffff"/>
      <style:paragraph-properties fo:background-color="#ffffff" fo:padding="0cm" fo:border="none" style:shadow="none"/>
      <style:text-properties fo:color="#080808" loext:opacity="100%" style:font-name="Consolas1" fo:font-size="10pt" fo:font-style="normal" fo:font-weight="normal" officeooo:rsid="018732b6" officeooo:paragraph-rsid="01895e6a" style:font-size-asian="10pt" style:font-style-asian="normal" style:font-weight-asian="normal" style:font-size-complex="10pt"/>
    </style:style>
    <style:style style:name="P430" style:family="paragraph" style:parent-style-name="Standard">
      <loext:graphic-properties draw:fill="solid" draw:fill-color="#ffffff"/>
      <style:paragraph-properties fo:background-color="#ffffff" fo:padding="0cm" fo:border="none" style:shadow="none"/>
      <style:text-properties fo:color="#080808" loext:opacity="100%" style:font-name="Calibri1" fo:font-size="10pt" fo:font-style="normal" fo:font-weight="normal" officeooo:rsid="019fea38" officeooo:paragraph-rsid="019fea38" style:font-size-asian="10pt" style:font-style-asian="normal" style:font-weight-asian="normal" style:font-size-complex="10pt"/>
    </style:style>
    <style:style style:name="P431" style:family="paragraph" style:parent-style-name="Text_20_body" style:list-style-name="L1">
      <style:text-properties style:font-name="Calibri1" fo:font-size="11pt" officeooo:rsid="001abfaa" officeooo:paragraph-rsid="001abfaa" style:font-size-asian="9.60000038146973pt" style:font-size-complex="11pt"/>
    </style:style>
    <style:style style:name="P432" style:family="paragraph" style:parent-style-name="Text_20_body" style:list-style-name="L2">
      <style:text-properties officeooo:rsid="001ca011" officeooo:paragraph-rsid="001ca011"/>
    </style:style>
    <style:style style:name="P433" style:family="paragraph" style:parent-style-name="Text_20_body" style:list-style-name="L3">
      <style:text-properties officeooo:rsid="001ca011" officeooo:paragraph-rsid="001ca011"/>
    </style:style>
    <style:style style:name="P434" style:family="paragraph" style:parent-style-name="Text_20_body" style:list-style-name="L3"/>
    <style:style style:name="P435" style:family="paragraph" style:parent-style-name="Text_20_body" style:list-style-name="L7">
      <style:text-properties officeooo:rsid="001f65f6" officeooo:paragraph-rsid="001f65f6"/>
    </style:style>
    <style:style style:name="P436" style:family="paragraph" style:parent-style-name="Text_20_body" style:list-style-name="L8">
      <style:text-properties officeooo:rsid="00229886" officeooo:paragraph-rsid="00233fd9"/>
    </style:style>
    <style:style style:name="P437" style:family="paragraph" style:parent-style-name="Text_20_body" style:list-style-name="L9">
      <style:text-properties fo:color="#000000" loext:opacity="100%" style:font-name="Calibri1" fo:font-size="11pt" officeooo:paragraph-rsid="002827f7" style:font-size-asian="11pt" style:font-size-complex="11pt"/>
    </style:style>
    <style:style style:name="P438" style:family="paragraph" style:parent-style-name="Text_20_body" style:list-style-name="L9">
      <style:text-properties fo:color="#000000" loext:opacity="100%" style:font-name="Calibri1" fo:font-size="11pt" officeooo:paragraph-rsid="002927b8" style:font-size-asian="11pt" style:font-size-complex="11pt"/>
    </style:style>
    <style:style style:name="P439" style:family="paragraph" style:parent-style-name="Text_20_body" style:list-style-name="L48">
      <style:text-properties fo:color="#000000" loext:opacity="100%" style:font-name="Calibri1" fo:font-size="11pt" fo:font-style="normal" fo:font-weight="normal" officeooo:rsid="006aba7d" officeooo:paragraph-rsid="006aba7d" style:font-size-asian="11pt" style:font-style-asian="normal" style:font-weight-asian="normal" style:font-size-complex="11pt"/>
    </style:style>
    <style:style style:name="P440" style:family="paragraph" style:parent-style-name="Text_20_body" style:list-style-name="L10"/>
    <style:style style:name="P441" style:family="paragraph" style:parent-style-name="Text_20_body" style:list-style-name="L11"/>
    <style:style style:name="P442" style:family="paragraph" style:parent-style-name="Text_20_body" style:list-style-name="L12">
      <style:text-properties officeooo:paragraph-rsid="00fe3af7"/>
    </style:style>
    <style:style style:name="P443" style:family="paragraph" style:parent-style-name="Text_20_body" style:list-style-name="L12">
      <style:text-properties officeooo:rsid="00fb9783" officeooo:paragraph-rsid="00fb9783"/>
    </style:style>
    <style:style style:name="P444" style:family="paragraph" style:parent-style-name="Text_20_body" style:list-style-name="L12">
      <style:text-properties style:font-name="Calibri" fo:font-size="11pt" fo:font-style="normal" officeooo:rsid="00fd3875" officeooo:paragraph-rsid="00fe3af7" style:font-style-asian="normal" style:font-style-complex="normal"/>
    </style:style>
    <style:style style:name="P445" style:family="paragraph" style:parent-style-name="Text_20_body" style:list-style-name="L14">
      <style:text-properties style:font-name="Calibri" fo:font-size="11pt" officeooo:rsid="01065db2" officeooo:paragraph-rsid="01065db2"/>
    </style:style>
    <style:style style:name="P446" style:family="paragraph" style:parent-style-name="Text_20_body" style:list-style-name="L16">
      <style:text-properties style:font-name="Calibri" fo:font-size="11pt" officeooo:rsid="010c2f1c" officeooo:paragraph-rsid="010c2f1c"/>
    </style:style>
    <style:style style:name="P447" style:family="paragraph" style:parent-style-name="Text_20_body" style:list-style-name="L40">
      <style:text-properties style:font-name="Calibri" fo:font-size="11pt" officeooo:rsid="003d6b73" officeooo:paragraph-rsid="003d6b73"/>
    </style:style>
    <style:style style:name="P448" style:family="paragraph" style:parent-style-name="Text_20_body" style:list-style-name="L56">
      <style:text-properties style:font-name="Calibri" fo:font-size="11pt" officeooo:rsid="00a0cac7" officeooo:paragraph-rsid="00a0cac7"/>
    </style:style>
    <style:style style:name="P449" style:family="paragraph" style:parent-style-name="Text_20_body" style:list-style-name="L13">
      <style:text-properties officeooo:rsid="00fe3af7" officeooo:paragraph-rsid="00fe3af7"/>
    </style:style>
    <style:style style:name="P450" style:family="paragraph" style:parent-style-name="Text_20_body" style:list-style-name="L15">
      <style:text-properties officeooo:rsid="01069562" officeooo:paragraph-rsid="01069562"/>
    </style:style>
    <style:style style:name="P451" style:family="paragraph" style:parent-style-name="Text_20_body" style:list-style-name="L17">
      <style:text-properties officeooo:rsid="0111e86f" officeooo:paragraph-rsid="0111e86f"/>
    </style:style>
    <style:style style:name="P452" style:family="paragraph" style:parent-style-name="Text_20_body" style:list-style-name="L19">
      <style:text-properties officeooo:rsid="0126e988" officeooo:paragraph-rsid="0126e988"/>
    </style:style>
    <style:style style:name="P453" style:family="paragraph" style:parent-style-name="Text_20_body" style:list-style-name="L20"/>
    <style:style style:name="P454" style:family="paragraph" style:parent-style-name="Text_20_body" style:list-style-name="L21"/>
    <style:style style:name="P455" style:family="paragraph" style:parent-style-name="Text_20_body" style:list-style-name="L22"/>
    <style:style style:name="P456" style:family="paragraph" style:parent-style-name="Text_20_body" style:list-style-name="L23"/>
    <style:style style:name="P457" style:family="paragraph" style:parent-style-name="Text_20_body" style:list-style-name="L23">
      <style:text-properties officeooo:paragraph-rsid="01349d81"/>
    </style:style>
    <style:style style:name="P458" style:family="paragraph" style:parent-style-name="Text_20_body" style:list-style-name="L24">
      <style:text-properties officeooo:rsid="0137007b" officeooo:paragraph-rsid="0137007b"/>
    </style:style>
    <style:style style:name="P459" style:family="paragraph" style:parent-style-name="Text_20_body" style:list-style-name="L25">
      <style:text-properties officeooo:rsid="01399d1d" officeooo:paragraph-rsid="01399d1d"/>
    </style:style>
    <style:style style:name="P460" style:family="paragraph" style:parent-style-name="Text_20_body" style:list-style-name="L25">
      <style:text-properties officeooo:rsid="01399d1d" officeooo:paragraph-rsid="013b8ba8"/>
    </style:style>
    <style:style style:name="P461" style:family="paragraph" style:parent-style-name="Text_20_body" style:list-style-name="L26">
      <style:text-properties officeooo:rsid="01399d1d" officeooo:paragraph-rsid="01399d1d"/>
    </style:style>
    <style:style style:name="P462" style:family="paragraph" style:parent-style-name="Text_20_body">
      <style:text-properties officeooo:rsid="01399d1d" officeooo:paragraph-rsid="01399d1d"/>
    </style:style>
    <style:style style:name="P463" style:family="paragraph" style:parent-style-name="Text_20_body" style:list-style-name="L27">
      <style:text-properties officeooo:rsid="013b8ba8" officeooo:paragraph-rsid="013b8ba8"/>
    </style:style>
    <style:style style:name="P464" style:family="paragraph" style:parent-style-name="Text_20_body" style:list-style-name="L27">
      <style:text-properties officeooo:rsid="013d8b90" officeooo:paragraph-rsid="013d8b90"/>
    </style:style>
    <style:style style:name="P465" style:family="paragraph" style:parent-style-name="Text_20_body" style:list-style-name="L28">
      <style:text-properties officeooo:rsid="014155b3" officeooo:paragraph-rsid="014155b3"/>
    </style:style>
    <style:style style:name="P466" style:family="paragraph" style:parent-style-name="Text_20_body" style:list-style-name="L29"/>
    <style:style style:name="P467" style:family="paragraph" style:parent-style-name="Text_20_body" style:list-style-name="L30">
      <style:text-properties officeooo:rsid="0154cb3b" officeooo:paragraph-rsid="0154cb3b"/>
    </style:style>
    <style:style style:name="P468" style:family="paragraph" style:parent-style-name="Text_20_body" style:list-style-name="L31"/>
    <style:style style:name="P469" style:family="paragraph" style:parent-style-name="Text_20_body" style:list-style-name="L31">
      <style:text-properties officeooo:rsid="01553431" officeooo:paragraph-rsid="01553431"/>
    </style:style>
    <style:style style:name="P470" style:family="paragraph" style:parent-style-name="Text_20_body" style:list-style-name="L32">
      <style:text-properties officeooo:paragraph-rsid="015e10b7"/>
    </style:style>
    <style:style style:name="P471" style:family="paragraph" style:parent-style-name="Text_20_body" style:list-style-name="L32">
      <style:text-properties officeooo:rsid="015e10b7" officeooo:paragraph-rsid="015e10b7"/>
    </style:style>
    <style:style style:name="P472" style:family="paragraph" style:parent-style-name="Text_20_body" style:list-style-name="L32">
      <style:text-properties officeooo:rsid="015e10b7" officeooo:paragraph-rsid="015f502b"/>
    </style:style>
    <style:style style:name="P473" style:family="paragraph" style:parent-style-name="Text_20_body" style:list-style-name="L32">
      <style:text-properties officeooo:rsid="015f502b" officeooo:paragraph-rsid="015f502b"/>
    </style:style>
    <style:style style:name="P474" style:family="paragraph" style:parent-style-name="Text_20_body" style:list-style-name="L33">
      <style:text-properties officeooo:paragraph-rsid="0166dc41"/>
    </style:style>
    <style:style style:name="P475" style:family="paragraph" style:parent-style-name="Text_20_body" style:list-style-name="L33">
      <style:text-properties officeooo:paragraph-rsid="01683ac4"/>
    </style:style>
    <style:style style:name="P476" style:family="paragraph" style:parent-style-name="Text_20_body" style:list-style-name="L33">
      <style:text-properties officeooo:rsid="0166dc41" officeooo:paragraph-rsid="0166dc41"/>
    </style:style>
    <style:style style:name="P477" style:family="paragraph" style:parent-style-name="Text_20_body" style:list-style-name="L33">
      <style:text-properties officeooo:rsid="01683ac4" officeooo:paragraph-rsid="01683ac4"/>
    </style:style>
    <style:style style:name="P478" style:family="paragraph" style:parent-style-name="Text_20_body" style:list-style-name="L34"/>
    <style:style style:name="P479" style:family="paragraph" style:parent-style-name="Text_20_body" style:list-style-name="L34">
      <style:text-properties officeooo:rsid="01816e6a" officeooo:paragraph-rsid="01816e6a"/>
    </style:style>
    <style:style style:name="P480" style:family="paragraph" style:parent-style-name="Text_20_body" style:list-style-name="L35">
      <style:text-properties officeooo:rsid="018cc2b4" officeooo:paragraph-rsid="018cc2b4"/>
    </style:style>
    <style:style style:name="P481" style:family="paragraph" style:parent-style-name="Text_20_body" style:list-style-name="L36">
      <style:text-properties officeooo:rsid="019301ac" officeooo:paragraph-rsid="019301ac"/>
    </style:style>
    <style:style style:name="P482" style:family="paragraph" style:parent-style-name="Text_20_body" style:list-style-name="L37">
      <style:text-properties fo:font-weight="normal" officeooo:rsid="003ba78f" officeooo:paragraph-rsid="003ba78f" style:font-weight-asian="normal" style:font-weight-complex="normal"/>
    </style:style>
    <style:style style:name="P483" style:family="paragraph" style:parent-style-name="Text_20_body" style:list-style-name="L38">
      <style:text-properties fo:font-weight="normal" officeooo:rsid="003ba78f" officeooo:paragraph-rsid="003ba78f" style:font-weight-asian="normal" style:font-weight-complex="normal"/>
    </style:style>
    <style:style style:name="P484" style:family="paragraph" style:parent-style-name="Text_20_body" style:list-style-name="L39">
      <style:text-properties fo:font-weight="normal" officeooo:rsid="003ba78f" officeooo:paragraph-rsid="003ba78f" style:font-weight-asian="normal" style:font-weight-complex="normal"/>
    </style:style>
    <style:style style:name="P485" style:family="paragraph" style:parent-style-name="Text_20_body" style:list-style-name="L40">
      <style:text-properties officeooo:rsid="003d6b73" officeooo:paragraph-rsid="003d6b73"/>
    </style:style>
    <style:style style:name="P486" style:family="paragraph" style:parent-style-name="Text_20_body" style:list-style-name="L41">
      <style:text-properties officeooo:rsid="003ed715" officeooo:paragraph-rsid="003ed715"/>
    </style:style>
    <style:style style:name="P487" style:family="paragraph" style:parent-style-name="Text_20_body" style:list-style-name="L42">
      <style:text-properties officeooo:rsid="00493f78" officeooo:paragraph-rsid="00493f78"/>
    </style:style>
    <style:style style:name="P488" style:family="paragraph" style:parent-style-name="Text_20_body" style:list-style-name="L43">
      <style:text-properties officeooo:rsid="004f3b07" officeooo:paragraph-rsid="004f3b07"/>
    </style:style>
    <style:style style:name="P489" style:family="paragraph" style:parent-style-name="Text_20_body" style:list-style-name="L44">
      <style:text-properties officeooo:rsid="004f3b07" officeooo:paragraph-rsid="004f3b07"/>
    </style:style>
    <style:style style:name="P490" style:family="paragraph" style:parent-style-name="Text_20_body" style:list-style-name="L45">
      <style:text-properties officeooo:rsid="00536e89" officeooo:paragraph-rsid="00536e89"/>
    </style:style>
    <style:style style:name="P491" style:family="paragraph" style:parent-style-name="Text_20_body" style:list-style-name="L45">
      <style:text-properties officeooo:rsid="0053d55f" officeooo:paragraph-rsid="0053d55f"/>
    </style:style>
    <style:style style:name="P492" style:family="paragraph" style:parent-style-name="Text_20_body" style:list-style-name="L46">
      <style:text-properties fo:font-size="9pt" fo:text-shadow="1pt 1pt" style:font-size-asian="9pt" style:font-size-complex="9pt"/>
    </style:style>
    <style:style style:name="P493" style:family="paragraph" style:parent-style-name="Text_20_body" style:list-style-name="L46">
      <style:text-properties fo:font-size="9pt" fo:text-shadow="1pt 1pt" officeooo:rsid="0057f1f4" officeooo:paragraph-rsid="0057f1f4" style:font-size-asian="9pt" style:font-size-complex="9pt"/>
    </style:style>
    <style:style style:name="P494" style:family="paragraph" style:parent-style-name="Text_20_body" style:list-style-name="L47">
      <style:text-properties officeooo:rsid="005e781c" officeooo:paragraph-rsid="005e781c"/>
    </style:style>
    <style:style style:name="P495" style:family="paragraph" style:parent-style-name="Text_20_body" style:list-style-name="L49">
      <style:text-properties officeooo:rsid="007aa73a" officeooo:paragraph-rsid="007aa73a"/>
    </style:style>
    <style:style style:name="P496" style:family="paragraph" style:parent-style-name="Text_20_body" style:list-style-name="L50">
      <style:text-properties officeooo:rsid="007aa73a" officeooo:paragraph-rsid="007aa73a"/>
    </style:style>
    <style:style style:name="P497" style:family="paragraph" style:parent-style-name="Text_20_body" style:list-style-name="L51">
      <style:text-properties officeooo:rsid="0096d5c6" officeooo:paragraph-rsid="0096d5c6"/>
    </style:style>
    <style:style style:name="P498" style:family="paragraph" style:parent-style-name="Text_20_body" style:list-style-name="L52">
      <style:text-properties officeooo:rsid="0096d5c6" officeooo:paragraph-rsid="0096d5c6"/>
    </style:style>
    <style:style style:name="P499" style:family="paragraph" style:parent-style-name="Text_20_body" style:list-style-name="L53">
      <style:text-properties officeooo:rsid="0096e9e3" officeooo:paragraph-rsid="0096e9e3"/>
    </style:style>
    <style:style style:name="P500" style:family="paragraph" style:parent-style-name="Text_20_body" style:list-style-name="L54">
      <style:text-properties officeooo:rsid="0099d6eb" officeooo:paragraph-rsid="0099d6eb"/>
    </style:style>
    <style:style style:name="P501" style:family="paragraph" style:parent-style-name="Text_20_body" style:list-style-name="L54">
      <style:text-properties officeooo:rsid="0099fcfa" officeooo:paragraph-rsid="0099fcfa"/>
    </style:style>
    <style:style style:name="P502" style:family="paragraph" style:parent-style-name="Text_20_body" style:list-style-name="L55">
      <style:text-properties officeooo:rsid="009acd4d" officeooo:paragraph-rsid="009acd4d"/>
    </style:style>
    <style:style style:name="P503" style:family="paragraph" style:parent-style-name="Text_20_body" style:list-style-name="L55">
      <style:text-properties officeooo:rsid="009b8350" officeooo:paragraph-rsid="009b8350"/>
    </style:style>
    <style:style style:name="P504" style:family="paragraph" style:parent-style-name="Text_20_body" style:list-style-name="L56">
      <style:text-properties officeooo:rsid="00a0cac7" officeooo:paragraph-rsid="00a0cac7"/>
    </style:style>
    <style:style style:name="P505" style:family="paragraph" style:parent-style-name="Text_20_body" style:list-style-name="L57">
      <style:text-properties officeooo:rsid="00a2ac74" officeooo:paragraph-rsid="00a2ac74"/>
    </style:style>
    <style:style style:name="P506" style:family="paragraph" style:parent-style-name="Text_20_body" style:list-style-name="L58">
      <style:text-properties officeooo:rsid="00b35e5a" officeooo:paragraph-rsid="00b35e5a"/>
    </style:style>
    <style:style style:name="P507" style:family="paragraph" style:parent-style-name="Text_20_body" style:list-style-name="L59">
      <style:text-properties officeooo:rsid="00b74699" officeooo:paragraph-rsid="00b74699"/>
    </style:style>
    <style:style style:name="P508" style:family="paragraph" style:parent-style-name="Text_20_body" style:list-style-name="L60">
      <style:text-properties officeooo:rsid="00bf86f2" officeooo:paragraph-rsid="00bf86f2"/>
    </style:style>
    <style:style style:name="P509" style:family="paragraph" style:parent-style-name="Text_20_body" style:list-style-name="L61">
      <style:text-properties officeooo:rsid="00c1fec5" officeooo:paragraph-rsid="00c1fec5"/>
    </style:style>
    <style:style style:name="P510" style:family="paragraph" style:parent-style-name="Text_20_body" style:list-style-name="L62">
      <style:text-properties officeooo:rsid="00c7c177" officeooo:paragraph-rsid="00c7c177"/>
    </style:style>
    <style:style style:name="P511" style:family="paragraph" style:parent-style-name="Text_20_body" style:list-style-name="L63">
      <style:text-properties officeooo:rsid="00d91f56" officeooo:paragraph-rsid="00d91f56"/>
    </style:style>
    <style:style style:name="P512" style:family="paragraph" style:parent-style-name="Text_20_body" style:list-style-name="L64">
      <style:text-properties officeooo:rsid="00d91f56" officeooo:paragraph-rsid="00d91f56"/>
    </style:style>
    <style:style style:name="P513" style:family="paragraph" style:parent-style-name="Text_20_body">
      <style:text-properties officeooo:rsid="019e759b" officeooo:paragraph-rsid="019e759b"/>
    </style:style>
    <style:style style:name="P514" style:family="paragraph" style:parent-style-name="Text_20_body" style:list-style-name="L65"/>
    <style:style style:name="P515" style:family="paragraph" style:parent-style-name="Text_20_body">
      <style:text-properties officeooo:rsid="019e8d62" officeooo:paragraph-rsid="019e8d62"/>
    </style:style>
    <style:style style:name="P516" style:family="paragraph" style:parent-style-name="Text_20_body">
      <style:text-properties officeooo:rsid="0138ef7a" officeooo:paragraph-rsid="0138ef7a"/>
    </style:style>
    <style:style style:name="T1" style:family="text">
      <style:text-properties officeooo:rsid="001abfaa"/>
    </style:style>
    <style:style style:name="T2" style:family="text">
      <style:text-properties style:font-name="Calibri1" fo:font-size="11pt" style:font-size-asian="9.60000038146973pt" style:font-size-complex="11pt"/>
    </style:style>
    <style:style style:name="T3" style:family="text">
      <style:text-properties style:font-name="Calibri1" fo:font-size="11pt" officeooo:rsid="001944e6" style:font-size-asian="9.60000038146973pt" style:font-size-complex="11pt"/>
    </style:style>
    <style:style style:name="T4" style:family="text">
      <style:text-properties style:font-name="Calibri1" fo:font-size="11pt" officeooo:rsid="001a1f73" style:font-size-asian="9.60000038146973pt" style:font-size-complex="11pt"/>
    </style:style>
    <style:style style:name="T5" style:family="text">
      <style:text-properties style:font-name="Calibri1" fo:font-size="11pt" style:font-size-asian="11pt" style:font-size-complex="11pt"/>
    </style:style>
    <style:style style:name="T6" style:family="text">
      <style:text-properties style:font-name="Calibri1" fo:font-size="11pt" fo:background-color="#ffff00" loext:char-shading-value="0" style:font-size-asian="9.60000038146973pt" style:font-size-complex="11pt"/>
    </style:style>
    <style:style style:name="T7" style:family="text">
      <style:text-properties officeooo:rsid="001ca011"/>
    </style:style>
    <style:style style:name="T8" style:family="text">
      <style:text-properties officeooo:rsid="001d01c0"/>
    </style:style>
    <style:style style:name="T9" style:family="text">
      <style:text-properties fo:font-variant="normal" fo:text-transform="none" fo:color="#000000" loext:opacity="100%" style:font-name="Calibri1" fo:font-size="11pt" fo:letter-spacing="normal" fo:font-style="normal" fo:font-weight="normal" style:font-size-asian="11pt" style:font-size-complex="11pt"/>
    </style:style>
    <style:style style:name="T10" style:family="text">
      <style:text-properties fo:font-variant="normal" fo:text-transform="none" fo:color="#000000" loext:opacity="100%" style:font-name="Calibri1" fo:font-size="11pt" fo:letter-spacing="normal" fo:font-style="normal" fo:font-weight="normal" officeooo:rsid="001d01c0" style:font-size-asian="11pt" style:font-size-complex="11pt"/>
    </style:style>
    <style:style style:name="T11" style:family="text">
      <style:text-properties fo:font-variant="normal" fo:text-transform="none" fo:color="#202122" loext:opacity="100%" fo:letter-spacing="normal" fo:font-style="normal" fo:font-weight="normal"/>
    </style:style>
    <style:style style:name="T12" style:family="text">
      <style:text-properties fo:font-variant="normal" fo:text-transform="none" fo:color="#202122" loext:opacity="100%" fo:letter-spacing="normal" fo:font-style="normal" fo:font-weight="normal" officeooo:rsid="0075ebcc"/>
    </style:style>
    <style:style style:name="T13" style:family="text">
      <style:text-properties officeooo:rsid="001dd837"/>
    </style:style>
    <style:style style:name="T14" style:family="text">
      <style:text-properties officeooo:rsid="001f65f6"/>
    </style:style>
    <style:style style:name="T15" style:family="text">
      <style:text-properties style:font-name="Calibri" fo:font-size="11pt"/>
    </style:style>
    <style:style style:name="T16" style:family="text">
      <style:text-properties style:font-name="Calibri" fo:font-size="11pt" officeooo:rsid="002827f7"/>
    </style:style>
    <style:style style:name="T17" style:family="text">
      <style:text-properties style:font-name="Calibri" fo:font-size="11pt" officeooo:rsid="0039bcf6"/>
    </style:style>
    <style:style style:name="T18" style:family="text">
      <style:text-properties style:font-name="Calibri" fo:font-size="11pt" officeooo:rsid="0057912c"/>
    </style:style>
    <style:style style:name="T19" style:family="text">
      <style:text-properties style:font-name="Calibri" fo:font-size="11pt" officeooo:rsid="00634c2a"/>
    </style:style>
    <style:style style:name="T20" style:family="text">
      <style:text-properties style:font-name="Calibri" fo:font-size="11pt" officeooo:rsid="006566c1"/>
    </style:style>
    <style:style style:name="T21" style:family="text">
      <style:text-properties style:font-name="Calibri" fo:font-size="11pt" officeooo:rsid="0084ea43"/>
    </style:style>
    <style:style style:name="T22" style:family="text">
      <style:text-properties style:font-name="Calibri" fo:font-size="11pt" officeooo:rsid="0086f7e6"/>
    </style:style>
    <style:style style:name="T23" style:family="text">
      <style:text-properties style:font-name="Calibri" fo:font-size="11pt" officeooo:rsid="009b8350"/>
    </style:style>
    <style:style style:name="T24" style:family="text">
      <style:text-properties style:font-name="Calibri" fo:font-size="11pt" officeooo:rsid="00a2ac74"/>
    </style:style>
    <style:style style:name="T25" style:family="text">
      <style:text-properties style:font-name="Calibri" fo:font-size="11pt" officeooo:rsid="00a66e0e"/>
    </style:style>
    <style:style style:name="T26" style:family="text">
      <style:text-properties style:font-name="Calibri" fo:font-size="11pt" officeooo:rsid="00a70627"/>
    </style:style>
    <style:style style:name="T27" style:family="text">
      <style:text-properties style:font-name="Calibri" fo:font-size="11pt" officeooo:rsid="00aa5354"/>
    </style:style>
    <style:style style:name="T28" style:family="text">
      <style:text-properties style:font-name="Calibri" fo:font-size="11pt" officeooo:rsid="00b0673e"/>
    </style:style>
    <style:style style:name="T29" style:family="text">
      <style:text-properties style:font-name="Calibri" fo:font-size="11pt" officeooo:rsid="00baa16a"/>
    </style:style>
    <style:style style:name="T30" style:family="text">
      <style:text-properties style:font-name="Calibri" fo:font-size="11pt" officeooo:rsid="00bcddf3"/>
    </style:style>
    <style:style style:name="T31" style:family="text">
      <style:text-properties style:font-name="Calibri" fo:font-size="11pt" officeooo:rsid="00c10d94"/>
    </style:style>
    <style:style style:name="T32" style:family="text">
      <style:text-properties style:font-name="Calibri" fo:font-size="11pt" officeooo:rsid="00c3999e"/>
    </style:style>
    <style:style style:name="T33" style:family="text">
      <style:text-properties style:font-name="Calibri" fo:font-size="11pt" officeooo:rsid="00d40187"/>
    </style:style>
    <style:style style:name="T34" style:family="text">
      <style:text-properties style:font-name="Calibri" fo:font-size="11pt" officeooo:rsid="00dd9d29"/>
    </style:style>
    <style:style style:name="T35" style:family="text">
      <style:text-properties style:font-name="Calibri" fo:font-size="11pt" officeooo:rsid="00eafe0b"/>
    </style:style>
    <style:style style:name="T36" style:family="text">
      <style:text-properties style:font-name="Calibri" fo:font-size="11pt" officeooo:rsid="00ec14c3"/>
    </style:style>
    <style:style style:name="T37" style:family="text">
      <style:text-properties style:font-name="Calibri" fo:font-size="11pt" fo:font-style="normal" style:font-style-asian="normal" style:font-style-complex="normal"/>
    </style:style>
    <style:style style:name="T38" style:family="text">
      <style:text-properties style:font-name="Calibri" fo:font-size="11pt" fo:font-style="normal" officeooo:rsid="00fd3875" style:font-style-asian="normal" style:font-style-complex="normal"/>
    </style:style>
    <style:style style:name="T39" style:family="text">
      <style:text-properties style:font-name="Calibri" fo:font-size="11pt" fo:font-style="normal" officeooo:rsid="00fb9783" style:font-style-asian="normal" style:font-style-complex="normal"/>
    </style:style>
    <style:style style:name="T40" style:family="text">
      <style:text-properties style:font-name="Calibri" fo:font-size="11pt" officeooo:rsid="01065db2"/>
    </style:style>
    <style:style style:name="T41" style:family="text">
      <style:text-properties style:font-name="Calibri" fo:font-size="11pt" officeooo:rsid="010c2f1c"/>
    </style:style>
    <style:style style:name="T42" style:family="text">
      <style:text-properties style:font-name="Calibri" fo:font-size="11pt" officeooo:rsid="011a5d5b"/>
    </style:style>
    <style:style style:name="T43" style:family="text">
      <style:text-properties style:font-name="Calibri" fo:font-size="11pt" officeooo:rsid="01325021"/>
    </style:style>
    <style:style style:name="T44" style:family="text">
      <style:text-properties style:font-name="Calibri" fo:font-size="11pt" officeooo:rsid="01349d81"/>
    </style:style>
    <style:style style:name="T45" style:family="text">
      <style:text-properties style:font-name="Calibri" fo:font-size="11pt" officeooo:rsid="0166dc41"/>
    </style:style>
    <style:style style:name="T46" style:family="text">
      <style:text-properties style:font-name="Calibri" fo:font-size="11pt" officeooo:rsid="016b9446"/>
    </style:style>
    <style:style style:name="T47" style:family="text">
      <style:text-properties style:font-name="Calibri" fo:font-size="11pt" officeooo:rsid="018732b6"/>
    </style:style>
    <style:style style:name="T48" style:family="text">
      <style:text-properties style:font-name="Liberation Sans" fo:font-size="16.1000003814697pt" fo:font-weight="bold" style:font-name-asian="Microsoft YaHei" style:font-size-asian="16.1000003814697pt" style:font-weight-asian="bold" style:font-name-complex="Lucida Sans" style:font-size-complex="16.1000003814697pt" style:font-weight-complex="bold"/>
    </style:style>
    <style:style style:name="T49" style:family="text">
      <style:text-properties style:font-name="Liberation Sans" fo:font-size="16.1000003814697pt" fo:font-weight="bold" officeooo:rsid="0024b0a9" style:font-name-asian="Microsoft YaHei" style:font-size-asian="16.1000003814697pt" style:font-weight-asian="bold" style:font-name-complex="Lucida Sans" style:font-size-complex="16.1000003814697pt" style:font-weight-complex="bold"/>
    </style:style>
    <style:style style:name="T50" style:family="text">
      <style:text-properties style:font-name="Liberation Sans" fo:font-size="16.1000003814697pt" fo:font-weight="bold" officeooo:rsid="01825ba7" style:font-name-asian="Microsoft YaHei" style:font-size-asian="16.1000003814697pt" style:font-weight-asian="bold" style:font-name-complex="Lucida Sans" style:font-size-complex="16.1000003814697pt" style:font-weight-complex="bold"/>
    </style:style>
    <style:style style:name="T51" style:family="text">
      <style:text-properties officeooo:rsid="002827f7"/>
    </style:style>
    <style:style style:name="T52" style:family="text">
      <style:text-properties officeooo:rsid="002d6b03"/>
    </style:style>
    <style:style style:name="T53" style:family="text">
      <style:text-properties officeooo:rsid="002f7d2f"/>
    </style:style>
    <style:style style:name="T54" style:family="text">
      <style:text-properties fo:font-size="11pt" style:font-size-asian="11pt" style:font-size-complex="11pt"/>
    </style:style>
    <style:style style:name="T55" style:family="text">
      <style:text-properties officeooo:rsid="00368163"/>
    </style:style>
    <style:style style:name="T56" style:family="text">
      <style:text-properties officeooo:rsid="0037e2d9"/>
    </style:style>
    <style:style style:name="T57" style:family="text">
      <style:text-properties officeooo:rsid="0039bcf6"/>
    </style:style>
    <style:style style:name="T58" style:family="text">
      <style:text-properties officeooo:rsid="003af6a7"/>
    </style:style>
    <style:style style:name="T59" style:family="text">
      <style:text-properties fo:font-weight="bold" style:font-weight-asian="bold" style:font-weight-complex="bold"/>
    </style:style>
    <style:style style:name="T60" style:family="text">
      <style:text-properties officeooo:rsid="003d6b73"/>
    </style:style>
    <style:style style:name="T61" style:family="text">
      <style:text-properties officeooo:rsid="003ed715"/>
    </style:style>
    <style:style style:name="T62" style:family="text">
      <style:text-properties officeooo:rsid="00412213"/>
    </style:style>
    <style:style style:name="T63" style:family="text">
      <style:text-properties officeooo:rsid="0042cc1d"/>
    </style:style>
    <style:style style:name="T64" style:family="text">
      <style:text-properties fo:color="#0033b3" loext:opacity="100%"/>
    </style:style>
    <style:style style:name="T65" style:family="text">
      <style:text-properties fo:color="#0033b3" loext:opacity="100%" fo:font-style="normal" fo:font-weight="normal" style:font-style-asian="normal" style:font-weight-asian="normal"/>
    </style:style>
    <style:style style:name="T66" style:family="text">
      <style:text-properties fo:color="#0033b3" loext:opacity="100%" fo:font-style="normal" fo:font-weight="normal" officeooo:rsid="00c82d27" style:font-style-asian="normal" style:font-weight-asian="normal"/>
    </style:style>
    <style:style style:name="T67" style:family="text">
      <style:text-properties fo:color="#0033b3" loext:opacity="100%" fo:font-size="10pt" fo:font-style="normal" fo:font-weight="normal" style:font-size-asian="10pt" style:font-style-asian="normal" style:font-weight-asian="normal" style:font-size-complex="10pt"/>
    </style:style>
    <style:style style:name="T68" style:family="text">
      <style:text-properties fo:color="#0033b3" loext:opacity="100%" fo:font-size="10pt" fo:font-style="normal" fo:font-weight="normal" officeooo:rsid="0184a91b" style:font-size-asian="10pt" style:font-style-asian="normal" style:font-weight-asian="normal" style:font-size-complex="10pt"/>
    </style:style>
    <style:style style:name="T69" style:family="text">
      <style:text-properties fo:color="#0033b3" loext:opacity="100%" fo:font-size="10pt" fo:font-style="normal" fo:font-weight="normal" fo:background-color="transparent" loext:char-shading-value="0" style:font-size-asian="10pt" style:font-style-asian="normal" style:font-weight-asian="normal" style:font-size-complex="10pt"/>
    </style:style>
    <style:style style:name="T70" style:family="text">
      <style:text-properties fo:color="#0033b3" loext:opacity="100%" style:font-name="Consolas1" fo:font-size="10pt" fo:font-style="normal" fo:font-weight="normal" style:font-size-asian="10pt" style:font-style-asian="normal" style:font-weight-asian="normal" style:font-size-complex="10pt"/>
    </style:style>
    <style:style style:name="T71" style:family="text">
      <style:text-properties fo:color="#0033b3" loext:opacity="100%" style:font-name="Consolas1" fo:font-size="10pt" fo:font-style="normal" fo:font-weight="normal" officeooo:rsid="0181dbe3" style:font-size-asian="10pt" style:font-style-asian="normal" style:font-weight-asian="normal" style:font-size-complex="10pt"/>
    </style:style>
    <style:style style:name="T72" style:family="text">
      <style:text-properties fo:color="#0033b3" loext:opacity="100%" style:font-name="Consolas1" fo:font-style="normal" fo:font-weight="normal" style:font-style-asian="normal" style:font-weight-asian="normal"/>
    </style:style>
    <style:style style:name="T73" style:family="text">
      <style:text-properties fo:color="#0033b3" loext:opacity="100%" style:font-name="Consolas1" fo:font-style="normal" fo:font-weight="normal" fo:background-color="transparent" loext:char-shading-value="0" style:font-style-asian="normal" style:font-weight-asian="normal"/>
    </style:style>
    <style:style style:name="T74" style:family="text">
      <style:text-properties fo:color="#0033b3" loext:opacity="100%"/>
    </style:style>
    <style:style style:name="T75" style:family="text">
      <style:text-properties fo:color="#000000" loext:opacity="100%"/>
    </style:style>
    <style:style style:name="T76" style:family="text">
      <style:text-properties fo:color="#000000" loext:opacity="100%" fo:font-style="normal" fo:font-weight="normal" style:font-style-asian="normal" style:font-weight-asian="normal"/>
    </style:style>
    <style:style style:name="T77" style:family="text">
      <style:text-properties fo:color="#000000" loext:opacity="100%" fo:font-style="normal" fo:font-weight="normal" officeooo:rsid="01250d8b" style:font-style-asian="normal" style:font-weight-asian="normal"/>
    </style:style>
    <style:style style:name="T78" style:family="text">
      <style:text-properties fo:color="#000000" loext:opacity="100%" style:font-name="Calibri1" fo:font-style="normal" fo:font-weight="normal" style:font-style-asian="normal" style:font-weight-asian="normal"/>
    </style:style>
    <style:style style:name="T79" style:family="text">
      <style:text-properties fo:color="#000000" loext:opacity="100%" style:font-name="Calibri1" fo:font-size="11pt" fo:font-style="normal" fo:font-weight="normal" style:font-size-asian="11pt" style:font-style-asian="normal" style:font-weight-asian="normal" style:font-size-complex="11pt"/>
    </style:style>
    <style:style style:name="T80" style:family="text">
      <style:text-properties fo:color="#000000" loext:opacity="100%" style:font-name="Calibri1" fo:font-size="11pt" style:font-size-asian="11pt" style:font-size-complex="11pt"/>
    </style:style>
    <style:style style:name="T81" style:family="text">
      <style:text-properties fo:color="#000000" loext:opacity="100%" style:font-name="Calibri1" fo:font-size="11pt" fo:background-color="transparent" loext:char-shading-value="0" style:font-size-asian="11pt" style:font-size-complex="11pt"/>
    </style:style>
    <style:style style:name="T82" style:family="text">
      <style:text-properties fo:color="#000000" loext:opacity="100%" style:font-name="Calibri1" fo:font-size="10pt" style:font-size-asian="10pt" style:font-size-complex="10pt"/>
    </style:style>
    <style:style style:name="T83" style:family="text">
      <style:text-properties fo:color="#000000" loext:opacity="100%" style:font-name="Calibri1" fo:font-size="10pt" officeooo:rsid="011e499a" style:font-size-asian="10pt" style:font-size-complex="10pt"/>
    </style:style>
    <style:style style:name="T84" style:family="text">
      <style:text-properties fo:color="#000000" loext:opacity="100%" style:font-name="Calibri" fo:font-style="normal" fo:font-weight="normal" style:font-style-asian="normal" style:font-weight-asian="normal"/>
    </style:style>
    <style:style style:name="T85" style:family="text">
      <style:text-properties fo:color="#000000" loext:opacity="100%" style:font-name="Calibri" fo:font-size="11pt" style:font-size-asian="11pt" style:font-size-complex="11pt"/>
    </style:style>
    <style:style style:name="T86" style:family="text">
      <style:text-properties fo:color="#000000" loext:opacity="100%" style:font-name="Calibri" fo:font-size="11pt" officeooo:rsid="00c82d27" style:font-size-asian="11pt" style:font-size-complex="11pt"/>
    </style:style>
    <style:style style:name="T87" style:family="text">
      <style:text-properties fo:color="#000000" loext:opacity="100%" style:font-name="Calibri" fo:font-size="11pt" officeooo:rsid="00ca0260" style:font-size-asian="11pt" style:font-size-complex="11pt"/>
    </style:style>
    <style:style style:name="T88" style:family="text">
      <style:text-properties fo:color="#000000" loext:opacity="100%" style:font-name="Calibri" fo:font-size="11pt" officeooo:rsid="00cb6b32" style:font-size-asian="11pt" style:font-size-complex="11pt"/>
    </style:style>
    <style:style style:name="T89" style:family="text">
      <style:text-properties fo:color="#000000" loext:opacity="100%" style:text-position="super 58%" style:font-name="Calibri1" fo:font-size="11pt" style:font-size-asian="11pt" style:font-size-complex="11pt"/>
    </style:style>
    <style:style style:name="T90" style:family="text">
      <style:text-properties fo:color="#000000" loext:opacity="100%" fo:font-size="10pt" fo:font-style="normal" fo:font-weight="normal" style:font-size-asian="10pt" style:font-style-asian="normal" style:font-weight-asian="normal" style:font-size-complex="10pt"/>
    </style:style>
    <style:style style:name="T91" style:family="text">
      <style:text-properties fo:color="#000000" loext:opacity="100%" fo:font-size="10pt" fo:font-style="normal" fo:font-weight="normal" officeooo:rsid="0184a91b" style:font-size-asian="10pt" style:font-style-asian="normal" style:font-weight-asian="normal" style:font-size-complex="10pt"/>
    </style:style>
    <style:style style:name="T92" style:family="text">
      <style:text-properties fo:color="#000000" loext:opacity="100%" style:font-name="Consolas1" fo:font-size="10pt" fo:font-style="normal" fo:font-weight="normal" style:font-size-asian="10pt" style:font-style-asian="normal" style:font-weight-asian="normal" style:font-size-complex="10pt"/>
    </style:style>
    <style:style style:name="T93" style:family="text">
      <style:text-properties fo:color="#000000" loext:opacity="100%" style:font-name="Consolas1" fo:font-size="10pt" fo:font-style="normal" fo:font-weight="normal" officeooo:rsid="0181dbe3" style:font-size-asian="10pt" style:font-style-asian="normal" style:font-weight-asian="normal" style:font-size-complex="10pt"/>
    </style:style>
    <style:style style:name="T94" style:family="text">
      <style:text-properties fo:color="#000000" loext:opacity="100%" style:font-name="Consolas1" fo:font-style="normal" fo:font-weight="normal" style:font-style-asian="normal" style:font-weight-asian="normal"/>
    </style:style>
    <style:style style:name="T95" style:family="text">
      <style:text-properties fo:color="#000000" loext:opacity="100%" style:font-name="Consolas1" fo:font-style="normal" fo:font-weight="normal" fo:background-color="transparent" loext:char-shading-value="0" style:font-style-asian="normal" style:font-weight-asian="normal"/>
    </style:style>
    <style:style style:name="T96" style:family="text">
      <style:text-properties fo:color="#000000" loext:opacity="100%"/>
    </style:style>
    <style:style style:name="T97" style:family="text">
      <style:text-properties fo:color="#080808" loext:opacity="100%" fo:font-style="normal" fo:font-weight="normal" style:font-style-asian="normal" style:font-weight-asian="normal"/>
    </style:style>
    <style:style style:name="T98" style:family="text">
      <style:text-properties fo:color="#080808" loext:opacity="100%" fo:font-style="normal" fo:font-weight="normal" officeooo:rsid="006c8752" style:font-style-asian="normal" style:font-weight-asian="normal"/>
    </style:style>
    <style:style style:name="T99" style:family="text">
      <style:text-properties fo:color="#080808" loext:opacity="100%" fo:font-style="normal" fo:font-weight="normal" officeooo:rsid="006e6d99" style:font-style-asian="normal" style:font-weight-asian="normal"/>
    </style:style>
    <style:style style:name="T100" style:family="text">
      <style:text-properties fo:color="#080808" loext:opacity="100%" fo:font-style="normal" fo:font-weight="normal" officeooo:rsid="006ec955" style:font-style-asian="normal" style:font-weight-asian="normal"/>
    </style:style>
    <style:style style:name="T101" style:family="text">
      <style:text-properties fo:color="#080808" loext:opacity="100%" fo:font-style="normal" fo:font-weight="normal" officeooo:rsid="00739e05" style:font-style-asian="normal" style:font-weight-asian="normal"/>
    </style:style>
    <style:style style:name="T102" style:family="text">
      <style:text-properties fo:color="#080808" loext:opacity="100%" fo:font-style="normal" fo:font-weight="normal" officeooo:rsid="0075bd2b" style:font-style-asian="normal" style:font-weight-asian="normal"/>
    </style:style>
    <style:style style:name="T103" style:family="text">
      <style:text-properties fo:color="#080808" loext:opacity="100%" fo:font-style="normal" fo:font-weight="normal" officeooo:rsid="01108a47" style:font-style-asian="normal" style:font-weight-asian="normal"/>
    </style:style>
    <style:style style:name="T104" style:family="text">
      <style:text-properties fo:color="#080808" loext:opacity="100%" fo:font-style="italic" fo:font-weight="normal" style:font-style-asian="italic" style:font-weight-asian="normal"/>
    </style:style>
    <style:style style:name="T105" style:family="text">
      <style:text-properties fo:color="#080808" loext:opacity="100%" style:font-name="Calibri1" fo:font-style="normal" fo:font-weight="normal" officeooo:rsid="006566c1" style:font-style-asian="normal" style:font-weight-asian="normal"/>
    </style:style>
    <style:style style:name="T106" style:family="text">
      <style:text-properties fo:color="#080808" loext:opacity="100%" style:font-name="Calibri1" fo:font-style="normal" fo:font-weight="normal" officeooo:rsid="0060c196" style:font-style-asian="normal" style:font-weight-asian="normal"/>
    </style:style>
    <style:style style:name="T107" style:family="text">
      <style:text-properties fo:color="#080808" loext:opacity="100%" style:font-name="Calibri1" fo:font-size="11pt" fo:font-style="normal" fo:font-weight="normal" officeooo:rsid="018732b6" style:font-size-asian="9.60000038146973pt" style:font-style-asian="normal" style:font-weight-asian="normal" style:font-size-complex="11pt"/>
    </style:style>
    <style:style style:name="T108" style:family="text">
      <style:text-properties fo:color="#080808" loext:opacity="100%" style:font-name="Courier New" fo:font-size="10pt" fo:font-style="normal" fo:font-weight="normal" officeooo:rsid="0184a91b" style:font-size-asian="10pt" style:font-style-asian="normal" style:font-weight-asian="normal" style:font-size-complex="10pt"/>
    </style:style>
    <style:style style:name="T109" style:family="text">
      <style:text-properties fo:color="#080808" loext:opacity="100%" style:font-name="Calibri" fo:font-size="11pt" fo:font-style="normal" fo:font-weight="normal" style:font-size-asian="10pt" style:font-style-asian="normal" style:font-weight-asian="normal" style:font-size-complex="10pt"/>
    </style:style>
    <style:style style:name="T110" style:family="text">
      <style:text-properties fo:color="#080808" loext:opacity="100%" style:font-name="Calibri" fo:font-size="11pt" fo:font-style="normal" fo:font-weight="normal" officeooo:rsid="006566c1" style:font-size-asian="10pt" style:font-style-asian="normal" style:font-weight-asian="normal" style:font-size-complex="10pt"/>
    </style:style>
    <style:style style:name="T111" style:family="text">
      <style:text-properties fo:color="#080808" loext:opacity="100%" style:font-name="Calibri" fo:font-size="11pt" fo:font-style="normal" fo:font-weight="normal" style:font-size-asian="11pt" style:font-style-asian="normal" style:font-weight-asian="normal" style:font-size-complex="11pt"/>
    </style:style>
    <style:style style:name="T112" style:family="text">
      <style:text-properties fo:color="#080808" loext:opacity="100%" style:font-name="Calibri" fo:font-style="normal" fo:font-weight="normal" style:font-style-asian="normal" style:font-weight-asian="normal"/>
    </style:style>
    <style:style style:name="T113" style:family="text">
      <style:text-properties fo:color="#080808" loext:opacity="100%" style:font-name="Calibri" fo:font-style="normal" fo:font-weight="normal" officeooo:rsid="006566c1" style:font-style-asian="normal" style:font-weight-asian="normal"/>
    </style:style>
    <style:style style:name="T114" style:family="text">
      <style:text-properties fo:color="#080808" loext:opacity="100%" fo:font-size="10pt" fo:font-style="normal" fo:font-weight="normal" style:font-size-asian="10pt" style:font-style-asian="normal" style:font-weight-asian="normal" style:font-size-complex="10pt"/>
    </style:style>
    <style:style style:name="T115" style:family="text">
      <style:text-properties fo:color="#080808" loext:opacity="100%" fo:font-size="10pt" fo:font-style="normal" fo:font-weight="normal" officeooo:rsid="0181dbe3" style:font-size-asian="10pt" style:font-style-asian="normal" style:font-weight-asian="normal" style:font-size-complex="10pt"/>
    </style:style>
    <style:style style:name="T116" style:family="text">
      <style:text-properties fo:color="#080808" loext:opacity="100%" fo:font-size="10pt" fo:font-style="normal" fo:font-weight="normal" officeooo:rsid="0184a91b" style:font-size-asian="10pt" style:font-style-asian="normal" style:font-weight-asian="normal" style:font-size-complex="10pt"/>
    </style:style>
    <style:style style:name="T117" style:family="text">
      <style:text-properties fo:color="#080808" loext:opacity="100%" fo:font-size="10pt" fo:font-style="normal" fo:font-weight="normal" fo:background-color="transparent" loext:char-shading-value="0" style:font-size-asian="10pt" style:font-style-asian="normal" style:font-weight-asian="normal" style:font-size-complex="10pt"/>
    </style:style>
    <style:style style:name="T118" style:family="text">
      <style:text-properties fo:color="#080808" loext:opacity="100%" style:font-name="Consolas1" fo:font-size="10pt" fo:font-style="normal" fo:font-weight="normal" style:font-size-asian="10pt" style:font-style-asian="normal" style:font-weight-asian="normal" style:font-size-complex="10pt"/>
    </style:style>
    <style:style style:name="T119" style:family="text">
      <style:text-properties fo:color="#080808" loext:opacity="100%" style:font-name="Consolas1" fo:font-size="10pt" fo:font-style="normal" fo:font-weight="normal" officeooo:rsid="0181dbe3" style:font-size-asian="10pt" style:font-style-asian="normal" style:font-weight-asian="normal" style:font-size-complex="10pt"/>
    </style:style>
    <style:style style:name="T120" style:family="text">
      <style:text-properties fo:color="#080808" loext:opacity="100%" style:font-name="Consolas1" fo:font-size="10pt" fo:font-style="italic" fo:font-weight="normal" style:font-size-asian="10pt" style:font-style-asian="italic" style:font-weight-asian="normal" style:font-size-complex="10pt"/>
    </style:style>
    <style:style style:name="T121" style:family="text">
      <style:text-properties fo:color="#080808" loext:opacity="100%" style:font-name="Consolas1" fo:font-style="normal" fo:font-weight="normal" style:font-style-asian="normal" style:font-weight-asian="normal"/>
    </style:style>
    <style:style style:name="T122" style:family="text">
      <style:text-properties fo:color="#080808" loext:opacity="100%" style:font-name="Consolas1" fo:font-style="normal" fo:font-weight="normal" fo:background-color="transparent" loext:char-shading-value="0" style:font-style-asian="normal" style:font-weight-asian="normal"/>
    </style:style>
    <style:style style:name="T123" style:family="text">
      <style:text-properties fo:color="#080808" loext:opacity="100%" style:font-name="Consolas1" fo:font-style="italic" fo:font-weight="normal" fo:background-color="transparent" loext:char-shading-value="0" style:font-style-asian="italic" style:font-weight-asian="normal"/>
    </style:style>
    <style:style style:name="T124" style:family="text">
      <style:text-properties fo:color="#080808" loext:opacity="100%" style:font-name="Consolas1" fo:font-style="italic" fo:font-weight="normal" style:font-style-asian="italic" style:font-weight-asian="normal"/>
    </style:style>
    <style:style style:name="T125" style:family="text">
      <style:text-properties fo:color="#8c8c8c" loext:opacity="100%" fo:font-style="italic" fo:font-weight="normal" style:font-style-asian="italic" style:font-weight-asian="normal"/>
    </style:style>
    <style:style style:name="T126" style:family="text">
      <style:text-properties fo:color="#8c8c8c" loext:opacity="100%" fo:font-style="italic" fo:font-weight="normal" officeooo:rsid="012b5699" style:font-style-asian="italic" style:font-weight-asian="normal"/>
    </style:style>
    <style:style style:name="T127" style:family="text">
      <style:text-properties fo:color="#8c8c8c" loext:opacity="100%" fo:font-style="italic" style:font-style-asian="italic"/>
    </style:style>
    <style:style style:name="T128" style:family="text">
      <style:text-properties fo:color="#8c8c8c" loext:opacity="100%" fo:font-size="10pt" fo:font-style="italic" fo:font-weight="normal" style:font-size-asian="10pt" style:font-style-asian="italic" style:font-weight-asian="normal" style:font-size-complex="10pt"/>
    </style:style>
    <style:style style:name="T129" style:family="text">
      <style:text-properties fo:color="#8c8c8c" loext:opacity="100%" fo:font-size="10pt" fo:font-style="italic" fo:font-weight="normal" officeooo:rsid="0184a91b" style:font-size-asian="10pt" style:font-style-asian="italic" style:font-weight-asian="normal" style:font-size-complex="10pt"/>
    </style:style>
    <style:style style:name="T130" style:family="text">
      <style:text-properties fo:color="#8c8c8c" loext:opacity="100%" fo:font-size="10pt" fo:font-style="italic" fo:font-weight="normal" fo:background-color="transparent" loext:char-shading-value="0" style:font-size-asian="10pt" style:font-style-asian="italic" style:font-weight-asian="normal" style:font-size-complex="10pt"/>
    </style:style>
    <style:style style:name="T131" style:family="text">
      <style:text-properties fo:color="#8c8c8c" loext:opacity="100%" style:font-name="Consolas1" fo:font-size="10pt" fo:font-style="italic" fo:font-weight="normal" style:font-size-asian="10pt" style:font-style-asian="italic" style:font-weight-asian="normal" style:font-size-complex="10pt"/>
    </style:style>
    <style:style style:name="T132" style:family="text">
      <style:text-properties fo:color="#8c8c8c" loext:opacity="100%" style:font-name="Consolas1" fo:font-style="italic" fo:font-weight="normal" style:font-style-asian="italic" style:font-weight-asian="normal"/>
    </style:style>
    <style:style style:name="T133" style:family="text">
      <style:text-properties fo:color="#9e880d" loext:opacity="100%"/>
    </style:style>
    <style:style style:name="T134" style:family="text">
      <style:text-properties fo:color="#9e880d" loext:opacity="100%" fo:font-style="normal" fo:font-weight="normal" style:font-style-asian="normal" style:font-weight-asian="normal"/>
    </style:style>
    <style:style style:name="T135" style:family="text">
      <style:text-properties fo:color="#9e880d" loext:opacity="100%" style:font-name="Consolas1" fo:font-style="normal" fo:font-weight="normal" style:font-style-asian="normal" style:font-weight-asian="normal"/>
    </style:style>
    <style:style style:name="T136" style:family="text">
      <style:text-properties fo:color="#9e880d" loext:opacity="100%" style:font-name="Consolas1" fo:font-style="normal" fo:font-weight="normal" fo:background-color="transparent" loext:char-shading-value="0" style:font-style-asian="normal" style:font-weight-asian="normal"/>
    </style:style>
    <style:style style:name="T137" style:family="text">
      <style:text-properties fo:color="#9e880d" loext:opacity="100%" style:font-name="Consolas1" fo:font-size="10pt" fo:font-style="normal" fo:font-weight="normal" style:font-size-asian="10pt" style:font-style-asian="normal" style:font-weight-asian="normal" style:font-size-complex="10pt"/>
    </style:style>
    <style:style style:name="T138" style:family="text">
      <style:text-properties fo:color="#00627a" loext:opacity="100%"/>
    </style:style>
    <style:style style:name="T139" style:family="text">
      <style:text-properties fo:color="#00627a" loext:opacity="100%" fo:font-style="normal" fo:font-weight="normal" style:font-style-asian="normal" style:font-weight-asian="normal"/>
    </style:style>
    <style:style style:name="T140" style:family="text">
      <style:text-properties fo:color="#00627a" loext:opacity="100%" fo:font-size="10pt" fo:font-style="normal" fo:font-weight="normal" fo:background-color="transparent" loext:char-shading-value="0" style:font-size-asian="10pt" style:font-style-asian="normal" style:font-weight-asian="normal" style:font-size-complex="10pt"/>
    </style:style>
    <style:style style:name="T141" style:family="text">
      <style:text-properties fo:color="#00627a" loext:opacity="100%" fo:font-size="10pt" fo:font-style="normal" fo:font-weight="normal" style:font-size-asian="10pt" style:font-style-asian="normal" style:font-weight-asian="normal" style:font-size-complex="10pt"/>
    </style:style>
    <style:style style:name="T142" style:family="text">
      <style:text-properties fo:color="#00627a" loext:opacity="100%" fo:font-size="10pt" fo:font-style="normal" fo:font-weight="normal" officeooo:rsid="0184a91b" style:font-size-asian="10pt" style:font-style-asian="normal" style:font-weight-asian="normal" style:font-size-complex="10pt"/>
    </style:style>
    <style:style style:name="T143" style:family="text">
      <style:text-properties fo:color="#00627a" loext:opacity="100%" style:font-name="Consolas1" fo:font-size="10pt" fo:font-style="normal" fo:font-weight="normal" style:font-size-asian="10pt" style:font-style-asian="normal" style:font-weight-asian="normal" style:font-size-complex="10pt"/>
    </style:style>
    <style:style style:name="T144" style:family="text">
      <style:text-properties fo:color="#00627a" loext:opacity="100%" style:font-name="Consolas1" fo:font-size="10pt" fo:font-style="normal" fo:font-weight="normal" officeooo:rsid="0181dbe3" style:font-size-asian="10pt" style:font-style-asian="normal" style:font-weight-asian="normal" style:font-size-complex="10pt"/>
    </style:style>
    <style:style style:name="T145" style:family="text">
      <style:text-properties fo:color="#00627a" loext:opacity="100%" style:font-name="Consolas1" fo:font-style="normal" fo:font-weight="normal" style:font-style-asian="normal" style:font-weight-asian="normal"/>
    </style:style>
    <style:style style:name="T146" style:family="text">
      <style:text-properties fo:color="#00627a" loext:opacity="100%" style:font-name="Consolas1" fo:font-style="normal" fo:font-weight="normal" fo:background-color="transparent" loext:char-shading-value="0" style:font-style-asian="normal" style:font-weight-asian="normal"/>
    </style:style>
    <style:style style:name="T147" style:family="text">
      <style:text-properties fo:color="#00627a" loext:opacity="100%"/>
    </style:style>
    <style:style style:name="T148" style:family="text">
      <style:text-properties fo:color="#871094" loext:opacity="100%"/>
    </style:style>
    <style:style style:name="T149" style:family="text">
      <style:text-properties fo:color="#871094" loext:opacity="100%" fo:font-style="italic" fo:font-weight="normal" style:font-style-asian="italic" style:font-weight-asian="normal"/>
    </style:style>
    <style:style style:name="T150" style:family="text">
      <style:text-properties fo:color="#871094" loext:opacity="100%" fo:font-style="italic" style:font-style-asian="italic"/>
    </style:style>
    <style:style style:name="T151" style:family="text">
      <style:text-properties fo:color="#871094" loext:opacity="100%" fo:font-style="italic" style:font-style-asian="italic"/>
    </style:style>
    <style:style style:name="T152" style:family="text">
      <style:text-properties fo:color="#871094" loext:opacity="100%" fo:font-style="normal" fo:font-weight="normal" style:font-style-asian="normal" style:font-weight-asian="normal"/>
    </style:style>
    <style:style style:name="T153" style:family="text">
      <style:text-properties fo:color="#871094" loext:opacity="100%" style:font-name="Consolas1" fo:font-size="10pt" fo:font-style="italic" fo:font-weight="normal" style:font-size-asian="10pt" style:font-style-asian="italic" style:font-weight-asian="normal" style:font-size-complex="10pt"/>
    </style:style>
    <style:style style:name="T154" style:family="text">
      <style:text-properties fo:color="#871094" loext:opacity="100%" style:font-name="Consolas1" fo:font-size="10pt" fo:font-style="italic" fo:font-weight="normal" officeooo:rsid="0181dbe3" style:font-size-asian="10pt" style:font-style-asian="italic" style:font-weight-asian="normal" style:font-size-complex="10pt"/>
    </style:style>
    <style:style style:name="T155" style:family="text">
      <style:text-properties fo:color="#871094" loext:opacity="100%" style:font-name="Consolas1" fo:font-size="10pt" fo:font-style="normal" fo:font-weight="normal" style:font-size-asian="10pt" style:font-style-asian="normal" style:font-weight-asian="normal" style:font-size-complex="10pt"/>
    </style:style>
    <style:style style:name="T156" style:family="text">
      <style:text-properties fo:color="#871094" loext:opacity="100%" style:font-name="Consolas1" fo:font-style="italic" fo:font-weight="normal" style:font-style-asian="italic" style:font-weight-asian="normal"/>
    </style:style>
    <style:style style:name="T157" style:family="text">
      <style:text-properties fo:color="#871094" loext:opacity="100%" style:font-name="Consolas1" fo:font-style="italic" fo:font-weight="normal" fo:background-color="transparent" loext:char-shading-value="0" style:font-style-asian="italic" style:font-weight-asian="normal"/>
    </style:style>
    <style:style style:name="T158" style:family="text">
      <style:text-properties fo:color="#871094" loext:opacity="100%" style:font-name="Consolas1" fo:font-style="normal" fo:font-weight="normal" fo:background-color="transparent" loext:char-shading-value="0" style:font-style-asian="normal" style:font-weight-asian="normal"/>
    </style:style>
    <style:style style:name="T159" style:family="text">
      <style:text-properties fo:color="#871094" loext:opacity="100%" style:font-name="Consolas1" fo:font-style="normal" fo:font-weight="normal" style:font-style-asian="normal" style:font-weight-asian="normal"/>
    </style:style>
    <style:style style:name="T160" style:family="text">
      <style:text-properties fo:color="#871094" loext:opacity="100%" fo:font-size="10pt" fo:font-style="italic" fo:font-weight="normal" officeooo:rsid="0184a91b" style:font-size-asian="10pt" style:font-style-asian="italic" style:font-weight-asian="normal" style:font-size-complex="10pt"/>
    </style:style>
    <style:style style:name="T161" style:family="text">
      <style:text-properties fo:color="#067d17" loext:opacity="100%"/>
    </style:style>
    <style:style style:name="T162" style:family="text">
      <style:text-properties fo:color="#067d17" loext:opacity="100%" fo:font-style="normal" fo:font-weight="normal" style:font-style-asian="normal" style:font-weight-asian="normal"/>
    </style:style>
    <style:style style:name="T163" style:family="text">
      <style:text-properties fo:color="#067d17" loext:opacity="100%" fo:font-style="normal" fo:font-weight="normal" fo:background-color="#edfced" loext:char-shading-value="0" style:font-style-asian="normal" style:font-weight-asian="normal"/>
    </style:style>
    <style:style style:name="T164" style:family="text">
      <style:text-properties fo:color="#067d17" loext:opacity="100%" fo:font-size="10pt" fo:font-style="normal" fo:font-weight="normal" officeooo:rsid="0184a91b" style:font-size-asian="10pt" style:font-style-asian="normal" style:font-weight-asian="normal" style:font-size-complex="10pt"/>
    </style:style>
    <style:style style:name="T165" style:family="text">
      <style:text-properties fo:color="#067d17" loext:opacity="100%" style:font-name="Consolas1" fo:font-size="10pt" fo:font-style="normal" fo:font-weight="normal" style:font-size-asian="10pt" style:font-style-asian="normal" style:font-weight-asian="normal" style:font-size-complex="10pt"/>
    </style:style>
    <style:style style:name="T166" style:family="text">
      <style:text-properties fo:color="#067d17" loext:opacity="100%" style:font-name="Consolas1" fo:font-style="normal" fo:font-weight="normal" style:font-style-asian="normal" style:font-weight-asian="normal"/>
    </style:style>
    <style:style style:name="T167" style:family="text">
      <style:text-properties fo:color="#067d17" loext:opacity="100%" style:font-name="Consolas1" fo:font-style="normal" fo:font-weight="normal" fo:background-color="transparent" loext:char-shading-value="0" style:font-style-asian="normal" style:font-weight-asian="normal"/>
    </style:style>
    <style:style style:name="T168" style:family="text">
      <style:text-properties fo:color="#067d17" loext:opacity="100%"/>
    </style:style>
    <style:style style:name="T169" style:family="text">
      <style:text-properties officeooo:rsid="0050f792"/>
    </style:style>
    <style:style style:name="T170" style:family="text">
      <style:text-properties officeooo:rsid="0053d55f"/>
    </style:style>
    <style:style style:name="T171" style:family="text">
      <style:text-properties officeooo:rsid="0055c9fe"/>
    </style:style>
    <style:style style:name="T172" style:family="text">
      <style:text-properties fo:color="#1750eb" loext:opacity="100%"/>
    </style:style>
    <style:style style:name="T173" style:family="text">
      <style:text-properties fo:color="#1750eb" loext:opacity="100%" fo:font-style="normal" fo:font-weight="normal" style:font-style-asian="normal" style:font-weight-asian="normal"/>
    </style:style>
    <style:style style:name="T174" style:family="text">
      <style:text-properties fo:color="#1750eb" loext:opacity="100%" fo:font-size="10pt" fo:font-style="normal" fo:font-weight="normal" style:font-size-asian="10pt" style:font-style-asian="normal" style:font-weight-asian="normal" style:font-size-complex="10pt"/>
    </style:style>
    <style:style style:name="T175" style:family="text">
      <style:text-properties fo:color="#1750eb" loext:opacity="100%" fo:font-size="10pt" fo:font-style="normal" fo:font-weight="normal" officeooo:rsid="0184a91b" style:font-size-asian="10pt" style:font-style-asian="normal" style:font-weight-asian="normal" style:font-size-complex="10pt"/>
    </style:style>
    <style:style style:name="T176" style:family="text">
      <style:text-properties fo:color="#1750eb" loext:opacity="100%" style:font-name="Consolas1" fo:font-size="10pt" fo:font-style="normal" fo:font-weight="normal" officeooo:rsid="0181dbe3" style:font-size-asian="10pt" style:font-style-asian="normal" style:font-weight-asian="normal" style:font-size-complex="10pt"/>
    </style:style>
    <style:style style:name="T177" style:family="text">
      <style:text-properties fo:color="#1750eb" loext:opacity="100%" style:font-name="Consolas1" fo:font-style="normal" fo:font-weight="normal" style:font-style-asian="normal" style:font-weight-asian="normal"/>
    </style:style>
    <style:style style:name="T178" style:family="text">
      <style:text-properties fo:color="#1750eb" loext:opacity="100%"/>
    </style:style>
    <style:style style:name="T179" style:family="text">
      <style:text-properties officeooo:rsid="0057912c"/>
    </style:style>
    <style:style style:name="T180" style:family="text">
      <style:text-properties officeooo:rsid="0057f1f4"/>
    </style:style>
    <style:style style:name="T181" style:family="text">
      <style:text-properties officeooo:rsid="0060c196"/>
    </style:style>
    <style:style style:name="T182" style:family="text">
      <style:text-properties officeooo:rsid="006566c1"/>
    </style:style>
    <style:style style:name="T183" style:family="text">
      <style:text-properties officeooo:rsid="0075ebcc"/>
    </style:style>
    <style:style style:name="T184" style:family="text">
      <style:text-properties officeooo:rsid="007c7633"/>
    </style:style>
    <style:style style:name="T185" style:family="text">
      <style:text-properties officeooo:rsid="0083350b"/>
    </style:style>
    <style:style style:name="T186" style:family="text">
      <style:text-properties officeooo:rsid="0084496f"/>
    </style:style>
    <style:style style:name="T187" style:family="text">
      <style:text-properties officeooo:rsid="0084ea43"/>
    </style:style>
    <style:style style:name="T188" style:family="text">
      <style:text-properties officeooo:rsid="00865116"/>
    </style:style>
    <style:style style:name="T189" style:family="text">
      <style:text-properties officeooo:rsid="0086f7e6"/>
    </style:style>
    <style:style style:name="T190" style:family="text">
      <style:text-properties fo:font-style="italic" style:font-style-asian="italic"/>
    </style:style>
    <style:style style:name="T191" style:family="text">
      <style:text-properties officeooo:rsid="009faf14"/>
    </style:style>
    <style:style style:name="T192" style:family="text">
      <style:text-properties officeooo:rsid="00a0cac7"/>
    </style:style>
    <style:style style:name="T193" style:family="text">
      <style:text-properties officeooo:rsid="00a45138"/>
    </style:style>
    <style:style style:name="T194" style:family="text">
      <style:text-properties officeooo:rsid="00a66e0e"/>
    </style:style>
    <style:style style:name="T195" style:family="text">
      <style:text-properties officeooo:rsid="00baa16a"/>
    </style:style>
    <style:style style:name="T196" style:family="text">
      <style:text-properties officeooo:rsid="00bf86f2"/>
    </style:style>
    <style:style style:name="T197" style:family="text">
      <style:text-properties officeooo:rsid="00c10d94"/>
    </style:style>
    <style:style style:name="T198" style:family="text">
      <style:text-properties officeooo:rsid="00c1fec5"/>
    </style:style>
    <style:style style:name="T199" style:family="text">
      <style:text-properties officeooo:rsid="00c3999e"/>
    </style:style>
    <style:style style:name="T200" style:family="text">
      <style:text-properties officeooo:rsid="00c72e78"/>
    </style:style>
    <style:style style:name="T201" style:family="text">
      <style:text-properties fo:font-style="normal" fo:font-weight="normal" style:font-style-asian="normal" style:font-weight-asian="normal"/>
    </style:style>
    <style:style style:name="T202" style:family="text">
      <style:text-properties fo:font-style="normal" fo:font-weight="normal" officeooo:rsid="00d30f34" style:font-style-asian="normal" style:font-weight-asian="normal"/>
    </style:style>
    <style:style style:name="T203" style:family="text">
      <style:text-properties fo:font-style="normal" fo:font-weight="normal" officeooo:rsid="00d40187" style:font-style-asian="normal" style:font-weight-asian="normal"/>
    </style:style>
    <style:style style:name="T204" style:family="text">
      <style:text-properties fo:font-style="normal" fo:font-weight="normal" officeooo:rsid="00d696ca" style:font-style-asian="normal" style:font-weight-asian="normal"/>
    </style:style>
    <style:style style:name="T205" style:family="text">
      <style:text-properties fo:font-style="normal" style:font-style-asian="normal" style:font-style-complex="normal"/>
    </style:style>
    <style:style style:name="T206" style:family="text">
      <style:text-properties officeooo:rsid="00d91f56"/>
    </style:style>
    <style:style style:name="T207" style:family="text">
      <style:text-properties officeooo:rsid="00da1442"/>
    </style:style>
    <style:style style:name="T208" style:family="text">
      <style:text-properties officeooo:rsid="00dbb3ad"/>
    </style:style>
    <style:style style:name="T209" style:family="text">
      <style:text-properties officeooo:rsid="00dd9d29"/>
    </style:style>
    <style:style style:name="T210" style:family="text">
      <style:text-properties officeooo:rsid="00ec14c3"/>
    </style:style>
    <style:style style:name="T211" style:family="text">
      <style:text-properties officeooo:rsid="00ef28f2"/>
    </style:style>
    <style:style style:name="T212" style:family="text">
      <style:text-properties officeooo:rsid="01065db2"/>
    </style:style>
    <style:style style:name="T213" style:family="text">
      <style:text-properties officeooo:rsid="0111e86f"/>
    </style:style>
    <style:style style:name="T214" style:family="text">
      <style:text-properties officeooo:rsid="01192f50"/>
    </style:style>
    <style:style style:name="T215" style:family="text">
      <style:text-properties officeooo:rsid="011a5d5b"/>
    </style:style>
    <style:style style:name="T216" style:family="text">
      <style:text-properties officeooo:rsid="011baf20"/>
    </style:style>
    <style:style style:name="T217" style:family="text">
      <style:text-properties officeooo:rsid="011c0c56"/>
    </style:style>
    <style:style style:name="T218" style:family="text">
      <style:text-properties officeooo:rsid="011c6722"/>
    </style:style>
    <style:style style:name="T219" style:family="text">
      <style:text-properties officeooo:rsid="011e499a"/>
    </style:style>
    <style:style style:name="T220" style:family="text">
      <style:text-properties officeooo:rsid="012924a0"/>
    </style:style>
    <style:style style:name="T221" style:family="text">
      <style:text-properties officeooo:rsid="012a314f"/>
    </style:style>
    <style:style style:name="T222" style:family="text">
      <style:text-properties officeooo:rsid="01314c99"/>
    </style:style>
    <style:style style:name="T223" style:family="text">
      <style:text-properties officeooo:rsid="01325021"/>
    </style:style>
    <style:style style:name="T224" style:family="text">
      <style:text-properties officeooo:rsid="01349d81"/>
    </style:style>
    <style:style style:name="T225" style:family="text">
      <style:text-properties officeooo:rsid="01355c5f"/>
    </style:style>
    <style:style style:name="T226" style:family="text">
      <style:text-properties officeooo:rsid="0138ef7a"/>
    </style:style>
    <style:style style:name="T227" style:family="text">
      <style:text-properties officeooo:rsid="01399d1d"/>
    </style:style>
    <style:style style:name="T228" style:family="text">
      <style:text-properties officeooo:rsid="013b8ba8"/>
    </style:style>
    <style:style style:name="T229" style:family="text">
      <style:text-properties officeooo:rsid="013d8b90"/>
    </style:style>
    <style:style style:name="T230" style:family="text">
      <style:text-properties officeooo:rsid="01400147"/>
    </style:style>
    <style:style style:name="T231" style:family="text">
      <style:text-properties officeooo:rsid="014155b3"/>
    </style:style>
    <style:style style:name="T232" style:family="text">
      <style:text-properties officeooo:rsid="015e10b7"/>
    </style:style>
    <style:style style:name="T233" style:family="text">
      <style:text-properties officeooo:rsid="015f502b"/>
    </style:style>
    <style:style style:name="T234" style:family="text">
      <style:text-properties officeooo:rsid="01621552"/>
    </style:style>
    <style:style style:name="T235" style:family="text">
      <style:text-properties officeooo:rsid="0166dc41"/>
    </style:style>
    <style:style style:name="T236" style:family="text">
      <style:text-properties officeooo:rsid="01683ac4"/>
    </style:style>
    <style:style style:name="T237" style:family="text">
      <style:text-properties officeooo:rsid="01757d10"/>
    </style:style>
    <style:style style:name="T238" style:family="text">
      <style:text-properties officeooo:rsid="01772729"/>
    </style:style>
    <style:style style:name="T239" style:family="text">
      <style:text-properties officeooo:rsid="0179dbde"/>
    </style:style>
    <style:style style:name="T240" style:family="text">
      <style:text-properties officeooo:rsid="017a4017"/>
    </style:style>
    <style:style style:name="T241" style:family="text">
      <style:text-properties officeooo:rsid="017d5b31"/>
    </style:style>
    <style:style style:name="T242" style:family="text">
      <style:text-properties officeooo:rsid="01816e6a"/>
    </style:style>
    <style:style style:name="T243" style:family="text">
      <style:text-properties officeooo:rsid="0183a953"/>
    </style:style>
    <style:style style:name="T244" style:family="text">
      <style:text-properties officeooo:rsid="018732b6"/>
    </style:style>
    <style:style style:name="T245" style:family="text">
      <style:text-properties fo:color="#0037a6" loext:opacity="100%" fo:font-style="normal" fo:font-weight="normal" style:font-style-asian="normal" style:font-weight-asian="normal"/>
    </style:style>
    <style:style style:name="T246" style:family="text">
      <style:text-properties fo:color="#0037a6" loext:opacity="100%"/>
    </style:style>
    <style:style style:name="T247" style:family="text">
      <style:text-properties fo:font-size="10pt" style:font-size-asian="10pt" style:font-size-complex="10pt"/>
    </style:style>
    <style:style style:name="T248" style:family="text">
      <style:text-properties fo:font-size="10pt" officeooo:rsid="0181dbe3" style:font-size-asian="10pt" style:font-size-complex="10pt"/>
    </style:style>
    <style:style style:name="T249" style:family="text">
      <style:text-properties fo:font-size="10pt" officeooo:rsid="0184a91b" style:font-size-asian="10pt" style:font-size-complex="10pt"/>
    </style:style>
    <style:style style:name="T250" style:family="text">
      <style:text-properties fo:font-size="10pt" fo:font-style="normal" fo:font-weight="normal" fo:background-color="transparent" loext:char-shading-value="0" style:font-size-asian="10pt" style:font-style-asian="normal" style:font-weight-asian="normal" style:font-size-complex="10pt"/>
    </style:style>
    <style:style style:name="T251" style:family="text">
      <style:text-properties fo:font-size="10pt" fo:font-style="normal" fo:font-weight="normal" style:font-size-asian="10pt" style:font-style-asian="normal" style:font-weight-asian="normal" style:font-size-complex="10pt"/>
    </style:style>
    <style:style style:name="T252" style:family="text">
      <style:text-properties fo:font-size="10pt" fo:background-color="transparent" loext:char-shading-value="0" style:font-size-asian="10pt" style:font-size-complex="10pt"/>
    </style:style>
    <style:style style:name="T253" style:family="text">
      <style:text-properties style:font-name="Consolas1"/>
    </style:style>
    <style:style style:name="T254" style:family="text">
      <style:text-properties style:font-name="Consolas1" fo:font-size="10pt" style:font-size-asian="10pt" style:font-size-complex="10pt"/>
    </style:style>
    <style:style style:name="T255" style:family="text">
      <style:text-properties style:font-name="Consolas1" fo:font-size="10pt" officeooo:rsid="0181dbe3" style:font-size-asian="10pt" style:font-size-complex="10pt"/>
    </style:style>
    <style:style style:name="T256" style:family="text">
      <style:text-properties style:font-name="Consolas1" fo:background-color="transparent" loext:char-shading-value="0"/>
    </style:style>
    <style:style style:name="T257" style:family="text">
      <style:text-properties officeooo:rsid="019e8d62"/>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365cm" fo:text-indent="-0.635cm" fo:margin-left="1.365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cm" fo:text-indent="-0.635cm" fo:margin-left="2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35cm" fo:text-indent="-0.635cm" fo:margin-left="2.635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08cm" fo:text-indent="-0.635cm" fo:margin-left="7.08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365cm" fo:text-indent="-0.635cm" fo:margin-left="1.365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cm" fo:text-indent="-0.635cm" fo:margin-left="2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35cm" fo:text-indent="-0.635cm" fo:margin-left="2.635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08cm" fo:text-indent="-0.635cm" fo:margin-left="7.08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365cm" fo:text-indent="-0.635cm" fo:margin-left="1.365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cm" fo:text-indent="-0.635cm" fo:margin-left="2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35cm" fo:text-indent="-0.635cm" fo:margin-left="2.635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08cm" fo:text-indent="-0.635cm" fo:margin-left="7.08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7.62cm" fo:text-indent="-0.635cm" fo:margin-left="7.6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255cm" fo:text-indent="-0.635cm" fo:margin-left="8.25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89cm" fo:text-indent="-0.635cm" fo:margin-left="8.89cm"/>
        </style:list-level-properties>
        <style:text-properties style:font-name="OpenSymbol"/>
      </text:list-level-style-bullet>
    </text:list-style>
    <text:list-style style:name="L38">
      <text:list-level-style-bullet text:level="1" text:style-name="Bullet_20_Symbols" loext:num-list-format="%1%." style:num-suffix="."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39">
      <text:list-level-style-bullet text:level="1" text:style-name="Bullet_20_Symbols" loext:num-list-format="%1%." style:num-suffix="."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4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style:num-suffix="." text:bullet-char="•">
        <style:list-level-properties text:list-level-position-and-space-mode="label-alignment">
          <style:list-level-label-alignment text:label-followed-by="listtab" text:list-tab-stop-position="1.353cm" fo:text-indent="-0.635cm" fo:margin-left="1.353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88cm" fo:text-indent="-0.635cm" fo:margin-left="1.988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23cm" fo:text-indent="-0.635cm" fo:margin-left="2.623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258cm" fo:text-indent="-0.635cm" fo:margin-left="3.258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93cm" fo:text-indent="-0.635cm" fo:margin-left="3.893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28cm" fo:text-indent="-0.635cm" fo:margin-left="4.528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163cm" fo:text-indent="-0.635cm" fo:margin-left="5.163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98cm" fo:text-indent="-0.635cm" fo:margin-left="5.798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33cm" fo:text-indent="-0.635cm" fo:margin-left="6.433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068cm" fo:text-indent="-0.635cm" fo:margin-left="7.068cm"/>
        </style:list-level-properties>
      </text:list-level-style-bullet>
    </text:list-style>
    <text:list-style style:name="L4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P1">CORSO </text:p>
      <text:p text:style-name="P1">JAVA E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table-of-content text:style-name="Sect1" text:protected="true" text:name="Indice generale1">
        <text:table-of-content-source text:outline-level="10">
          <text:index-title-template text:style-name="Contents_20_Heading">Indice general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Contents_20_Heading"><text:soft-page-break/>Indice generale</text:p>
          </text:index-title>
          <text:p text:style-name="P334"><text:a xlink:type="simple" xlink:href="#__RefHeading___Toc105_704849067" text:style-name="Index_20_Link" text:visited-style-name="Index_20_Link">INTRODUZIONE A JAVA<text:tab/>5</text:a></text:p>
          <text:p text:style-name="P335"><text:a xlink:type="simple" xlink:href="#__RefHeading___Toc109_704849067" text:style-name="Index_20_Link" text:visited-style-name="Index_20_Link">JAVA PLATFORM<text:tab/>6</text:a></text:p>
          <text:p text:style-name="P335"><text:a xlink:type="simple" xlink:href="#__RefHeading___Toc161_704849067" text:style-name="Index_20_Link" text:visited-style-name="Index_20_Link">VANTAGGI E SVANTAGGI JAVA<text:tab/>6</text:a></text:p>
          <text:p text:style-name="P334"><text:a xlink:type="simple" xlink:href="#__RefHeading___Toc456_229651910" text:style-name="Index_20_Link" text:visited-style-name="Index_20_Link">JRE, JDK E AMBIENTI DI SVILUPPO<text:tab/>7</text:a></text:p>
          <text:p text:style-name="P335"><text:a xlink:type="simple" xlink:href="#__RefHeading___Toc458_229651910" text:style-name="Index_20_Link" text:visited-style-name="Index_20_Link">JAVA RUNTIME ENVIRONMENT (JRE)<text:tab/>7</text:a></text:p>
          <text:p text:style-name="P335"><text:a xlink:type="simple" xlink:href="#__RefHeading___Toc460_229651910" text:style-name="Index_20_Link" text:visited-style-name="Index_20_Link">JAVA DEVELOPMENT KIT (JDK)<text:tab/>7</text:a></text:p>
          <text:p text:style-name="P335"><text:a xlink:type="simple" xlink:href="#__RefHeading___Toc462_229651910" text:style-name="Index_20_Link" text:visited-style-name="Index_20_Link">AMBIENTI DI SVILUPPO CON INTERFACCIA GRAFICA<text:tab/>7</text:a></text:p>
          <text:p text:style-name="P334"><text:a xlink:type="simple" xlink:href="#__RefHeading___Toc640_1390441667" text:style-name="Index_20_Link" text:visited-style-name="Index_20_Link">TIPI DI SOFTWARE<text:tab/>8</text:a></text:p>
          <text:p text:style-name="P335"><text:a xlink:type="simple" xlink:href="#__RefHeading___Toc642_1390441667" text:style-name="Index_20_Link" text:visited-style-name="Index_20_Link">STANDALONE<text:tab/>8</text:a></text:p>
          <text:p text:style-name="P335"><text:a xlink:type="simple" xlink:href="#__RefHeading___Toc644_1390441667" text:style-name="Index_20_Link" text:visited-style-name="Index_20_Link">CLIENT / SERVER<text:tab/>8</text:a></text:p>
          <text:p text:style-name="P335"><text:a xlink:type="simple" xlink:href="#__RefHeading___Toc646_1390441667" text:style-name="Index_20_Link" text:visited-style-name="Index_20_Link">APPLICAZIONE WEB<text:tab/>8</text:a></text:p>
          <text:p text:style-name="P334"><text:a xlink:type="simple" xlink:href="#__RefHeading___Toc648_1390441667" text:style-name="Index_20_Link" text:visited-style-name="Index_20_Link">SVILUPPO SOFTWARE: WATERFALL VS AGILE<text:tab/>9</text:a></text:p>
          <text:p text:style-name="P335"><text:a xlink:type="simple" xlink:href="#__RefHeading___Toc671_1390441667" text:style-name="Index_20_Link" text:visited-style-name="Index_20_Link">METODOLOGIA WATERFALL<text:tab/>9</text:a></text:p>
          <text:p text:style-name="P335"><text:a xlink:type="simple" xlink:href="#__RefHeading___Toc673_1390441667" text:style-name="Index_20_Link" text:visited-style-name="Index_20_Link">METODOLOGIA AGILE<text:tab/>10</text:a></text:p>
          <text:p text:style-name="P334"><text:a xlink:type="simple" xlink:href="#__RefHeading___Toc8618_2590612219" text:style-name="Index_20_Link" text:visited-style-name="Index_20_Link">COMPILAZIONE ED ESECUZIONE DEL PROGRAMMA<text:tab/>11</text:a></text:p>
          <text:p text:style-name="P335"><text:a xlink:type="simple" xlink:href="#__RefHeading___Toc8620_2590612219" text:style-name="Index_20_Link" text:visited-style-name="Index_20_Link">FILE JAR<text:tab/>11</text:a></text:p>
          <text:p text:style-name="P335"><text:a xlink:type="simple" xlink:href="#__RefHeading___Toc8644_2590612219" text:style-name="Index_20_Link" text:visited-style-name="Index_20_Link">FILE MANIFEST<text:tab/>11</text:a></text:p>
          <text:p text:style-name="P334"><text:a xlink:type="simple" xlink:href="#__RefHeading___Toc9027_2590612219" text:style-name="Index_20_Link" text:visited-style-name="Index_20_Link">DEBUG<text:tab/>12</text:a></text:p>
          <text:p text:style-name="P334"><text:a xlink:type="simple" xlink:href="#__RefHeading___Toc9110_781142716" text:style-name="Index_20_Link" text:visited-style-name="Index_20_Link">VARIABILI E TIPI DI DATO<text:tab/>13</text:a></text:p>
          <text:p text:style-name="P335"><text:a xlink:type="simple" xlink:href="#__RefHeading___Toc9130_781142716" text:style-name="Index_20_Link" text:visited-style-name="Index_20_Link">TIPI DI DATO<text:tab/>14</text:a></text:p>
          <text:p text:style-name="P336"><text:a xlink:type="simple" xlink:href="#__RefHeading___Toc9016_3542442143" text:style-name="Index_20_Link" text:visited-style-name="Index_20_Link">TIPI DI DATO PRIMITIVI<text:tab/>15</text:a></text:p>
          <text:p text:style-name="P337"><text:a xlink:type="simple" xlink:href="#__RefHeading___Toc9018_3542442143" text:style-name="Index_20_Link" text:visited-style-name="Index_20_Link">BOOLEAN<text:tab/>15</text:a></text:p>
          <text:p text:style-name="P337"><text:a xlink:type="simple" xlink:href="#__RefHeading___Toc9040_3542442143" text:style-name="Index_20_Link" text:visited-style-name="Index_20_Link">BYTE<text:tab/>15</text:a></text:p>
          <text:p text:style-name="P337"><text:a xlink:type="simple" xlink:href="#__RefHeading___Toc9042_3542442143" text:style-name="Index_20_Link" text:visited-style-name="Index_20_Link">SHORT<text:tab/>15</text:a></text:p>
          <text:p text:style-name="P337"><text:a xlink:type="simple" xlink:href="#__RefHeading___Toc9044_3542442143" text:style-name="Index_20_Link" text:visited-style-name="Index_20_Link">INT<text:tab/>15</text:a></text:p>
          <text:p text:style-name="P337"><text:a xlink:type="simple" xlink:href="#__RefHeading___Toc9046_3542442143" text:style-name="Index_20_Link" text:visited-style-name="Index_20_Link">LONG<text:tab/>15</text:a></text:p>
          <text:p text:style-name="P337"><text:a xlink:type="simple" xlink:href="#__RefHeading___Toc9250_3542442143" text:style-name="Index_20_Link" text:visited-style-name="Index_20_Link">FLOAT<text:tab/>16</text:a></text:p>
          <text:p text:style-name="P337"><text:a xlink:type="simple" xlink:href="#__RefHeading___Toc9252_3542442143" text:style-name="Index_20_Link" text:visited-style-name="Index_20_Link">DOUBLE<text:tab/>16</text:a></text:p>
          <text:p text:style-name="P337"><text:a xlink:type="simple" xlink:href="#__RefHeading___Toc9254_3542442143" text:style-name="Index_20_Link" text:visited-style-name="Index_20_Link">CHAR<text:tab/>16</text:a></text:p>
          <text:p text:style-name="P335"><text:a xlink:type="simple" xlink:href="#__RefHeading___Toc9750_3542442143" text:style-name="Index_20_Link" text:visited-style-name="Index_20_Link">LA CLASSE STRING<text:tab/>17</text:a></text:p>
          <text:p text:style-name="P336"><text:a xlink:type="simple" xlink:href="#__RefHeading___Toc9752_3542442143" text:style-name="Index_20_Link" text:visited-style-name="Index_20_Link">CONCATENAZIONE<text:tab/>17</text:a></text:p>
          <text:p text:style-name="P336"><text:a xlink:type="simple" xlink:href="#__RefHeading___Toc9754_3542442143" text:style-name="Index_20_Link" text:visited-style-name="Index_20_Link">TRASFORMAZIONE<text:tab/>18</text:a></text:p>
          <text:p text:style-name="P336"><text:a xlink:type="simple" xlink:href="#__RefHeading___Toc9756_3542442143" text:style-name="Index_20_Link" text:visited-style-name="Index_20_Link">SOSTITUZIONE<text:tab/>18</text:a></text:p>
          <text:p text:style-name="P336"><text:a xlink:type="simple" xlink:href="#__RefHeading___Toc9758_3542442143" text:style-name="Index_20_Link" text:visited-style-name="Index_20_Link">ESTRAZIONE<text:tab/>19</text:a></text:p>
          <text:p text:style-name="P336"><text:a xlink:type="simple" xlink:href="#__RefHeading___Toc10539_3542442143" text:style-name="Index_20_Link" text:visited-style-name="Index_20_Link">CONFRONTO<text:tab/>19</text:a></text:p>
          <text:p text:style-name="P336"><text:a xlink:type="simple" xlink:href="#__RefHeading___Toc11179_3542442143" text:style-name="Index_20_Link" text:visited-style-name="Index_20_Link">ALTRI METODI UTILI PER LE STRINGHE<text:tab/>20</text:a></text:p>
          <text:p text:style-name="P334"><text:a xlink:type="simple" xlink:href="#__RefHeading___Toc10571_3648807771" text:style-name="Index_20_Link" text:visited-style-name="Index_20_Link">OPERATORI<text:tab/>20</text:a></text:p>
          <text:p text:style-name="P335"><text:a xlink:type="simple" xlink:href="#__RefHeading___Toc10573_3648807771" text:style-name="Index_20_Link" text:visited-style-name="Index_20_Link">OPERATORE PUNTO (.)<text:tab/>20</text:a></text:p>
          <text:p text:style-name="P335"><text:a xlink:type="simple" xlink:href="#__RefHeading___Toc10575_3648807771" text:style-name="Index_20_Link" text:visited-style-name="Index_20_Link">OPERATORI ARITMETICI<text:tab/>21</text:a></text:p>
          <text:p text:style-name="P335"><text:a xlink:type="simple" xlink:href="#__RefHeading___Toc10577_3648807771" text:style-name="Index_20_Link" text:visited-style-name="Index_20_Link">OPERATORI LOGICI<text:tab/>21</text:a></text:p>
          <text:p text:style-name="P335"><text:a xlink:type="simple" xlink:href="#__RefHeading___Toc10579_3648807771" text:style-name="Index_20_Link" text:visited-style-name="Index_20_Link">OPERATORI RELAZIONALI O DI CONFRONTO<text:tab/>22</text:a></text:p>
          <text:p text:style-name="P335"><text:a xlink:type="simple" xlink:href="#__RefHeading___Toc10581_3648807771" text:style-name="Index_20_Link" text:visited-style-name="Index_20_Link">CASTING<text:tab/>23</text:a></text:p>
          <text:p text:style-name="P334"><text:a xlink:type="simple" xlink:href="#__RefHeading___Toc10721_3648807771" text:style-name="Index_20_Link" text:visited-style-name="Index_20_Link">METODI<text:tab/>23</text:a></text:p>
          <text:p text:style-name="P335"><text:a xlink:type="simple" xlink:href="#__RefHeading___Toc10640_4214464214" text:style-name="Index_20_Link" text:visited-style-name="Index_20_Link">PARAMETRI<text:tab/>24</text:a></text:p>
          <text:p text:style-name="P335"><text:a xlink:type="simple" xlink:href="#__RefHeading___Toc10642_4214464214" text:style-name="Index_20_Link" text:visited-style-name="Index_20_Link">SIGNATURE<text:tab/>24</text:a></text:p>
          <text:p text:style-name="P335"><text:a xlink:type="simple" xlink:href="#__RefHeading___Toc10644_4214464214" text:style-name="Index_20_Link" text:visited-style-name="Index_20_Link">OVERLOADING DEI METODI<text:tab/>24</text:a></text:p>
          <text:p text:style-name="P335"><text:a xlink:type="simple" xlink:href="#__RefHeading___Toc10646_4214464214" text:style-name="Index_20_Link" text:visited-style-name="Index_20_Link">VARARGS<text:tab/>24</text:a></text:p>
          <text:p text:style-name="P335"><text:a xlink:type="simple" xlink:href="#__RefHeading___Toc10890_4214464214" text:style-name="Index_20_Link" text:visited-style-name="Index_20_Link">MODIFICATORE DI ACCESSO AI METODI<text:tab/>25</text:a></text:p>
          <text:p text:style-name="P334"><text:a xlink:type="simple" xlink:href="#__RefHeading___Toc10943_1788917045" text:style-name="Index_20_Link" text:visited-style-name="Index_20_Link">I MODIFICATORI (PIÚ IN GENERALE)<text:tab/>26</text:a></text:p>
          <text:p text:style-name="P335"><text:a xlink:type="simple" xlink:href="#__RefHeading___Toc12882_1788917045" text:style-name="Index_20_Link" text:visited-style-name="Index_20_Link">MODIFICATORI DI ACCESSO<text:tab/>26</text:a></text:p>
          <text:p text:style-name="P335"><text:soft-page-break/><text:a xlink:type="simple" xlink:href="#__RefHeading___Toc12884_1788917045" text:style-name="Index_20_Link" text:visited-style-name="Index_20_Link">ALTRI MODIFICATORI: FINAL E STATIC<text:tab/>29</text:a></text:p>
          <text:p text:style-name="P334"><text:a xlink:type="simple" xlink:href="#__RefHeading___Toc15954_1788917045" text:style-name="Index_20_Link" text:visited-style-name="Index_20_Link">SINTASSI<text:tab/>30</text:a></text:p>
          <text:p text:style-name="P335"><text:a xlink:type="simple" xlink:href="#__RefHeading___Toc15956_1788917045" text:style-name="Index_20_Link" text:visited-style-name="Index_20_Link">CLASSI E INTERFACCE<text:tab/>30</text:a></text:p>
          <text:p text:style-name="P335"><text:a xlink:type="simple" xlink:href="#__RefHeading___Toc15958_1788917045" text:style-name="Index_20_Link" text:visited-style-name="Index_20_Link">METODI E VARIABILI<text:tab/>31</text:a></text:p>
          <text:p text:style-name="P334"><text:a xlink:type="simple" xlink:href="#__RefHeading___Toc18507_1788917045" text:style-name="Index_20_Link" text:visited-style-name="Index_20_Link">PACKAGE<text:tab/>33</text:a></text:p>
          <text:p text:style-name="P335"><text:a xlink:type="simple" xlink:href="#__RefHeading___Toc18509_1788917045" text:style-name="Index_20_Link" text:visited-style-name="Index_20_Link">COMANDO IMPORT<text:tab/>33</text:a></text:p>
          <text:p text:style-name="P334"><text:a xlink:type="simple" xlink:href="#__RefHeading___Toc20169_1788917045" text:style-name="Index_20_Link" text:visited-style-name="Index_20_Link">NAMING E CODE CONVENTION<text:tab/>34</text:a></text:p>
          <text:p text:style-name="P335"><text:a xlink:type="simple" xlink:href="#__RefHeading___Toc20171_1788917045" text:style-name="Index_20_Link" text:visited-style-name="Index_20_Link">NAMING E CODE CONVENTION PER LE CLASSI<text:tab/>34</text:a></text:p>
          <text:p text:style-name="P335"><text:a xlink:type="simple" xlink:href="#__RefHeading___Toc20171_178891704511" text:style-name="Index_20_Link" text:visited-style-name="Index_20_Link">NAMING E CODE CONVENTION PER LE VARIABILI<text:tab/>34</text:a></text:p>
          <text:p text:style-name="P335"><text:a xlink:type="simple" xlink:href="#__RefHeading___Toc22118_1788917045" text:style-name="Index_20_Link" text:visited-style-name="Index_20_Link">NAMING CONVENTION PER I METODI<text:tab/>34</text:a></text:p>
          <text:p text:style-name="P334"><text:a xlink:type="simple" xlink:href="#__RefHeading___Toc13008_4158107239" text:style-name="Index_20_Link" text:visited-style-name="Index_20_Link">COMANDI CONDIZIONALI<text:tab/>35</text:a></text:p>
          <text:p text:style-name="P335"><text:a xlink:type="simple" xlink:href="#__RefHeading___Toc13010_4158107239" text:style-name="Index_20_Link" text:visited-style-name="Index_20_Link">IF – ELSE<text:tab/>35</text:a></text:p>
          <text:p text:style-name="P335"><text:a xlink:type="simple" xlink:href="#__RefHeading___Toc13012_4158107239" text:style-name="Index_20_Link" text:visited-style-name="Index_20_Link">SWITCH – CASE<text:tab/>36</text:a></text:p>
          <text:p text:style-name="P334"><text:a xlink:type="simple" xlink:href="#__RefHeading___Toc14286_4158107239" text:style-name="Index_20_Link" text:visited-style-name="Index_20_Link">COMANDO RETURN<text:tab/>37</text:a></text:p>
          <text:p text:style-name="P334"><text:a xlink:type="simple" xlink:href="#__RefHeading___Toc15120_4158107239" text:style-name="Index_20_Link" text:visited-style-name="Index_20_Link">CICLI<text:tab/>38</text:a></text:p>
          <text:p text:style-name="P335"><text:a xlink:type="simple" xlink:href="#__RefHeading___Toc15122_4158107239" text:style-name="Index_20_Link" text:visited-style-name="Index_20_Link">WHILE<text:tab/>38</text:a></text:p>
          <text:p text:style-name="P335"><text:a xlink:type="simple" xlink:href="#__RefHeading___Toc15124_4158107239" text:style-name="Index_20_Link" text:visited-style-name="Index_20_Link">DO – WHILE<text:tab/>38</text:a></text:p>
          <text:p text:style-name="P335"><text:a xlink:type="simple" xlink:href="#__RefHeading___Toc15126_4158107239" text:style-name="Index_20_Link" text:visited-style-name="Index_20_Link">FOR<text:tab/>38</text:a></text:p>
          <text:p text:style-name="P335"><text:a xlink:type="simple" xlink:href="#__RefHeading___Toc15128_4158107239" text:style-name="Index_20_Link" text:visited-style-name="Index_20_Link">ESEMPIO DI TUTTI E 3 I CICLI<text:tab/>39</text:a></text:p>
          <text:p text:style-name="P335"><text:a xlink:type="simple" xlink:href="#__RefHeading___Toc14129_986882018" text:style-name="Index_20_Link" text:visited-style-name="Index_20_Link">COMANDI DI INTERRUZIONE DI CICLO<text:tab/>40</text:a></text:p>
          <text:p text:style-name="P336"><text:a xlink:type="simple" xlink:href="#__RefHeading___Toc14131_986882018" text:style-name="Index_20_Link" text:visited-style-name="Index_20_Link">BREAK<text:tab/>40</text:a></text:p>
          <text:p text:style-name="P336"><text:a xlink:type="simple" xlink:href="#__RefHeading___Toc14133_986882018" text:style-name="Index_20_Link" text:visited-style-name="Index_20_Link">CONTINUE<text:tab/>40</text:a></text:p>
          <text:p text:style-name="P336"><text:a xlink:type="simple" xlink:href="#__RefHeading___Toc14135_986882018" text:style-name="Index_20_Link" text:visited-style-name="Index_20_Link">ESEMPIO CON BREAK E CONTINUE<text:tab/>41</text:a></text:p>
          <text:p text:style-name="P334"><text:a xlink:type="simple" xlink:href="#__RefHeading___Toc755_1865083035" text:style-name="Index_20_Link" text:visited-style-name="Index_20_Link">THREAD E CONCORRENZA<text:tab/>42</text:a></text:p>
          <text:p text:style-name="P335"><text:a xlink:type="simple" xlink:href="#__RefHeading___Toc757_1865083035" text:style-name="Index_20_Link" text:visited-style-name="Index_20_Link">PROCESSO<text:tab/>42</text:a></text:p>
          <text:p text:style-name="P335"><text:a xlink:type="simple" xlink:href="#__RefHeading___Toc759_1865083035" text:style-name="Index_20_Link" text:visited-style-name="Index_20_Link">THREAD<text:tab/>42</text:a></text:p>
          <text:p text:style-name="P335"><text:a xlink:type="simple" xlink:href="#__RefHeading___Toc761_1865083035" text:style-name="Index_20_Link" text:visited-style-name="Index_20_Link">CONCORRENZA<text:tab/>44</text:a></text:p>
          <text:p text:style-name="P335"><text:a xlink:type="simple" xlink:href="#__RefHeading___Toc763_1865083035" text:style-name="Index_20_Link" text:visited-style-name="Index_20_Link">CICLO DI VITA DI UN THREAD<text:tab/>45</text:a></text:p>
          <text:p text:style-name="P335"><text:a xlink:type="simple" xlink:href="#__RefHeading___Toc765_1865083035" text:style-name="Index_20_Link" text:visited-style-name="Index_20_Link">THREAD PRIORITY<text:tab/>46</text:a></text:p>
          <text:p text:style-name="P335"><text:a xlink:type="simple" xlink:href="#__RefHeading___Toc1017_1982678161" text:style-name="Index_20_Link" text:visited-style-name="Index_20_Link">CREARE UN THREAD IN JAVA<text:tab/>47</text:a></text:p>
          <text:p text:style-name="P335"><text:a xlink:type="simple" xlink:href="#__RefHeading___Toc1678_1982678161" text:style-name="Index_20_Link" text:visited-style-name="Index_20_Link">MULTITHREADING<text:tab/>48</text:a></text:p>
          <text:p text:style-name="P335"><text:a xlink:type="simple" xlink:href="#__RefHeading___Toc1680_1982678161" text:style-name="Index_20_Link" text:visited-style-name="Index_20_Link">CONCORRENZA IN JAVA<text:tab/>51</text:a></text:p>
          <text:p text:style-name="P336"><text:a xlink:type="simple" xlink:href="#__RefHeading___Toc3347_3401211751" text:style-name="Index_20_Link" text:visited-style-name="Index_20_Link">CONCORRENZA CON L’UTILIZZO DEI THREAD<text:tab/>51</text:a></text:p>
          <text:p text:style-name="P336"><text:a xlink:type="simple" xlink:href="#__RefHeading___Toc3349_3401211751" text:style-name="Index_20_Link" text:visited-style-name="Index_20_Link">CONCORRENZA CON L’UTILIZZO DEGLI EXECUTOR<text:tab/>54</text:a></text:p>
          <text:p text:style-name="P336"><text:a xlink:type="simple" xlink:href="#__RefHeading___Toc3916_3401211751" text:style-name="Index_20_Link" text:visited-style-name="Index_20_Link">CONCORRENZA CON L’UTILIZZO DEL FRAMEWORK FORK/JOIN<text:tab/>56</text:a></text:p>
          <text:p text:style-name="P335"><text:a xlink:type="simple" xlink:href="#__RefHeading___Toc3918_3401211751" text:style-name="Index_20_Link" text:visited-style-name="Index_20_Link">SINCRONIZZAZIONE<text:tab/>58</text:a></text:p>
          <text:p text:style-name="P335"><text:a xlink:type="simple" xlink:href="#__RefHeading___Toc6395_4061430175" text:style-name="Index_20_Link" text:visited-style-name="Index_20_Link">ESEMPIO MULTITHREADING E CONCORRENZA : PRODUCER-CONSUMER<text:tab/>63</text:a></text:p>
          <text:p text:style-name="P335"><text:a xlink:type="simple" xlink:href="#__RefHeading___Toc5739_1090831966" text:style-name="Index_20_Link" text:visited-style-name="Index_20_Link">METODI WAIT(), NOTIFY(), NOTIFYALL()<text:tab/>67</text:a></text:p>
          <text:p text:style-name="P336"><text:a xlink:type="simple" xlink:href="#__RefHeading___Toc5741_1090831966" text:style-name="Index_20_Link" text:visited-style-name="Index_20_Link">WAIT()<text:tab/>67</text:a></text:p>
          <text:p text:style-name="P336"><text:a xlink:type="simple" xlink:href="#__RefHeading___Toc5743_1090831966" text:style-name="Index_20_Link" text:visited-style-name="Index_20_Link">NOTIFY() E NOTIFYALL()<text:tab/>68</text:a></text:p>
          <text:p text:style-name="P335"><text:a xlink:type="simple" xlink:href="#__RefHeading___Toc5748_1090831966" text:style-name="Index_20_Link" text:visited-style-name="Index_20_Link">SINCRONIZZAZIONE AVANZATA CON LOCK E REENTRANTLOCK<text:tab/>68</text:a></text:p>
          <text:p text:style-name="P336"><text:a xlink:type="simple" xlink:href="#__RefHeading___Toc5750_1090831966" text:style-name="Index_20_Link" text:visited-style-name="Index_20_Link">LOCK<text:tab/>68</text:a></text:p>
          <text:p text:style-name="P336"><text:a xlink:type="simple" xlink:href="#__RefHeading___Toc5752_1090831966" text:style-name="Index_20_Link" text:visited-style-name="Index_20_Link">REENTRANTLOCK<text:tab/>69</text:a></text:p>
          <text:p text:style-name="P335"><text:a xlink:type="simple" xlink:href="#__RefHeading___Toc6300_4045929125" text:style-name="Index_20_Link" text:visited-style-name="Index_20_Link">UTILIZZARE IL BLOCCO TRYFINALLY CON I THREAD<text:tab/>70</text:a></text:p>
          <text:p text:style-name="P335"><text:a xlink:type="simple" xlink:href="#__RefHeading___Toc7163_2993473107" text:style-name="Index_20_Link" text:visited-style-name="Index_20_Link">THREAD POOL<text:tab/>72</text:a></text:p>
          <text:p text:style-name="P335"><text:a xlink:type="simple" xlink:href="#__RefHeading___Toc7165_2993473107" text:style-name="Index_20_Link" text:visited-style-name="Index_20_Link">CLASSI ARRAYBLOCKINGQUEUE E LINKEDBLOCKINGQUEUE<text:tab/>75</text:a></text:p>
          <text:p text:style-name="P336"><text:a xlink:type="simple" xlink:href="#__RefHeading___Toc7997_2993473107" text:style-name="Index_20_Link" text:visited-style-name="Index_20_Link">CLASSE ARRAYBLOCKINGQUEUE<text:tab/>76</text:a></text:p>
          <text:p text:style-name="P336"><text:a xlink:type="simple" xlink:href="#__RefHeading___Toc7999_2993473107" text:style-name="Index_20_Link" text:visited-style-name="Index_20_Link">CLASSE LINKEDBLOCKINGQUEUE<text:tab/>78</text:a></text:p>
          <text:p text:style-name="P335"><text:a xlink:type="simple" xlink:href="#__RefHeading___Toc9140_2993473107" text:style-name="Index_20_Link" text:visited-style-name="Index_20_Link">GESTIONE BANCONE SALUMI MEDIANTE THREAD POOL<text:tab/>79</text:a></text:p>
          <text:p text:style-name="P335"><text:a xlink:type="simple" xlink:href="#__RefHeading___Toc8658_1919877219" text:style-name="Index_20_Link" text:visited-style-name="Index_20_Link">DEADLOCK, STARVATION E LIVELOCK<text:tab/>83</text:a></text:p>
          <text:p text:style-name="P336"><text:a xlink:type="simple" xlink:href="#__RefHeading___Toc8660_1919877219" text:style-name="Index_20_Link" text:visited-style-name="Index_20_Link">DEADLOCK<text:tab/>83</text:a></text:p>
          <text:p text:style-name="P336"><text:a xlink:type="simple" xlink:href="#__RefHeading___Toc8662_1919877219" text:style-name="Index_20_Link" text:visited-style-name="Index_20_Link">STARVATION<text:tab/>83</text:a></text:p>
          <text:p text:style-name="P336"><text:soft-page-break/><text:a xlink:type="simple" xlink:href="#__RefHeading___Toc8664_1919877219" text:style-name="Index_20_Link" text:visited-style-name="Index_20_Link">LIVELOCK<text:tab/>84</text:a></text:p>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338" text:outline-level="1"><text:bookmark-start text:name="__RefHeading___Toc105_704849067"/><text:soft-page-break/>INTRODUZIONE A JAVA<text:bookmark-end text:name="__RefHeading___Toc105_704849067"/></text:h>
      <text:p text:style-name="P2">JAVA è un linguaggio di programmazione object oriented (orientato agli oggetti). La programmazione a oggetti è un paradigma ancora oggi molto utilizzat<text:span text:style-name="T1">o</text:span>, perché ci consente di modellare al meglio delle situazioni reali.</text:p>
      <text:p text:style-name="P2">La sintassi del linguaggio JAVA è molto simile ai linguaggi C e C++, da cui eredita parecchie caratteristiche. Per certi versi, però, JAVA è più semplice da utilizzare rispetto i due linguaggi citati precedentemente.</text:p>
      <text:p text:style-name="P2">La caratteristica principale che ha reso JAVA così popolare è la portabilità, cioè l’essere indipendente dal sistema operativo su cui viene eseguito un software. Gli elementi fondamentali che rendono JAVA un linguaggio di programmazione portabile sono la Java Virtual Machine (Macchina virtuale o JVM) e la Java Platform.</text:p>
      <text:p text:style-name="P2"><draw:frame draw:style-name="fr3" draw:name="Immagine1" text:anchor-type="char" svg:x="4.77cm" svg:y="0.164cm" svg:width="7.504cm" svg:height="7.863cm" draw:z-index="0"><draw:image xlink:href="Pictures/10000001000003050000032AE58D8503D286146D.png" xlink:type="simple" xlink:show="embed" xlink:actuate="onLoad" draw:mime-type="image/png"/></draw:frame></text:p>
      <text:p text:style-name="Standard"/>
      <text:p text:style-name="Standard"/>
      <text:p text:style-name="P8"><text:s text:c="2"/></text:p>
      <text:p text:style-name="Standard"/>
      <text:p text:style-name="Standard"><text:s text:c="3"/></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Text_20_body"><text:span text:style-name="T3">Appunto, portabilità vuol dire scrivere il proprio codice sorgente una sola volta, compilarlo ed eseguirlo su qualsiasi dispositivo dotato di una macchina virtuale. Un programma JAVA è rappresentato da uno o più file.java, al cui interno sono presenti i nostri sorgenti, ovvero il codice che scriviamo. Attraverso il compilatore chiamato JAVAC, il nostro codice sorgente viene tradotto in un linguaggio intermedio, chiamato bytecode. Tutti questi file compilati avranno l’estensione .class e potranno essere interpretati dalla JVM, che è un processore virtuale che legge il/i nostro/i file.class e traduce il bytecode al loro interno in linguaggio macchina. </text:span><text:span text:style-name="T4">Quindi, se su dispositivi differenti, con sistema operativo differente, abbiamo la stessa JVM, possiamo eseguire il nostro software senza necessità di ricompilarlo ogni volta. <text:s/></text:span></text:p>
      <text:p text:style-name="P36"><text:span text:style-name="T4">O</text:span><text:span text:style-name="T2">ggi JAVA è utilizzato per scrivere:</text:span></text:p>
      <text:list xml:id="list52678977" text:style-name="L1">
        <text:list-item>
          <text:p text:style-name="P431">applicazioni web: La maggior parte delle applicazioni enterprise (applicazioni aziendali) utilizzano JAVA, soprattutto nella parte backend;</text:p>
        </text:list-item>
        <text:list-item>
          <text:p text:style-name="P431">applicazioni per smartphone e tablet: Android, per esempio, è un sistema operativo scritto in JAVA, così come tutte le app scritte per questo sistema operativo;</text:p>
        </text:list-item>
        <text:list-item>
          <text:p text:style-name="P431">applicazioni per decoder digitali, elettrodomestici e così via.</text:p>
        </text:list-item>
      </text:list>
      <text:h text:style-name="Heading_20_2" text:outline-level="2"><text:bookmark-start text:name="__RefHeading___Toc109_704849067"/><text:soft-page-break/>JAVA PLATFORM<text:bookmark-end text:name="__RefHeading___Toc109_704849067"/></text:h>
      <text:p text:style-name="P37">La Java platform è una piattaforma composta da due componenti:</text:p>
      <text:list xml:id="list2050721018" text:style-name="L2">
        <text:list-item>
          <text:p text:style-name="P432">JVM, di cui abbiamo già parlato precedentemente;</text:p>
        </text:list-item>
        <text:list-item>
          <text:p text:style-name="P432">API (Application Programming Interface), cioè un set di librerie (componenti software) messi a disposizione degli sviluppatori per poter scrivere software JAVA.</text:p>
        </text:list-item>
      </text:list>
      <text:p text:style-name="P37">La Java Platform è disponibile in 3 configurazioni:</text:p>
      <text:list xml:id="list738436586" text:style-name="L3">
        <text:list-item>
          <text:p text:style-name="P434"><text:span text:style-name="T7">Java Standard Edition (JSE): </text:span><text:span text:style-name="T8">mette a disposizione il set standard di API per poter scrivere applicazioni standalone (</text:span><text:span text:style-name="T9">programma </text:span><text:span text:style-name="T10">che </text:span><text:span text:style-name="T9">può funzionare senza che siano richiesti altri componenti o addirittura senza sistema operativ</text:span><text:span text:style-name="T10">o</text:span><text:span text:style-name="T8">), client e server, per accesso a database, per il calcolo scientifico e così via;</text:span></text:p>
        </text:list-item>
        <text:list-item>
          <text:p text:style-name="P433">Java Enterprise Edition (JEE): <text:span text:style-name="T8">mette a disposizione, oltre alle API della Standard Edition, anche quelle per scrivere applicazioni distribuite (ad esempio applicazioni web);</text:span></text:p>
        </text:list-item>
        <text:list-item>
          <text:p text:style-name="P433">Java Micro Edition (JME): <text:span text:style-name="T13">mette a disposizione le API per sviluppare applicazioni mobile.</text:span></text:p>
        </text:list-item>
      </text:list>
      <text:p text:style-name="P37"/>
      <text:h text:style-name="P352" text:outline-level="2"><text:bookmark-start text:name="__RefHeading___Toc161_704849067"/>VANTAGGI E SVANTAGGI JAVA<text:bookmark-end text:name="__RefHeading___Toc161_704849067"/></text:h>
      <text:p text:style-name="P9">Vantaggi</text:p>
      <text:list xml:id="list3135384556" text:style-name="L4">
        <text:list-item>
          <text:p text:style-name="P421">indipendenza del linguaggio bytecode: consente di eseguire lo stesso programma su più dispositivi dotati di JVM;</text:p>
        </text:list-item>
      </text:list>
      <text:list xml:id="list2552287916" text:style-name="L5">
        <text:list-item>
          <text:p text:style-name="P422">velocità di sviluppo;</text:p>
        </text:list-item>
        <text:list-item>
          <text:p text:style-name="P422">grande disponibilità di librerie;</text:p>
        </text:list-item>
        <text:list-item>
          <text:p text:style-name="P422">alta integrazione con il web.</text:p>
        </text:list-item>
      </text:list>
      <text:p text:style-name="P10"/>
      <text:p text:style-name="P10">Svantaggi</text:p>
      <text:list xml:id="list95782863" text:style-name="L6">
        <text:list-item>
          <text:p text:style-name="P423">velocità di esecuzione: il programma viene eseguito ed elaborato dalla JVM, che a sua volta traduce le istruzioni in linguaggio macchina. Pertanto il tempo di esecuzione è leggermente più lento rispetto ad un programma scritto in C++;</text:p>
        </text:list-item>
        <text:list-item>
          <text:p text:style-name="P423">attraverso la decompilazione è possibile risalire al codice sorgente.</text:p>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_Toc456_229651910"/><text:soft-page-break/>JRE, JDK E AMBIENTI DI SVILUPPO<text:bookmark-end text:name="__RefHeading___Toc456_229651910"/></text:h>
      <text:h text:style-name="Heading_20_2" text:outline-level="2"><text:bookmark-start text:name="__RefHeading___Toc458_229651910"/>J<text:span text:style-name="T49">AVA</text:span> R<text:span text:style-name="T49">UNTIME</text:span> E<text:span text:style-name="T49">NVIRONMENT</text:span> <text:span text:style-name="T14">(JRE)</text:span><text:bookmark-end text:name="__RefHeading___Toc458_229651910"/></text:h>
      <text:p text:style-name="P38">JRE è un’implementazione della JVM, ed è necessario per l’esecuzione dei programmi JAVA. </text:p>
      <text:p text:style-name="P38">Il JRE contiene:</text:p>
      <text:list xml:id="list1424167312" text:style-name="L7">
        <text:list-item>
          <text:p text:style-name="P435">JVM.</text:p>
        </text:list-item>
        <text:list-item>
          <text:p text:style-name="P435">API standard di JAVA.</text:p>
        </text:list-item>
        <text:list-item>
          <text:p text:style-name="P435">Un launcher necessario per avviare i <text:span text:style-name="T15">programmi già</text:span> compilati in bytecode. Tutti i programmi partono sempre da una classe dotata di un metodo main()</text:p>
        </text:list-item>
      </text:list>
      <text:p text:style-name="P38">Il JRE deve essere installato su tutti i dispositivi che hanno necessità di eseguire software scritti in JAVA.</text:p>
      <text:p text:style-name="Standard"/>
      <text:h text:style-name="Heading_20_2" text:outline-level="2"><text:bookmark-start text:name="__RefHeading___Toc460_229651910"/>JAVA DEVELOPMENT KIT (JDK)<text:bookmark-end text:name="__RefHeading___Toc460_229651910"/></text:h>
      <text:p text:style-name="P38">JDK è un insieme di librerie e software messe a disposizione da Oracle, che consentono di sviluppare software scritti in JAVA. </text:p>
      <text:p text:style-name="P39">JDK è un ambiente di sviluppo a tutti gli effetti, poiché appunto contiene tutte queste librerie che ci consentono di sviluppare software, ma è un ambiente di sviluppo a console, ovvero non è dotato di un’interfaccia grafica, ma le istruzioni si eseguono mediante il prompt di comandi. Gli ambienti di sviluppo più famosi, dotati di interfaccia grafica, sono Eclipse, Netbeans e Intellij I<text:span text:style-name="T15">DEA. </text:span></text:p>
      <text:p text:style-name="P43">Il JDK contiene librerie importanti per lo sviluppo, il JRE e la JVM.</text:p>
      <text:p text:style-name="P43"><draw:frame draw:style-name="fr3" draw:name="Immagine2" text:anchor-type="char" svg:x="4.105cm" svg:y="0.051cm" svg:width="8.793cm" svg:height="5.401cm" draw:z-index="1"><draw:image xlink:href="Pictures/100000010000029500000196A919B2D406257284.png" xlink:type="simple" xlink:show="embed" xlink:actuate="onLoad" draw:mime-type="image/png"/></draw:frame></text:p>
      <text:p text:style-name="Standard"><text:s text:c="2"/></text:p>
      <text:p text:style-name="Standard"/>
      <text:p text:style-name="Standard"/>
      <text:p text:style-name="Standard"/>
      <text:p text:style-name="Standard"/>
      <text:p text:style-name="Standard"/>
      <text:p text:style-name="Standard"/>
      <text:p text:style-name="Standard"/>
      <text:p text:style-name="Standard"/>
      <text:p text:style-name="Standard"/>
      <text:h text:style-name="P353" text:outline-level="2"><text:bookmark-start text:name="__RefHeading___Toc462_229651910"/>AMBIENTI DI SVILUPPO CON INTERFACCIA GRAFICA<text:bookmark-end text:name="__RefHeading___Toc462_229651910"/></text:h>
      <text:p text:style-name="P40">Un ambiente di sviluppo integrato o IDE (Integrated Development Environment), rispetto il JDK, è un software dotato di interfaccia grafica che consente agli sviluppatori di creare software JAVA, semplificando la programmazione e la gestione dei file. È utile perché:</text:p>
      <text:list xml:id="list3236832982" text:style-name="L8">
        <text:list-item>
          <text:p text:style-name="P436">consente di segnalare e visualizzare subito gli errori di sintassi all’interno del codice;</text:p>
        </text:list-item>
        <text:list-item>
          <text:p text:style-name="P436">consente di effettuare il debug in maniera semplice;</text:p>
        </text:list-item>
        <text:list-item>
          <text:p text:style-name="P424">offre una serie di strumenti e funzionalità di supporto allo sviluppatore.</text:p>
        </text:list-item>
      </text:list>
      <text:h text:style-name="Heading_20_1" text:outline-level="1"><text:bookmark-start text:name="__RefHeading___Toc640_1390441667"/><text:soft-page-break/>TIPI DI SOFTWARE<text:bookmark-end text:name="__RefHeading___Toc640_1390441667"/></text:h>
      <text:h text:style-name="P354" text:outline-level="2"><text:bookmark-start text:name="__RefHeading___Toc642_1390441667"/>STANDALONE<text:bookmark-end text:name="__RefHeading___Toc642_1390441667"/></text:h>
      <text:p text:style-name="P41">Il software standalone è un software che è installato all’interno di un sistema operativo ed è autonomo, perché non richiede l’uso di particolari componenti esterne con cui interagire (per esempio i server).</text:p>
      <text:p text:style-name="P69">Esempi di software standalone sono:</text:p>
      <text:list xml:id="list3376366844" text:style-name="L9">
        <text:list-item>
          <text:p text:style-name="P437">il pacchetto di software Microsoft (Word, Excel, …);</text:p>
        </text:list-item>
        <text:list-item>
          <text:p text:style-name="P438">i software Adobe (Photoshop, InDesign, …);</text:p>
        </text:list-item>
        <text:list-item>
          <text:p text:style-name="P438">alcune app per dispositivi mobile (ad es. l’app che visualizza le foto, l’app che gestisce i file del device).</text:p>
        </text:list-item>
      </text:list>
      <text:p text:style-name="P11"/>
      <text:h text:style-name="P354" text:outline-level="2"><text:bookmark-start text:name="__RefHeading___Toc644_1390441667"/>CLIENT / SERVER<text:bookmark-end text:name="__RefHeading___Toc644_1390441667"/></text:h>
      <text:p text:style-name="Text_20_body">Il software client/server è composto dai due componenti omonimi che definiscono il suo nome. La componente client è installata sul nostro dispositivo personale, mentre la componente server si trova su un dispositivo remoto <text:span text:style-name="T51">è fornisce un servizio al client. </text:span></text:p>
      <text:p text:style-name="Text_20_body">Esempi di sistemi client/server:</text:p>
      <text:list xml:id="list3412515806" text:style-name="L10">
        <text:list-item>
          <text:p text:style-name="P440">File server: per la condividere i file;</text:p>
        </text:list-item>
        <text:list-item>
          <text:p text:style-name="P440">FTP server: per l'upload/download dei file;</text:p>
        </text:list-item>
        <text:list-item>
          <text:p text:style-name="P440">Database server: per la gestione dei dati;</text:p>
        </text:list-item>
      </text:list>
      <text:p text:style-name="Text_20_body">Questa architettura, però, ha un limite importante. <text:span text:style-name="T51">Questo limite riguarda la necessità di installare </text:span><text:span text:style-name="T16">il software della componente client su ciascun terminale che deve accedere a questo software. Questo problema si risolve con le applicazioni web.</text:span></text:p>
      <text:p text:style-name="P44"/>
      <text:h text:style-name="P355" text:outline-level="2"><text:bookmark-start text:name="__RefHeading___Toc646_1390441667"/>APPLICAZIONE WEB<text:bookmark-end text:name="__RefHeading___Toc646_1390441667"/></text:h>
      <text:p text:style-name="P42">L’applicazione web è nata con lo scopo di migliorare l’utilizzo dei componenti client, senza la necessità di dover installare nuovi software. Un’applicazione web è accessibile mediante un normale browser.</text:p>
      <text:p text:style-name="P42">L’applicazione web è un tipo di client/server evoluto, in cui è sostanzialmente il browser a fare da client, che scarica per noi tutte le varie informazioni (le pagine web) che ci servono per interagire con la componente server. In questo caso, il server e il client comunicano mediante protocollo HTTP.</text:p>
      <text:p text:style-name="P42">Per accedere alle applicazioni web si utilizzano URL o link ipertestuali.</text:p>
      <text:p text:style-name="P44"/>
      <text:p text:style-name="P44"/>
      <text:h text:style-name="P339" text:outline-level="1"><text:bookmark-start text:name="__RefHeading___Toc648_1390441667"/><text:soft-page-break/>SVILUPPO SOFTWARE: WATERFALL VS AGILE<text:bookmark-end text:name="__RefHeading___Toc648_1390441667"/></text:h>
      <text:p text:style-name="P70">Dopo aver visto i vari tipi di software, adesso vediamo come si sviluppa un software. Non ha senso parlare di sviluppo nel momento in cui abbiamo a che fare con degli script o piccoli software che devono svolgere un compito particolare, ma solo <text:span text:style-name="T52">nel momento in cui abbiamo a che fare con software complessi o strutturati per la gestione di un’intera azienda. </text:span></text:p>
      <text:p text:style-name="P71">Usare una metodologia per lo sviluppo di un software complesso è importante, perché consente di realizzare il software in maniera più organizzata e strutturata, limitando gli errori <text:span text:style-name="T15">che uscirebbero fuori nel caso di uno sviluppo senza criterio</text:span>. </text:p>
      <text:p text:style-name="P71">Le metodologie per lo sviluppo di un software sono 2: waterfall e agile.</text:p>
      <text:p text:style-name="P72"/>
      <text:h text:style-name="P356" text:outline-level="2"><text:bookmark-start text:name="__RefHeading___Toc671_1390441667"/>METODOLOGIA WATERFALL<text:bookmark-end text:name="__RefHeading___Toc671_1390441667"/></text:h>
      <text:p text:style-name="P26"><text:span text:style-name="T52">Nella metodologia waterfall (o classica) </text:span>la sequenza delle fasi del ciclo di vita di un progetto software è strettamente sequenziale e, prima di passare alla fase successiva, è necessario che quella corrente sia terminata completamente.</text:p>
      <text:p text:style-name="P26"><draw:frame draw:style-name="fr3" draw:name="Immagine3" text:anchor-type="char" svg:x="0.076cm" svg:y="0.236cm" svg:width="17cm" svg:height="1.676cm" draw:z-index="2"><draw:image xlink:href="Pictures/100000010000052700000082035FDFE2D912A64E.png" xlink:type="simple" xlink:show="embed" xlink:actuate="onLoad" draw:mime-type="image/png"/></draw:frame><text:s text:c="2"/></text:p>
      <text:p text:style-name="P25">Quindi, in questo tipo di approccio raccogliamo i requisiti all’inizio, sulla base di quei requisiti viene <text:span text:style-name="T54">sviluppato il software e, infine, facciamo vedere il nostro software completo solo al termine del rilascio in produzione.</text:span></text:p>
      <text:p text:style-name="P11"><text:span text:style-name="T53">Il limite principale di questa metodologia è quello</text:span> di aver realizzato un prodotto che soddisfa perfettamente i requisiti inizialmente raccolti che, però, nel frattempo <text:span text:style-name="T53">possono essere</text:span> cambiat<text:span text:style-name="T53">i e quindi il software è diverso da quello atteso.</text:span></text:p>
      <text:p text:style-name="P12"/>
      <text:p text:style-name="P12"/>
      <text:p text:style-name="P12"/>
      <text:p text:style-name="P12"/>
      <text:p text:style-name="P12"/>
      <text:p text:style-name="P12"/>
      <text:p text:style-name="P12"/>
      <text:p text:style-name="P12"/>
      <text:p text:style-name="P12"/>
      <text:p text:style-name="P12"/>
      <text:h text:style-name="P357" text:outline-level="2"><text:bookmark-start text:name="__RefHeading___Toc673_1390441667"/><text:soft-page-break/>METODOLOGIA AGILE<text:bookmark-end text:name="__RefHeading___Toc673_1390441667"/></text:h>
      <text:p text:style-name="P73">Nella metodologia agile abbiamo le stesse fasi della metodologia waterfall, ma il ciclo di vita di un progetto software è visto come una sequenza di tante iterazioni, dove ogni iterazione è un arco temporale che va dalle 2 alle 4 settimane. </text:p>
      <text:p text:style-name="P73"/>
      <text:p text:style-name="P73"><draw:frame draw:style-name="fr1" draw:name="Immagine4" text:anchor-type="char" svg:width="17cm" svg:height="4.039cm" draw:z-index="3"><draw:image xlink:href="Pictures/10000001000004E60000012AD25BCCB12CA8B5C2.png" xlink:type="simple" xlink:show="embed" xlink:actuate="onLoad" draw:mime-type="image/png"/></draw:frame></text:p>
      <text:p text:style-name="P73">In ciascuna iterazione prendiamo un pezzettino del nostro software sul quale vengono eseguite tutte le fasi, dopodiché si prende un altro pezzettino e si ritorna indietro nelle fasi per rieseguirle tutte e così via, fino alla realizzazione di tutti i pezzettini che comporranno il software finale.</text:p>
      <text:p text:style-name="Text_20_body">Vantaggi <text:span text:style-name="T55">di questa metodologia:</text:span></text:p>
      <text:list xml:id="list2756437244" text:style-name="L11">
        <text:list-item>
          <text:p text:style-name="P441">coinvolgimento attivo del committente e degli utenti nel processo di sviluppo;</text:p>
        </text:list-item>
        <text:list-item>
          <text:p text:style-name="P441">aggiornamenti regolari e frequenti sullo stato dell’applicazione;</text:p>
        </text:list-item>
        <text:list-item>
          <text:p text:style-name="P441">validazione continua dei requisiti (dopo ogni iterazione);</text:p>
        </text:list-item>
        <text:list-item>
          <text:p text:style-name="P441">consegna rapida delle funzionalità di base;</text:p>
        </text:list-item>
        <text:list-item>
          <text:p text:style-name="P441">pianificazione fissa dei tempi di consegna per funzionalità;</text:p>
        </text:list-item>
        <text:list-item>
          <text:p text:style-name="P441">maggiori test, software migliore.</text:p>
        </text:list-item>
      </text:list>
      <text:p text:style-name="Text_20_body"/>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340" text:outline-level="1"><text:bookmark-start text:name="__RefHeading___Toc8618_2590612219"/><text:soft-page-break/>COMPILAZIONE ED ESECUZIONE DEL PROGRAMMA<text:bookmark-end text:name="__RefHeading___Toc8618_2590612219"/></text:h>
      <text:p text:style-name="P214">La compilazione è quel processo che consente di trasformare il <text:span text:style-name="T15">codice</text:span> sorgente, che si trova all’interno dei nostri file.java, in un linguaggio intermedio chiamato bytecode, che è il linguaggio interpretato dalla JVM. </text:p>
      <text:p text:style-name="P214">Tutti i file compilati si trovano all’interno di file che hanno estensione .class . Quindi, a partire dal nostro sorgente .java, tramite la compilazione viene creato uno o più file .class .</text:p>
      <text:p text:style-name="P215">Il tool messo a disposizione dalla JDK per compilare il nostro software è il tool javac.</text:p>
      <text:p text:style-name="P215"/>
      <text:h text:style-name="Heading_20_2" text:outline-level="2"><text:bookmark-start text:name="__RefHeading___Toc8620_2590612219"/>FILE JAR<text:bookmark-end text:name="__RefHeading___Toc8620_2590612219"/></text:h>
      <text:p text:style-name="P216">Un JAR è un file compresso (archivio o zip) che contiene al suo interno una serie di file compilat<text:span text:style-name="T205">i del nostro software, ed eventuali librerie aggiuntive. I vantaggi dell’uso del JAR sono:</text:span></text:p>
      <text:list xml:id="list1734501977" text:style-name="L12">
        <text:list-item>
          <text:p text:style-name="P443"><text:span text:style-name="T205">Compressione, perché </text:span><text:span text:style-name="T37">i file vengono compressi in un unico file, quindi la dimensione complessiva del programma diminuisce.</text:span></text:p>
        </text:list-item>
        <text:list-item>
          <text:p text:style-name="P443"><text:span text:style-name="T37">Firma, perché il file JAR contiene una cartella META-INF, che contiene a sua volta il file MANIFEST.MF. Questo file consente di identificare al meglio il nostro softw</text:span><text:span text:style-name="T38">ar</text:span><text:span text:style-name="T37">e, ossia identificare per esempio il Class-Path, il Main-Class, l’autore e così via.</text:span></text:p>
        </text:list-item>
        <text:list-item>
          <text:p text:style-name="P442"><text:span text:style-name="T39">Protabilità, perché lo stesso JAR può essere eseguito su diversi si</text:span><text:span text:style-name="T38">s</text:span><text:span text:style-name="T39">temi operativi </text:span><text:span text:style-name="T38">che contengono la JVM richiesta per l’esecuzione.</text:span></text:p>
          <text:p text:style-name="P444"/>
        </text:list-item>
      </text:list>
      <text:h text:style-name="Heading_20_2" text:outline-level="2"><text:bookmark-start text:name="__RefHeading___Toc8644_2590612219"/>FILE MANIFEST<text:bookmark-end text:name="__RefHeading___Toc8644_2590612219"/></text:h>
      <text:p text:style-name="P217">Alcuni attributi del file MANIFEST sono:</text:p>
      <text:list xml:id="list2558159727" text:style-name="L13">
        <text:list-item>
          <text:p text:style-name="P449">Manifest-Version: definisce appunto la versione del file MANIFEST.</text:p>
        </text:list-item>
        <text:list-item>
          <text:p text:style-name="P449">Created-By: definisce la versione e il vendor del JDK utilizzato per creare il file.</text:p>
        </text:list-item>
        <text:list-item>
          <text:p text:style-name="P449">Class-Path: definisce il percorso delle librerie che sono necessarie per eseguire il software.</text:p>
        </text:list-item>
        <text:list-item>
          <text:p text:style-name="P449">Main-Class: contiene la classe che ha il metodo main() per avviare il nostro software.</text:p>
        </text:list-item>
      </text:list>
      <text:h text:style-name="Heading_20_2" text:outline-level="2"/>
      <text:p text:style-name="Text_20_body"/>
      <text:p text:style-name="Text_20_body"/>
      <text:p text:style-name="Text_20_body"/>
      <text:p text:style-name="Text_20_body"/>
      <text:p text:style-name="Text_20_body"/>
      <text:p text:style-name="Text_20_body"/>
      <text:h text:style-name="P341" text:outline-level="1"><text:bookmark-start text:name="__RefHeading___Toc9027_2590612219"/><text:soft-page-break/>DEBUG<text:bookmark-end text:name="__RefHeading___Toc9027_2590612219"/></text:h>
      <text:p text:style-name="P218"><text:span text:style-name="T212">Il debug è </text:span><text:span text:style-name="T40">il miglior strumento che un programmatore può utilizzare durante lo sviluppo di un software. Questo strumento serve sostanzialmente per testare il codice che abbiamo scritto, prima di effettuare altre operazioni. In particolare, il debug:</text:span></text:p>
      <text:list xml:id="list932507364" text:style-name="L14">
        <text:list-item>
          <text:p text:style-name="P445">serve per osservare il comportamento del nostro programma quando è in fase di esecuzione e di individuare in anticipo gli eventuali errori logici e di compilazione, che sono nascosti e mascherati all’interno del nostro software;</text:p>
        </text:list-item>
        <text:list-item>
          <text:p text:style-name="P445">è un’attività che consiste nell’eseguire il programma a step, interrompendo l’esecuzione ad una certa istruzione;</text:p>
        </text:list-item>
      </text:list>
      <text:p text:style-name="P63">Il debug può essere fatto in due modi:</text:p>
      <text:list xml:id="list525297286" text:style-name="L15">
        <text:list-item>
          <text:p text:style-name="P450">debug tramite il log, dove il log è uno strumento che scrive delle istruzione all’interno di un file, o all’interno della console. La sintassi generica è la seguente: <text:s text:c="53"/>log.debug(“Questa frase uscirà nel log solo in fase di debug del software”);</text:p>
        </text:list-item>
        <text:list-item>
          <text:p text:style-name="P450">debug tramite IDE, che si effettua inserendo dei breakpoint (punti di interruzione) all’interno del nostro codice sorgente. I breakpoint consentono di interrompere l’esecuzione del programma e di eseguire, da quel punto in poi, le istruzioni passo passo.</text:p>
        </text:list-item>
      </text:list>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342" text:outline-level="1"><text:bookmark-start text:name="__RefHeading___Toc9110_781142716"/><text:soft-page-break/>VARIABILI E TIPI DI DATO<text:bookmark-end text:name="__RefHeading___Toc9110_781142716"/></text:h>
      <text:p text:style-name="P219">Consideriamo che un software, per essere eseguito, ha bisogno del processore che svolge i calcoli e della memoria al cui interno vengono salvate le variabili che utilizziamo <text:span text:style-name="T15">durante l’esecuzione del nostro programma. Una variabile è una porzione di questa memoria, che viene riservata al nostro programma e al cui interno salviamo i nostri dati di volta in volta, man mano che utilizziamo la variabile.</text:span></text:p>
      <text:p text:style-name="P219"><text:span text:style-name="T15">Il nome della variabile rappresenta l’indirizzo fisico in cui è presente la variabile e serve per indicare, all’interno della memoria, il punto in cui è presente la nostra variabile, in modo da potervi accedere in lettura </text:span><text:span text:style-name="T41">per visualizzarne il valore, o in scrittura per modificarlo.</text:span></text:p>
      <text:p text:style-name="P61">Una variabile assume un preciso significato in base al punto di codice in cui viene definita. In JAVA ci sono 4 tipi di variabili:</text:p>
      <text:list xml:id="list2129519751" text:style-name="L16">
        <text:list-item>
          <text:p text:style-name="P446">le variabili locali sono definite all’interno di un metodo. Sono create quando il metodo viene invocato e cancellate dalla memoria quando il metodo viene terminato;</text:p>
        </text:list-item>
        <text:list-item>
          <text:p text:style-name="P446">le variabili di istanza sono definite all’interno di una classe, ma fuori dai metodi della classe stessa (altrimenti diventano variabili locali);</text:p>
        </text:list-item>
        <text:list-item>
          <text:p text:style-name="P446">le variabili di classe sono variabili di istanza che hanno il modificatore static;</text:p>
        </text:list-item>
        <text:list-item>
          <text:p text:style-name="P446">i parametri sono variabili che vengono dichiarate all’interno delle parentesi tonde di un determinato metodo.</text:p>
        </text:list-item>
      </text:list>
      <text:p text:style-name="P61">Facciamo un esempio:</text:p>
      <text:p text:style-name="P304"><text:span text:style-name="T65">public class </text:span><text:span text:style-name="T76">Variabili </text:span><text:span text:style-name="T97">{</text:span><text:line-break/><text:span text:style-name="T97"> <text:s text:c="3"/></text:span><text:span text:style-name="T65">public int </text:span><text:span text:style-name="T152">b </text:span><text:span text:style-name="T97">= </text:span><text:span text:style-name="T173">5</text:span><text:span text:style-name="T97">; </text:span><text:span text:style-name="T125">/*variabile d'istanza*/</text:span><text:line-break/><text:line-break/><text:span text:style-name="T125"> <text:s text:c="3"/></text:span><text:span text:style-name="T65">public static </text:span><text:span text:style-name="T76">String </text:span><text:span text:style-name="T149">stampa </text:span><text:span text:style-name="T97">= </text:span><text:span text:style-name="T162">"Ciao"</text:span><text:span text:style-name="T97">; </text:span><text:span text:style-name="T125">/*variabile di classe*/</text:span><text:line-break/><text:line-break/><text:span text:style-name="T125"> <text:s text:c="3"/></text:span><text:span text:style-name="T65">public static void </text:span><text:span text:style-name="T139">main</text:span><text:span text:style-name="T97">(</text:span><text:span text:style-name="T76">String</text:span><text:span text:style-name="T97">[] args) { </text:span><text:span text:style-name="T125">/*la variabile args è un parametro*/</text:span><text:line-break/><text:line-break/><text:span text:style-name="T125"> <text:s text:c="7"/></text:span><text:span text:style-name="T76">Variabili c </text:span><text:span text:style-name="T97">= </text:span><text:span text:style-name="T65">new </text:span><text:span text:style-name="T97">Variabili();</text:span><text:line-break/><text:span text:style-name="T97"> <text:s text:c="7"/></text:span><text:span text:style-name="T76">c</text:span><text:span text:style-name="T97">.</text:span><text:span text:style-name="T152">b </text:span><text:span text:style-name="T97">= </text:span><text:span text:style-name="T173">10</text:span><text:span text:style-name="T97">; </text:span><text:span text:style-name="T125">/*richiamo e modifica della variabile d'istanza, che richiede</text:span><text:line-break/><text:span text:style-name="T125"> <text:s text:c="17"/>la creazione di un oggetto con new*/</text:span><text:line-break/><text:line-break/><text:span text:style-name="T125"> <text:s text:c="7"/></text:span><text:span text:style-name="T76">System</text:span><text:span text:style-name="T97">.</text:span><text:span text:style-name="T149">out</text:span><text:span text:style-name="T97">.println(</text:span><text:span text:style-name="T76">Variabili</text:span><text:span text:style-name="T97">.</text:span><text:span text:style-name="T149">stampa</text:span><text:span text:style-name="T97">); </text:span><text:span text:style-name="T125">/*richiamo della variabile di <text:s/>classe, che non richiede la creazione di un oggetto con new*/</text:span><text:line-break/><text:line-break/><text:span text:style-name="T125"> <text:s text:c="7"/></text:span><text:span text:style-name="T65">int </text:span><text:span text:style-name="T76">a </text:span><text:span text:style-name="T97">= </text:span><text:span text:style-name="T173">10</text:span><text:span text:style-name="T97">; </text:span><text:span text:style-name="T125">/*variabile locale*/</text:span><text:line-break/><text:span text:style-name="T125"> <text:s text:c="3"/></text:span><text:span text:style-name="T97">}</text:span><text:line-break/><text:span text:style-name="T97">}</text:span></text:p>
      <text:p text:style-name="P60"/>
      <text:p text:style-name="P62">Una variabile, per essere utilizzata, deve essere prima dichiarata e poi inizializzata. La dichiarazione serve per riservare uno spazio di memoria per la nostra variabile. Ovviamente, quando viene dichiarata, la variabile non ha valore. L’inizializzazione invece è l’operazione che consente di assegnare il valore alla variabile che abbiamo dichiarato. Posso dichiarare una variabile senza inizializzarla, ma non posso inizializzare una variabile se non l’ho dichiarata.</text:p>
      <text:p text:style-name="P62"/>
      <text:p text:style-name="P62"/>
      <text:p text:style-name="P62"/>
      <text:p text:style-name="P62"/>
      <text:p text:style-name="P62"/>
      <text:p text:style-name="P62"><text:soft-page-break/>Vediamo un esempio:</text:p>
      <text:p text:style-name="P62"/>
      <text:p text:style-name="P305"><text:span text:style-name="T65">public class </text:span><text:span text:style-name="T76">Variabili </text:span><text:span text:style-name="T103">{</text:span><text:line-break/><text:line-break/><text:span text:style-name="T125"> <text:s text:c="3"/></text:span><text:span text:style-name="T65">public static void </text:span><text:span text:style-name="T139">main</text:span><text:span text:style-name="T97">(</text:span><text:span text:style-name="T76">String</text:span><text:span text:style-name="T97">[] args) { </text:span><text:span text:style-name="T125">/*la variabile args è un parametro*/</text:span></text:p>
      <text:p text:style-name="P329"><text:span text:style-name="T247"><text:line-break/></text:span><text:span text:style-name="T128"> <text:s text:c="7"/></text:span><text:span text:style-name="T67">int </text:span><text:span text:style-name="T90">a </text:span><text:span text:style-name="T114">= </text:span><text:span text:style-name="T174">10</text:span><text:span text:style-name="T114">; </text:span><text:span text:style-name="T128">/*variabile locale*/</text:span><text:span text:style-name="T247"><text:line-break/><text:line-break/></text:span><text:span text:style-name="T128"> <text:s text:c="7"/></text:span><text:span text:style-name="T90">Variabili v</text:span><text:span text:style-name="T114">; </text:span><text:span text:style-name="T128">/*dichiarazione*/</text:span><text:span text:style-name="T247"><text:line-break/><text:line-break/></text:span><text:span text:style-name="T128"> <text:s text:c="7"/></text:span><text:span text:style-name="T90">v </text:span><text:span text:style-name="T114">= </text:span><text:span text:style-name="T67">new </text:span><text:span text:style-name="T114">Variabili();</text:span><text:span text:style-name="T128">/*inizializzazione*/</text:span><text:span text:style-name="T247"><text:line-break/><text:line-break/></text:span><text:span text:style-name="T128"> <text:s text:c="7"/></text:span><text:span text:style-name="T90">Variabili v2 </text:span><text:span text:style-name="T114">= </text:span><text:span text:style-name="T67">new </text:span><text:span text:style-name="T114">Variabili();</text:span><text:span text:style-name="T128">/*dichiarazione e inizializzazione*/</text:span><text:span text:style-name="T247"><text:line-break/></text:span><text:span text:style-name="T128"> <text:s text:c="3"/></text:span><text:span text:style-name="T114">}</text:span><text:span text:style-name="T247"><text:line-break/></text:span><text:span text:style-name="T114">}</text:span></text:p>
      <text:p text:style-name="P160"/>
      <text:p text:style-name="P161"/>
      <text:h text:style-name="P358" text:outline-level="2"><text:bookmark-start text:name="__RefHeading___Toc9130_781142716"/>TIPI DI DATO<text:bookmark-end text:name="__RefHeading___Toc9130_781142716"/></text:h>
      <text:p text:style-name="P220">Il tipo di dato è un insieme di caratteristiche. Una variabile che ha un determinato tipo di dato, può avere solo valori che soddisfano le caratteristiche del tipo di dato per cui è stata definita. Per esempio, se definisco una variabile di tipo int, tale variabile può contenere solo <text:s/>valori di tipo intero, altrimenti avrò errori già in fasi di compilazione. </text:p>
      <text:p text:style-name="P220"><text:span text:style-name="T213">In JAVA</text:span> <text:span text:style-name="T213">esistono due tipi di dato:</text:span></text:p>
      <text:list xml:id="list3720827351" text:style-name="L17">
        <text:list-item>
          <text:p text:style-name="P451">i tipi di dato primitivi, che sono 8 (boolean, byte, char, double, float, int, long, short) ed utilizzano una quantità di memoria predefinita. Ogni tipo primitivo ha un valore di default;</text:p>
        </text:list-item>
        <text:list-item>
          <text:p text:style-name="P451">i tipi di riferimento, (classi, interfacce,…) che utilizzano ovviamente una quantità di memoria che varia in funzione del numero di informazioni contenute. Più informazioni ci sono in un tipo di riferimento in una classe, tanto più sarà la memoria richiesta per poter istanziare un oggetto di quel tipo. Ogni variabile di questo tipo viene inizializzata di default con il valore null.</text:p>
        </text:list-item>
      </text:list>
      <text:h text:style-name="P396" text:outline-level="3"/>
      <text:p text:style-name="P222"/>
      <text:p text:style-name="P222"/>
      <text:p text:style-name="P222"/>
      <text:p text:style-name="P222"/>
      <text:p text:style-name="P222"/>
      <text:p text:style-name="P222"/>
      <text:p text:style-name="P222"/>
      <text:p text:style-name="P222"/>
      <text:p text:style-name="P222"/>
      <text:h text:style-name="P396" text:outline-level="3"><text:bookmark-start text:name="__RefHeading___Toc9016_3542442143"/><text:soft-page-break/>TIPI DI DATO PRIMITIVI<text:bookmark-end text:name="__RefHeading___Toc9016_3542442143"/></text:h>
      <text:p text:style-name="P222">I tipi di dato primitivi sono 8: boolean, byte, char, double, float, int, long e short.</text:p>
      <text:h text:style-name="P413" text:outline-level="4"><text:bookmark-start text:name="__RefHeading___Toc9018_3542442143"/>BOOLEAN<text:bookmark-end text:name="__RefHeading___Toc9018_3542442143"/></text:h>
      <text:p text:style-name="P227"><text:span text:style-name="T215">Il tipo di dato boolean r</text:span>appresenta i valori vero o falso. Non è specificata quanta memoria utilizza, ma basterebbe comunque un solo bit per specificare true o false. Il valore di default è false.</text:p>
      <text:p text:style-name="P227">Generalmente questa variabile boolean si utilizza all’interno de<text:span text:style-name="T15">llo statement if.</text:span></text:p>
      <text:h text:style-name="P414" text:outline-level="4"><text:bookmark-start text:name="__RefHeading___Toc9040_3542442143"/>BYTE<text:bookmark-end text:name="__RefHeading___Toc9040_3542442143"/></text:h>
      <text:p text:style-name="P228"><text:span text:style-name="T42">Il tipo di dato</text:span> byte rappresenta i valori interi che vanno da -128 a 127 (inclusi). Questo tipo di dato <text:span text:style-name="T15">utilizza 8 bit di memoria e viene usato generalmente per risparmiare della memoria in array di grandi dimensioni. Nella variabile di tipo byte non sono ammesse le operazioni aritmetiche, quindi somma, sottrazione, moltiplicazione e divisione.</text:span></text:p>
      <text:p text:style-name="P65"><draw:frame draw:style-name="fr1" draw:name="Immagine16" text:anchor-type="char" svg:width="17cm" svg:height="5.613cm" draw:z-index="15"><draw:image xlink:href="Pictures/100000010000063C0000020F1D0D87584BCF7C7F.png" xlink:type="simple" xlink:show="embed" xlink:actuate="onLoad" draw:mime-type="image/png"/></draw:frame></text:p>
      <text:h text:style-name="P415" text:outline-level="4"><text:bookmark-start text:name="__RefHeading___Toc9042_3542442143"/>SHORT<text:bookmark-end text:name="__RefHeading___Toc9042_3542442143"/></text:h>
      <text:p text:style-name="P229">Il tipo di dato short rappresenta valori interi compresi tra -32768 e 32767 (inclusi). Una variabile short occupa 16 bit <text:span text:style-name="T214">e, anche in questo caso, non sono ammesse le operazioni aritmetiche.</text:span></text:p>
      <text:h text:style-name="P416" text:outline-level="4"><text:bookmark-start text:name="__RefHeading___Toc9044_3542442143"/>INT <text:bookmark-end text:name="__RefHeading___Toc9044_3542442143"/></text:h>
      <text:p text:style-name="P64">Il tipo di dato int rappresenta valori interi compresi tra -2147483648 e 2147483647 (inclusi). É il tipo di dato utilizzato per rappresentare i valori interi. Su questo tipo di variabile è possibile effettuare le operazioni aritmetiche.</text:p>
      <text:h text:style-name="P417" text:outline-level="4"><text:bookmark-start text:name="__RefHeading___Toc9046_3542442143"/>LONG<text:bookmark-end text:name="__RefHeading___Toc9046_3542442143"/></text:h>
      <text:p text:style-name="P230">Il tipo di dato long è come il tipo di dato int, solo che occupa 64 bit. Questo tipo di dato è utilizzato quando si lavora, ovviamente, con numeri di grandi dimensioni e le operazioni aritmetiche sono ammesse anche in questo caso.</text:p>
      <text:p text:style-name="P230"/>
      <text:h text:style-name="P418" text:outline-level="4"><text:bookmark-start text:name="__RefHeading___Toc9250_3542442143"/><text:soft-page-break/>FLOAT<text:bookmark-end text:name="__RefHeading___Toc9250_3542442143"/></text:h>
      <text:p text:style-name="P230">Il tipo <text:span text:style-name="T216">di dato</text:span> float rappresenta i numeri in virgola mobile, cioè numeri reali con precisione singola. <text:span text:style-name="T216">Il tipo float utilizza 32 bit e il valore di default 0.0f. Questo tipo di dato è consigliabile non utilizzarlo quando vogliamo ottenere valori precisi, ad esempio quando si lavora con le valute. Quando si lavora su valori precisi esiste la classe </text:span><text:span text:style-name="T81">java.math.BigDecimal.</text:span></text:p>
      <text:h text:style-name="P419" text:outline-level="4"><text:bookmark-start text:name="__RefHeading___Toc9252_3542442143"/>DOUBLE<text:bookmark-end text:name="__RefHeading___Toc9252_3542442143"/></text:h>
      <text:p text:style-name="P231">Il tipo di dato double <text:span text:style-name="T217">rappresenta i numeri in virgola mobile, cioè sempre numeri reali, ma con precisione doppia stavolta. I double occupano 64 bit e il valore di default è 0.0d. Quando si lavora con numeri decimali, il consiglio è quello di usare il tipo di dato double rispetto al float.</text:span></text:p>
      <text:p text:style-name="P234">Vediamo un esempio con float e double:</text:p>
      <text:p text:style-name="P306"><text:span text:style-name="T65">public class </text:span><text:span text:style-name="T76">FloatDouble </text:span><text:span text:style-name="T97">{</text:span><text:line-break/><text:line-break/><text:span text:style-name="T97"> <text:s text:c="3"/></text:span><text:span text:style-name="T65">public static void </text:span><text:span text:style-name="T139">main</text:span><text:span text:style-name="T97">(</text:span><text:span text:style-name="T76">String</text:span><text:span text:style-name="T97">[] args) {</text:span><text:line-break/><text:line-break/><text:span text:style-name="T97"> <text:s text:c="7"/></text:span><text:span text:style-name="T65">float </text:span><text:span text:style-name="T76">a </text:span><text:span text:style-name="T97">= </text:span><text:span text:style-name="T173">100.45f</text:span><text:span text:style-name="T97">; </text:span><text:span text:style-name="T125">/* oppure float a = (float) 100.45*/</text:span><text:line-break/><text:span text:style-name="T125"> <text:s text:c="7"/></text:span><text:span text:style-name="T65">float </text:span><text:span text:style-name="T76">b </text:span><text:span text:style-name="T97">= -</text:span><text:span text:style-name="T173">10.30f</text:span><text:span text:style-name="T97">; </text:span><text:span text:style-name="T125">/* oppure float b = (float) -10.30*/</text:span><text:line-break/><text:line-break/><text:span text:style-name="T125"> <text:s text:c="7"/></text:span><text:span text:style-name="T76">System</text:span><text:span text:style-name="T97">.</text:span><text:span text:style-name="T149">out</text:span><text:span text:style-name="T97">.println(</text:span><text:span text:style-name="T162">"La somma di tipo float e' " </text:span><text:span text:style-name="T97">+ (</text:span><text:span text:style-name="T76">a </text:span><text:span text:style-name="T97">+ </text:span><text:span text:style-name="T76">b</text:span><text:span text:style-name="T97">));</text:span><text:span text:style-name="T125">//La somma di tipo float e' 90.149994</text:span><text:line-break/><text:line-break/><text:span text:style-name="T125"> <text:s text:c="7"/></text:span><text:span text:style-name="T65">double </text:span><text:span text:style-name="T76">c </text:span><text:span text:style-name="T97">= </text:span><text:span text:style-name="T173">100.45</text:span><text:span text:style-name="T97">;</text:span><text:line-break/><text:span text:style-name="T97"> <text:s text:c="7"/></text:span><text:span text:style-name="T65">double </text:span><text:span text:style-name="T76">d </text:span><text:span text:style-name="T97">= -</text:span><text:span text:style-name="T173">10.30</text:span><text:span text:style-name="T97">;</text:span><text:line-break/><text:line-break/><text:span text:style-name="T97"> <text:s text:c="7"/></text:span><text:span text:style-name="T76">System</text:span><text:span text:style-name="T97">.</text:span><text:span text:style-name="T149">out</text:span><text:span text:style-name="T97">.println(</text:span><text:span text:style-name="T162">"La somma di tipo double e' " </text:span><text:span text:style-name="T97">+ (</text:span><text:span text:style-name="T76">c </text:span><text:span text:style-name="T97">+ </text:span><text:span text:style-name="T76">d</text:span><text:span text:style-name="T97">)); </text:span><text:span text:style-name="T125">//La somma di tipo double e' 90.15</text:span><text:line-break/><text:span text:style-name="T125"> <text:s text:c="3"/></text:span><text:span text:style-name="T97">}</text:span><text:line-break/><text:span text:style-name="T97">}</text:span></text:p>
      <text:p text:style-name="P138"/>
      <text:h text:style-name="P420" text:outline-level="4"><text:bookmark-start text:name="__RefHeading___Toc9254_3542442143"/>CHAR<text:bookmark-end text:name="__RefHeading___Toc9254_3542442143"/></text:h>
      <text:p text:style-name="P235"><text:span text:style-name="T218">Il tipo di dato char rappresenta un carattere Unicode. Unicode è il sistema di codifica che assegna un numero univoco ad ogni carattere utilizzato per la scrittura di testi. Il valore più piccolo è ‘</text:span><text:span text:style-name="T82">\u0000</text:span><text:span text:style-name="T218">’ </text:span><text:span text:style-name="T219">(cioè 0), mentre il valore più grande è ‘\uffff’(cioè 65535). Il char occupa 16 bit e il valore di deaful è </text:span><text:span text:style-name="T218">‘</text:span><text:span text:style-name="T83">\u0000</text:span><text:span text:style-name="T218">’ </text:span><text:span text:style-name="T219">(cioè 0).</text:span></text:p>
      <text:p text:style-name="P235"/>
      <text:p text:style-name="P235"/>
      <text:p text:style-name="P235"/>
      <text:p text:style-name="P235"/>
      <text:p text:style-name="P235"/>
      <text:p text:style-name="P235"/>
      <text:p text:style-name="P235"/>
      <text:p text:style-name="P235"/>
      <text:p text:style-name="P235"/>
      <text:p text:style-name="P235"/>
      <text:h text:style-name="P359" text:outline-level="2"><text:bookmark-start text:name="__RefHeading___Toc9750_3542442143"/><text:soft-page-break/>LA CLASSE STRING<text:bookmark-end text:name="__RefHeading___Toc9750_3542442143"/></text:h>
      <text:p text:style-name="P221">La classe String è la classe fondamentale di JAVA che ci consente di lavorare e manipolare le stringhe.</text:p>
      <text:p text:style-name="P221">Una stringa è una sequenza finita di caratteri racchiusa tra virgolette, dove per carattere si intendono lettere, numeri, apici, apostrofi, caratteri speciali e così via.</text:p>
      <text:p text:style-name="P221">In JAVA le stringhe sono rappresentate dall’oggetto String, che si trova all’interno del package java.lang. Da fare attenzione sul fatto che JAVA non ha il tipo di dato primitivo string.</text:p>
      <text:p text:style-name="P237">Facciamo un esempio:</text:p>
      <text:p text:style-name="P307"><text:span text:style-name="T76">String va</text:span><text:span text:style-name="T77">l</text:span><text:span text:style-name="T76">1 </text:span><text:span text:style-name="T97">= </text:span><text:span text:style-name="T162">"Lorem ipsum..."</text:span><text:span text:style-name="T97">;</text:span></text:p>
      <text:p text:style-name="P139"/>
      <text:p text:style-name="P238">La classe String ha una particolarità, ossia è una classe immutabile. Essendo tale classe immutabile, non può essere estesa, quindi non possiamo creare una nostra classe che eredita la classe String.</text:p>
      <text:p text:style-name="P238">Per ottenere un’istanza della classe String ci sono <text:span text:style-name="T15">4 </text:span>modi:</text:p>
      <text:list xml:id="list242485699" text:style-name="L18">
        <text:list-item>
          <text:p text:style-name="P426">Modo 1 - Stringa con valore</text:p>
          <text:p text:style-name="P426">String str1 = "Stringa 1";</text:p>
          <text:p text:style-name="P426"/>
        </text:list-item>
        <text:list-item>
          <text:p text:style-name="P426">Modo 2 - Stringa con valore nullo</text:p>
          <text:p text:style-name="P426">String str2;</text:p>
          <text:p text:style-name="P426"/>
        </text:list-item>
        <text:list-item>
          <text:p text:style-name="P426">Modo 3 - Stringa con creazione ed inizializzazione dell'oggetto</text:p>
          <text:p text:style-name="P426">String str3 = new String("Stringa 3");</text:p>
        </text:list-item>
      </text:list>
      <text:p text:style-name="Standard"/>
      <text:list xml:id="list154933824600605" text:continue-numbering="true" text:style-name="L18">
        <text:list-item>
          <text:p text:style-name="P426">Modo 4 - Stringa creata a partire da un array di char</text:p>
          <text:p text:style-name="P426">char[] array = {'S', 't', 'r', 'i', 'n', 'g', 'a', ' ', '3'};</text:p>
          <text:p text:style-name="P426">String str4 = new String(array);</text:p>
        </text:list-item>
      </text:list>
      <text:p text:style-name="P238"/>
      <text:h text:style-name="P397" text:outline-level="3"><text:bookmark-start text:name="__RefHeading___Toc9752_3542442143"/>CONCATENAZIONE<text:bookmark-end text:name="__RefHeading___Toc9752_3542442143"/></text:h>
      <text:p text:style-name="P223">Concatenare due o più stringhe vuol dire unirle tutte in un’unica stringa. </text:p>
      <text:p text:style-name="P223">La concatenazione si può fare in due modi:</text:p>
      <text:list xml:id="list2520693054" text:style-name="L19">
        <text:list-item>
          <text:p text:style-name="P452">con l’operatore + ;</text:p>
        </text:list-item>
        <text:list-item>
          <text:p text:style-name="P452">con il metodo concat() messo a disposizione dalla classe String.</text:p>
        </text:list-item>
      </text:list>
      <text:p text:style-name="P223">Per esempio:</text:p>
      <text:p text:style-name="P308"><text:span text:style-name="T65">public class </text:span><text:span text:style-name="T76">Stringhe </text:span><text:span text:style-name="T97">{</text:span><text:line-break/><text:span text:style-name="T97"> <text:s text:c="3"/></text:span><text:span text:style-name="T65">public static void </text:span><text:span text:style-name="T139">main</text:span><text:span text:style-name="T97">(</text:span><text:span text:style-name="T76">String</text:span><text:span text:style-name="T97">[] args) {</text:span><text:line-break/><text:span text:style-name="T97"> <text:s text:c="7"/></text:span><text:span text:style-name="T76">String val1 </text:span><text:span text:style-name="T97">= </text:span><text:span text:style-name="T162">"Lorem ipsum..."</text:span><text:span text:style-name="T97">;</text:span><text:line-break/><text:span text:style-name="T97"> <text:s text:c="7"/></text:span><text:span text:style-name="T76">String val2 </text:span><text:span text:style-name="T97">= </text:span><text:span text:style-name="T162">"test,,,,"</text:span><text:span text:style-name="T97">;</text:span><text:line-break/><text:line-break/><text:span text:style-name="T97"> <text:s text:c="7"/></text:span><text:span text:style-name="T76">String val3 </text:span><text:span text:style-name="T97">= </text:span><text:span text:style-name="T76">val1 </text:span><text:span text:style-name="T97">+ </text:span><text:span text:style-name="T76">val2</text:span><text:span text:style-name="T97">;</text:span><text:line-break/><text:span text:style-name="T97"> <text:s text:c="7"/></text:span><text:span text:style-name="T76">System</text:span><text:span text:style-name="T97">.</text:span><text:span text:style-name="T149">out</text:span><text:span text:style-name="T97">.println(</text:span><text:span text:style-name="T76">val3</text:span><text:span text:style-name="T97">);</text:span><text:span text:style-name="T125">//Lorem ipsum...test,,,,</text:span><text:line-break/><text:line-break/><text:span text:style-name="T125"> <text:s text:c="7"/></text:span><text:span text:style-name="T76">String val4 </text:span><text:span text:style-name="T97">= </text:span><text:span text:style-name="T76">val1</text:span><text:span text:style-name="T97">.concat(</text:span><text:span text:style-name="T76">val2</text:span><text:span text:style-name="T97">);</text:span><text:line-break/><text:span text:style-name="T97"> <text:s text:c="7"/></text:span><text:span text:style-name="T76">System</text:span><text:span text:style-name="T97">.</text:span><text:span text:style-name="T149">out</text:span><text:span text:style-name="T97">.println(</text:span><text:span text:style-name="T76">val4</text:span><text:span text:style-name="T97">);</text:span><text:span text:style-name="T125">//Lorem ipsum...test,,,,</text:span><text:line-break/><text:span text:style-name="T125"> <text:s text:c="3"/></text:span><text:span text:style-name="T97">}</text:span><text:line-break/><text:span text:style-name="T97">}</text:span></text:p>
      <text:h text:style-name="P398" text:outline-level="3"><text:bookmark-start text:name="__RefHeading___Toc9754_3542442143"/><text:soft-page-break/>TRASFORMAZIONE<text:bookmark-end text:name="__RefHeading___Toc9754_3542442143"/></text:h>
      <text:p text:style-name="P224">La trasformazione consente di modificare la stringa in ingresso, <text:span text:style-name="T220">cambiando l’aspetto dei suoi caratteri. </text:span><text:span text:style-name="T221">I metodi messi a disposizione dalla classe String per la trasformazione di una stringa sono toLowerCase(), toUpperCase() e trim().</text:span></text:p>
      <text:p text:style-name="P239">Per esempio:</text:p>
      <text:p text:style-name="P239"><draw:frame draw:style-name="fr1" draw:name="Immagine17" text:anchor-type="char" svg:width="17cm" svg:height="6.17cm" draw:z-index="16"><draw:image xlink:href="Pictures/10000001000005BF000002160E4A8750A5504A56.png" xlink:type="simple" xlink:show="embed" xlink:actuate="onLoad" draw:mime-type="image/png"/></draw:frame></text:p>
      <text:h text:style-name="P399" text:outline-level="3"><text:bookmark-start text:name="__RefHeading___Toc9756_3542442143"/>SOSTITUZIONE<text:bookmark-end text:name="__RefHeading___Toc9756_3542442143"/></text:h>
      <text:p text:style-name="P225">La sostituzione consente di sostituire uno o più caratteri all’interno di una stringa. I metodi messi a disposizione dalla classe String per la sostituzione di caratteri nelle stringhe sono:</text:p>
      <text:list xml:id="list4207293872" text:style-name="L20">
        <text:list-item>
          <text:p text:style-name="P453">replace(CharSequence target, CharSequence replacement): sostituisce tutto quello che fa parte di target con la sequenza di caratteri che troviamo all’interno di replacement;</text:p>
        </text:list-item>
        <text:list-item>
          <text:p text:style-name="P453">replaceAll(String regex, String replacement): <text:span text:style-name="T221">sostituisce tutte le sottostringhe che corrispondono all’espressione regolare regex con la sottostringa replacement;</text:span></text:p>
        </text:list-item>
        <text:list-item>
          <text:p text:style-name="P453">replaceFirst(String regex, String replacement): <text:span text:style-name="T221">sostituisce solo la prima sottostringa che corrisponde all’espressione regolare regex con la sottostringa replacement.</text:span></text:p>
        </text:list-item>
      </text:list>
      <text:p text:style-name="P233">Per esempio:</text:p>
      <text:p text:style-name="P309"><text:span text:style-name="T65">public class </text:span><text:span text:style-name="T76">Stringhe </text:span><text:span text:style-name="T97">{</text:span><text:line-break/><text:line-break/><text:span text:style-name="T97"> <text:s text:c="3"/></text:span><text:span text:style-name="T65">public static void </text:span><text:span text:style-name="T139">main</text:span><text:span text:style-name="T97">(</text:span><text:span text:style-name="T76">String</text:span><text:span text:style-name="T97">[] args) {</text:span><text:line-break/><text:line-break/><text:span text:style-name="T125"> <text:s text:c="7"/></text:span><text:span text:style-name="T76">String val5 </text:span><text:span text:style-name="T97">= </text:span><text:span text:style-name="T162">"Questo e' il corso Java AVANZATO"</text:span><text:span text:style-name="T97">;</text:span><text:line-break/><text:line-break/><text:span text:style-name="T97"> <text:s text:c="7"/></text:span><text:span text:style-name="T125">/* replace */</text:span><text:line-break/><text:span text:style-name="T125"> <text:s text:c="7"/></text:span><text:span text:style-name="T76">String val6 </text:span><text:span text:style-name="T97">= </text:span><text:span text:style-name="T76">val5</text:span><text:span text:style-name="T97">.replace(</text:span><text:span text:style-name="T162">"a"</text:span><text:span text:style-name="T97">, </text:span><text:span text:style-name="T162">"!"</text:span><text:span text:style-name="T97">);</text:span><text:line-break/><text:span text:style-name="T97"> <text:s text:c="7"/></text:span><text:span text:style-name="T76">System</text:span><text:span text:style-name="T97">.</text:span><text:span text:style-name="T149">out</text:span><text:span text:style-name="T97">.println(</text:span><text:span text:style-name="T76">val6</text:span><text:span text:style-name="T97">); </text:span><text:span text:style-name="T125">//Questo e' il corso J!v! AVANZATO</text:span><text:line-break/><text:line-break/><text:span text:style-name="T125"> <text:s text:c="7"/>/* replaceAll*/</text:span><text:line-break/><text:span text:style-name="T125"> <text:s text:c="7"/></text:span><text:span text:style-name="T76">String val7 </text:span><text:span text:style-name="T97">= </text:span><text:span text:style-name="T76">val5</text:span><text:span text:style-name="T97">.replaceAll(</text:span><text:span text:style-name="T162">"</text:span><text:span text:style-name="T163">[a-n]+</text:span><text:span text:style-name="T162">"</text:span><text:span text:style-name="T97">, </text:span><text:span text:style-name="T162">"4"</text:span><text:span text:style-name="T97">);</text:span></text:p>
      <text:p text:style-name="P309"><text:span text:style-name="T97"><text:s text:c="8"/></text:span><text:span text:style-name="T125">/*tutte le lettere dalla a alla n minuscole sono sostituite dal 4*/</text:span></text:p>
      <text:p text:style-name="P309"><text:line-break/><text:span text:style-name="T125"> <text:s text:c="7"/></text:span><text:span text:style-name="T76">System</text:span><text:span text:style-name="T97">.</text:span><text:span text:style-name="T149">out</text:span><text:span text:style-name="T97">.println(</text:span><text:span text:style-name="T76">val7</text:span><text:span text:style-name="T97">); </text:span><text:span text:style-name="T125">//Qu4sto 4' 4 4orso J4v4 AVANZATO</text:span></text:p>
      <text:p text:style-name="P309"><text:line-break/><text:line-break/><text:soft-page-break/><text:span text:style-name="T125"> <text:s text:c="7"/>/* replaceFirst*/</text:span><text:line-break/><text:span text:style-name="T125"> <text:s text:c="7"/></text:span><text:span text:style-name="T76">String val8 </text:span><text:span text:style-name="T97">= </text:span><text:span text:style-name="T76">val5</text:span><text:span text:style-name="T97">.replaceFirst(</text:span><text:span text:style-name="T162">"</text:span><text:span text:style-name="T163">[a-n]+</text:span><text:span text:style-name="T162">"</text:span><text:span text:style-name="T97">, </text:span><text:span text:style-name="T162">"P"</text:span><text:span text:style-name="T97">);</text:span></text:p>
      <text:p text:style-name="P309"><text:span text:style-name="T125">/*sostituisce con P solo la prima lettera trovata nella string</text:span><text:span text:style-name="T126">a </text:span><text:span text:style-name="T125">tra a e n minuscola*/</text:span></text:p>
      <text:p text:style-name="P309"><text:line-break/><text:span text:style-name="T125"> <text:s text:c="7"/></text:span><text:span text:style-name="T76">System</text:span><text:span text:style-name="T97">.</text:span><text:span text:style-name="T149">out</text:span><text:span text:style-name="T97">.println(</text:span><text:span text:style-name="T76">val8</text:span><text:span text:style-name="T97">); </text:span><text:span text:style-name="T125">//QuPsto e' il corso Java AVANZATO</text:span><text:line-break/><text:line-break/><text:span text:style-name="T125"> <text:s text:c="3"/></text:span><text:span text:style-name="T97">}</text:span><text:line-break/><text:span text:style-name="T97">}</text:span></text:p>
      <text:p text:style-name="P140"/>
      <text:h text:style-name="Heading_20_3" text:outline-level="3"><text:bookmark-start text:name="__RefHeading___Toc9758_3542442143"/>ESTRAZIONE<text:bookmark-end text:name="__RefHeading___Toc9758_3542442143"/></text:h>
      <text:p text:style-name="P240">L’estrazione consente di estrarre una sottostringa da una stringa. <text:span text:style-name="T221">I metodi messi a disposizione dalla classe String per </text:span><text:span text:style-name="T15">l’estrazione</text:span><text:span text:style-name="T221"> di caratteri </text:span><text:span text:style-name="T15">dalle</text:span><text:span text:style-name="T221"> stringhe sono:</text:span></text:p>
      <text:list xml:id="list1805325938" text:style-name="L21">
        <text:list-item>
          <text:p text:style-name="P454">substring(beginIndex): <text:span text:style-name="T222">specifica solamente l’indice di inizio estrazione;</text:span></text:p>
        </text:list-item>
        <text:list-item>
          <text:p text:style-name="P425">substring(beginIndex, endIndex): <text:span text:style-name="T222">specifica sia l’indice di inizio che l’indice di fine estrazione.</text:span></text:p>
        </text:list-item>
      </text:list>
      <text:p text:style-name="P17"/>
      <text:p text:style-name="P16"><text:span text:style-name="T222">P</text:span>er esempio:</text:p>
      <text:p text:style-name="P16"/>
      <text:p text:style-name="P31"><text:span text:style-name="T65">public class </text:span><text:span text:style-name="T201">Stringhe </text:span><text:span text:style-name="T97">{</text:span><text:line-break/><text:line-break/><text:span text:style-name="T97"> <text:s text:c="3"/></text:span><text:span text:style-name="T65">public static void </text:span><text:span text:style-name="T139">main</text:span><text:span text:style-name="T97">(</text:span><text:span text:style-name="T201">String</text:span><text:span text:style-name="T97">[] args) {</text:span></text:p>
      <text:p text:style-name="P31"><text:line-break/><text:span text:style-name="T125"> <text:s text:c="7"/></text:span><text:span text:style-name="T201">String val5 </text:span><text:span text:style-name="T97">= </text:span><text:span text:style-name="T162">"Questo e' il corso Java AVANZATO"</text:span><text:span text:style-name="T97">;</text:span></text:p>
      <text:p text:style-name="P31"><text:line-break/><text:span text:style-name="T125"> <text:s text:c="7"/>/*substring*/</text:span><text:line-break/><text:span text:style-name="T125"> <text:s text:c="7"/></text:span><text:span text:style-name="T201">String val9 </text:span><text:span text:style-name="T97">= </text:span><text:span text:style-name="T201">val5</text:span><text:span text:style-name="T97">.substring(</text:span><text:span text:style-name="T173">5</text:span><text:span text:style-name="T97">);</text:span><text:line-break/><text:span text:style-name="T97"> <text:s text:c="7"/></text:span><text:span text:style-name="T201">System</text:span><text:span text:style-name="T97">.</text:span><text:span text:style-name="T149">out</text:span><text:span text:style-name="T97">.println(</text:span><text:span text:style-name="T201">val9</text:span><text:span text:style-name="T97">);</text:span><text:span text:style-name="T125">//o e' il corso Java AVANZATO</text:span><text:line-break/><text:line-break/><text:span text:style-name="T125"> <text:s text:c="7"/></text:span><text:span text:style-name="T201">String val10 </text:span><text:span text:style-name="T97">= </text:span><text:span text:style-name="T201">val5</text:span><text:span text:style-name="T97">.substring(</text:span><text:span text:style-name="T173">0</text:span><text:span text:style-name="T97">, </text:span><text:span text:style-name="T173">5</text:span><text:span text:style-name="T97">);</text:span><text:line-break/><text:span text:style-name="T97"> <text:s text:c="7"/></text:span><text:span text:style-name="T201">System</text:span><text:span text:style-name="T97">.</text:span><text:span text:style-name="T149">out</text:span><text:span text:style-name="T97">.println(</text:span><text:span text:style-name="T201">val10</text:span><text:span text:style-name="T97">);</text:span><text:span text:style-name="T125">//Quest</text:span><text:line-break/><text:line-break/><text:span text:style-name="T125"> <text:s text:c="3"/></text:span><text:span text:style-name="T97">}</text:span><text:line-break/><text:span text:style-name="T97">}</text:span></text:p>
      <text:p text:style-name="P141"/>
      <text:h text:style-name="P400" text:outline-level="3"><text:bookmark-start text:name="__RefHeading___Toc10539_3542442143"/>CONFRONTO<text:bookmark-end text:name="__RefHeading___Toc10539_3542442143"/></text:h>
      <text:p text:style-name="P226">Il confronto consente di comparare due stringhe. <text:span text:style-name="T221">I metodi messi a disposizione dalla classe String per </text:span><text:span text:style-name="T15">il confronto di due stringhe sono</text:span><text:span text:style-name="T221">:</text:span></text:p>
      <text:list xml:id="list3153013865" text:style-name="L22">
        <text:list-item>
          <text:p text:style-name="P455">equals(Object anObject): <text:span text:style-name="T223">effettua un confronto tra due stringhe e ritorna true se sono uguali, altrimenti ritorna false. Questo metodo è case sensitive, cioè tiene conto se un carattere è maiuscolo o minuscolo.</text:span></text:p>
        </text:list-item>
        <text:list-item>
          <text:p text:style-name="P455">equalsIgnoreCase(String anotherString): <text:span text:style-name="T43">svolge lo stesso compito del primo metodo, ma non è case sensitive, cioè non tiene conto se un carattere è maiuscolo e minuscolo.</text:span></text:p>
        </text:list-item>
      </text:list>
      <text:p text:style-name="P66">Per esempio:</text:p>
      <text:p text:style-name="P310"><text:span text:style-name="T65">public class </text:span><text:span text:style-name="T76">Stringhe </text:span><text:span text:style-name="T97">{</text:span><text:line-break/><text:line-break/><text:span text:style-name="T97"> <text:s text:c="3"/></text:span><text:span text:style-name="T65">public static void </text:span><text:span text:style-name="T139">main</text:span><text:span text:style-name="T97">(</text:span><text:span text:style-name="T76">String</text:span><text:span text:style-name="T97">[] args) {</text:span><text:line-break/><text:span text:style-name="T125"> <text:s text:c="7"/>/*equals*/</text:span><text:line-break/><text:span text:style-name="T125"> <text:s text:c="7"/></text:span><text:span text:style-name="T76">String val11 </text:span><text:span text:style-name="T97">= </text:span><text:span text:style-name="T162">"Paolo Preite"</text:span><text:span text:style-name="T97">;</text:span><text:line-break/><text:span text:style-name="T97"> <text:s text:c="7"/></text:span><text:span text:style-name="T76">String val12 </text:span><text:span text:style-name="T97">= </text:span><text:span text:style-name="T162">"paolo preite"</text:span><text:span text:style-name="T97">;</text:span><text:line-break/><text:span text:style-name="T97"> <text:s text:c="7"/></text:span><text:span text:style-name="T76">System</text:span><text:span text:style-name="T97">.</text:span><text:span text:style-name="T149">out</text:span><text:span text:style-name="T97">.println(</text:span><text:span text:style-name="T76">val11</text:span><text:span text:style-name="T97">.equals(</text:span><text:span text:style-name="T76">val12</text:span><text:span text:style-name="T97">));</text:span><text:span text:style-name="T125">//false</text:span><text:line-break/><text:soft-page-break/><text:span text:style-name="T125"> <text:s text:c="7"/></text:span><text:span text:style-name="T76">System</text:span><text:span text:style-name="T97">.</text:span><text:span text:style-name="T149">out</text:span><text:span text:style-name="T97">.println(</text:span><text:span text:style-name="T76">val11</text:span><text:span text:style-name="T97">.equalsIgnoreCase(</text:span><text:span text:style-name="T76">val12</text:span><text:span text:style-name="T97">));</text:span><text:span text:style-name="T125">//true</text:span><text:line-break/><text:span text:style-name="T125"> <text:s text:c="3"/></text:span><text:span text:style-name="T97">}</text:span><text:line-break/><text:span text:style-name="T97">}</text:span></text:p>
      <text:p text:style-name="P142"/>
      <text:h text:style-name="P401" text:outline-level="3"><text:bookmark-start text:name="__RefHeading___Toc11179_3542442143"/>ALTRI METODI UTILI PER LE STRINGHE<text:bookmark-end text:name="__RefHeading___Toc11179_3542442143"/></text:h>
      <text:list xml:id="list598875518" text:style-name="L23">
        <text:list-item>
          <text:p text:style-name="P456">String.valueOf(int i): <text:span text:style-name="T224">converte il numero intero in ingresso in una stringa. É possibile convertire anche tutti gli altri tipi di dato;</text:span></text:p>
        </text:list-item>
        <text:list-item>
          <text:p text:style-name="P456">split(String regex): <text:span text:style-name="T224">consente di dividere una stringa in un array di stringhe, secondo l’espressione regolare passata in ingresso;</text:span></text:p>
        </text:list-item>
        <text:list-item>
          <text:p text:style-name="P456">startsWith(String prefix): <text:span text:style-name="T224">ritorna true se la stringa inizia con il prefisso indicato, altrimenti false;</text:span></text:p>
        </text:list-item>
        <text:list-item>
          <text:p text:style-name="P457">endsWith(String suffix): <text:span text:style-name="T224">ritorna true se la stringa </text:span><text:span text:style-name="T44">finisce</text:span><text:span text:style-name="T224"> con il </text:span><text:span text:style-name="T44">suffisso</text:span><text:span text:style-name="T224"> indicato, altrimenti false;</text:span></text:p>
        </text:list-item>
        <text:list-item>
          <text:p text:style-name="P456">charAt(int index): <text:span text:style-name="T225">prende in ingresso un indice e ritorna il carattere posizionato su quell’indice</text:span></text:p>
        </text:list-item>
      </text:list>
      <text:p text:style-name="P241">Per esempio:</text:p>
      <text:p text:style-name="P311"><text:span text:style-name="T65">public class </text:span><text:span text:style-name="T76">Stringhe </text:span><text:span text:style-name="T97">{</text:span><text:line-break/><text:span text:style-name="T97"> <text:s text:c="3"/></text:span><text:span text:style-name="T65">public static void </text:span><text:span text:style-name="T139">main</text:span><text:span text:style-name="T97">(</text:span><text:span text:style-name="T76">String</text:span><text:span text:style-name="T97">[] args) {</text:span><text:line-break/><text:line-break/><text:span text:style-name="T125"> <text:s text:c="7"/>/*equals*/</text:span><text:line-break/><text:span text:style-name="T125"> <text:s text:c="7"/></text:span><text:span text:style-name="T76">String val11 </text:span><text:span text:style-name="T97">= </text:span><text:span text:style-name="T162">"Paolo Preite"</text:span><text:span text:style-name="T97">;</text:span><text:line-break/><text:span text:style-name="T97"> <text:s text:c="7"/></text:span><text:span text:style-name="T76">String val12 </text:span><text:span text:style-name="T97">= </text:span><text:span text:style-name="T162">"paolo preite"</text:span><text:span text:style-name="T97">;</text:span><text:line-break/><text:span text:style-name="T97"> <text:s text:c="7"/></text:span><text:span text:style-name="T76">System</text:span><text:span text:style-name="T97">.</text:span><text:span text:style-name="T149">out</text:span><text:span text:style-name="T97">.println(</text:span><text:span text:style-name="T76">val11</text:span><text:span text:style-name="T97">.equals(</text:span><text:span text:style-name="T76">val12</text:span><text:span text:style-name="T97">));</text:span><text:span text:style-name="T125">//false</text:span><text:line-break/><text:span text:style-name="T125"> <text:s text:c="7"/></text:span><text:span text:style-name="T76">System</text:span><text:span text:style-name="T97">.</text:span><text:span text:style-name="T149">out</text:span><text:span text:style-name="T97">.println(</text:span><text:span text:style-name="T76">val11</text:span><text:span text:style-name="T97">.equalsIgnoreCase(</text:span><text:span text:style-name="T76">val12</text:span><text:span text:style-name="T97">));</text:span><text:span text:style-name="T125">//true</text:span><text:line-break/><text:line-break/><text:span text:style-name="T125"> <text:s text:c="7"/>/*split*/</text:span><text:line-break/><text:span text:style-name="T125"> <text:s text:c="7"/></text:span><text:span text:style-name="T76">String</text:span><text:span text:style-name="T97">[] </text:span><text:span text:style-name="T76">array </text:span><text:span text:style-name="T97">= </text:span><text:span text:style-name="T76">val11</text:span><text:span text:style-name="T97">.split(</text:span><text:span text:style-name="T162">"</text:span><text:span text:style-name="T163"> </text:span><text:span text:style-name="T162">"</text:span><text:span text:style-name="T97">);</text:span><text:line-break/><text:line-break/><text:span text:style-name="T97"> <text:s text:c="7"/></text:span><text:span text:style-name="T65">for</text:span><text:span text:style-name="T97">(</text:span><text:span text:style-name="T65">int </text:span><text:span text:style-name="T97">i = </text:span><text:span text:style-name="T173">0</text:span><text:span text:style-name="T97">; i &lt; </text:span><text:span text:style-name="T76">array</text:span><text:span text:style-name="T97">.</text:span><text:span text:style-name="T152">length</text:span><text:span text:style-name="T97">; i++){</text:span><text:line-break/><text:span text:style-name="T97"> <text:s text:c="11"/></text:span><text:span text:style-name="T76">System</text:span><text:span text:style-name="T97">.</text:span><text:span text:style-name="T149">out</text:span><text:span text:style-name="T97">.println(</text:span><text:span text:style-name="T76">array</text:span><text:span text:style-name="T97">[i]);</text:span><text:span text:style-name="T125">//Paolo</text:span><text:line-break/><text:span text:style-name="T125"> <text:s text:c="40"/>//Preite</text:span><text:line-break/><text:span text:style-name="T125"> <text:s text:c="7"/></text:span><text:span text:style-name="T97">}</text:span><text:line-break/><text:line-break/><text:span text:style-name="T97"> <text:s text:c="7"/></text:span><text:span text:style-name="T125">/*startsWith e endsWith*/</text:span><text:line-break/><text:span text:style-name="T125"> <text:s text:c="7"/></text:span><text:span text:style-name="T76">System</text:span><text:span text:style-name="T97">.</text:span><text:span text:style-name="T149">out</text:span><text:span text:style-name="T97">.println(</text:span><text:span text:style-name="T76">val11</text:span><text:span text:style-name="T97">.startsWith(</text:span><text:span text:style-name="T162">"Pao"</text:span><text:span text:style-name="T97">));</text:span><text:span text:style-name="T125">//true</text:span><text:line-break/><text:span text:style-name="T125"> <text:s text:c="7"/></text:span><text:span text:style-name="T76">System</text:span><text:span text:style-name="T97">.</text:span><text:span text:style-name="T149">out</text:span><text:span text:style-name="T97">.println(</text:span><text:span text:style-name="T76">val11</text:span><text:span text:style-name="T97">.endsWith(</text:span><text:span text:style-name="T162">"Pao"</text:span><text:span text:style-name="T97">));</text:span><text:span text:style-name="T125">//false</text:span><text:line-break/><text:line-break/><text:span text:style-name="T125"> <text:s text:c="7"/>/*charAt*/</text:span><text:line-break/><text:span text:style-name="T125"> <text:s text:c="7"/></text:span><text:span text:style-name="T76">System</text:span><text:span text:style-name="T97">.</text:span><text:span text:style-name="T149">out</text:span><text:span text:style-name="T97">.println(</text:span><text:span text:style-name="T76">val11</text:span><text:span text:style-name="T97">.charAt(</text:span><text:span text:style-name="T173">3</text:span><text:span text:style-name="T97">));</text:span><text:span text:style-name="T125">//l</text:span><text:line-break/><text:span text:style-name="T125"> <text:s text:c="3"/></text:span><text:span text:style-name="T97">}</text:span><text:line-break/><text:span text:style-name="T97">}</text:span></text:p>
      <text:p text:style-name="P102"/>
      <text:h text:style-name="P343" text:outline-level="1"><text:bookmark-start text:name="__RefHeading___Toc10571_3648807771"/>OPERATORI<text:bookmark-end text:name="__RefHeading___Toc10571_3648807771"/></text:h>
      <text:h text:style-name="P360" text:outline-level="2"><text:bookmark-start text:name="__RefHeading___Toc10573_3648807771"/>OPERATORE PUNTO (.)<text:bookmark-end text:name="__RefHeading___Toc10573_3648807771"/></text:h>
      <text:p text:style-name="P242">L’operatore punto ci consente di accedere a<text:span text:style-name="T15">lle variabili e metodi di una classe e alle variabili e metodi di un oggetto.</text:span></text:p>
      <text:h text:style-name="P360" text:outline-level="2"><text:bookmark-start text:name="__RefHeading___Toc10575_3648807771"/><text:soft-page-break/>OPERATORI ARITMETICI<text:bookmark-end text:name="__RefHeading___Toc10575_3648807771"/></text:h>
      <text:p text:style-name="P242">Tra gli operatori aritmetici abbiamo:</text:p>
      <text:list xml:id="list3257269158" text:style-name="L24">
        <text:list-item>
          <text:p text:style-name="P458">somma con il simbolo + ;</text:p>
        </text:list-item>
        <text:list-item>
          <text:p text:style-name="P458">sottrazione con il simbolo - ;</text:p>
        </text:list-item>
        <text:list-item>
          <text:p text:style-name="P458">moltiplicazione con il simbolo * ;</text:p>
        </text:list-item>
        <text:list-item>
          <text:p text:style-name="P458">divisione con il simbolo / ;</text:p>
        </text:list-item>
        <text:list-item>
          <text:p text:style-name="P458">modulo con il simbolo %, per calcolare il resto di una divisione <text:span text:style-name="T227">tra interi</text:span>.</text:p>
        </text:list-item>
      </text:list>
      <text:p text:style-name="P242">Tutti gli operatori aritmetici si possono si possono esprimere direttamente con il loro simbolo, oppure con il simbolo seguito dall’uguale (+=, -=, *=, /=, %=). La differenza è che nel primo caso assegniamo il risultato dell’operazione ad una nuova variabile, mentre nel secondo caso assegniamo ad una variabile <text:span text:style-name="T226">il valore che già possiede, modificato però dall’operazione e il numero che seguono nell’istruzione.</text:span></text:p>
      <text:p text:style-name="P246">Per esempio:</text:p>
      <text:p text:style-name="P312"><text:span text:style-name="T65">public class </text:span><text:span text:style-name="T76">OperatoriAritmetici </text:span><text:span text:style-name="T97">{</text:span><text:line-break/><text:line-break/><text:span text:style-name="T97"> <text:s text:c="3"/></text:span><text:span text:style-name="T65">public static void </text:span><text:span text:style-name="T139">main</text:span><text:span text:style-name="T97">(</text:span><text:span text:style-name="T76">String</text:span><text:span text:style-name="T97">[] args) {</text:span><text:line-break/><text:span text:style-name="T97"> <text:s text:c="7"/></text:span><text:span text:style-name="T65">int </text:span><text:span text:style-name="T97">a = </text:span><text:span text:style-name="T173">10</text:span><text:span text:style-name="T97">;</text:span><text:line-break/><text:span text:style-name="T97"> <text:s text:c="7"/></text:span><text:span text:style-name="T65">int </text:span><text:span text:style-name="T76">b </text:span><text:span text:style-name="T97">= </text:span><text:span text:style-name="T173">20</text:span><text:span text:style-name="T97">;</text:span><text:line-break/><text:line-break/><text:span text:style-name="T97"> <text:s text:c="7"/></text:span><text:span text:style-name="T65">int </text:span><text:span text:style-name="T76">c </text:span><text:span text:style-name="T97">= a + </text:span><text:span text:style-name="T76">b</text:span><text:span text:style-name="T97">;</text:span><text:line-break/><text:line-break/><text:span text:style-name="T97"> <text:s text:c="7"/></text:span><text:span text:style-name="T76">System</text:span><text:span text:style-name="T97">.</text:span><text:span text:style-name="T149">out</text:span><text:span text:style-name="T97">.println(</text:span><text:span text:style-name="T76">c</text:span><text:span text:style-name="T97">);</text:span><text:span text:style-name="T125">//30</text:span><text:line-break/><text:span text:style-name="T125"> <text:s text:c="7"/></text:span><text:span text:style-name="T76">System</text:span><text:span text:style-name="T97">.</text:span><text:span text:style-name="T149">out</text:span><text:span text:style-name="T97">.println(a += </text:span><text:span text:style-name="T76">b</text:span><text:span text:style-name="T97">);</text:span><text:span text:style-name="T125">//30</text:span><text:line-break/><text:line-break/><text:span text:style-name="T125"> <text:s text:c="3"/></text:span><text:span text:style-name="T97">}</text:span><text:line-break/><text:span text:style-name="T97">}</text:span></text:p>
      <text:p text:style-name="P103"/>
      <text:p text:style-name="P246">Consideriamo che il tipo di dato ritornato dalle operazioni <text:span text:style-name="T227">varia in funzione del tipo di dati degli operandi.</text:span></text:p>
      <text:p text:style-name="P246"/>
      <text:h text:style-name="P361" text:outline-level="2"><text:bookmark-start text:name="__RefHeading___Toc10577_3648807771"/>OPERATORI LOGICI<text:bookmark-end text:name="__RefHeading___Toc10577_3648807771"/></text:h>
      <text:p text:style-name="P244">Gli operatori logici sono utilizzati per confrontare due elementi e ritornano come risultato due valori:</text:p>
      <text:list xml:id="list2607293929" text:style-name="L25">
        <text:list-item>
          <text:p text:style-name="P459">vero (o true);</text:p>
        </text:list-item>
        <text:list-item>
          <text:p text:style-name="P459">falso (o false);</text:p>
        </text:list-item>
      </text:list>
      <text:p text:style-name="P244">Gli operatori logici sono:</text:p>
      <text:list xml:id="list2917960849" text:style-name="L26">
        <text:list-item>
          <text:p text:style-name="P461">AND (A &amp;&amp; B): restituisce true se e solo se A e B sono vere <text:span text:style-name="T228">entrambe</text:span>, altrimenti false;</text:p>
        </text:list-item>
        <text:list-item>
          <text:p text:style-name="P461">OR (A || B): restituisce true se <text:span text:style-name="T228">e solo se </text:span>almeno uno tra A o B è vero, altrimenti false;</text:p>
        </text:list-item>
        <text:list-item>
          <text:p text:style-name="P461">NOT (!A): <text:span text:style-name="T15">se A è true, il NOT restituisce false e viceversa.</text:span></text:p>
        </text:list-item>
      </text:list>
      <text:p text:style-name="P244"><text:span text:style-name="T15"/></text:p>
      <text:p text:style-name="P232"/>
      <text:h text:style-name="P362" text:outline-level="2"><text:bookmark-start text:name="__RefHeading___Toc10579_3648807771"/><text:soft-page-break/>OPERATORI RELAZIONALI O DI CONFRONTO<text:bookmark-end text:name="__RefHeading___Toc10579_3648807771"/></text:h>
      <text:p text:style-name="P245">Gli operatori relazionali confrontano due operandi, ritornando come risultato due valori:</text:p>
      <text:list xml:id="list154935412235489" text:continue-list="list2607293929" text:style-name="L25">
        <text:list-item>
          <text:p text:style-name="P460">vero (o true);</text:p>
        </text:list-item>
        <text:list-item>
          <text:p text:style-name="P460">falso (o false);</text:p>
        </text:list-item>
      </text:list>
      <text:p text:style-name="P245">Gli operatori relazionali sono:</text:p>
      <text:list xml:id="list848100254" text:style-name="L27">
        <text:list-item>
          <text:p text:style-name="P463">Maggiore di ( A &gt; B <text:span text:style-name="T229">)</text:span></text:p>
        </text:list-item>
        <text:list-item>
          <text:p text:style-name="P463">Maggiore o uguale di ( A &gt;= B )</text:p>
        </text:list-item>
        <text:list-item>
          <text:p text:style-name="P464">Minore di ( A &lt; B )</text:p>
        </text:list-item>
        <text:list-item>
          <text:p text:style-name="P464">Minore o uguale di ( A &lt;= B)</text:p>
        </text:list-item>
        <text:list-item>
          <text:p text:style-name="P464">Uguale a (A == B)</text:p>
        </text:list-item>
        <text:list-item>
          <text:p text:style-name="P464">Diverso da (A != B)</text:p>
        </text:list-item>
      </text:list>
      <text:p text:style-name="P67">Per ciascun operatore abbiamo true se il confronto risulta effettivamente essere veritiero, altrimenti false.</text:p>
      <text:p text:style-name="P67"/>
      <text:p text:style-name="P67"/>
      <text:p text:style-name="P235"/>
      <text:p text:style-name="P236"/>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h text:style-name="P363" text:outline-level="2"><text:bookmark-start text:name="__RefHeading___Toc10581_3648807771"/><text:soft-page-break/>CASTING<text:bookmark-end text:name="__RefHeading___Toc10581_3648807771"/></text:h>
      <text:p text:style-name="P247"><text:span text:style-name="T230">Il casting è l’operazione che consente il passaggio di una variabile da un tipo di dato ad un altro. </text:span><text:span text:style-name="T231">Questo vuol dire che posso convertire una variabile di un determinato tipo in una variabile di un altro tipo. </text:span></text:p>
      <text:p text:style-name="P254">Il cast può essere:</text:p>
      <text:list xml:id="list1104678459" text:style-name="L28">
        <text:list-item>
          <text:p text:style-name="P465">implicito, quando non abbiamo una dichiarazione esplicita;</text:p>
        </text:list-item>
        <text:list-item>
          <text:p text:style-name="P465">esplicito, quando la dichiarazione del casting viene proprio esplicitata attraverso il nostro codice.</text:p>
        </text:list-item>
      </text:list>
      <text:p text:style-name="P255">Il cast esplicito si scrive attraverso la dichiarazione del nuovo tipo tra parentesi tonde, accanto alla variabile. Per esempio, (int) myvar converte il valore della variabile my var di tipo long in un int.</text:p>
      <text:h text:style-name="P344" text:outline-level="1"><text:bookmark-start text:name="__RefHeading___Toc10721_3648807771"/>METODI<text:bookmark-end text:name="__RefHeading___Toc10721_3648807771"/></text:h>
      <text:p text:style-name="P243">I metodi sono dei blocchi di codice che possono essere riutilizzati all’interno del nostro software. Essi vengono utilizzati per rappresentare il comportamento di classi e oggetti. </text:p>
      <text:p text:style-name="P243">Per esempio, immaginiamo di avere una classe Persona, un metodo che rappresenta un’azione potrebbe essere cammina(), oppure il metodo mangia() e così via. Questi metodi effettuano al loro interno delle operazioni che simulano l’essere umano che cammina, o che mangia.</text:p>
      <text:p text:style-name="P248">I metodi sono importanti perché, se abbiamo più volte bisogno di un blocco di istruzioni durante l’implementazione d<text:span text:style-name="T15">i un</text:span> software, ci evitano di <text:span text:style-name="T15">riscrivere sempre la stessa porzione di codice</text:span>. Basterà, quindi, invocare il metodo di cui abbiamo bisogno, passando gli eventuali parametri in ingresso.</text:p>
      <text:p text:style-name="P248">Un metodo si definisce nel seguente modo:</text:p>
      <text:p text:style-name="Standard"><draw:frame draw:style-name="fr4" draw:name="Immagine18" text:anchor-type="char" svg:width="17cm" svg:height="2.323cm" draw:z-index="17"><draw:image xlink:href="Pictures/1000000100000600000000D2A92AFE117AF5A6A8.png" xlink:type="simple" xlink:show="embed" xlink:actuate="onLoad" draw:mime-type="image/png"/></draw:frame><text:s/></text:p>
      <text:list xml:id="list2878242541" text:style-name="L29">
        <text:list-item>
          <text:p text:style-name="P466">[modificatore di accesso] = uno a scelta tra private, protected, public, default</text:p>
        </text:list-item>
        <text:list-item>
          <text:p text:style-name="P466">[altri modificatori] = static final (è possibile che siano presenti anche tutti e due)</text:p>
        </text:list-item>
        <text:list-item>
          <text:p text:style-name="P466">TipoRitornato = void se il metodo non ritorna niente (in questo caso lo statement return non va inserito), tipo primitivo o classe in base al valore ritornato</text:p>
        </text:list-item>
        <text:list-item>
          <text:p text:style-name="P466">nomeMetodo = nome del metodo scelto</text:p>
        </text:list-item>
        <text:list-item>
          <text:p text:style-name="P466">parametri = lista dei parametri ammessi in ingresso: Tipo1 param1,…, Tipo N paramN. È possibile anche definire metodi che non accettano parametri in ingresso</text:p>
        </text:list-item>
        <text:list-item>
          <text:p text:style-name="P466">throws = lista delle classi delegate alla gestione delle eccezioni in caso di errore ClasseEccezione1, …, ClasseEccezioneN</text:p>
        </text:list-item>
      </text:list>
      <text:p text:style-name="P256"/>
      <text:p text:style-name="P256"/>
      <text:p text:style-name="P256"/>
      <text:h text:style-name="P364" text:outline-level="2"><text:bookmark-start text:name="__RefHeading___Toc10640_4214464214"/><text:soft-page-break/>PARAMETRI<text:bookmark-end text:name="__RefHeading___Toc10640_4214464214"/></text:h>
      <text:p text:style-name="P250">I parametri <text:span text:style-name="T15">in ingresso di un metodo possono essere di vario tipo e possono essere utilizzati all’inerno del metodo.</text:span></text:p>
      <text:p text:style-name="Standard"><draw:frame draw:style-name="fr4" draw:name="Immagine19" text:anchor-type="char" svg:width="17cm" svg:height="2.228cm" draw:z-index="18"><draw:image xlink:href="Pictures/100000010000057B000000B8AA1AF583B878D8BB.png" xlink:type="simple" xlink:show="embed" xlink:actuate="onLoad" draw:mime-type="image/png"/></draw:frame><text:s/></text:p>
      <text:p text:style-name="P249">Le variabili nome, cognome e anni possono essere utilizzate nel corpo del metodo (la parte tra parentesi graffe).</text:p>
      <text:p text:style-name="P249"/>
      <text:h text:style-name="P364" text:outline-level="2"><text:bookmark-start text:name="__RefHeading___Toc10642_4214464214"/>SIGNATURE<text:bookmark-end text:name="__RefHeading___Toc10642_4214464214"/></text:h>
      <text:p text:style-name="P250">La firma o signature del metodo è data dalla coppia nome e parametri. Il nome da solo non dice niente.</text:p>
      <text:p text:style-name="P250">Possiamo creare più metodi che hanno lo stesso nome, purché i parametri siano diversi.</text:p>
      <text:h text:style-name="P365" text:outline-level="2"><text:bookmark-start text:name="__RefHeading___Toc10644_4214464214"/>OVERLOADING DEI METODI<text:bookmark-end text:name="__RefHeading___Toc10644_4214464214"/></text:h>
      <text:p text:style-name="P251">L’overloading dei metodi è una caratteristica di JAVA, che consente di definire più volte il metodo in una classe, ovviamente utilizzando diversi parametri.</text:p>
      <text:h text:style-name="P365" text:outline-level="2"><text:bookmark-start text:name="__RefHeading___Toc10646_4214464214"/>VARARGS<text:bookmark-end text:name="__RefHeading___Toc10646_4214464214"/></text:h>
      <text:p text:style-name="P251">Dalla versione 1.5 di JAVA, esiste un meccanismo che si chiama varargs, che consente di definire dei metodi che hanno dei parametri formali indefiniti. Ciò vuol dire che, definendo un varargs, posso passare da 0 a n parametri.</text:p>
      <text:p text:style-name="P251">Il varargs si <text:span text:style-name="T15">definisce</text:span> utilizzando il modificatore … (3 punti).</text:p>
      <text:p text:style-name="P251">Vediamo un esempio:</text:p>
      <text:p text:style-name="P313"><text:span text:style-name="T65">public class </text:span><text:span text:style-name="T76">Varargs </text:span><text:span text:style-name="T97">{</text:span><text:line-break/><text:line-break/><text:span text:style-name="T97"> <text:s text:c="3"/></text:span><text:span text:style-name="T65">public </text:span><text:span text:style-name="T76">String </text:span><text:span text:style-name="T139">concatena</text:span><text:span text:style-name="T97">(</text:span><text:span text:style-name="T76">String</text:span><text:span text:style-name="T97">... vars){</text:span><text:line-break/><text:span text:style-name="T97"> <text:s text:c="7"/></text:span><text:span text:style-name="T76">String </text:span><text:span text:style-name="T97">out = </text:span><text:span text:style-name="T162">""</text:span><text:span text:style-name="T97">;</text:span><text:line-break/><text:line-break/><text:span text:style-name="T97"> <text:s text:c="7"/></text:span><text:span text:style-name="T65">for</text:span><text:span text:style-name="T97">(</text:span><text:span text:style-name="T65">int </text:span><text:span text:style-name="T97">i = </text:span><text:span text:style-name="T173">0</text:span><text:span text:style-name="T97">; i &lt; vars.</text:span><text:span text:style-name="T152">length</text:span><text:span text:style-name="T97">; i++){</text:span><text:line-break/><text:span text:style-name="T97"> <text:s text:c="11"/>out += vars[i];</text:span><text:line-break/><text:span text:style-name="T97"> <text:s text:c="7"/>}</text:span><text:line-break/><text:span text:style-name="T97"> <text:s text:c="7"/></text:span><text:span text:style-name="T65">return </text:span><text:span text:style-name="T97">out;</text:span><text:line-break/><text:span text:style-name="T97"> <text:s text:c="3"/>}</text:span><text:line-break/><text:line-break/><text:span text:style-name="T97"> <text:s text:c="3"/></text:span><text:span text:style-name="T65">public static void </text:span><text:span text:style-name="T139">main</text:span><text:span text:style-name="T97">(</text:span><text:span text:style-name="T76">String</text:span><text:span text:style-name="T97">[] args) {</text:span><text:line-break/><text:line-break/><text:span text:style-name="T97"> <text:s text:c="7"/></text:span><text:span text:style-name="T76">Varargs a </text:span><text:span text:style-name="T97">= </text:span><text:span text:style-name="T65">new </text:span><text:span text:style-name="T97">Varargs();</text:span><text:line-break/><text:span text:style-name="T97"> <text:s text:c="7"/></text:span><text:span text:style-name="T76">String d </text:span><text:span text:style-name="T97">= </text:span><text:span text:style-name="T76">a</text:span><text:span text:style-name="T97">.concatena(</text:span><text:span text:style-name="T162">"Paolo"</text:span><text:span text:style-name="T97">, </text:span><text:span text:style-name="T162">"Preite"</text:span><text:span text:style-name="T97">, </text:span><text:span text:style-name="T162">"Corso"</text:span><text:span text:style-name="T97">, </text:span><text:span text:style-name="T162">"Java"</text:span><text:span text:style-name="T97">);</text:span><text:line-break/><text:line-break/><text:span text:style-name="T97"> <text:s text:c="7"/></text:span><text:span text:style-name="T76">System</text:span><text:span text:style-name="T97">.</text:span><text:span text:style-name="T149">out</text:span><text:span text:style-name="T97">.println(</text:span><text:span text:style-name="T76">d</text:span><text:span text:style-name="T97">);</text:span><text:span text:style-name="T125">//PaoloPreiteCorsoJava</text:span><text:line-break/><text:line-break/><text:span text:style-name="T125"> <text:s text:c="3"/></text:span><text:span text:style-name="T97">}</text:span><text:line-break/><text:span text:style-name="T97">}</text:span></text:p>
      <text:p text:style-name="P252"><text:soft-page-break/>Per la JVM, definire un varargs equivale a definire un array, quindi posso iterare <text:span text:style-name="T15">il varargs come se fosse un’array a tutti gli effetti.</text:span></text:p>
      <text:h text:style-name="P366" text:outline-level="2"><text:bookmark-start text:name="__RefHeading___Toc10890_4214464214"/>MODIFICATORE DI ACCESSO AI METODI<text:bookmark-end text:name="__RefHeading___Toc10890_4214464214"/></text:h>
      <text:p text:style-name="P252">I modificatori di accesso sono 4:</text:p>
      <text:list xml:id="list1975009978" text:style-name="L30">
        <text:list-item>
          <text:p text:style-name="P467">public: il metodo è visibile a tutte le classi;</text:p>
        </text:list-item>
        <text:list-item>
          <text:p text:style-name="P467">private: il metodo è visibile solo alla classe che lo definisce;</text:p>
        </text:list-item>
        <text:list-item>
          <text:p text:style-name="P467">protected: il metodo è visibile solo alla classi che si trovano all’interno dello stesso package e dalle classi che estendono la classe che contiene il metodo;</text:p>
        </text:list-item>
        <text:list-item>
          <text:p text:style-name="P467">default: il metodo è visibile solo alle classi che si trovano nello stesso package nella classe in cui è stato definito il metodo.</text:p>
        </text:list-item>
      </text:list>
      <text:p text:style-name="P258">Altri modificatori:</text:p>
      <text:list xml:id="list1247511144" text:style-name="L31">
        <text:list-item>
          <text:p text:style-name="P469">final: utilizzato per rendere un metodo non ridefinibile (o non modificabile). Quindi, ciò non permette di fare l’override di questo metodo</text:p>
        </text:list-item>
        <text:list-item>
          <text:p text:style-name="P468">static: utilizzato per definire metodi associati ad una classe, ma non ad un’istanza. Questo vuol dire che i metodi statici non possono interagire con le variabili d’istanza, ma solamente con quelle statiche.</text:p>
          <text:p text:style-name="P427">Invocazione di un metodo statico: NomeClasse.nomeMetodo(...)</text:p>
        </text:list-item>
      </text:list>
      <text:p text:style-name="Standard"><text:s text:c="14"/>Invocazione di un metodo non statico: nomeIstanza.nomeMetodo(…)</text:p>
      <text:p text:style-name="Standard"><text:s text:c="7"/></text:p>
      <text:p text:style-name="P253">Quindi, i metodi non statici sono associati ad ogni istanza di una classe, per cui il contesto di esecuzione è l’istanza stessa. I metodi non statici possono accedere alle variabili e ai metodi statici, ma il contrario non vale.</text:p>
      <text:p text:style-name="P251"/>
      <text:p text:style-name="P257"/>
      <text:p text:style-name="P257"/>
      <text:p text:style-name="P257"/>
      <text:p text:style-name="P257"/>
      <text:p text:style-name="P257"/>
      <text:p text:style-name="P257"/>
      <text:p text:style-name="P257"/>
      <text:p text:style-name="P257"/>
      <text:p text:style-name="P257"/>
      <text:p text:style-name="P257"/>
      <text:p text:style-name="P257"/>
      <text:p text:style-name="P257"/>
      <text:h text:style-name="P345" text:outline-level="1"><text:bookmark-start text:name="__RefHeading___Toc10943_1788917045"/><text:soft-page-break/>I MODIFICATORI (PIÚ IN GENERALE)<text:bookmark-end text:name="__RefHeading___Toc10943_1788917045"/></text:h>
      <text:p text:style-name="P259">Il modificatore è una parola riservata al linguaggio JAVA.</text:p>
      <text:p text:style-name="P259">Un modificatore va scritto prima della dichiarazione del componente, quindi prima di una classe, o prima di un metodo, o prima di una variabile. Ovviamente è possibile utilizzare anche più modificatori, oltre a quelli di accesso, senza un ordine preciso.</text:p>
      <text:h text:style-name="P367" text:outline-level="2"><text:bookmark-start text:name="__RefHeading___Toc12882_1788917045"/>MODIFICATORI DI ACCESSO<text:bookmark-end text:name="__RefHeading___Toc12882_1788917045"/></text:h>
      <text:p text:style-name="P259">I modificatori di accesso, abbiamo visto, sono in grado di cambiare la visibilità e l’accesso ad un componente (classe, metodo, variabile).</text:p>
      <text:p text:style-name="P259">Abbiamo visto anche che i modificatori di accesso sono 4:</text:p>
      <text:list xml:id="list3547975150" text:style-name="L32">
        <text:list-item>
          <text:p text:style-name="P471">public: può essere utilizzato sia sulle classi, sia sui metodi <text:s/>e sia sulle variabili d’istanza (cioè le variabili definite all’interno di una classe, ma fuori dai metodi della classe stessa);</text:p>
          <text:list>
            <text:list-item>
              <text:p text:style-name="P470"><text:span text:style-name="T232">le classi public sono visibili da qualsiasi</text:span><text:tab/> <text:span text:style-name="T232">classe situata in qualsiasi package;</text:span></text:p>
            </text:list-item>
            <text:list-item>
              <text:p text:style-name="P471">i metodi o le variabili di istanza public sono visibili da qualsiasi classe, in qualsiasi package;</text:p>
            </text:list-item>
          </text:list>
        </text:list-item>
        <text:list-item>
          <text:p text:style-name="P471">protected: può essere utilizzato sia sui metodi, sia sulle variabili d’istanza, ma non sulle classi, ed è leggermente più restrittivo del modificatore public;</text:p>
          <text:list>
            <text:list-item>
              <text:p text:style-name="P471"><text:span text:style-name="T233">u</text:span>n metodo o una variabile d’istanza protected è visibile da qualsiasi classe definita nello stesso package, o da tutte le classi che la ereditano, anche se si trovano in package diversi;</text:p>
            </text:list-item>
          </text:list>
        </text:list-item>
        <text:list-item>
          <text:p text:style-name="P472">default (o senza modificatore): può essere utilizzato sia sulle classi, sia sui metodi <text:s/>e sia sulle variabili d’istanza;</text:p>
          <text:list>
            <text:list-item>
              <text:p text:style-name="P473">una classe definita senza modificatore è visibile solo dalle classi appartenenti dallo stesso package;</text:p>
            </text:list-item>
            <text:list-item>
              <text:p text:style-name="P473">i metodi e le variabili d’istanza senza modificatore sono visibili solo alle classi che appartengono allo stesso package della classe che li definisce;</text:p>
            </text:list-item>
          </text:list>
        </text:list-item>
        <text:list-item>
          <text:p text:style-name="P473">private: <text:s/><text:span text:style-name="T232">può essere utilizzato sia sui metodi, sia sulle variabili d’istanza, ma non sulle classi, </text:span>ed è il modificatore più restrittivo in assoluto;</text:p>
          <text:list>
            <text:list-item>
              <text:p text:style-name="P473">un metodo o una variabile private è visibile solo all’interno della classe in è stato definito.</text:p>
            </text:list-item>
          </text:list>
        </text:list-item>
      </text:list>
      <text:p text:style-name="P259"><draw:frame draw:style-name="fr3" draw:name="Immagine20" text:anchor-type="char" svg:x="0cm" svg:y="0.302cm" svg:width="17cm" svg:height="3.801cm" draw:z-index="19"><draw:image xlink:href="Pictures/10000001000005890000013DB97064CEFE1C2F6E.png" xlink:type="simple" xlink:show="embed" xlink:actuate="onLoad" draw:mime-type="image/png"/></draw:frame></text:p>
      <text:p text:style-name="P259"/>
      <text:p text:style-name="P273"><text:soft-page-break/>Per esempio:</text:p>
      <text:p text:style-name="P257"><draw:frame draw:style-name="fr5" draw:name="Immagine21" text:anchor-type="char" svg:width="6.031cm" svg:height="3.226cm" draw:z-index="20"><draw:image xlink:href="Pictures/10000001000000E40000007A1C2398C5B7651D83.png" xlink:type="simple" xlink:show="embed" xlink:actuate="onLoad" draw:mime-type="image/png"/></draw:frame></text:p>
      <text:p text:style-name="P257"/>
      <text:p text:style-name="P257"/>
      <text:p text:style-name="P257"/>
      <text:p text:style-name="P257"/>
      <text:p text:style-name="P189">Persona.java</text:p>
      <text:p text:style-name="P326"><text:span text:style-name="T65">package </text:span><text:span text:style-name="T76">modificatori1</text:span><text:span text:style-name="T97">;</text:span><text:line-break/><text:line-break/><text:span text:style-name="T65">public class </text:span><text:span text:style-name="T76">Persona </text:span><text:span text:style-name="T97">{</text:span><text:line-break/><text:span text:style-name="T97"> <text:s text:c="3"/></text:span><text:span text:style-name="T65">private int </text:span><text:span text:style-name="T152">id</text:span><text:span text:style-name="T97">;</text:span><text:line-break/><text:span text:style-name="T97"> <text:s text:c="3"/></text:span><text:span text:style-name="T65">private </text:span><text:span text:style-name="T76">String </text:span><text:span text:style-name="T152">nome</text:span><text:span text:style-name="T97">;</text:span><text:line-break/><text:span text:style-name="T97"> <text:s text:c="3"/></text:span><text:span text:style-name="T65">private </text:span><text:span text:style-name="T76">String </text:span><text:span text:style-name="T152">cognome</text:span><text:span text:style-name="T97">;</text:span><text:line-break/><text:line-break/><text:span text:style-name="T97"> <text:s text:c="3"/></text:span><text:span text:style-name="T65">public void </text:span><text:span text:style-name="T139">cammina</text:span><text:span text:style-name="T97">() {</text:span><text:line-break/><text:span text:style-name="T97"> <text:s text:c="7"/></text:span><text:span text:style-name="T125">/*...*/</text:span><text:line-break/><text:span text:style-name="T125"> <text:s text:c="3"/></text:span><text:span text:style-name="T97">}</text:span><text:line-break/><text:line-break/><text:span text:style-name="T97"> <text:s text:c="3"/></text:span><text:span text:style-name="T65">protected void </text:span><text:span text:style-name="T139">mangia</text:span><text:span text:style-name="T97">() {</text:span><text:line-break/><text:span text:style-name="T97"> <text:s text:c="7"/></text:span><text:span text:style-name="T125">/*...*/</text:span><text:line-break/><text:span text:style-name="T125"> <text:s text:c="3"/></text:span><text:span text:style-name="T97">}</text:span><text:line-break/><text:line-break/><text:span text:style-name="T97"> <text:s text:c="3"/></text:span><text:span text:style-name="T65">void </text:span><text:span text:style-name="T139">dormi</text:span><text:span text:style-name="T97">(){</text:span><text:line-break/><text:span text:style-name="T97"> <text:s text:c="7"/></text:span><text:span text:style-name="T125">/*...*/</text:span><text:line-break/><text:span text:style-name="T125"> <text:s text:c="3"/></text:span><text:span text:style-name="T97">}</text:span><text:line-break/><text:line-break/><text:span text:style-name="T97"> <text:s text:c="3"/></text:span><text:span text:style-name="T65">private void </text:span><text:span text:style-name="T139">bevi</text:span><text:span text:style-name="T97">(){</text:span><text:line-break/><text:span text:style-name="T97"> <text:s text:c="7"/></text:span><text:span text:style-name="T125">/*...*/</text:span><text:line-break/><text:span text:style-name="T125"> <text:s text:c="3"/></text:span><text:span text:style-name="T97">}</text:span><text:line-break/><text:span text:style-name="T97">}</text:span></text:p>
      <text:p text:style-name="P162"/>
      <text:p text:style-name="P147"/>
      <text:p text:style-name="P147"/>
      <text:p text:style-name="P190">MainPersonaModificatori<text:span text:style-name="T234">1</text:span>.java</text:p>
      <text:p text:style-name="P327"><text:span text:style-name="T65">package </text:span><text:span text:style-name="T76">modificatori1</text:span><text:span text:style-name="T97">;</text:span><text:line-break/><text:line-break/><text:span text:style-name="T65">public class </text:span><text:span text:style-name="T76">MainPersonaModificatori1 </text:span><text:span text:style-name="T97">{</text:span><text:line-break/><text:line-break/><text:span text:style-name="T97"> <text:s text:c="3"/></text:span><text:span text:style-name="T65">public static void </text:span><text:span text:style-name="T139">main</text:span><text:span text:style-name="T97">(</text:span><text:span text:style-name="T76">String</text:span><text:span text:style-name="T97">[] args) {</text:span><text:line-break/><text:span text:style-name="T97"> <text:s text:c="7"/></text:span><text:span text:style-name="T76">Persona p </text:span><text:span text:style-name="T97">= </text:span><text:span text:style-name="T65">new </text:span><text:span text:style-name="T97">Persona();</text:span><text:line-break/><text:line-break/><text:span text:style-name="T97"> <text:s text:c="7"/></text:span><text:span text:style-name="T76">p</text:span><text:span text:style-name="T97">.cammina();</text:span><text:line-break/><text:span text:style-name="T97"> <text:s text:c="7"/></text:span><text:span text:style-name="T76">p</text:span><text:span text:style-name="T97">.dormi();</text:span><text:line-break/><text:span text:style-name="T97"> <text:s text:c="7"/></text:span><text:span text:style-name="T76">p</text:span><text:span text:style-name="T97">.bevi(); </text:span><text:span text:style-name="T125">//bevi() has private access in modificatori1.Persona</text:span><text:line-break/><text:span text:style-name="T125"> <text:s text:c="7"/></text:span><text:span text:style-name="T76">p</text:span><text:span text:style-name="T97">.mangia();</text:span><text:line-break/><text:span text:style-name="T97"> <text:s text:c="3"/>}</text:span><text:line-break/></text:p>
      <text:p text:style-name="P147"/>
      <text:p text:style-name="P147"/>
      <text:p text:style-name="P147"/>
      <text:p text:style-name="P147"/>
      <text:p text:style-name="P147"/>
      <text:p text:style-name="P275"><text:soft-page-break/>MainPersonaModificatori2.java</text:p>
      <text:p text:style-name="P34"><text:span text:style-name="T69">package </text:span><text:span text:style-name="T250">modificatori2</text:span><text:span text:style-name="T117">;</text:span><text:span text:style-name="T252"><text:line-break/><text:line-break/></text:span><text:span text:style-name="T69">import </text:span><text:span text:style-name="T250">modificatori1.Persona</text:span><text:span text:style-name="T117">;</text:span><text:span text:style-name="T252"><text:line-break/><text:line-break/></text:span><text:span text:style-name="T69">public class </text:span><text:span text:style-name="T250">MainPersonaModificatori2 </text:span><text:span text:style-name="T117">{</text:span><text:span text:style-name="T252"><text:line-break/><text:line-break/></text:span><text:span text:style-name="T117"> <text:s text:c="3"/></text:span><text:span text:style-name="T69">public static void </text:span><text:span text:style-name="T140">main</text:span><text:span text:style-name="T117">(</text:span><text:span text:style-name="T250">String</text:span><text:span text:style-name="T117">[] args) {</text:span><text:span text:style-name="T252"><text:line-break/></text:span><text:span text:style-name="T117"> <text:s text:c="7"/></text:span><text:span text:style-name="T250">Persona p </text:span><text:span text:style-name="T117">= </text:span><text:span text:style-name="T69">new </text:span><text:span text:style-name="T117">Persona();</text:span><text:span text:style-name="T252"><text:line-break/><text:line-break/></text:span><text:span text:style-name="T117"> <text:s text:c="7"/></text:span><text:span text:style-name="T250">p</text:span><text:span text:style-name="T117">.cammina();</text:span><text:span text:style-name="T252"><text:line-break/></text:span><text:span text:style-name="T117"> <text:s text:c="7"/></text:span><text:span text:style-name="T250">p</text:span><text:span text:style-name="T117">.dormi(); </text:span><text:span text:style-name="T130">//dormi() is not public in modificatori1.Persona;</text:span><text:span text:style-name="T252"><text:line-break/></text:span><text:span text:style-name="T130"> <text:s text:c="7"/></text:span><text:span text:style-name="T250">p</text:span><text:span text:style-name="T117">.bevi(); </text:span><text:span text:style-name="T130">//bevi() has private access in modificatori1.Persona</text:span><text:span text:style-name="T252"><text:line-break/></text:span><text:span text:style-name="T130"> <text:s text:c="7"/></text:span><text:span text:style-name="T250">p</text:span><text:span text:style-name="T117">.mangia(); </text:span><text:span text:style-name="T130">//mangia() has protected access in modificatori1.Persona</text:span><text:span text:style-name="T252"><text:line-break/></text:span><text:span text:style-name="T130"> <text:s text:c="3"/></text:span><text:span text:style-name="T117">}</text:span><text:span text:style-name="T252"><text:line-break/></text:span><text:span text:style-name="T117">}</text:span></text:p>
      <text:p text:style-name="P147"/>
      <text:p text:style-name="P147"/>
      <text:p text:style-name="P23">Persona2.java</text:p>
      <text:p text:style-name="P23"/>
      <text:p text:style-name="P32"><text:span text:style-name="T65">package </text:span><text:span text:style-name="T201">modificatori2</text:span><text:span text:style-name="T97">;</text:span><text:line-break/><text:line-break/><text:span text:style-name="T65">import </text:span><text:span text:style-name="T201">modificatori1.Persona</text:span><text:span text:style-name="T97">;</text:span><text:line-break/><text:line-break/><text:span text:style-name="T65">public class </text:span><text:span text:style-name="T201">Persona2 </text:span><text:span text:style-name="T65">extends </text:span><text:span text:style-name="T201">Persona </text:span><text:span text:style-name="T97">{</text:span><text:line-break/><text:span text:style-name="T97"> <text:s text:c="3"/></text:span><text:span text:style-name="T134">@Override</text:span><text:line-break/><text:span text:style-name="T134"> <text:s text:c="3"/></text:span><text:span text:style-name="T65">public void </text:span><text:span text:style-name="T139">cammina</text:span><text:span text:style-name="T97">() {</text:span><text:line-break/><text:span text:style-name="T97"> <text:s text:c="7"/></text:span><text:span text:style-name="T65">super</text:span><text:span text:style-name="T97">.cammina();</text:span><text:line-break/><text:span text:style-name="T97"> <text:s text:c="3"/>}</text:span><text:line-break/><text:line-break/><text:span text:style-name="T97"> <text:s text:c="3"/></text:span><text:span text:style-name="T134">@Override</text:span><text:line-break/><text:span text:style-name="T134"> <text:s text:c="3"/></text:span><text:span text:style-name="T65">protected void </text:span><text:span text:style-name="T139">mangia</text:span><text:span text:style-name="T97">() {</text:span><text:line-break/><text:span text:style-name="T97"> <text:s text:c="7"/></text:span><text:span text:style-name="T65">super</text:span><text:span text:style-name="T97">.mangia();</text:span><text:line-break/><text:span text:style-name="T97"> <text:s text:c="3"/>}</text:span><text:line-break/><text:span text:style-name="T97">}</text:span></text:p>
      <text:p text:style-name="P33"/>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h text:style-name="P368" text:outline-level="2"><text:bookmark-start text:name="__RefHeading___Toc12884_1788917045"/><text:soft-page-break/>ALTRI MODIFICATORI: FINAL E STATIC<text:bookmark-end text:name="__RefHeading___Toc12884_1788917045"/></text:h>
      <text:p text:style-name="P277">Altri modificatori:</text:p>
      <text:list xml:id="list1922065097" text:style-name="L33">
        <text:list-item>
          <text:p text:style-name="P474"><text:span text:style-name="T235">final: </text:span><text:span text:style-name="T232">può essere utilizzato sia sulle classi, sia sui metodi <text:s/>e sia sulle variabili. </text:span><text:span text:style-name="T235">Questo modificatore indica che il componente non può essere </text:span><text:span text:style-name="T45">modificato</text:span><text:span text:style-name="T235">;</text:span></text:p>
          <text:list>
            <text:list-item>
              <text:p text:style-name="P476">una classe final non può essere estesa;</text:p>
            </text:list-item>
            <text:list-item>
              <text:p text:style-name="P476">non si può fare l’override di un metodo final;</text:p>
            </text:list-item>
            <text:list-item>
              <text:p text:style-name="P476">un attributo final è una costante, cioè il suo valore non cambia mai. Per convenzione, tutte le variabili final hanno il nome in maiuscolo;</text:p>
            </text:list-item>
          </text:list>
        </text:list-item>
        <text:list-item>
          <text:p text:style-name="P475"><text:span text:style-name="T235">static: </text:span><text:span text:style-name="T232">può essere utilizzato sia sui metodi, sia sulle variabili, </text:span><text:span text:style-name="T235">ma non sulle classi. Gli elementi static sono caricati in memoria insieme alla classe, </text:span><text:span text:style-name="T236">ed appartengono alla classe e non all’oggetto;</text:span></text:p>
          <text:list>
            <text:list-item>
              <text:p text:style-name="P477">un elemento static può essere usato anche se non esiste nessuna istanza;</text:p>
            </text:list-item>
            <text:list-item>
              <text:p text:style-name="P477">un metodo static non può accedere ad elementi non static, poiché questi potrebbero non esistere in memoria</text:p>
            </text:list-item>
          </text:list>
        </text:list-item>
      </text:list>
      <text:p text:style-name="P276"/>
      <text:p text:style-name="P276"/>
      <text:p text:style-name="P276"/>
      <text:p text:style-name="P276"/>
      <text:p text:style-name="P276"/>
      <text:p text:style-name="P276"/>
      <text:p text:style-name="P276"/>
      <text:p text:style-name="P276"/>
      <text:p text:style-name="P276"/>
      <text:p text:style-name="P276"/>
      <text:p text:style-name="P276"/>
      <text:p text:style-name="P276"/>
      <text:p text:style-name="P276"><text:line-break/></text:p>
      <text:p text:style-name="P30"/>
      <text:p text:style-name="P274"/>
      <text:p text:style-name="P266"/>
      <text:p text:style-name="P266"/>
      <text:p text:style-name="P266"/>
      <text:p text:style-name="P266"/>
      <text:p text:style-name="P266"/>
      <text:p text:style-name="P266"/>
      <text:h text:style-name="P346" text:outline-level="1"><text:bookmark-start text:name="__RefHeading___Toc15954_1788917045"/><text:soft-page-break/>SINTASSI<text:bookmark-end text:name="__RefHeading___Toc15954_1788917045"/></text:h>
      <text:h text:style-name="P369" text:outline-level="2"><text:bookmark-start text:name="__RefHeading___Toc15956_1788917045"/>CLASSI E INTERFACCE<text:bookmark-end text:name="__RefHeading___Toc15956_1788917045"/></text:h>
      <text:p text:style-name="P260"><text:span text:style-name="T46">La prima riga dei file</text:span> contenenti le classi e le interfacce dev<text:span text:style-name="T46">e</text:span> <text:span text:style-name="T46">avere la definizione</text:span> del package. Possiamo creare classi ed interfacce senza specificare il package, quindi utilizzando il package di default, però questa operazione è altamente sconsigliata. </text:p>
      <text:p text:style-name="Standard"><draw:frame draw:style-name="fr4" draw:name="Immagine22" text:anchor-type="char" svg:width="17cm" svg:height="2.949cm" draw:z-index="21"><draw:image xlink:href="Pictures/100000010000050B000000E003FA789528F22CE7.png" xlink:type="simple" xlink:show="embed" xlink:actuate="onLoad" draw:mime-type="image/png"/></draw:frame><text:s/></text:p>
      <text:p text:style-name="Text_20_body">Prima del nome dell’elemento, è necessario specificare la sua visibilità e il tipo.</text:p>
      <text:p text:style-name="P267"><draw:frame draw:style-name="fr4" draw:name="Immagine23" text:anchor-type="char" svg:width="17cm" svg:height="2.972cm" draw:z-index="22"><draw:image xlink:href="Pictures/100000010000050C000000E2FAEBD064C1879DF2.png" xlink:type="simple" xlink:show="embed" xlink:actuate="onLoad" draw:mime-type="image/png"/></draw:frame><text:s/></text:p>
      <text:p text:style-name="P268">Dopo il nome dell’elemento, è possibile inserire altri elementi (ad esempio implements o extends)</text:p>
      <text:p text:style-name="Standard"/>
      <text:p text:style-name="Standard"><draw:frame draw:style-name="fr4" draw:name="Immagine24" text:anchor-type="char" svg:width="17cm" svg:height="3.009cm" draw:z-index="23"><draw:image xlink:href="Pictures/10000001000004F1000000E09BE6E52CA240ED6F.png" xlink:type="simple" xlink:show="embed" xlink:actuate="onLoad" draw:mime-type="image/png"/></draw:frame></text:p>
      <text:p text:style-name="P268">Il contenuto della classe e dell’interfaccia è racchiuso tra parentesi graffe {}</text:p>
      <text:p text:style-name="P268"/>
      <text:p text:style-name="P269"><draw:frame draw:style-name="fr4" draw:name="Immagine25" text:anchor-type="char" svg:width="17cm" svg:height="3.023cm" draw:z-index="24"><draw:image xlink:href="Pictures/10000001000004F1000000E16E623904FCA81DFB.png" xlink:type="simple" xlink:show="embed" xlink:actuate="onLoad" draw:mime-type="image/png"/></draw:frame><text:s/></text:p>
      <text:p text:style-name="P269"/>
      <text:p text:style-name="P269"/>
      <text:p text:style-name="P269"/>
      <text:p text:style-name="P269"/>
      <text:p text:style-name="P269"/>
      <text:p text:style-name="P269"/>
      <text:p text:style-name="P269"/>
      <text:p text:style-name="P269"><text:s/></text:p>
      <text:p text:style-name="P268"><text:soft-page-break/>Una classe può contenere sia variabili, sia metodi. Se la classe è astratta, possiamo inserire all’interno della classe anche solo la definizione del metodo, senza l’implementazione.</text:p>
      <text:p text:style-name="P268"/>
      <text:p text:style-name="P268"><draw:frame draw:style-name="fr5" draw:name="Immagine26" text:anchor-type="char" svg:width="7.509cm" svg:height="3.872cm" draw:z-index="25"><draw:image xlink:href="Pictures/10000001000002610000013AFF1C3CBFBAB795EE.png" xlink:type="simple" xlink:show="embed" xlink:actuate="onLoad" draw:mime-type="image/png"/></draw:frame></text:p>
      <text:p text:style-name="Text_20_body"/>
      <text:p text:style-name="P266"/>
      <text:p text:style-name="P266"/>
      <text:p text:style-name="Text_20_body"/>
      <text:p text:style-name="P266"/>
      <text:p text:style-name="P266"/>
      <text:p text:style-name="P266"/>
      <text:p text:style-name="P270">Un’interfaccia può contenere variabili e solo le definizioni dei metodi, non le implementazioni.</text:p>
      <text:p text:style-name="Standard"/>
      <text:p text:style-name="Standard"><draw:frame draw:style-name="fr1" draw:name="Immagine27" text:anchor-type="char" svg:width="17cm" svg:height="4.004cm" draw:z-index="26"><draw:image xlink:href="Pictures/10000001000004F10000012A6A0795A2171B930E.png" xlink:type="simple" xlink:show="embed" xlink:actuate="onLoad" draw:mime-type="image/png"/></draw:frame></text:p>
      <text:p text:style-name="P266"/>
      <text:h text:style-name="P370" text:outline-level="2"><text:bookmark-start text:name="__RefHeading___Toc15958_1788917045"/>METODI E VARIABILI <text:bookmark-end text:name="__RefHeading___Toc15958_1788917045"/></text:h>
      <text:p text:style-name="P263">Prima del nome del metodo è necessario inserire la visibilità. Se non inseriamo la visibilità, viene considerata quella di default. È comunque sconsigliato usare quella di default, ma è meglio utilizzare sempre una visibilità che sia chiara. </text:p>
      <text:p text:style-name="P263">Subito dopo la visibilità, è necessario specificare il tipo di dato ritornato. Se il metodo non ritorna niente, al posto del tipo di dato ritornato bisogna scrivere void.</text:p>
      <text:p text:style-name="P263"><draw:frame draw:style-name="fr1" draw:name="Immagine28" text:anchor-type="char" svg:width="17cm" svg:height="5.666cm" draw:z-index="27"><draw:image xlink:href="Pictures/1000000100000558000001C8EC02F256D3AF765B.png" xlink:type="simple" xlink:show="embed" xlink:actuate="onLoad" draw:mime-type="image/png"/></draw:frame></text:p>
      <text:p text:style-name="P266"/>
      <text:p text:style-name="P266"/>
      <text:p text:style-name="P266"/>
      <text:p text:style-name="P266"/>
      <text:p text:style-name="P271"><text:soft-page-break/>Dopo il nome del metodo, è necessario specificare eventuali argomenti in input, racchiusi tra parentesi tonde (). Se un metodo ovviamente non ha parametri in ingresso, avremo semplicemente le parentesi tonde. Tutte le istruzioni che vengono eseguite all’interno di un metodo, sono racchiuse tra parentesi graffe {}.</text:p>
      <text:p text:style-name="P271"/>
      <text:p text:style-name="P271"><draw:frame draw:style-name="fr1" draw:name="Immagine29" text:anchor-type="char" svg:width="17cm" svg:height="5.976cm" draw:z-index="28"><draw:image xlink:href="Pictures/1000000100000558000001E1F1866F52DBA497A1.png" xlink:type="simple" xlink:show="embed" xlink:actuate="onLoad" draw:mime-type="image/png"/></draw:frame></text:p>
      <text:p text:style-name="P271">Un metodo può contenere al suo interno variabili ed una serie di istruzioni che consentono di eseguire un’operazione. Se le variabili sono variabili di classe o di istanza, <text:s/>quindi dichiarate al di fuori del metodo, bisogna definire la visibilità. In tutti i casi bisogna definire il tipo di dato che rappresenta questa variabile.</text:p>
      <text:p text:style-name="P272">La visibilità non deve essere inserita se le variabili sono variabili locali, quindi definite all’interno di metodi.</text:p>
      <text:p text:style-name="P271"/>
      <text:p text:style-name="P271"><draw:frame draw:style-name="fr1" draw:name="Immagine30" text:anchor-type="char" svg:width="17cm" svg:height="6.967cm" draw:z-index="29"><draw:image xlink:href="Pictures/100000010000055B0000023218214A440B2AC994.png" xlink:type="simple" xlink:show="embed" xlink:actuate="onLoad" draw:mime-type="image/png"/></draw:frame></text:p>
      <text:p text:style-name="P266"/>
      <text:p text:style-name="P266"/>
      <text:p text:style-name="P266"/>
      <text:p text:style-name="P266"/>
      <text:p text:style-name="P266"/>
      <text:p text:style-name="P266"/>
      <text:p text:style-name="P266"/>
      <text:p text:style-name="P266"/>
      <text:p text:style-name="P266"/>
      <text:p text:style-name="P266"/>
      <text:p text:style-name="P266"/>
      <text:p text:style-name="P266"/>
      <text:h text:style-name="P347" text:outline-level="1"><text:bookmark-start text:name="__RefHeading___Toc18507_1788917045"/><text:soft-page-break/>PACKAGE<text:bookmark-end text:name="__RefHeading___Toc18507_1788917045"/></text:h>
      <text:p text:style-name="P278">Il package è uno strumento messo a disposizione da JAVA per raggruppare ed organizzare i vari elementi <text:span text:style-name="T237">(classi, interfacce, enumeration, classi astratte e così via) </text:span>all’interno del nostro software.</text:p>
      <text:p text:style-name="P261">L’obiettivo principale del package è semplificare la lettura del codice sorgente e l’accesso a tali elementi, evitando eventuali situazioni di concorrenza tra classi.</text:p>
      <text:p text:style-name="P261">JAVA stesso organizza i suoi elementi in package, in base alla loro funzione. Per esempio:</text:p>
      <text:p text:style-name="Standard"><draw:frame draw:style-name="fr4" draw:name="Immagine31" text:anchor-type="char" svg:width="17cm" svg:height="3.468cm" draw:z-index="30"><draw:image xlink:href="Pictures/10000001000005C30000012D698450E5F0FB63EA.png" xlink:type="simple" xlink:show="embed" xlink:actuate="onLoad" draw:mime-type="image/png"/></draw:frame><text:s/></text:p>
      <text:p text:style-name="Text_20_body">Quando sviluppiamo un software, ovviamente anche noi dobbiamo creare i package in maniera tale da organizzare al meglio le nostre classi e i nostri elementi in generale.</text:p>
      <text:p text:style-name="P279">La naming convention per i package prevede che essi siano scritti solo con lettere minuscole. Il package dovrebbe iniziare con l’estensione dei domini com, edu, gov, mil, net, org, oppure con le due lettere che identificano una nazione.</text:p>
      <text:p text:style-name="P279">Ovviamente, avere package strutturati ci consente di gestire al meglio le nostre classi. <text:span text:style-name="T237">Per esempio:</text:span></text:p>
      <text:p text:style-name="P279"><draw:frame draw:style-name="fr5" draw:name="Immagine32" text:anchor-type="char" svg:width="15.161cm" svg:height="2.96cm" draw:z-index="31"><draw:image xlink:href="Pictures/100000010000042F000000D19801741E877C4E6F.png" xlink:type="simple" xlink:show="embed" xlink:actuate="onLoad" draw:mime-type="image/png"/></draw:frame></text:p>
      <text:p text:style-name="P266"/>
      <text:p text:style-name="P266"/>
      <text:p text:style-name="P266"/>
      <text:p text:style-name="P266"/>
      <text:p text:style-name="P266"/>
      <text:p text:style-name="P266"/>
      <text:h text:style-name="P371" text:outline-level="2"><text:bookmark-start text:name="__RefHeading___Toc18509_1788917045"/>COMANDO IMPORT<text:bookmark-end text:name="__RefHeading___Toc18509_1788917045"/></text:h>
      <text:p text:style-name="P264">Import è una parola riservata a JAVA che consente di importare delle librerie esterne, anche librerie che non fanno parte del nostro package, permettendoci di utilizzarle nelle nostre classi.</text:p>
      <text:p text:style-name="P264">Se vogliamo utilizzare una classe esterna al nostro progetto, innanzitutto dobbiamo specificare dove si trova il jar della libreria esterna che contiene le classi che vogliamo utilizzare, se la libreria non è disponibile tra quelle fornite da JAVA. Poi dobbiamo effettuare l’import, quindi importare <text:span text:style-name="T238">le classi o il package (se vogliamo utilizzare più classi che si trovano all’interno dello stesso package).</text:span></text:p>
      <text:p text:style-name="P280">Quindi, la dichiarazione di import ci consente di utilizzare le classi che sono presenti all’interno del package che stiamo importando. </text:p>
      <text:p text:style-name="P280">L’import si effettua subito dopo la dichiarazione del package, prima della definizione della classe.</text:p>
      <text:p text:style-name="P281"/>
      <text:h text:style-name="P348" text:outline-level="1"><text:bookmark-start text:name="__RefHeading___Toc20169_1788917045"/><text:soft-page-break/>NAMING E CODE CONVENTION<text:bookmark-end text:name="__RefHeading___Toc20169_1788917045"/></text:h>
      <text:p text:style-name="P262">Le naming e code convention <text:span text:style-name="T15">sono delle indicazioni di tipo sintattico che consentono di rendere i sorgenti di un software facilmente leggibili anche da chi non l’ha scritto.</text:span></text:p>
      <text:p text:style-name="P68">Non si tratta di regole obbligatorie, ma sono altamente consigliate.</text:p>
      <text:p text:style-name="P68">Per quanto riguarda le naming e code convention dei package, li abbiamo visti nel paragrafo precedente.</text:p>
      <text:h text:style-name="Heading_20_2" text:outline-level="2"><text:bookmark-start text:name="__RefHeading___Toc20171_1788917045"/>NAMING E CODE CONVENTION PER LE CLASSI<text:bookmark-end text:name="__RefHeading___Toc20171_1788917045"/></text:h>
      <text:p text:style-name="P262">Il nome della classe deve essere un sostantivo e deve iniziare con la lettera maiuscola.</text:p>
      <text:p text:style-name="P262">Se il nome della classe contiene più sostantivi, ciascun sostantivo deve avere la prima lettera maiuscola.</text:p>
      <text:p text:style-name="P281"><text:span text:style-name="T239">È </text:span><text:span text:style-name="T240">ammesso utilizzare classi che hanno tutte lettere maiuscole solamente per acronimi o abbreviazioni, come URL, HTML e così via.</text:span></text:p>
      <text:p text:style-name="P265">Per le interfacce valgono le stesse regole delle classi.</text:p>
      <text:h text:style-name="P372" text:outline-level="2"><text:bookmark-start text:name="__RefHeading___Toc20171_178891704511"/>NAMING E CODE CONVENTION PER LE <text:span text:style-name="T48">VARIABILI</text:span><text:bookmark-end text:name="__RefHeading___Toc20171_178891704511"/></text:h>
      <text:p text:style-name="P282">Il nome di una variabile deve indicare cosa rappresenta la variabile e deve iniziare con la lettera minuscola.</text:p>
      <text:p text:style-name="P282">Se la variabile è composta da più parole, dalla seconda parola la prima lettera deve essere maiuscola.</text:p>
      <text:p text:style-name="P282">È ammesso utilizzare nomi di variabili tutto in maiuscolo solo per le variabili di tipo costanti, che hanno il modificatore final. <text:span text:style-name="T241">Se il nome di una variabile usata come costante è composta da più parole, si devono separare con il simbolo di underscore “_”.</text:span></text:p>
      <text:p text:style-name="P283">Le variabili non devono mai iniziare con i simboli underscore “_” o dollaro “$”. </text:p>
      <text:p text:style-name="P284">Le singole lettere “i”, “j”, “k”… devono essere utilizzate solo come variabili temporanee (ad esempio in un ciclo for).</text:p>
      <text:h text:style-name="Heading_20_2" text:outline-level="2"><text:bookmark-start text:name="__RefHeading___Toc22118_1788917045"/>NAMING CONVENTION PER I METODI<text:bookmark-end text:name="__RefHeading___Toc22118_1788917045"/></text:h>
      <text:p text:style-name="P284">I metodi devono essere verbi, oppure devono iniziare con un <text:s/>verbo.</text:p>
      <text:p text:style-name="P284">Tutti i metodi devono iniziare con la lettera minuscola.</text:p>
      <text:p text:style-name="P284">In caso di nome composto da più parole, anche qui a partire dalla seconda parola la prima lettera deve essere maiuscola.</text:p>
      <text:p text:style-name="P285"/>
      <text:p text:style-name="P285"/>
      <text:p text:style-name="P285"/>
      <text:p text:style-name="P285"/>
      <text:h text:style-name="P349" text:outline-level="1"><text:bookmark-start text:name="__RefHeading___Toc13008_4158107239"/><text:soft-page-break/>COMANDI CONDIZIONALI<text:bookmark-end text:name="__RefHeading___Toc13008_4158107239"/></text:h>
      <text:p text:style-name="P287">I comandi condizionali sono delle espressioni che consentono di eseguire una porzione di codice, se si verifica una determinata condizione che specifichiamo. Sostanzialmente funzionano in questo modo:</text:p>
      <text:p text:style-name="Standard">SE si verifica la condizione1</text:p>
      <text:p text:style-name="P288"><text:s text:c="6"/>esegui queste istruzioni</text:p>
      <text:p text:style-name="P286">ALTRIMENTI SE si verifica la condizione2</text:p>
      <text:p text:style-name="P286"><text:s text:c="6"/>esegui queste istruzioni</text:p>
      <text:p text:style-name="P286">…</text:p>
      <text:p text:style-name="P286">ALTRIMENTI</text:p>
      <text:p text:style-name="P286"><text:s text:c="6"/>esegui queste istruzioni perché nessuna delle precedenti è soddisfatta</text:p>
      <text:p text:style-name="P286"/>
      <text:p text:style-name="P286"/>
      <text:p text:style-name="Text_20_body">I<text:span text:style-name="T242">n JAVA abbiamo due tipi di comandi condizionali:</text:span></text:p>
      <text:list xml:id="list1192454937" text:style-name="L34">
        <text:list-item>
          <text:p text:style-name="P478">if - else</text:p>
        </text:list-item>
        <text:list-item>
          <text:p text:style-name="P479">switch – case</text:p>
        </text:list-item>
      </text:list>
      <text:h text:style-name="Heading_20_2" text:outline-level="2"><text:bookmark-start text:name="__RefHeading___Toc13010_4158107239"/><text:span text:style-name="T50">IF</text:span> – <text:span text:style-name="T50">ELSE</text:span> <text:bookmark-end text:name="__RefHeading___Toc13010_4158107239"/></text:h>
      <text:p text:style-name="P294">Il comando if – else consente di eseguire una porzione di codice, solo se si verifica una condizione. </text:p>
      <text:p text:style-name="P294">La sintassi è la seguente:</text:p>
      <text:p text:style-name="P294"><draw:frame draw:style-name="fr5" draw:name="Immagine33" text:anchor-type="char" svg:width="14.256cm" svg:height="3.041cm" draw:z-index="32"><draw:image xlink:href="Pictures/10000001000005410000011F52FB94BB3B5ED16F.png" xlink:type="simple" xlink:show="embed" xlink:actuate="onLoad" draw:mime-type="image/png"/></draw:frame><text:s text:c="2"/></text:p>
      <text:p text:style-name="P294"/>
      <text:p text:style-name="P294"/>
      <text:p text:style-name="P294"/>
      <text:p text:style-name="P294">I comandi “else” ed “else if” non sono obbligatori.</text:p>
      <text:p text:style-name="P294">Tutte le condizioni devono essere ovviamente di tipo boolean, quindi devono restituire o “true” o “false”.</text:p>
      <text:p text:style-name="P294">Le parentesi graffe nell’if – else non sono obbligatorie, ma è caldamente consigliato di usarle sempre. Vediamo un esempio:</text:p>
      <text:p text:style-name="P295"><text:span text:style-name="T71">public class </text:span><text:span text:style-name="T93">IfElse </text:span><text:span text:style-name="T119">{</text:span><text:span text:style-name="T255"><text:line-break/><text:line-break/></text:span><text:span text:style-name="T119"> <text:s text:c="3"/></text:span><text:span text:style-name="T71">public int </text:span><text:span text:style-name="T144">recuperaIlMaggiore</text:span><text:span text:style-name="T119">(</text:span><text:span text:style-name="T71">int </text:span><text:span text:style-name="T119">num1, </text:span><text:span text:style-name="T71">int </text:span><text:span text:style-name="T119">num2, </text:span><text:span text:style-name="T71">int </text:span><text:span text:style-name="T119">num3){</text:span><text:span text:style-name="T255"><text:line-break/></text:span><text:span text:style-name="T119"> <text:s text:c="7"/></text:span><text:span text:style-name="T71">int </text:span><text:span text:style-name="T119">maggiore = </text:span><text:span text:style-name="T176">0</text:span><text:span text:style-name="T119">;</text:span><text:span text:style-name="T255"><text:line-break/><text:line-break/></text:span><text:span text:style-name="T119"> <text:s text:c="7"/></text:span><text:span text:style-name="T71">if</text:span><text:span text:style-name="T119">(num1 &gt; num2 &amp;&amp; num1 &gt; num3){</text:span><text:span text:style-name="T255"><text:line-break/></text:span><text:span text:style-name="T119"> <text:s text:c="11"/>maggiore = num1;</text:span><text:span text:style-name="T255"><text:line-break/></text:span><text:span text:style-name="T119"> <text:s text:c="7"/>}</text:span><text:span text:style-name="T71">else if</text:span><text:span text:style-name="T119">(num2 &gt; num1 &amp;&amp; num2 &gt; num3){</text:span><text:span text:style-name="T255"><text:line-break/></text:span><text:span text:style-name="T119"> <text:s text:c="11"/>maggiore = num2;</text:span><text:span text:style-name="T255"><text:line-break/></text:span><text:span text:style-name="T119"> <text:s text:c="7"/>}</text:span><text:span text:style-name="T71">else</text:span><text:span text:style-name="T119">{</text:span><text:span text:style-name="T255"><text:line-break/></text:span><text:span text:style-name="T119"> <text:s text:c="11"/>maggiore = num3;</text:span><text:span text:style-name="T255"><text:line-break/></text:span><text:span text:style-name="T119"> <text:s text:c="7"/>}</text:span><text:span text:style-name="T255"><text:line-break/><text:line-break/></text:span><text:span text:style-name="T119"> <text:s text:c="7"/></text:span><text:span text:style-name="T71">return </text:span><text:span text:style-name="T119">maggiore;</text:span><text:span text:style-name="T255"><text:line-break/></text:span><text:span text:style-name="T119"> <text:s text:c="3"/>}</text:span><text:span text:style-name="T255"><text:line-break/><text:line-break/></text:span><text:soft-page-break/><text:span text:style-name="T119"> <text:s text:c="3"/></text:span><text:span text:style-name="T71">public static void </text:span><text:span text:style-name="T144">main</text:span><text:span text:style-name="T119">(</text:span><text:span text:style-name="T93">String</text:span><text:span text:style-name="T119">[] args) {</text:span><text:span text:style-name="T255"><text:line-break/></text:span><text:span text:style-name="T119"> <text:s text:c="7"/></text:span><text:span text:style-name="T93">IfElse ie </text:span><text:span text:style-name="T119">= </text:span><text:span text:style-name="T71">new </text:span><text:span text:style-name="T119">IfElse();</text:span><text:span text:style-name="T255"><text:line-break/></text:span><text:span text:style-name="T119"> <text:s text:c="7"/></text:span><text:span text:style-name="T71">int </text:span><text:span text:style-name="T93">maggiore </text:span><text:span text:style-name="T119">= </text:span><text:span text:style-name="T93">ie</text:span><text:span text:style-name="T119">.recuperaIlMaggiore(</text:span><text:span text:style-name="T176">5</text:span><text:span text:style-name="T119">, </text:span><text:span text:style-name="T176">3</text:span><text:span text:style-name="T119">, </text:span><text:span text:style-name="T176">2</text:span><text:span text:style-name="T119">);</text:span><text:span text:style-name="T255"><text:line-break/></text:span><text:span text:style-name="T119"> <text:s text:c="7"/></text:span><text:span text:style-name="T93">System</text:span><text:span text:style-name="T119">.</text:span><text:span text:style-name="T154">out</text:span><text:span text:style-name="T119">.println(</text:span><text:span text:style-name="T93">maggiore</text:span><text:span text:style-name="T119">);</text:span><text:span text:style-name="T131">//5</text:span></text:p>
      <text:p text:style-name="P330"><text:span text:style-name="T248"><text:line-break/></text:span><text:span text:style-name="T115"> <text:s text:c="3"/>}</text:span><text:span text:style-name="T248"><text:line-break/></text:span><text:span text:style-name="T115">}</text:span></text:p>
      <text:h text:style-name="P373" text:outline-level="2"><text:bookmark-start text:name="__RefHeading___Toc13012_4158107239"/>SWITCH – CASE<text:bookmark-end text:name="__RefHeading___Toc13012_4158107239"/></text:h>
      <text:p text:style-name="P291">Il comando switch -case è <text:span text:style-name="T243">sempre un tipo di comando condizionale, che consente di eseguire una porzione di codice, anche qui, solo se si verifica una determinata condizione.</text:span></text:p>
      <text:p text:style-name="P297">La sintassi è la seguente:</text:p>
      <text:p text:style-name="P297"><draw:frame draw:style-name="fr5" draw:name="Immagine34" text:anchor-type="char" svg:width="13.688cm" svg:height="3.064cm" draw:z-index="33"><draw:image xlink:href="Pictures/10000001000005600000013491BEF29335DC72E1.png" xlink:type="simple" xlink:show="embed" xlink:actuate="onLoad" draw:mime-type="image/png"/></draw:frame></text:p>
      <text:p text:style-name="P296"/>
      <text:p text:style-name="P293"><text:s text:c="2"/></text:p>
      <text:p text:style-name="P293"/>
      <text:p text:style-name="P293"/>
      <text:p text:style-name="P293"/>
      <text:p text:style-name="Text_20_body">Il parametro passato in ingresso, a partire da JAVA 1.7, può essere anche String.</text:p>
      <text:p text:style-name="P298">Uno switch si può interrompere attraverso il comando break.</text:p>
      <text:p text:style-name="P298">Vediamo un esempio:</text:p>
      <text:p text:style-name="P331"><text:span text:style-name="T68">public class </text:span><text:span text:style-name="T91">SwitchCase </text:span><text:span text:style-name="T116">{</text:span><text:span text:style-name="T249"><text:line-break/><text:line-break/></text:span><text:span text:style-name="T116"> <text:s text:c="3"/></text:span><text:span text:style-name="T68">public </text:span><text:span text:style-name="T91">String </text:span><text:span text:style-name="T142">switchSenzaBreak</text:span><text:span text:style-name="T116">(</text:span><text:span text:style-name="T68">int </text:span><text:span text:style-name="T116">codice){</text:span><text:span text:style-name="T249"><text:line-break/></text:span><text:span text:style-name="T116"> <text:s text:c="7"/></text:span><text:span text:style-name="T91">String </text:span><text:span text:style-name="T116">testo = </text:span><text:span text:style-name="T68">null</text:span><text:span text:style-name="T116">;</text:span><text:span text:style-name="T249"><text:line-break/><text:line-break/></text:span><text:span text:style-name="T116"> <text:s text:c="7"/></text:span><text:span text:style-name="T68">switch </text:span><text:span text:style-name="T116">(codice){</text:span><text:span text:style-name="T249"><text:line-break/></text:span><text:span text:style-name="T116"> <text:s text:c="11"/></text:span><text:span text:style-name="T68">case </text:span><text:span text:style-name="T175">1</text:span><text:span text:style-name="T116">:</text:span><text:span text:style-name="T249"><text:line-break/></text:span><text:span text:style-name="T116"> <text:s text:c="15"/>testo = </text:span><text:span text:style-name="T164">"codice 1"</text:span><text:span text:style-name="T116">;</text:span><text:span text:style-name="T249"><text:line-break/><text:line-break/></text:span><text:span text:style-name="T116"> <text:s text:c="11"/></text:span><text:span text:style-name="T68">case </text:span><text:span text:style-name="T175">2</text:span><text:span text:style-name="T116">:</text:span><text:span text:style-name="T249"><text:line-break/></text:span><text:span text:style-name="T116"> <text:s text:c="15"/>testo = </text:span><text:span text:style-name="T164">"codice 2"</text:span><text:span text:style-name="T116">;</text:span><text:span text:style-name="T249"><text:line-break/></text:span><text:span text:style-name="T116"> <text:s text:c="11"/></text:span><text:span text:style-name="T68">case </text:span><text:span text:style-name="T175">3</text:span><text:span text:style-name="T116">:</text:span><text:span text:style-name="T249"><text:line-break/></text:span><text:span text:style-name="T116"> <text:s text:c="15"/>testo = </text:span><text:span text:style-name="T164">"codice 3"</text:span><text:span text:style-name="T116">;</text:span><text:span text:style-name="T249"><text:line-break/></text:span><text:span text:style-name="T116"> <text:s text:c="7"/>}</text:span><text:span text:style-name="T249"><text:line-break/></text:span><text:span text:style-name="T116"> <text:s text:c="7"/></text:span><text:span text:style-name="T68">return </text:span><text:span text:style-name="T116">testo;</text:span><text:span text:style-name="T249"><text:line-break/></text:span><text:span text:style-name="T116"> <text:s text:c="3"/>}</text:span><text:span text:style-name="T249"><text:line-break/><text:line-break/></text:span><text:span text:style-name="T116"> <text:s text:c="3"/></text:span><text:span text:style-name="T68">public </text:span><text:span text:style-name="T91">String </text:span><text:span text:style-name="T142">switchConBreak</text:span><text:span text:style-name="T116">(</text:span><text:span text:style-name="T68">int </text:span><text:span text:style-name="T116">codice){</text:span><text:span text:style-name="T249"><text:line-break/></text:span><text:span text:style-name="T116"> <text:s text:c="7"/></text:span><text:span text:style-name="T91">String </text:span><text:span text:style-name="T116">testo = </text:span><text:span text:style-name="T68">null</text:span><text:span text:style-name="T116">;</text:span><text:span text:style-name="T249"><text:line-break/><text:line-break/></text:span><text:span text:style-name="T116"> <text:s text:c="7"/></text:span><text:span text:style-name="T68">switch </text:span><text:span text:style-name="T116">(codice){</text:span><text:span text:style-name="T249"><text:line-break/></text:span><text:span text:style-name="T116"> <text:s text:c="11"/></text:span><text:span text:style-name="T68">case </text:span><text:span text:style-name="T175">1</text:span><text:span text:style-name="T116">:</text:span><text:span text:style-name="T249"><text:line-break/></text:span><text:span text:style-name="T116"> <text:s text:c="15"/>testo = </text:span><text:span text:style-name="T164">"codice 1"</text:span><text:span text:style-name="T116">;</text:span><text:span text:style-name="T249"><text:line-break/></text:span><text:span text:style-name="T116"> <text:s text:c="15"/></text:span><text:span text:style-name="T68">break</text:span><text:span text:style-name="T116">;</text:span><text:span text:style-name="T249"><text:line-break/><text:line-break/></text:span><text:span text:style-name="T116"> <text:s text:c="11"/></text:span><text:span text:style-name="T68">case </text:span><text:span text:style-name="T175">2</text:span><text:span text:style-name="T116">:</text:span><text:span text:style-name="T249"><text:line-break/></text:span><text:span text:style-name="T116"> <text:s text:c="15"/>testo = </text:span><text:span text:style-name="T164">"codice 2"</text:span><text:span text:style-name="T116">;</text:span><text:span text:style-name="T249"><text:line-break/></text:span><text:span text:style-name="T116"> <text:s text:c="15"/></text:span><text:span text:style-name="T68">break</text:span><text:span text:style-name="T116">;</text:span><text:span text:style-name="T249"><text:line-break/></text:span><text:span text:style-name="T116"> <text:s text:c="11"/></text:span><text:span text:style-name="T68">case </text:span><text:span text:style-name="T175">3</text:span><text:span text:style-name="T116">:</text:span><text:span text:style-name="T249"><text:line-break/></text:span><text:span text:style-name="T116"> <text:s text:c="15"/>testo = </text:span><text:span text:style-name="T164">"codice 3"</text:span><text:span text:style-name="T116">;</text:span><text:span text:style-name="T249"><text:line-break/></text:span><text:soft-page-break/><text:span text:style-name="T116"> <text:s text:c="15"/></text:span><text:span text:style-name="T68">break</text:span><text:span text:style-name="T116">;</text:span><text:span text:style-name="T249"><text:line-break/></text:span><text:span text:style-name="T116"> <text:s text:c="7"/>}</text:span><text:span text:style-name="T249"><text:line-break/></text:span><text:span text:style-name="T116"> <text:s text:c="7"/></text:span><text:span text:style-name="T68">return </text:span><text:span text:style-name="T116">testo;</text:span><text:span text:style-name="T249"><text:line-break/></text:span><text:span text:style-name="T116"> <text:s text:c="3"/>}</text:span><text:span text:style-name="T249"><text:line-break/><text:line-break/></text:span><text:span text:style-name="T116"> <text:s text:c="3"/></text:span><text:span text:style-name="T68">public static void </text:span><text:span text:style-name="T142">main</text:span><text:span text:style-name="T116">(</text:span><text:span text:style-name="T91">String</text:span><text:span text:style-name="T116">[] args) {</text:span><text:span text:style-name="T249"><text:line-break/><text:line-break/></text:span><text:span text:style-name="T116"> <text:s text:c="7"/></text:span><text:span text:style-name="T91">SwitchCase sc </text:span><text:span text:style-name="T116">= </text:span><text:span text:style-name="T68">new </text:span><text:span text:style-name="T116">SwitchCase();</text:span><text:span text:style-name="T249"><text:line-break/></text:span><text:span text:style-name="T116"> <text:s text:c="7"/></text:span><text:span text:style-name="T91">String testoDaSwitchSenzaBreak </text:span><text:span text:style-name="T116">= </text:span><text:span text:style-name="T91">sc</text:span><text:span text:style-name="T116">.switchSenzaBreak(</text:span><text:span text:style-name="T175">1</text:span><text:span text:style-name="T116">);</text:span><text:span text:style-name="T249"><text:line-break/></text:span><text:span text:style-name="T116"> <text:s text:c="7"/></text:span><text:span text:style-name="T91">String testoDaSwitchConBreak </text:span><text:span text:style-name="T116">= </text:span><text:span text:style-name="T91">sc</text:span><text:span text:style-name="T116">.switchConBreak(</text:span><text:span text:style-name="T175">1</text:span><text:span text:style-name="T116">);</text:span><text:span text:style-name="T249"><text:line-break/></text:span><text:span text:style-name="T116"> <text:s text:c="7"/></text:span><text:span text:style-name="T91">System</text:span><text:span text:style-name="T116">.</text:span><text:span text:style-name="T160">out</text:span><text:span text:style-name="T116">.println(</text:span><text:span text:style-name="T91">testoDaSwitchSenzaBreak</text:span><text:span text:style-name="T116">);</text:span><text:span text:style-name="T129">//codice 3</text:span><text:span text:style-name="T249"><text:line-break/></text:span><text:span text:style-name="T129"> <text:s text:c="7"/></text:span><text:span text:style-name="T91">System</text:span><text:span text:style-name="T116">.</text:span><text:span text:style-name="T160">out</text:span><text:span text:style-name="T116">.println(</text:span><text:span text:style-name="T91">testoDaSwitchConBreak</text:span><text:span text:style-name="T116">);</text:span><text:span text:style-name="T129">//codice 1</text:span><text:span text:style-name="T249"><text:line-break/><text:line-break/></text:span><text:span text:style-name="T129"> <text:s text:c="3"/></text:span><text:span text:style-name="T116">}</text:span><text:span text:style-name="T249"><text:line-break/></text:span><text:span text:style-name="T116">}</text:span></text:p>
      <text:h text:style-name="P350" text:outline-level="1"><text:bookmark-start text:name="__RefHeading___Toc14286_4158107239"/>COMANDO RETURN<text:bookmark-end text:name="__RefHeading___Toc14286_4158107239"/></text:h>
      <text:p text:style-name="P289">Questo comando è fondamentale perché, quando definiamo un metodo, consente di impostare il valore che vogliamo ritornare all’interno del metodo.</text:p>
      <text:p text:style-name="P333"><text:span text:style-name="T244">Il comando return può essere utilizzato solo se </text:span><text:span text:style-name="T47">un metodo ha un parametro di ritorno specificato, quindi non può essere void.</text:span><text:span text:style-name="T108"> </text:span><text:span text:style-name="T107">Tale comando può essere utilizzato anche più volte all’interno dello stesso metodo. Per esempio:</text:span></text:p>
      <text:p text:style-name="P314"><text:span text:style-name="T65">public class </text:span><text:span text:style-name="T76">Return </text:span><text:span text:style-name="T97">{</text:span></text:p>
      <text:p text:style-name="P314"><text:line-break/><text:span text:style-name="T97"> <text:s text:c="3"/></text:span><text:span text:style-name="T65">public int </text:span><text:span text:style-name="T139">recuperaIlMaggiore</text:span><text:span text:style-name="T97">(</text:span><text:span text:style-name="T65">int </text:span><text:span text:style-name="T97">num1, </text:span><text:span text:style-name="T65">int </text:span><text:span text:style-name="T97">num2, </text:span><text:span text:style-name="T65">int </text:span><text:span text:style-name="T97">num3){</text:span><text:line-break/><text:span text:style-name="T97"> <text:s text:c="7"/></text:span><text:span text:style-name="T65">if</text:span><text:span text:style-name="T97">(num1 &gt; num2 &amp;&amp; num1 &gt; num3){</text:span><text:line-break/><text:span text:style-name="T97"> <text:s text:c="11"/></text:span><text:span text:style-name="T65">return </text:span><text:span text:style-name="T97">num1;</text:span><text:line-break/><text:span text:style-name="T97"> <text:s text:c="7"/>}</text:span><text:span text:style-name="T65">else if</text:span><text:span text:style-name="T97">(num2 &gt; num1 &amp;&amp; num2 &gt; num3){</text:span><text:line-break/><text:span text:style-name="T97"> <text:s text:c="11"/></text:span><text:span text:style-name="T65">return </text:span><text:span text:style-name="T97">num2;</text:span><text:line-break/><text:span text:style-name="T97"> <text:s text:c="7"/>}</text:span><text:span text:style-name="T65">else</text:span><text:span text:style-name="T97">{</text:span><text:line-break/><text:span text:style-name="T97"> <text:s text:c="10"/></text:span><text:span text:style-name="T65">return </text:span><text:span text:style-name="T97">num3;</text:span><text:line-break/><text:span text:style-name="T97"> <text:s text:c="7"/>}</text:span><text:line-break/><text:span text:style-name="T97"> <text:s text:c="3"/>}</text:span><text:line-break/><text:line-break/><text:span text:style-name="T97"> <text:s text:c="3"/></text:span><text:span text:style-name="T65">public </text:span><text:span text:style-name="T76">String </text:span><text:span text:style-name="T139">recuperaCodice</text:span><text:span text:style-name="T97">(</text:span><text:span text:style-name="T65">int </text:span><text:span text:style-name="T97">codice){</text:span><text:line-break/><text:span text:style-name="T97"> <text:s text:c="7"/></text:span><text:span text:style-name="T65">switch </text:span><text:span text:style-name="T97">(codice){</text:span><text:line-break/><text:span text:style-name="T97"> <text:s text:c="11"/></text:span><text:span text:style-name="T65">case </text:span><text:span text:style-name="T173">1</text:span><text:span text:style-name="T97">:</text:span><text:line-break/><text:span text:style-name="T97"> <text:s text:c="15"/></text:span><text:span text:style-name="T65">return </text:span><text:span text:style-name="T162">"codice 1"</text:span><text:span text:style-name="T97">;</text:span><text:line-break/><text:span text:style-name="T97"> <text:s text:c="11"/></text:span><text:span text:style-name="T65">case </text:span><text:span text:style-name="T173">2</text:span><text:span text:style-name="T97">:</text:span><text:line-break/><text:span text:style-name="T97"> <text:s text:c="15"/></text:span><text:span text:style-name="T65">return </text:span><text:span text:style-name="T162">"codice 2"</text:span><text:span text:style-name="T97">;</text:span><text:line-break/><text:span text:style-name="T97"> <text:s text:c="11"/></text:span><text:span text:style-name="T65">case </text:span><text:span text:style-name="T173">3</text:span><text:span text:style-name="T97">:</text:span><text:line-break/><text:span text:style-name="T97"> <text:s text:c="15"/></text:span><text:span text:style-name="T65">return </text:span><text:span text:style-name="T162">"codice 3"</text:span><text:span text:style-name="T97">;</text:span><text:line-break/><text:span text:style-name="T97"> <text:s text:c="7"/>}</text:span><text:line-break/><text:span text:style-name="T97"> <text:s text:c="7"/></text:span><text:span text:style-name="T65">return </text:span><text:span text:style-name="T162">""</text:span><text:span text:style-name="T97">;</text:span><text:line-break/><text:span text:style-name="T97"> <text:s text:c="3"/>}</text:span><text:line-break/><text:line-break/><text:span text:style-name="T97"> <text:s text:c="3"/></text:span><text:span text:style-name="T65">public static void </text:span><text:span text:style-name="T139">main</text:span><text:span text:style-name="T97">(</text:span><text:span text:style-name="T76">String</text:span><text:span text:style-name="T97">[] args) {</text:span><text:line-break/><text:span text:style-name="T97"> <text:s text:c="7"/></text:span><text:span text:style-name="T76">Return r </text:span><text:span text:style-name="T97">= </text:span><text:span text:style-name="T65">new </text:span><text:span text:style-name="T97">Return();</text:span><text:line-break/><text:span text:style-name="T97"> <text:s text:c="7"/></text:span><text:span text:style-name="T65">int </text:span><text:span text:style-name="T76">maggiore </text:span><text:span text:style-name="T97">= </text:span><text:span text:style-name="T76">r</text:span><text:span text:style-name="T97">.recuperaIlMaggiore(</text:span><text:span text:style-name="T173">5</text:span><text:span text:style-name="T97">, </text:span><text:span text:style-name="T173">3</text:span><text:span text:style-name="T97">, </text:span><text:span text:style-name="T173">2</text:span><text:span text:style-name="T97">);</text:span><text:line-break/><text:span text:style-name="T97"> <text:s text:c="7"/></text:span><text:span text:style-name="T76">String testo </text:span><text:span text:style-name="T97">= </text:span><text:span text:style-name="T76">r</text:span><text:span text:style-name="T97">.recuperaCodice(</text:span><text:span text:style-name="T173">1</text:span><text:span text:style-name="T97">);</text:span><text:line-break/><text:span text:style-name="T97"> <text:s text:c="7"/></text:span><text:span text:style-name="T76">System</text:span><text:span text:style-name="T97">.</text:span><text:span text:style-name="T149">out</text:span><text:span text:style-name="T97">.println(</text:span><text:span text:style-name="T76">maggiore</text:span><text:span text:style-name="T97">);</text:span><text:span text:style-name="T125">//5</text:span><text:line-break/><text:span text:style-name="T125"> <text:s text:c="7"/></text:span><text:span text:style-name="T76">System</text:span><text:span text:style-name="T97">.</text:span><text:span text:style-name="T149">out</text:span><text:span text:style-name="T97">.println(</text:span><text:span text:style-name="T76">testo</text:span><text:span text:style-name="T97">);</text:span><text:span text:style-name="T125">//codice 1</text:span><text:line-break/><text:span text:style-name="T125"> <text:s text:c="3"/></text:span><text:span text:style-name="T97">}</text:span><text:line-break/><text:span text:style-name="T97">}</text:span></text:p>
      <text:h text:style-name="P351" text:outline-level="1"><text:bookmark-start text:name="__RefHeading___Toc15120_4158107239"/><text:soft-page-break/>CICLI<text:bookmark-end text:name="__RefHeading___Toc15120_4158107239"/></text:h>
      <text:p text:style-name="P290">I cicli consentono di eseguire ripetutamente un blocco di codice.</text:p>
      <text:p text:style-name="P290">I cicli in JAVA sono 3:</text:p>
      <text:list xml:id="list1230454792" text:style-name="L35">
        <text:list-item>
          <text:p text:style-name="P480">while</text:p>
        </text:list-item>
        <text:list-item>
          <text:p text:style-name="P480">do – while</text:p>
        </text:list-item>
        <text:list-item>
          <text:p text:style-name="P480">for</text:p>
        </text:list-item>
      </text:list>
      <text:p text:style-name="P290">In tutte e 3 i cicli, le istruzioni sono racchiuse tra parentesi graffe {}. È possibile creare anche dei cicli senza inserire le parentesi graffe, però è caldamente consigliato utilizzarle sempre per semplificare la lettura del codice e per evitare eventuali bug applicativi inattesi.</text:p>
      <text:h text:style-name="P374" text:outline-level="2"><text:bookmark-start text:name="__RefHeading___Toc15122_4158107239"/>WHILE<text:bookmark-end text:name="__RefHeading___Toc15122_4158107239"/></text:h>
      <text:p text:style-name="P299">Il comando while esegue un blocco di codice finché non viene verificata la condizione specificata all’inizio del blocco di codice. La sintassi è la seguente:</text:p>
      <text:p text:style-name="P299"><draw:frame draw:style-name="fr5" draw:name="Immagine35" text:anchor-type="char" svg:width="13.822cm" svg:height="1.603cm" draw:z-index="34"><draw:image xlink:href="Pictures/100000010000051E00000098CC75E14586422736.png" xlink:type="simple" xlink:show="embed" xlink:actuate="onLoad" draw:mime-type="image/png"/></draw:frame></text:p>
      <text:p text:style-name="P143"/>
      <text:p text:style-name="P143"/>
      <text:p text:style-name="P143"/>
      <text:p text:style-name="P300">Da fare attenzione al fatto che, se la condizione del while è sempre vera, una volta che il software entra all’interno del while, andrà in loop infinito e non terminerà mai.</text:p>
      <text:h text:style-name="P375" text:outline-level="2"><text:bookmark-start text:name="__RefHeading___Toc15124_4158107239"/>DO – WHILE<text:bookmark-end text:name="__RefHeading___Toc15124_4158107239"/></text:h>
      <text:p text:style-name="P292">Il comado do – while è simile al comando while, solo che nel do – while la condizione viene verificata alla fine del blocco di codice e non all’inizio.</text:p>
      <text:p text:style-name="P152">Nel do – while l’esecuzione del blocco di codice viene effettuata almeno una volta, anche se la condizione è falsa. Anche in questo caso è importante che la condizione diventi falsa, altrimenti il ciclo andrà in loop infinito. La sintassi è la seguente:</text:p>
      <text:p text:style-name="P152"/>
      <text:p text:style-name="P152"><draw:frame draw:style-name="fr2" draw:name="Immagine36" text:anchor-type="char" svg:width="14.074cm" svg:height="1.669cm" draw:z-index="35"><draw:image xlink:href="Pictures/10000001000004F3000000964A02F3048F20812D.png" xlink:type="simple" xlink:show="embed" xlink:actuate="onLoad" draw:mime-type="image/png"/></draw:frame></text:p>
      <text:p text:style-name="P143"/>
      <text:p text:style-name="P143"/>
      <text:p text:style-name="P143"/>
      <text:p text:style-name="P143"/>
      <text:h text:style-name="P376" text:outline-level="2"><text:bookmark-start text:name="__RefHeading___Toc15126_4158107239"/>FOR<text:bookmark-end text:name="__RefHeading___Toc15126_4158107239"/></text:h>
      <text:p text:style-name="P301">Il comando for esegue un blocco di codice finché non viene verificata la condizione specificata. La sintassi è la seguente:</text:p>
      <text:p text:style-name="P301"><draw:frame draw:style-name="fr2" draw:name="Immagine37" text:anchor-type="char" svg:width="14.504cm" svg:height="1.723cm" draw:z-index="36"><draw:image xlink:href="Pictures/10000001000004D500000093F748FFE915B4D30E.png" xlink:type="simple" xlink:show="embed" xlink:actuate="onLoad" draw:mime-type="image/png"/></draw:frame></text:p>
      <text:p text:style-name="P143"/>
      <text:p text:style-name="P143"/>
      <text:p text:style-name="P143"/>
      <text:p text:style-name="P144"/>
      <text:p text:style-name="P144"/>
      <text:list xml:id="list1941152287" text:style-name="L36">
        <text:list-item>
          <text:p text:style-name="P481"><text:soft-page-break/>l’inizializzazione è un’espressione che contiene la definizione e l’inizializzazione di una variabile. Consente di definire una variabile che utilizziamo come contatore;</text:p>
        </text:list-item>
        <text:list-item>
          <text:p text:style-name="P481">la condizione è l’espressione che viene verificata;</text:p>
        </text:list-item>
        <text:list-item>
          <text:p text:style-name="P481">l’incremento è un’espressione che consente di aumentare o diminuire la variabile (che abbiamo definito in fase di inizializzazione) ad ogni iterazione.</text:p>
        </text:list-item>
      </text:list>
      <text:p text:style-name="P302">Anche qui posso creare un loop infinito, <text:span text:style-name="T15">se non specifico alcun parametro.</text:span></text:p>
      <text:h text:style-name="Heading_20_2" text:outline-level="2"><text:bookmark-start text:name="__RefHeading___Toc15128_4158107239"/>ESEMPIO DI TUTTI E 3 I CICLI<text:bookmark-end text:name="__RefHeading___Toc15128_4158107239"/></text:h>
      <text:p text:style-name="P303">Per esempio:</text:p>
      <text:p text:style-name="P315"><text:span text:style-name="T65">public class </text:span><text:span text:style-name="T76">ForWhileDoWhile </text:span><text:span text:style-name="T97">{</text:span><text:line-break/><text:line-break/><text:span text:style-name="T97"> <text:s text:c="3"/></text:span><text:span text:style-name="T65">public void </text:span><text:span text:style-name="T139">iteraConWhile</text:span><text:span text:style-name="T97">(</text:span><text:span text:style-name="T65">int </text:span><text:span text:style-name="T97">contatore, </text:span><text:span text:style-name="T65">int </text:span><text:span text:style-name="T97">estremo){</text:span><text:line-break/><text:span text:style-name="T97"> <text:s text:c="7"/></text:span><text:span text:style-name="T65">while</text:span><text:span text:style-name="T97">(contatore &lt; estremo){</text:span><text:line-break/><text:span text:style-name="T97"> <text:s text:c="11"/></text:span><text:span text:style-name="T76">System</text:span><text:span text:style-name="T97">.</text:span><text:span text:style-name="T149">out</text:span><text:span text:style-name="T97">.println(</text:span><text:span text:style-name="T162">"contatore vale" </text:span><text:span text:style-name="T97">+ contatore);</text:span><text:line-break/><text:span text:style-name="T97"> <text:s text:c="11"/>contatore++;</text:span><text:line-break/><text:span text:style-name="T97"> <text:s text:c="7"/>}</text:span><text:line-break/><text:line-break/><text:span text:style-name="T97"> <text:s text:c="7"/></text:span><text:span text:style-name="T76">System</text:span><text:span text:style-name="T97">.</text:span><text:span text:style-name="T149">out</text:span><text:span text:style-name="T97">.println(</text:span><text:span text:style-name="T162">"sono uscito dal ciclo while</text:span><text:span text:style-name="T245">\n</text:span><text:span text:style-name="T162">"</text:span><text:span text:style-name="T97">);</text:span><text:line-break/><text:span text:style-name="T97"> <text:s text:c="3"/>}</text:span><text:line-break/><text:line-break/><text:span text:style-name="T97"> <text:s text:c="3"/></text:span><text:span text:style-name="T65">public void </text:span><text:span text:style-name="T139">iteraConDoWhile</text:span><text:span text:style-name="T97">(</text:span><text:span text:style-name="T65">int </text:span><text:span text:style-name="T97">contatore, </text:span><text:span text:style-name="T65">int </text:span><text:span text:style-name="T97">estremo){</text:span><text:line-break/><text:span text:style-name="T97"> <text:s text:c="7"/></text:span><text:span text:style-name="T65">do</text:span><text:span text:style-name="T97">{</text:span><text:line-break/><text:span text:style-name="T97"> <text:s text:c="11"/></text:span><text:span text:style-name="T76">System</text:span><text:span text:style-name="T97">.</text:span><text:span text:style-name="T149">out</text:span><text:span text:style-name="T97">.println(</text:span><text:span text:style-name="T162">"contatore vale" </text:span><text:span text:style-name="T97">+ contatore);</text:span><text:line-break/><text:span text:style-name="T97"> <text:s text:c="11"/>contatore++;</text:span><text:line-break/><text:span text:style-name="T97"> <text:s text:c="7"/>}</text:span><text:span text:style-name="T65">while</text:span><text:span text:style-name="T97">(contatore &lt; estremo);</text:span><text:line-break/><text:line-break/><text:span text:style-name="T97"> <text:s text:c="7"/></text:span><text:span text:style-name="T76">System</text:span><text:span text:style-name="T97">.</text:span><text:span text:style-name="T149">out</text:span><text:span text:style-name="T97">.println(</text:span><text:span text:style-name="T162">"sono uscito dal ciclo do-while</text:span><text:span text:style-name="T245">\n</text:span><text:span text:style-name="T162">"</text:span><text:span text:style-name="T97">);</text:span><text:line-break/><text:span text:style-name="T97"> <text:s text:c="3"/>}</text:span><text:line-break/><text:line-break/><text:span text:style-name="T97"> <text:s text:c="3"/></text:span><text:span text:style-name="T65">public void </text:span><text:span text:style-name="T139">iteraConFor</text:span><text:span text:style-name="T97">(</text:span><text:span text:style-name="T65">int </text:span><text:span text:style-name="T97">contatore){</text:span><text:line-break/><text:span text:style-name="T97"> <text:s text:c="7"/></text:span><text:span text:style-name="T65">for</text:span><text:span text:style-name="T97">(</text:span><text:span text:style-name="T65">int </text:span><text:span text:style-name="T97">i = </text:span><text:span text:style-name="T173">0</text:span><text:span text:style-name="T97">; i &lt; contatore; i++){</text:span><text:line-break/><text:span text:style-name="T97"> <text:s text:c="11"/></text:span><text:span text:style-name="T76">System</text:span><text:span text:style-name="T97">.</text:span><text:span text:style-name="T149">out</text:span><text:span text:style-name="T97">.println(i);</text:span><text:line-break/><text:span text:style-name="T97"> <text:s text:c="7"/>}</text:span><text:line-break/><text:line-break/><text:span text:style-name="T97"> <text:s text:c="7"/></text:span><text:span text:style-name="T76">System</text:span><text:span text:style-name="T97">.</text:span><text:span text:style-name="T149">out</text:span><text:span text:style-name="T97">.println(</text:span><text:span text:style-name="T162">"sono uscito dal ciclo for</text:span><text:span text:style-name="T245">\n</text:span><text:span text:style-name="T162">"</text:span><text:span text:style-name="T97">);</text:span><text:line-break/><text:span text:style-name="T97"> <text:s text:c="3"/>}</text:span><text:line-break/><text:line-break/><text:span text:style-name="T97"> <text:s text:c="3"/></text:span><text:span text:style-name="T65">public static void </text:span><text:span text:style-name="T139">main</text:span><text:span text:style-name="T97">(</text:span><text:span text:style-name="T76">String</text:span><text:span text:style-name="T97">[] args) {</text:span><text:line-break/><text:span text:style-name="T97"> <text:s text:c="7"/></text:span><text:span text:style-name="T76">ForWhileDoWhile fwdw </text:span><text:span text:style-name="T97">= </text:span><text:span text:style-name="T65">new </text:span><text:span text:style-name="T97">ForWhileDoWhile();</text:span><text:line-break/><text:span text:style-name="T97"> <text:s text:c="7"/></text:span><text:span text:style-name="T76">fwdw</text:span><text:span text:style-name="T97">.iteraConWhile(</text:span><text:span text:style-name="T173">0</text:span><text:span text:style-name="T97">,</text:span><text:span text:style-name="T173">5</text:span><text:span text:style-name="T97">);</text:span><text:line-break/><text:span text:style-name="T97"> <text:s text:c="7"/></text:span><text:span text:style-name="T76">fwdw</text:span><text:span text:style-name="T97">.iteraConWhile(</text:span><text:span text:style-name="T173">5</text:span><text:span text:style-name="T97">,</text:span><text:span text:style-name="T173">5</text:span><text:span text:style-name="T97">);</text:span><text:line-break/><text:span text:style-name="T97"> <text:s text:c="7"/></text:span><text:span text:style-name="T76">fwdw</text:span><text:span text:style-name="T97">.iteraConDoWhile(</text:span><text:span text:style-name="T173">0</text:span><text:span text:style-name="T97">,</text:span><text:span text:style-name="T173">5</text:span><text:span text:style-name="T97">);</text:span><text:line-break/><text:span text:style-name="T97"> <text:s text:c="7"/></text:span><text:span text:style-name="T76">fwdw</text:span><text:span text:style-name="T97">.iteraConDoWhile(</text:span><text:span text:style-name="T173">5</text:span><text:span text:style-name="T97">,</text:span><text:span text:style-name="T173">5</text:span><text:span text:style-name="T97">);</text:span><text:line-break/><text:span text:style-name="T97"> <text:s text:c="7"/></text:span><text:span text:style-name="T76">fwdw</text:span><text:span text:style-name="T97">.iteraConFor(</text:span><text:span text:style-name="T173">5</text:span><text:span text:style-name="T97">);</text:span><text:line-break/><text:span text:style-name="T97"> <text:s text:c="3"/>}</text:span><text:line-break/><text:line-break/><text:span text:style-name="T97">}</text:span></text:p>
      <text:p text:style-name="P104"/>
      <text:p text:style-name="P143"/>
      <text:p text:style-name="P143"/>
      <text:p text:style-name="P143"/>
      <text:p text:style-name="P143"/>
      <text:p text:style-name="P143"/>
      <text:p text:style-name="P159"><text:soft-page-break/>L’output di tale codice è il seguente:</text:p>
      <text:p text:style-name="P159"/>
      <text:p text:style-name="P159">contatore vale0</text:p>
      <text:p text:style-name="P159">contatore vale1</text:p>
      <text:p text:style-name="P159">contatore vale2</text:p>
      <text:p text:style-name="P159">contatore vale3</text:p>
      <text:p text:style-name="P159">contatore vale4</text:p>
      <text:p text:style-name="P159">sono uscito dal ciclo while</text:p>
      <text:p text:style-name="P159"/>
      <text:p text:style-name="P159">sono uscito dal ciclo while</text:p>
      <text:p text:style-name="P159"/>
      <text:p text:style-name="P159">contatore vale0</text:p>
      <text:p text:style-name="P159">contatore vale1</text:p>
      <text:p text:style-name="P159">contatore vale2</text:p>
      <text:p text:style-name="P159">contatore vale3</text:p>
      <text:p text:style-name="P159">contatore vale4</text:p>
      <text:p text:style-name="P159">sono uscito dal ciclo do-while</text:p>
      <text:p text:style-name="P159"/>
      <text:p text:style-name="P159">contatore vale5</text:p>
      <text:p text:style-name="P159">sono uscito dal ciclo do-while</text:p>
      <text:p text:style-name="P159"/>
      <text:p text:style-name="P159">0</text:p>
      <text:p text:style-name="P159">1</text:p>
      <text:p text:style-name="P159">2</text:p>
      <text:p text:style-name="P159">3</text:p>
      <text:p text:style-name="P159">4</text:p>
      <text:p text:style-name="P159">sono uscito dal ciclo for</text:p>
      <text:p text:style-name="P143"/>
      <text:p text:style-name="P143"/>
      <text:h text:style-name="P395" text:outline-level="2"><text:bookmark-start text:name="__RefHeading___Toc14129_986882018"/>COMANDI DI INTERRUZIONE DI CICLO<text:bookmark-end text:name="__RefHeading___Toc14129_986882018"/></text:h>
      <text:p text:style-name="Text_20_body">I comandi di interruzione di ciclo sono delle parole riservate a JAVA, che ci consentono di interrompere i cicli. I comandi di interruzione di ciclo sono 2:</text:p>
      <text:list xml:id="list1988519478" text:style-name="L65">
        <text:list-item>
          <text:p text:style-name="P514">break;</text:p>
        </text:list-item>
        <text:list-item>
          <text:p text:style-name="P514">continue.</text:p>
        </text:list-item>
      </text:list>
      <text:h text:style-name="P411" text:outline-level="3"><text:bookmark-start text:name="__RefHeading___Toc14131_986882018"/>BREAK<text:bookmark-end text:name="__RefHeading___Toc14131_986882018"/></text:h>
      <text:p text:style-name="P513">Il comando break è utilizzato per terminare l’esecuzione di un blocco di codice <text:span text:style-name="T257">in un ciclo o uno switch. Quando il nostro software, durante l’esecuzione, incontra l’istruzione break, esce da un’ iterazione e la interrompe, non eseguendo neanche le successive.</text:span></text:p>
      <text:h text:style-name="P412" text:outline-level="3"><text:bookmark-start text:name="__RefHeading___Toc14133_986882018"/>CONTINUE<text:bookmark-end text:name="__RefHeading___Toc14133_986882018"/></text:h>
      <text:p text:style-name="P515">Il comando continue è utilizzato per terminare l’iterazione corrente, dicendo al software di proseguire con l’iterazione successiva.</text:p>
      <text:p text:style-name="P143"/>
      <text:h text:style-name="Heading_20_3" text:outline-level="3"/>
      <text:p text:style-name="Text_20_body"/>
      <text:p text:style-name="Text_20_body"/>
      <text:h text:style-name="P412" text:outline-level="3"><text:bookmark-start text:name="__RefHeading___Toc14135_986882018"/><text:soft-page-break/>ESEMPIO CON BREAK E CONTINUE<text:bookmark-end text:name="__RefHeading___Toc14135_986882018"/></text:h>
      <text:p text:style-name="P429"><text:span text:style-name="T64">public class </text:span><text:span text:style-name="T75">BreakContinue </text:span>{<text:line-break/><text:line-break/> <text:s text:c="3"/><text:span text:style-name="T64">public void </text:span><text:span text:style-name="T138">Break</text:span>(<text:span text:style-name="T64">int </text:span>interruttore, <text:span text:style-name="T64">int </text:span>estremo){<text:line-break/><text:line-break/> <text:s text:c="7"/><text:span text:style-name="T64">for</text:span>(<text:span text:style-name="T64">int </text:span>i = <text:span text:style-name="T172">0</text:span>; i &lt; estremo; i++){<text:line-break/> <text:s text:c="11"/><text:span text:style-name="T64">if</text:span>(i == interruttore){<text:line-break/> <text:s text:c="15"/><text:span text:style-name="T75">System</text:span>.<text:span text:style-name="T150">out</text:span>.println(<text:span text:style-name="T161">"i == interruttore!!!"</text:span>);<text:line-break/> <text:s text:c="15"/><text:span text:style-name="T64">break</text:span>;<text:line-break/> <text:s text:c="11"/>}<text:line-break/> <text:s text:c="11"/><text:span text:style-name="T75">System</text:span>.<text:span text:style-name="T150">out</text:span>.println(<text:span text:style-name="T161">"Iterazione numero " </text:span>+ i);<text:line-break/> <text:s text:c="7"/>}<text:line-break/><text:line-break/> <text:s text:c="7"/><text:span text:style-name="T75">System</text:span>.<text:span text:style-name="T150">out</text:span>.println(<text:span text:style-name="T161">"ciclo con break</text:span><text:span text:style-name="T246">\n</text:span><text:span text:style-name="T161">"</text:span>);<text:line-break/> <text:s text:c="3"/>}<text:line-break/><text:line-break/> <text:s text:c="3"/><text:span text:style-name="T64">public void </text:span><text:span text:style-name="T138">Continue</text:span>(<text:span text:style-name="T64">int </text:span>interruttore, <text:span text:style-name="T64">int </text:span>estremo){<text:line-break/><text:line-break/> <text:s text:c="7"/><text:span text:style-name="T64">for</text:span>(<text:span text:style-name="T64">int </text:span>i = <text:span text:style-name="T172">0</text:span>; i &lt; estremo; i++){<text:line-break/> <text:s text:c="11"/><text:span text:style-name="T64">if</text:span>(i == interruttore){<text:line-break/> <text:s text:c="15"/><text:span text:style-name="T75">System</text:span>.<text:span text:style-name="T150">out</text:span>.println(<text:span text:style-name="T161">"i == interruttore!!!"</text:span>);<text:line-break/> <text:s text:c="15"/><text:span text:style-name="T64">continue</text:span>;<text:line-break/> <text:s text:c="11"/>}<text:line-break/> <text:s text:c="11"/><text:span text:style-name="T75">System</text:span>.<text:span text:style-name="T150">out</text:span>.println(<text:span text:style-name="T161">"Iterazione numero " </text:span>+ i);<text:line-break/> <text:s text:c="7"/>}<text:line-break/><text:line-break/> <text:s text:c="7"/><text:span text:style-name="T75">System</text:span>.<text:span text:style-name="T150">out</text:span>.println(<text:span text:style-name="T161">"ciclo con continue</text:span><text:span text:style-name="T246">\n</text:span><text:span text:style-name="T161">"</text:span>);<text:line-break/> <text:s text:c="3"/>}<text:line-break/><text:line-break/> <text:s text:c="3"/><text:span text:style-name="T64">public static void </text:span><text:span text:style-name="T138">main</text:span>(<text:span text:style-name="T75">String</text:span>[] args) {<text:line-break/><text:line-break/> <text:s text:c="6"/><text:span text:style-name="T75">BreakContinue bc </text:span>= <text:span text:style-name="T64">new </text:span>BreakContinue();<text:line-break/> <text:s text:c="6"/><text:span text:style-name="T75">bc</text:span>.Break(<text:span text:style-name="T172">5</text:span>, <text:span text:style-name="T172">10</text:span>);<text:line-break/> <text:s text:c="6"/><text:span text:style-name="T75">bc</text:span>.Continue(<text:span text:style-name="T172">5</text:span>,<text:span text:style-name="T172">10</text:span>);<text:line-break/> <text:s text:c="3"/>}<text:line-break/>}<text:line-break/></text:p>
      <text:p text:style-name="P430">L’output di tale codice è il seguente:</text:p>
      <text:p text:style-name="P430"/>
      <text:p text:style-name="P430">Iterazione numero 0</text:p>
      <text:p text:style-name="P430">Iterazione numero 1</text:p>
      <text:p text:style-name="P430">Iterazione numero 2</text:p>
      <text:p text:style-name="P430">Iterazione numero 3</text:p>
      <text:p text:style-name="P430">Iterazione numero 4</text:p>
      <text:p text:style-name="P430">i == interruttore!!!</text:p>
      <text:p text:style-name="P430">ciclo con break</text:p>
      <text:p text:style-name="P430"/>
      <text:p text:style-name="P430">Iterazione numero 0</text:p>
      <text:p text:style-name="P430">Iterazione numero 1</text:p>
      <text:p text:style-name="P430">Iterazione numero 2</text:p>
      <text:p text:style-name="P430">Iterazione numero 3</text:p>
      <text:p text:style-name="P430">Iterazione numero 4</text:p>
      <text:p text:style-name="P430">i == interruttore!!!</text:p>
      <text:p text:style-name="P430">Iterazione numero 6</text:p>
      <text:p text:style-name="P430">Iterazione numero 7</text:p>
      <text:p text:style-name="P430">Iterazione numero 8</text:p>
      <text:p text:style-name="P430">Iterazione numero 9</text:p>
      <text:p text:style-name="P430">ciclo con continue</text:p>
      <text:h text:style-name="Heading_20_1" text:outline-level="1"><text:bookmark-start text:name="__RefHeading___Toc755_1865083035"/><text:soft-page-break/>THREAD <text:span text:style-name="T56">E CONCORRENZA</text:span><text:bookmark-end text:name="__RefHeading___Toc755_1865083035"/></text:h>
      <text:h text:style-name="P377" text:outline-level="2"><text:bookmark-start text:name="__RefHeading___Toc757_1865083035"/>PROCESSO<text:bookmark-end text:name="__RefHeading___Toc757_1865083035"/></text:h>
      <text:p text:style-name="P75">Prima di capire cosa è un thread, dobbiamo definire cosa è un processo.</text:p>
      <text:p text:style-name="P75">Quando installiamo su un dispositivo un software, copiamo i file compilati del software stesso all’interno del dispositivo, indipendentemente dal tipo di sistema operativo che vi è installato sopra. Il software in stato di esecuzione genera un processo, che avrà un ID univoco e occuperà una porzione di RAM dove salverà le sue informazioni. Quindi, un processo può essere definito come <text:span text:style-name="T17">un’istanza</text:span> d<text:span text:style-name="T17">el software che contiene le istruzioni e i dati che vengono elaborati durante l’esecuzione del software. Un esempio lo possiamo vedere sulla gestione attività del PC, dove sono elencati tutti i processi attivi in quel dato momento:</text:span></text:p>
      <text:p text:style-name="P74"><draw:frame draw:style-name="fr3" draw:name="Immagine5" text:anchor-type="char" svg:x="3.785cm" svg:y="-0.161cm" svg:width="9.059cm" svg:height="8.181cm" draw:z-index="4"><draw:image xlink:href="Pictures/10000001000002C700000282598162596918581A.png" xlink:type="simple" xlink:show="embed" xlink:actuate="onLoad" draw:mime-type="image/png"/></draw:frame></text:p>
      <text:p text:style-name="Standard"/>
      <text:p text:style-name="Standard"/>
      <text:p text:style-name="Standard"><text:s text:c="3"/></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76"/>
      <text:p text:style-name="P77">Siccome i sistemi operativi sono multitasking, possiamo eseguire più processi contemporaneamente e il sistema operativo assegnerà la CPU all’i-esimo processo, a seconda delle necessità.</text:p>
      <text:p text:style-name="P81"/>
      <text:h text:style-name="P378" text:outline-level="2"><text:bookmark-start text:name="__RefHeading___Toc759_1865083035"/>THREAD <text:bookmark-end text:name="__RefHeading___Toc759_1865083035"/></text:h>
      <text:p text:style-name="P81"><text:span text:style-name="T57">Quando abbiamo la necessità di suddividere un processo in più sottoprocessi (o task), i quali devono essere indipendenti tra loro, a quel punto parliamo di thread. Un thread è un sottoprocesso che ha vita propria </text:span><text:span text:style-name="T58">e svolge un determinato compito. Più thread possono essere eseguiti in maniera concorrente, a seconda delle necessità.</text:span></text:p>
      <text:p text:style-name="P79">Quindi, in linea generale lo scopo dei thread è quello di dividere un processo in tante piccole parti, dove ogni parte lavora in maniera autonoma e deve gestire un evento o una risorsa.</text:p>
      <text:p text:style-name="P79"/>
      <text:p text:style-name="P79"/>
      <text:p text:style-name="P79"/>
      <text:p text:style-name="P79"/>
      <text:p text:style-name="P79"><text:soft-page-break/>Vediamo un esempio:</text:p>
      <text:p text:style-name="P79"/>
      <text:p text:style-name="Standard"><draw:frame draw:style-name="fr1" draw:name="Immagine6" text:anchor-type="char" svg:width="17cm" svg:height="4.445cm" draw:z-index="5"><draw:image xlink:href="Pictures/100000010000047F0000012D89199A92E8B092F0.png" xlink:type="simple" xlink:show="embed" xlink:actuate="onLoad" draw:mime-type="image/png"/></draw:frame></text:p>
      <text:p text:style-name="Text_20_body">In questo esempio abbiamo il nostro software e 4 processi, che sono intesi come 4 istanze dello stesso software. Il numero di processi equivale al numero di volte che l’utente avvia lo stesso software. Ogni processo avrà i suoi task per la gestione delle singole attività e dei singoli eventi.</text:p>
      <text:p text:style-name="P82">Esempi di utilizzo dei thread sono:</text:p>
      <text:p text:style-name="P83"><text:tab/>Nel caso del browser web:</text:p>
      <text:list xml:id="list1294880638" text:style-name="L37">
        <text:list-item>
          <text:p text:style-name="P482">un thread che si occupa di scrivere il testo e visualizzarlo a video;</text:p>
        </text:list-item>
        <text:list-item>
          <text:p text:style-name="P482">un thread <text:span text:style-name="T15">che si occupa di</text:span> effettuare la ricerca.</text:p>
        </text:list-item>
      </text:list>
      <text:p text:style-name="P84"><text:tab/></text:p>
      <text:p text:style-name="P84"><text:tab/><text:span text:style-name="T59">Nel caso del server web:</text:span></text:p>
      <text:list xml:id="list747136910" text:style-name="L38">
        <text:list-item>
          <text:p text:style-name="P483">un thread che si occupa di accettare le richieste e creare altri thread che le gestiscono;</text:p>
        </text:list-item>
        <text:list-item>
          <text:p text:style-name="P483">un thread che si occupa di gestire una richiesta.</text:p>
        </text:list-item>
      </text:list>
      <text:p text:style-name="P84"/>
      <text:p text:style-name="P84"><text:tab/><text:span text:style-name="T59">Nel caso di word:</text:span></text:p>
      <text:list xml:id="list3356115924" text:style-name="L39">
        <text:list-item>
          <text:p text:style-name="P484">un thread che si occupa di scrivere i comandi digitati dall’utente;</text:p>
        </text:list-item>
        <text:list-item>
          <text:p text:style-name="P484">un thread che si occupa di cercare i sinonimi e gli errori di scrittura;</text:p>
        </text:list-item>
        <text:list-item>
          <text:p text:style-name="P484">un thread che si occupa di visualizzare gli errori di ortografia.</text:p>
        </text:list-item>
      </text:list>
      <text:p text:style-name="P84"/>
      <text:p text:style-name="P84"/>
      <text:p text:style-name="P84"/>
      <text:p text:style-name="P84"/>
      <text:p text:style-name="P84"/>
      <text:p text:style-name="P84"/>
      <text:p text:style-name="P84"/>
      <text:h text:style-name="P379" text:outline-level="2"><text:bookmark-start text:name="__RefHeading___Toc761_1865083035"/><text:soft-page-break/>CONCORRENZA<text:bookmark-end text:name="__RefHeading___Toc761_1865083035"/></text:h>
      <text:p text:style-name="P78">Ovviamente anche il sistema operativo stesso è composto da diversi software. Se il dispositivo non fosse in grado di gestire l’accesso concorrente a questi programmi, potremmo eseguire un solo programma alla volta. Ad esempio, non potremmo navigare su internet e al tempo stesso guardare un video, scrivere un documento, ascoltare musica e così via.</text:p>
      <text:p text:style-name="P78">Si capisce a questo punto che la gestione della concorrenza diventa fondamentale, perché consente di sfruttare tutte le risorse hardware a disposizione per l’esecuzione di più software contemporaneamente.</text:p>
      <text:p text:style-name="P78">Quindi, la concorrenza è un insieme di concetti che consentono di rappresentare e descrivere l’esecuzione di due o più processi in maniera simultanea o non simultanea, a seconda della tipologia di architettura su cui stiamo eseguendo un software. <text:span text:style-name="T60">Due o più processi, quindi due o più istanze di diversi software o dello stesso software, sono in esecuzione concorrente se vengono eseguiti in parallelo. A seconda del tipo di architettura, abbiamo 2 tipi di parallelismo: </text:span></text:p>
      <text:list xml:id="list2261223565" text:style-name="L40">
        <text:list-item>
          <text:p text:style-name="P485">il parallelismo reale avviene quando più processi sono attivi su un dispositivo dotato di più processori, dove ogni processore prende in carico un processo, oppure quando più processi <text:span text:style-name="T15">sono attivi su più dispositivi indipendenti tra loro e distribuiti.</text:span></text:p>
        </text:list-item>
        <text:list-item>
          <text:p text:style-name="P447">Il parallelismo apparente avviene quando più processi sono attivi su un dispositivo dotato di un processore.</text:p>
        </text:list-item>
      </text:list>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h text:style-name="P380" text:outline-level="2"><text:bookmark-start text:name="__RefHeading___Toc763_1865083035"/><text:soft-page-break/>C<text:span text:style-name="T62">I</text:span>CLO DI VITA DI UN THREAD<text:bookmark-end text:name="__RefHeading___Toc763_1865083035"/></text:h>
      <text:p text:style-name="P86">Un thread, dal punto di vista del processo, abbiamo già visto essere un sottoprocesso (o task), quindi un componente di un processo più ampio <text:span text:style-name="T61">e complesso</text:span> che si occupa di gestire una risorsa o un evento.</text:p>
      <text:p text:style-name="P86"/>
      <text:p text:style-name="P85"><draw:frame draw:style-name="fr3" draw:name="Immagine7" text:anchor-type="char" svg:x="0cm" svg:y="-0.079cm" svg:width="17cm" svg:height="5.858cm" draw:z-index="6"><draw:image xlink:href="Pictures/10000001000004FA000001B7A1511CABC0E611E0.png" xlink:type="simple" xlink:show="embed" xlink:actuate="onLoad" draw:mime-type="image/png"/></draw:frame><text:s/></text:p>
      <text:p text:style-name="P87">Un thread ha un suo ciclo di vita, che comprende i seguenti stati:</text:p>
      <text:list xml:id="list1940147898" text:style-name="L41">
        <text:list-item>
          <text:p text:style-name="P486">New</text:p>
        </text:list-item>
        <text:list-item>
          <text:p text:style-name="P486">Runnable</text:p>
        </text:list-item>
        <text:list-item>
          <text:p text:style-name="P486">Running</text:p>
        </text:list-item>
        <text:list-item>
          <text:p text:style-name="P486">Waiting </text:p>
        </text:list-item>
        <text:list-item>
          <text:p text:style-name="P486">Dead</text:p>
        </text:list-item>
      </text:list>
      <text:p text:style-name="Standard"/>
      <text:p text:style-name="Standard"><draw:frame draw:style-name="fr1" draw:name="Immagine8" text:anchor-type="char" svg:width="17cm" svg:height="5.923cm" draw:z-index="7"><draw:image xlink:href="Pictures/100000010000044B0000017FE67AB3D19DFEC1A1.png" xlink:type="simple" xlink:show="embed" xlink:actuate="onLoad" draw:mime-type="image/png"/></draw:frame></text:p>
      <text:p text:style-name="P88">Il primo stato in cui si trova un thread è New quando viene istanziato, poi abbiamo Runnable quando viene avviato, Running quando viene eseguito. Arrivato allo stato di Running, un thread può arrivare a Waiting, oppure a Dead, a seconda del caso se vogliamo sospendere o terminare il suo ciclo di vita.</text:p>
      <text:p text:style-name="P80"/>
      <text:p text:style-name="P80"/>
      <text:p text:style-name="P80"/>
      <text:p text:style-name="P80"/>
      <text:h text:style-name="P381" text:outline-level="2"><text:bookmark-start text:name="__RefHeading___Toc765_1865083035"/><text:soft-page-break/>THREAD PRIORITY<text:bookmark-end text:name="__RefHeading___Toc765_1865083035"/></text:h>
      <text:p text:style-name="Text_20_body">La priority (o priorità) è l’informazione che indica allo scheduler il livello di importanza di un thread rispetto agli altri. Lo scheduler è un software che si occupa di gestire l’esecuzione dei thread durante l’esecuzione di un processo.</text:p>
      <text:p text:style-name="Text_20_body">Facendo attenzione, però, su un concetto, non tutti i sistemi operativi garantiscono che l’ordine di esecuzione dei thread è determinato sulla base della thread priority <text:span text:style-name="T63">che abbiamo stabilito</text:span>. Tuttavia, se un certo numero di thread sono bloccati e in attesa di essere eseguiti, <text:s/>il primo che verrà <text:span text:style-name="T63">s</text:span>bloccato dallo scheduler sarà quello che ha priorità maggiore. <text:span text:style-name="T63">In questo modo evitiamo la situazione che si chiama starvation, ovvero l’impossibilità di ottenere risorse da parte di un processo, perché tutti i task sono bloccati.</text:span></text:p>
      <text:p text:style-name="P110">La priority di un thread in JAVA <text:s/>va da 1 a 10, dove la priorità minore è definita MIN_PRIORITY(1), la priorità maggiore è MAX_PRIORITY(10) e la priorità normale, che è anche quella di default, è NORM_PRIORITY(5).</text:p>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Standard"/>
      <text:h text:style-name="P382" text:outline-level="2"><text:bookmark-start text:name="__RefHeading___Toc1017_1982678161"/><text:soft-page-break/>CREARE UN THREAD IN JAVA<text:bookmark-end text:name="__RefHeading___Toc1017_1982678161"/></text:h>
      <text:p text:style-name="P89">Per creare un thread in JAVA abbiamo due possibilità:</text:p>
      <text:list xml:id="list2776101659" text:style-name="L42">
        <text:list-item>
          <text:p text:style-name="P487">creare una classe che estende la classe Thread</text:p>
        </text:list-item>
        <text:list-item>
          <text:p text:style-name="P487">creare una classe che implementa l’interfaccia Runnable</text:p>
        </text:list-item>
      </text:list>
      <text:p text:style-name="P89">Ovviamente, la classe Thread implementa l’interfaccia Runnable.</text:p>
      <text:p text:style-name="P89"><draw:frame draw:style-name="fr3" draw:name="Immagine9" text:anchor-type="char" svg:x="3.233cm" svg:y="0.265cm" svg:width="11.451cm" svg:height="1.471cm" draw:z-index="8"><draw:image xlink:href="Pictures/10000001000002C50000005B5386CAB80368AFD5.png" xlink:type="simple" xlink:show="embed" xlink:actuate="onLoad" draw:mime-type="image/png"/></draw:frame></text:p>
      <text:p text:style-name="P89"><text:s text:c="3"/></text:p>
      <text:p text:style-name="P89"/>
      <text:p text:style-name="P109">Se creiamo un thread attraverso la classe Thread, la nostra classe deve ereditare attraverso la keyword extends la classe Thread. Questo permetterà alla nostra classe di ereditare i metodi della classe Thread, in particolare quello più importante di tutti che è il metodo run(). Il metodo run() deve essere riscritto nella nostra classe, cioè ci verrà richiesto di fare l’override di tale metodo. Il metodo run() contiene le istruzioni che devono essere eseguite dal thread. Il codice presente nel metodo run() viene eseguito in maniera concorrente ad altri thread presenti in un programma.</text:p>
      <text:p text:style-name="P92">Vediamo un primo esempio di thread in JAVA:</text:p>
      <text:p text:style-name="P93"><text:span text:style-name="T72">public class </text:span><text:span text:style-name="T94">EsempioThread </text:span><text:span text:style-name="T72">extends </text:span><text:span text:style-name="T94">Thread </text:span><text:span text:style-name="T121">{</text:span><text:span text:style-name="T253"><text:line-break/></text:span><text:span text:style-name="T121"> <text:s text:c="3"/></text:span><text:span text:style-name="T132">/*Tutto quello che è il blocco di codice che dobbiamo eseguire,</text:span><text:span text:style-name="T253"><text:line-break/></text:span><text:span text:style-name="T132"> <text:s text:c="5"/>deve essere messo all'interno del metodo run()</text:span><text:span text:style-name="T253"><text:line-break/></text:span><text:span text:style-name="T132"> <text:s text:c="4"/>*/</text:span><text:span text:style-name="T253"><text:line-break/></text:span><text:span text:style-name="T132"> <text:s text:c="3"/></text:span><text:span text:style-name="T135">@Override</text:span><text:span text:style-name="T253"><text:line-break/></text:span><text:span text:style-name="T135"> <text:s text:c="3"/></text:span><text:span text:style-name="T72">public void </text:span><text:span text:style-name="T145">run</text:span><text:span text:style-name="T121">() {</text:span><text:span text:style-name="T253"><text:line-break/></text:span><text:span text:style-name="T121"> <text:s text:c="7"/></text:span><text:span text:style-name="T94">System</text:span><text:span text:style-name="T121">.</text:span><text:span text:style-name="T156">out</text:span><text:span text:style-name="T121">.println(</text:span><text:span text:style-name="T166">"sono un thread"</text:span><text:span text:style-name="T121">);</text:span><text:span text:style-name="T253"><text:line-break/></text:span><text:span text:style-name="T121"> <text:s text:c="3"/>}</text:span><text:span text:style-name="T253"><text:line-break/></text:span><text:span text:style-name="T121">}</text:span><text:span text:style-name="T253"><text:line-break/><text:line-break/></text:span><text:span text:style-name="T72">class </text:span><text:span text:style-name="T94">MainThread</text:span><text:span text:style-name="T121">{</text:span><text:span text:style-name="T253"><text:line-break/></text:span><text:span text:style-name="T121"> <text:s text:c="3"/></text:span><text:span text:style-name="T72">public static void </text:span><text:span text:style-name="T145">main</text:span><text:span text:style-name="T121">(</text:span><text:span text:style-name="T94">String</text:span><text:span text:style-name="T121">[] args) {</text:span><text:span text:style-name="T253"><text:line-break/></text:span><text:span text:style-name="T121"> <text:s text:c="7"/></text:span><text:span text:style-name="T94">EsempioThread et </text:span><text:span text:style-name="T121">= </text:span><text:span text:style-name="T72">new </text:span><text:span text:style-name="T121">EsempioThread();</text:span><text:span text:style-name="T253"><text:line-break/><text:line-break/></text:span><text:span text:style-name="T121"> <text:s text:c="7"/></text:span><text:span text:style-name="T132">//Per eseguire il thread, dobbiamo invocare il metodo start()</text:span><text:span text:style-name="T253"><text:line-break/></text:span><text:span text:style-name="T132"> <text:s text:c="7"/></text:span><text:span text:style-name="T94">et</text:span><text:span text:style-name="T121">.start();</text:span><text:span text:style-name="T132">//sono un thread</text:span><text:span text:style-name="T253"><text:line-break/></text:span><text:span text:style-name="T132"> <text:s text:c="3"/></text:span><text:span text:style-name="T121">}</text:span><text:span text:style-name="T253"><text:line-break/></text:span><text:span text:style-name="T121">}</text:span><text:line-break/></text:p>
      <text:p text:style-name="P111">Nell’esempio, l’esecuzione del metodo start() nel main() ha causato l’invocazione del metodo run().</text:p>
      <text:p text:style-name="P111">Quindi, per creare un thread dobbiamo:</text:p>
      <text:list xml:id="list2356152191" text:style-name="L43">
        <text:list-item>
          <text:p text:style-name="P488">creare un’istanza della nostra classe che estende Thread;</text:p>
        </text:list-item>
        <text:list-item>
          <text:p text:style-name="P488">invocare il metodo start() che si occuperà, dopo la configurazione del thread, di invocare il metodo run().</text:p>
        </text:list-item>
      </text:list>
      <text:p text:style-name="P111">Altri metodi utili che si ereditano dalla classe Thread sono:</text:p>
      <text:list xml:id="list1517506564" text:style-name="L44">
        <text:list-item>
          <text:p text:style-name="P489">yield() che suggerisce allo scheduler di liberare la CPU e renderla disponibile, ovviamente, ad altri thread;</text:p>
        </text:list-item>
        <text:list-item>
          <text:p text:style-name="P489"><text:soft-page-break/>sleep() che mette in standby il thread per un determinato numero di millisecondi.</text:p>
        </text:list-item>
      </text:list>
      <text:p text:style-name="P107">Possiamo eventualmente creare un thread anche utilizzando direttamente l’interfaccia Runnable. In questo caso la nostra classe deve implementare l’interfaccia Runnable. Questo secondo metodo viene utilizzato, piuttosto che utilizzare la classe Thread, quando la nostra classe <text:span text:style-name="T15">estende</text:span> già un’altra classe e, siccome non possiamo usare l’ereditarietà multipla con l’attributo extends, possiamo utilizzare l’interfaccia Runnable che ci consentirà comunque di implementare un thread. <text:span text:style-name="T169">Ovviamente, implementando l’interfaccia, dobbiamo implementare il metodo run(), che è definita all’interno dell’interfaccia Runnable. Per creare un thread in questo caso dobbiamo utilizzare il costruttore della classe Thread, che prende in ingresso come parametro l’istanza della nostra classe che implementa Runnable. Vediamo un esempio:</text:span></text:p>
      <text:p text:style-name="P316"><text:span text:style-name="T65">public class </text:span><text:span text:style-name="T76">EsempioRunnable </text:span><text:span text:style-name="T65">implements </text:span><text:span text:style-name="T76">Runnable</text:span><text:span text:style-name="T97">{</text:span><text:line-break/><text:span text:style-name="T97"> <text:s text:c="3"/></text:span><text:span text:style-name="T134">@Override</text:span><text:line-break/><text:span text:style-name="T134"> <text:s text:c="3"/></text:span><text:span text:style-name="T65">public void </text:span><text:span text:style-name="T139">run</text:span><text:span text:style-name="T97">() {</text:span><text:line-break/><text:span text:style-name="T97"> <text:s text:c="7"/></text:span><text:span text:style-name="T76">System</text:span><text:span text:style-name="T97">.</text:span><text:span text:style-name="T149">out</text:span><text:span text:style-name="T97">.println(</text:span><text:span text:style-name="T162">"sono un thread runnable"</text:span><text:span text:style-name="T97">);</text:span><text:line-break/><text:span text:style-name="T97"> <text:s text:c="3"/>}</text:span><text:line-break/><text:span text:style-name="T97">}</text:span><text:line-break/><text:line-break/><text:span text:style-name="T65">class </text:span><text:span text:style-name="T76">MainRunnable </text:span><text:span text:style-name="T97">{</text:span><text:line-break/><text:span text:style-name="T97"> <text:s text:c="3"/></text:span><text:span text:style-name="T65">public static void </text:span><text:span text:style-name="T139">main</text:span><text:span text:style-name="T97">(</text:span><text:span text:style-name="T76">String</text:span><text:span text:style-name="T97">[] args) {</text:span><text:line-break/><text:span text:style-name="T97"> <text:s text:c="7"/></text:span><text:span text:style-name="T125">/*Per eseguire questo thread, dobbiamo creare un'istanza della</text:span><text:line-break/><text:span text:style-name="T125"> <text:s text:c="7"/>classe Thread, passando in ingresso un'istanza della nostra</text:span><text:line-break/><text:span text:style-name="T125"> <text:s text:c="7"/>classe che implementa l'interfaccia Runnable*/</text:span><text:line-break/><text:span text:style-name="T125"> <text:s text:c="7"/></text:span><text:span text:style-name="T76">Thread t </text:span><text:span text:style-name="T97">= </text:span><text:span text:style-name="T65">new </text:span><text:span text:style-name="T97">Thread(</text:span><text:span text:style-name="T65">new </text:span><text:span text:style-name="T97">EsempioRunnable());</text:span><text:line-break/><text:line-break/><text:span text:style-name="T97"> <text:s text:c="7"/></text:span><text:span text:style-name="T76">t</text:span><text:span text:style-name="T97">.start();</text:span><text:span text:style-name="T125">//sono un thread runnable</text:span><text:line-break/><text:span text:style-name="T125"> <text:s text:c="3"/></text:span><text:span text:style-name="T97">}</text:span><text:line-break/><text:span text:style-name="T97">}</text:span></text:p>
      <text:p text:style-name="P106"/>
      <text:p text:style-name="P91"/>
      <text:h text:style-name="P383" text:outline-level="2"><text:bookmark-start text:name="__RefHeading___Toc1678_1982678161"/>MULTITHREADING<text:bookmark-end text:name="__RefHeading___Toc1678_1982678161"/></text:h>
      <text:p text:style-name="P90">Multithreading vuol dire eseguire contemporaneamente più thread appartenenti allo stesso processo. Il multithreading può essere:</text:p>
      <text:list xml:id="list2560546304" text:style-name="L45">
        <text:list-item>
          <text:p text:style-name="P490">collaborativo, <text:span text:style-name="T170">ovvero i thread rimangono attivi fino a quando non terminano il task, oppure fino a quando non cedono le risorse occupate ad altri thread;</text:span></text:p>
        </text:list-item>
        <text:list-item>
          <text:p text:style-name="P491">preventivo, ovvero la macchina virtuale accede ad un thread attivo e lo controlla attraverso un altro thread.</text:p>
        </text:list-item>
      </text:list>
      <text:p text:style-name="P112">Le specifiche JAVA stabiliscono che la JVM debba gestire i thread, utilizzando lo scheduling preemptive (o fixed-priority scheduling). Questo vuol dire che lo scheduler ha il compito di interrompere o ripristinare i thread a seconda del loro stato. Quindi, in base in cui si trovano i thread, lo scheduler può attivarli o disattivarli.</text:p>
      <text:p text:style-name="P112">Come abbiamo già detto, ogni esecuzione della JVM corrisponde ad un processo, mentre tutto quello che viene eseguito dalla JVM corrisponde ad un thread.</text:p>
      <text:p text:style-name="P112">Chiaramente il multithreading ha ragione di esistere perché, se eseguiamo le operazioni in parallelo, ovviamente riusciamo a raggiungere un risultato in maniera più rapida. <text:span text:style-name="T171">Oltre a questo, un’altra caratteristica dei software multithreading è che i thread possono scambiarsi informazioni tra loro ed accedere a risorse condivise, ad esempio un database condiviso tra thread, oppure una risorsa hardware.</text:span></text:p>
      <text:p text:style-name="P112"><text:soft-page-break/></text:p>
      <text:p text:style-name="P113">Vediamo un esempio in codice di multithreading:</text:p>
      <text:p text:style-name="P317"><text:span text:style-name="T65">public class </text:span><text:span text:style-name="T76">EsempioMultithreading </text:span><text:span text:style-name="T65">extends </text:span><text:span text:style-name="T76">Thread</text:span><text:span text:style-name="T97">{</text:span><text:line-break/><text:span text:style-name="T97"> <text:s text:c="3"/></text:span><text:span text:style-name="T134">@Override</text:span><text:line-break/><text:span text:style-name="T134"> <text:s text:c="3"/></text:span><text:span text:style-name="T65">public void </text:span><text:span text:style-name="T139">run</text:span><text:span text:style-name="T97">(){</text:span><text:line-break/><text:line-break/><text:span text:style-name="T97"> <text:s text:c="7"/></text:span><text:span text:style-name="T76">System</text:span><text:span text:style-name="T97">.</text:span><text:span text:style-name="T149">out</text:span><text:span text:style-name="T97">.println(</text:span><text:span text:style-name="T162">"Sono il thread " </text:span><text:span text:style-name="T97">+ getName());</text:span><text:line-break/><text:line-break/><text:span text:style-name="T97"> <text:s text:c="7"/></text:span><text:span text:style-name="T65">for </text:span><text:span text:style-name="T97">(</text:span><text:span text:style-name="T65">int </text:span><text:span text:style-name="T97">i = </text:span><text:span text:style-name="T173">0</text:span><text:span text:style-name="T97">; i &lt; </text:span><text:span text:style-name="T173">10</text:span><text:span text:style-name="T97">; i++){</text:span><text:line-break/><text:span text:style-name="T97"> <text:s text:c="11"/></text:span><text:span text:style-name="T76">System</text:span><text:span text:style-name="T97">.</text:span><text:span text:style-name="T149">out</text:span><text:span text:style-name="T97">.println(i);</text:span><text:line-break/><text:span text:style-name="T97"> <text:s text:c="7"/>}</text:span><text:line-break/><text:span text:style-name="T97"> <text:s text:c="7"/></text:span><text:span text:style-name="T125">/*Utilizzo il metodo sleep per dare un tempo di pausa</text:span><text:line-break/><text:span text:style-name="T125"> <text:s text:c="8"/>tra una stampa di i e un'altra*/</text:span><text:line-break/><text:span text:style-name="T125"> <text:s text:c="7"/></text:span><text:span text:style-name="T65">try </text:span><text:span text:style-name="T97">{</text:span><text:line-break/><text:span text:style-name="T97"> <text:s text:c="11"/></text:span><text:span text:style-name="T76">Thread</text:span><text:span text:style-name="T97">.</text:span><text:span text:style-name="T104">sleep</text:span><text:span text:style-name="T97">(</text:span><text:span text:style-name="T173">3000</text:span><text:span text:style-name="T97">);</text:span><text:line-break/><text:span text:style-name="T97"> <text:s text:c="7"/>} </text:span><text:span text:style-name="T65">catch </text:span><text:span text:style-name="T97">(</text:span><text:span text:style-name="T76">InterruptedException </text:span><text:span text:style-name="T97">e) {</text:span><text:line-break/><text:span text:style-name="T97"> <text:s text:c="11"/>e.printStackTrace();</text:span><text:line-break/><text:span text:style-name="T97"> <text:s text:c="7"/>}</text:span><text:line-break/><text:line-break/><text:span text:style-name="T97"> <text:s text:c="3"/>}</text:span><text:line-break/><text:span text:style-name="T97">}</text:span><text:line-break/><text:line-break/><text:span text:style-name="T65">class </text:span><text:span text:style-name="T76">MainMultithreading</text:span><text:span text:style-name="T97">{</text:span><text:line-break/><text:span text:style-name="T97"> <text:s text:c="3"/></text:span><text:span text:style-name="T65">public static void </text:span><text:span text:style-name="T139">main</text:span><text:span text:style-name="T97">(</text:span><text:span text:style-name="T76">String</text:span><text:span text:style-name="T97">[] args) {</text:span><text:line-break/><text:line-break/><text:span text:style-name="T97"> <text:s text:c="7"/></text:span><text:span text:style-name="T76">EsempioMultithreading em1 </text:span><text:span text:style-name="T97">= </text:span><text:span text:style-name="T65">new </text:span><text:span text:style-name="T97">EsempioMultithreading();</text:span><text:line-break/><text:span text:style-name="T97"> <text:s text:c="7"/></text:span><text:span text:style-name="T125">//setName() serve per poter assegnare un nome al thread</text:span><text:line-break/><text:span text:style-name="T125"> <text:s text:c="7"/></text:span><text:span text:style-name="T76">em1</text:span><text:span text:style-name="T97">.setName(</text:span><text:span text:style-name="T162">"Thread1"</text:span><text:span text:style-name="T97">);</text:span><text:line-break/><text:line-break/><text:span text:style-name="T97"> <text:s text:c="7"/></text:span><text:span text:style-name="T76">EsempioMultithreading em2 </text:span><text:span text:style-name="T97">= </text:span><text:span text:style-name="T65">new </text:span><text:span text:style-name="T97">EsempioMultithreading();</text:span><text:line-break/><text:span text:style-name="T97"> <text:s text:c="7"/></text:span><text:span text:style-name="T76">em2</text:span><text:span text:style-name="T97">.setName(</text:span><text:span text:style-name="T162">"Thread2"</text:span><text:span text:style-name="T97">);</text:span><text:line-break/><text:line-break/><text:span text:style-name="T97"> <text:s text:c="7"/></text:span><text:span text:style-name="T76">EsempioMultithreading em3 </text:span><text:span text:style-name="T97">= </text:span><text:span text:style-name="T65">new </text:span><text:span text:style-name="T97">EsempioMultithreading();</text:span><text:line-break/><text:span text:style-name="T97"> <text:s text:c="7"/></text:span><text:span text:style-name="T76">em3</text:span><text:span text:style-name="T97">.setName(</text:span><text:span text:style-name="T162">"Thread3"</text:span><text:span text:style-name="T97">);</text:span><text:line-break/><text:line-break/><text:span text:style-name="T97"> <text:s text:c="7"/></text:span><text:span text:style-name="T76">EsempioMultithreading em4 </text:span><text:span text:style-name="T97">= </text:span><text:span text:style-name="T65">new </text:span><text:span text:style-name="T97">EsempioMultithreading();</text:span><text:line-break/><text:span text:style-name="T97"> <text:s text:c="7"/></text:span><text:span text:style-name="T76">em4</text:span><text:span text:style-name="T97">.setName(</text:span><text:span text:style-name="T162">"Thread4"</text:span><text:span text:style-name="T97">);</text:span><text:line-break/><text:line-break/><text:span text:style-name="T97"> <text:s text:c="7"/></text:span><text:span text:style-name="T76">EsempioMultithreading em5 </text:span><text:span text:style-name="T97">= </text:span><text:span text:style-name="T65">new </text:span><text:span text:style-name="T97">EsempioMultithreading();</text:span><text:line-break/><text:span text:style-name="T97"> <text:s text:c="7"/></text:span><text:span text:style-name="T76">em5</text:span><text:span text:style-name="T97">.setName(</text:span><text:span text:style-name="T162">"Thread5"</text:span><text:span text:style-name="T97">);</text:span><text:line-break/><text:line-break/><text:span text:style-name="T97"> <text:s text:c="7"/></text:span><text:span text:style-name="T76">em1</text:span><text:span text:style-name="T97">.start();</text:span><text:line-break/><text:span text:style-name="T97"> <text:s text:c="7"/></text:span><text:span text:style-name="T76">em2</text:span><text:span text:style-name="T97">.start();</text:span><text:line-break/><text:span text:style-name="T97"> <text:s text:c="7"/></text:span><text:span text:style-name="T76">em3</text:span><text:span text:style-name="T97">.start();</text:span><text:line-break/><text:span text:style-name="T97"> <text:s text:c="7"/></text:span><text:span text:style-name="T76">em4</text:span><text:span text:style-name="T97">.start();</text:span><text:line-break/><text:span text:style-name="T97"> <text:s text:c="7"/></text:span><text:span text:style-name="T76">em5</text:span><text:span text:style-name="T97">.start();</text:span><text:line-break/><text:line-break/><text:span text:style-name="T97"> <text:s text:c="3"/>}</text:span><text:line-break/><text:span text:style-name="T97">}</text:span></text:p>
      <text:p text:style-name="P94"/>
      <text:p text:style-name="P115"><text:span text:style-name="T179">In questo codice abbiamo 5 thread che cicl</text:span><text:span text:style-name="T18">ano</text:span><text:span text:style-name="T179"> la variabile i per 10 volte. Tutti e 5 i thread si eseguono in maniera concorrenziale tra di loro, richiedendo l’accesso alle risorse e, il più delle volte, </text:span><text:span text:style-name="T18">interrompendosi</text:span><text:span text:style-name="T179"> tra di loro. Ragion per cui, eseguendo più volte questo codice, otterremo sempre un output diverso, perché cambierà sempre l’ordine di esecuzione dei thread e i momenti in cui uno sospenderà l’esecuzione dell’altro.</text:span></text:p>
      <text:p text:style-name="P114"><text:soft-page-break/>Vediamo un esempio dei tanti output che possiamo ottenere dal codice precedente:</text:p>
      <text:p text:style-name="P108">Sono il thread Thread3</text:p>
      <text:p text:style-name="P108">0</text:p>
      <text:p text:style-name="P108">1</text:p>
      <text:p text:style-name="P108">Sono il thread Thread1</text:p>
      <text:p text:style-name="P108">0</text:p>
      <text:p text:style-name="P108">1</text:p>
      <text:p text:style-name="P108">2</text:p>
      <text:p text:style-name="P108">3</text:p>
      <text:p text:style-name="P108">4</text:p>
      <text:p text:style-name="P108">5</text:p>
      <text:p text:style-name="P108">6</text:p>
      <text:p text:style-name="P108">7</text:p>
      <text:p text:style-name="P108">8</text:p>
      <text:p text:style-name="P108">9</text:p>
      <text:p text:style-name="P108">Sono il thread Thread2</text:p>
      <text:p text:style-name="P108">0</text:p>
      <text:p text:style-name="P108">1</text:p>
      <text:p text:style-name="P108">2</text:p>
      <text:p text:style-name="P108">3</text:p>
      <text:p text:style-name="P108">4</text:p>
      <text:p text:style-name="P108">5</text:p>
      <text:p text:style-name="P108">6</text:p>
      <text:p text:style-name="P108">7</text:p>
      <text:p text:style-name="P108">8</text:p>
      <text:p text:style-name="P108">9</text:p>
      <text:p text:style-name="P108">Sono il thread Thread4</text:p>
      <text:p text:style-name="P108">0</text:p>
      <text:p text:style-name="P108">1</text:p>
      <text:p text:style-name="P108">2</text:p>
      <text:p text:style-name="P108">3</text:p>
      <text:p text:style-name="P108">4</text:p>
      <text:p text:style-name="P108">5</text:p>
      <text:p text:style-name="P108">6</text:p>
      <text:p text:style-name="P108">7</text:p>
      <text:p text:style-name="P108">8</text:p>
      <text:p text:style-name="P108">9</text:p>
      <text:p text:style-name="P108">Sono il thread Thread5</text:p>
      <text:p text:style-name="P108">0</text:p>
      <text:p text:style-name="P108">1</text:p>
      <text:p text:style-name="P108">2</text:p>
      <text:p text:style-name="P108">3</text:p>
      <text:p text:style-name="P108">4</text:p>
      <text:p text:style-name="P108">5</text:p>
      <text:p text:style-name="P108">6</text:p>
      <text:p text:style-name="P108">7</text:p>
      <text:p text:style-name="P108">8</text:p>
      <text:p text:style-name="P108">9</text:p>
      <text:p text:style-name="P108">2</text:p>
      <text:p text:style-name="P108">3</text:p>
      <text:p text:style-name="P108">4</text:p>
      <text:p text:style-name="P108">5</text:p>
      <text:p text:style-name="P108">6</text:p>
      <text:p text:style-name="P108">7</text:p>
      <text:p text:style-name="P108">8</text:p>
      <text:p text:style-name="P108">9</text:p>
      <text:p text:style-name="P211"/>
      <text:p text:style-name="P212">In questo output in particolare abbiamo:</text:p>
      <text:list xml:id="list3205045667" text:style-name="L46">
        <text:list-item>
          <text:p text:style-name="P492">il thread 3 che è il primo ad essere eseguito, ma interrotto bruscamente dal thread 1 che ha richiesto l’accesso;</text:p>
        </text:list-item>
        <text:list-item>
          <text:p text:style-name="P492">in seguito, verranno eseguiti in quest’ordine il thread 1, il thread 2, il thread 4 e il thread 5, <text:span text:style-name="T180">che non verranno mai interrotti durante la loro esecuzione;</text:span></text:p>
        </text:list-item>
        <text:list-item>
          <text:p text:style-name="P493">infine, il thread 3 completa la sua esecuzione dopo il thread 5, interrotta precedentemente dal thread 1.</text:p>
        </text:list-item>
      </text:list>
      <text:p text:style-name="P213">Alla prossima esecuzione del codice, otterremo un output diverso.</text:p>
      <text:h text:style-name="P384" text:outline-level="2"><text:bookmark-start text:name="__RefHeading___Toc1680_1982678161"/><text:soft-page-break/>CONCORRENZA IN JAVA<text:bookmark-end text:name="__RefHeading___Toc1680_1982678161"/></text:h>
      <text:p text:style-name="P122">La concorrenza è la possibilità di eseguire più task in parallelo. L’utilizzo della concorrenza è molto utile quando i processi possono essere parallelizzati, senza necessità di serializzarli. Ad esempio, immaginiamo che in un browser possiamo caricare contemporaneamente più pagine. Se il browser non fosse stato un software multithreading, non avremmo potuto effettuare questa operazione, ma avremmo dovuto aspettare il caricamento di una pagina per poterne richiedere un’altra.</text:p>
      <text:p text:style-name="P117">In JAVA la concorrenza si implementa tramite tre strumenti:</text:p>
      <text:list xml:id="list2738987117" text:style-name="L47">
        <text:list-item>
          <text:p text:style-name="P494">I Thread, disponibili dalla versione 1.0 di JAVA.</text:p>
        </text:list-item>
        <text:list-item>
          <text:p text:style-name="P494">Il framework Executor, disponibile dalla versione 1.5 di JAVA.</text:p>
        </text:list-item>
        <text:list-item>
          <text:p text:style-name="P494">Il framework Fork/Join, disponibile dalla versione 1.7 di JAVA.</text:p>
        </text:list-item>
      </text:list>
      <text:p text:style-name="P117"/>
      <text:h text:style-name="P402" text:outline-level="3"><text:bookmark-start text:name="__RefHeading___Toc3347_3401211751"/>CONCORRENZA CON L’UTILIZZO DEI THREAD<text:bookmark-end text:name="__RefHeading___Toc3347_3401211751"/></text:h>
      <text:p text:style-name="P117">Per creare un thread è necessario, abbiamo già detto, creare la classe che estenda Thread, oppure che implementi Runnable, e che implementi in entrambi i casi il metodo run(). All’interno del metodo run() dobbiamo inserire la logica relativa al task da eseguire.</text:p>
      <text:p text:style-name="P117">L’avvio del thread si ha con il metodo start(), mentre l’attesa del completamento del task (l’attesa dell’esecuzione completa del thread) si ha con il metodo join().</text:p>
      <text:p text:style-name="P117">Se vogliamo passare dei parametri d’ingresso, siccome il metodo run() non accetta parametri d’ingresso ed è un metodo void (cioè non restituisce parametri), dobbiamo definire un costruttore personalizzato che riceva in ingresso i parametri necessari. A quel punto, possiamo lavorare con i parametri ricevuti in ingresso dal costruttore.</text:p>
      <text:p text:style-name="P117">Facciamo un esempio in cui supponiamo di creare una classe che consenta di recuperare l’output (l’html) di una pagina web:</text:p>
      <text:p text:style-name="P116"><text:span text:style-name="T70">import </text:span><text:span text:style-name="T92">java.io.BufferedReader</text:span><text:span text:style-name="T118">;</text:span><text:span text:style-name="T254"><text:line-break/></text:span><text:span text:style-name="T70">import </text:span><text:span text:style-name="T92">java.io.IOException</text:span><text:span text:style-name="T118">;</text:span><text:span text:style-name="T254"><text:line-break/></text:span><text:span text:style-name="T70">import </text:span><text:span text:style-name="T92">java.io.InputStream</text:span><text:span text:style-name="T118">;</text:span><text:span text:style-name="T254"><text:line-break/></text:span><text:span text:style-name="T70">import </text:span><text:span text:style-name="T92">java.io.InputStreamReader</text:span><text:span text:style-name="T118">;</text:span><text:span text:style-name="T254"><text:line-break/></text:span><text:span text:style-name="T70">import </text:span><text:span text:style-name="T92">java.net.MalformedURLException</text:span><text:span text:style-name="T118">;</text:span><text:span text:style-name="T254"><text:line-break/></text:span><text:span text:style-name="T70">import </text:span><text:span text:style-name="T92">java.net.URL</text:span><text:span text:style-name="T118">;</text:span><text:span text:style-name="T254"><text:line-break/></text:span><text:span text:style-name="T70">import </text:span><text:span text:style-name="T92">java.net.URLConnection</text:span><text:span text:style-name="T118">;</text:span><text:span text:style-name="T254"><text:line-break/><text:line-break/></text:span><text:span text:style-name="T70">public class </text:span><text:span text:style-name="T92">GetPaginaSito </text:span><text:span text:style-name="T70">extends </text:span><text:span text:style-name="T92">Thread </text:span><text:span text:style-name="T118">{</text:span><text:span text:style-name="T254"><text:line-break/><text:line-break/></text:span><text:span text:style-name="T118"> <text:s text:c="3"/></text:span><text:span text:style-name="T70">private </text:span><text:span text:style-name="T92">String </text:span><text:span text:style-name="T155">url</text:span><text:span text:style-name="T118">;</text:span><text:span text:style-name="T254"><text:line-break/></text:span><text:span text:style-name="T118"> <text:s text:c="3"/></text:span><text:span text:style-name="T70">private </text:span><text:span text:style-name="T92">String </text:span><text:span text:style-name="T155">content</text:span><text:span text:style-name="T118">;</text:span><text:span text:style-name="T254"><text:line-break/><text:line-break/></text:span><text:span text:style-name="T118"> <text:s text:c="3"/></text:span><text:span text:style-name="T131">/*Creo il costruttore per poter passare un parametro in ingresso</text:span><text:span text:style-name="T254"><text:line-break/></text:span><text:span text:style-name="T131"> <text:s text:c="3"/>* alla logica all'interno di new()*/</text:span><text:span text:style-name="T254"><text:line-break/></text:span><text:span text:style-name="T131"> <text:s text:c="3"/></text:span><text:span text:style-name="T70">public </text:span><text:span text:style-name="T143">GetPaginaSito</text:span><text:span text:style-name="T118">(</text:span><text:span text:style-name="T92">String </text:span><text:span text:style-name="T118">url){</text:span><text:span text:style-name="T254"><text:line-break/></text:span><text:span text:style-name="T118"> <text:s text:c="7"/></text:span><text:span text:style-name="T70">super</text:span><text:span text:style-name="T118">();</text:span><text:span text:style-name="T254"><text:line-break/></text:span><text:span text:style-name="T118"> <text:s text:c="7"/></text:span><text:span text:style-name="T70">this</text:span><text:span text:style-name="T118">.</text:span><text:span text:style-name="T155">url </text:span><text:span text:style-name="T118">= url;</text:span><text:span text:style-name="T254"><text:line-break/></text:span><text:span text:style-name="T118"> <text:s text:c="3"/>}</text:span><text:span text:style-name="T254"><text:line-break/><text:line-break/></text:span><text:span text:style-name="T118"> <text:s text:c="3"/></text:span><text:span text:style-name="T137">@Override</text:span><text:span text:style-name="T254"><text:line-break/></text:span><text:soft-page-break/><text:span text:style-name="T137"> <text:s text:c="3"/></text:span><text:span text:style-name="T70">public void </text:span><text:span text:style-name="T143">run</text:span><text:span text:style-name="T118">() {</text:span><text:span text:style-name="T254"><text:line-break/></text:span><text:span text:style-name="T118"> <text:s text:c="6"/></text:span><text:span text:style-name="T131">/*Dentro il metodo run() implemento la logica che permette</text:span><text:span text:style-name="T254"><text:line-break/></text:span><text:span text:style-name="T131"> <text:s text:c="6"/>di invocare una URL e di recuperare le informazioni*/</text:span><text:span text:style-name="T254"><text:line-break/></text:span><text:span text:style-name="T131"> <text:s text:c="7"/></text:span><text:span text:style-name="T70">try </text:span><text:span text:style-name="T118">{</text:span><text:span text:style-name="T254"><text:line-break/></text:span><text:span text:style-name="T118"> <text:s text:c="11"/></text:span><text:span text:style-name="T131">/*Sto passando la url in ingresso dal costruttore*/</text:span><text:span text:style-name="T254"><text:line-break/></text:span><text:span text:style-name="T131"> <text:s text:c="11"/></text:span><text:span text:style-name="T92">URL u </text:span><text:span text:style-name="T118">= </text:span><text:span text:style-name="T70">new </text:span><text:span text:style-name="T118">URL(</text:span><text:span text:style-name="T155">url</text:span><text:span text:style-name="T118">);</text:span><text:span text:style-name="T254"><text:line-break/><text:line-break/></text:span><text:span text:style-name="T118"> <text:s text:c="11"/></text:span><text:span text:style-name="T131">/*Creo la connessione*/</text:span><text:span text:style-name="T254"><text:line-break/></text:span><text:span text:style-name="T131"> <text:s text:c="11"/></text:span><text:span text:style-name="T92">URLConnection con </text:span><text:span text:style-name="T118">= </text:span><text:span text:style-name="T92">u</text:span><text:span text:style-name="T118">.openConnection();</text:span><text:span text:style-name="T254"><text:line-break/><text:line-break/></text:span><text:span text:style-name="T118"> <text:s text:c="11"/></text:span><text:span text:style-name="T131">/*Attraverso l'invocazione del metodo getInputStream(), recuperiamo</text:span><text:span text:style-name="T254"><text:line-break/></text:span><text:span text:style-name="T131"> <text:s text:c="11"/>l'output del nostro sito, quindi la nostra pagina html*/</text:span><text:span text:style-name="T254"><text:line-break/></text:span><text:span text:style-name="T131"> <text:s text:c="11"/></text:span><text:span text:style-name="T92">InputStream is </text:span><text:span text:style-name="T118">= </text:span><text:span text:style-name="T92">con</text:span><text:span text:style-name="T118">.getInputStream();</text:span><text:span text:style-name="T254"><text:line-break/><text:line-break/></text:span><text:span text:style-name="T118"> <text:s text:c="11"/></text:span><text:span text:style-name="T131">/*Scrivo il contenuto della pagina html in un file, mediante il</text:span><text:span text:style-name="T254"><text:line-break/></text:span><text:span text:style-name="T131"> <text:s text:c="11"/>metodo getString() della classe Utils, che prende in ingresso</text:span><text:span text:style-name="T254"><text:line-break/></text:span><text:span text:style-name="T131"> <text:s text:c="11"/>un InputStream e scrive in uno StringBuilder tutto l'output</text:span><text:span text:style-name="T254"><text:line-break/></text:span><text:span text:style-name="T131"> <text:s text:c="11"/>della nostra pagina web*/</text:span><text:span text:style-name="T254"><text:line-break/></text:span><text:span text:style-name="T131"> <text:s text:c="11"/></text:span><text:span text:style-name="T118">setContent(</text:span><text:span text:style-name="T92">Utils</text:span><text:span text:style-name="T118">.</text:span><text:span text:style-name="T120">getString</text:span><text:span text:style-name="T118">(</text:span><text:span text:style-name="T92">is</text:span><text:span text:style-name="T118">));</text:span><text:span text:style-name="T254"><text:line-break/><text:line-break/></text:span><text:span text:style-name="T118"> <text:s text:c="7"/>} </text:span><text:span text:style-name="T70">catch </text:span><text:span text:style-name="T118">(</text:span><text:span text:style-name="T92">MalformedURLException </text:span><text:span text:style-name="T118">e) {</text:span><text:span text:style-name="T254"><text:line-break/></text:span><text:span text:style-name="T118"> <text:s text:c="11"/>e.printStackTrace();</text:span><text:span text:style-name="T254"><text:line-break/></text:span><text:span text:style-name="T118"> <text:s text:c="7"/>} </text:span><text:span text:style-name="T70">catch </text:span><text:span text:style-name="T118">(</text:span><text:span text:style-name="T92">IOException </text:span><text:span text:style-name="T118">e) {</text:span><text:span text:style-name="T254"><text:line-break/></text:span><text:span text:style-name="T118"> <text:s text:c="11"/>e.printStackTrace();</text:span><text:span text:style-name="T254"><text:line-break/></text:span><text:span text:style-name="T118"> <text:s text:c="7"/>}</text:span><text:span text:style-name="T254"><text:line-break/></text:span><text:span text:style-name="T118"> <text:s text:c="3"/>}</text:span><text:span text:style-name="T254"><text:line-break/><text:line-break/></text:span><text:span text:style-name="T118"> <text:s text:c="3"/></text:span><text:span text:style-name="T131">/*Genero i metodi getter e setter per l'accesso alla variabili private url e content*/</text:span><text:span text:style-name="T254"><text:line-break/></text:span><text:span text:style-name="T131"> <text:s text:c="3"/></text:span><text:span text:style-name="T70">public </text:span><text:span text:style-name="T92">String </text:span><text:span text:style-name="T143">getUrl</text:span><text:span text:style-name="T118">() {</text:span><text:span text:style-name="T254"><text:line-break/></text:span><text:span text:style-name="T118"> <text:s text:c="7"/></text:span><text:span text:style-name="T70">return </text:span><text:span text:style-name="T155">url</text:span><text:span text:style-name="T118">;</text:span><text:span text:style-name="T254"><text:line-break/></text:span><text:span text:style-name="T118"> <text:s text:c="3"/>}</text:span><text:span text:style-name="T254"><text:line-break/><text:line-break/></text:span><text:span text:style-name="T118"> <text:s text:c="3"/></text:span><text:span text:style-name="T70">public void </text:span><text:span text:style-name="T143">setUrl</text:span><text:span text:style-name="T118">(</text:span><text:span text:style-name="T92">String </text:span><text:span text:style-name="T118">url) {</text:span><text:span text:style-name="T254"><text:line-break/></text:span><text:span text:style-name="T118"> <text:s text:c="7"/></text:span><text:span text:style-name="T70">this</text:span><text:span text:style-name="T118">.</text:span><text:span text:style-name="T155">url </text:span><text:span text:style-name="T118">= url;</text:span><text:span text:style-name="T254"><text:line-break/></text:span><text:span text:style-name="T118"> <text:s text:c="3"/>}</text:span><text:span text:style-name="T254"><text:line-break/><text:line-break/></text:span><text:span text:style-name="T118"> <text:s text:c="3"/></text:span><text:span text:style-name="T70">public </text:span><text:span text:style-name="T92">String </text:span><text:span text:style-name="T143">getContent</text:span><text:span text:style-name="T118">() {</text:span><text:span text:style-name="T254"><text:line-break/></text:span><text:span text:style-name="T118"> <text:s text:c="7"/></text:span><text:span text:style-name="T70">return </text:span><text:span text:style-name="T155">content</text:span><text:span text:style-name="T118">;</text:span><text:span text:style-name="T254"><text:line-break/></text:span><text:span text:style-name="T118"> <text:s text:c="3"/>}</text:span><text:span text:style-name="T254"><text:line-break/><text:line-break/></text:span><text:span text:style-name="T118"> <text:s text:c="3"/></text:span><text:span text:style-name="T70">public void </text:span><text:span text:style-name="T143">setContent</text:span><text:span text:style-name="T118">(</text:span><text:span text:style-name="T92">String </text:span><text:span text:style-name="T118">content) {</text:span><text:span text:style-name="T254"><text:line-break/></text:span><text:span text:style-name="T118"> <text:s text:c="7"/></text:span><text:span text:style-name="T70">this</text:span><text:span text:style-name="T118">.</text:span><text:span text:style-name="T155">content </text:span><text:span text:style-name="T118">= content;</text:span><text:span text:style-name="T254"><text:line-break/></text:span><text:span text:style-name="T118"> <text:s text:c="3"/>}</text:span><text:span text:style-name="T254"><text:line-break/></text:span><text:span text:style-name="T118">}</text:span><text:span text:style-name="T254"><text:line-break/><text:line-break/></text:span><text:span text:style-name="T70">class </text:span><text:span text:style-name="T92">Utils </text:span><text:span text:style-name="T118">{</text:span><text:span text:style-name="T254"><text:line-break/></text:span><text:span text:style-name="T118"> <text:s text:c="3"/></text:span><text:span text:style-name="T70">public static </text:span><text:span text:style-name="T92">String </text:span><text:span text:style-name="T143">getString</text:span><text:span text:style-name="T118">(</text:span><text:span text:style-name="T92">InputStream </text:span><text:span text:style-name="T118">is) {</text:span><text:span text:style-name="T254"><text:line-break/></text:span><text:span text:style-name="T118"> <text:s text:c="7"/></text:span><text:span text:style-name="T92">BufferedReader </text:span><text:span text:style-name="T118">br = </text:span><text:span text:style-name="T70">null</text:span><text:span text:style-name="T118">;</text:span><text:span text:style-name="T254"><text:line-break/></text:span><text:span text:style-name="T118"> <text:s text:c="7"/></text:span><text:span text:style-name="T92">StringBuilder sb </text:span><text:span text:style-name="T118">= </text:span><text:span text:style-name="T70">new </text:span><text:span text:style-name="T118">StringBuilder();</text:span><text:span text:style-name="T254"><text:line-break/><text:line-break/></text:span><text:span text:style-name="T118"> <text:s text:c="7"/></text:span><text:span text:style-name="T92">String </text:span><text:span text:style-name="T118">line;</text:span><text:span text:style-name="T254"><text:line-break/></text:span><text:span text:style-name="T118"> <text:s text:c="7"/></text:span><text:span text:style-name="T70">try </text:span><text:span text:style-name="T118">{</text:span><text:span text:style-name="T254"><text:line-break/></text:span><text:span text:style-name="T118"> <text:s text:c="11"/>br = </text:span><text:span text:style-name="T70">new </text:span><text:span text:style-name="T118">BufferedReader(</text:span><text:span text:style-name="T70">new </text:span><text:span text:style-name="T118">InputStreamReader(is));</text:span><text:span text:style-name="T254"><text:line-break/></text:span><text:span text:style-name="T118"> <text:s text:c="11"/></text:span><text:span text:style-name="T70">while </text:span><text:span text:style-name="T118">((line = br.readLine()) != </text:span><text:span text:style-name="T70">null</text:span><text:span text:style-name="T118">) {</text:span><text:span text:style-name="T254"><text:line-break/></text:span><text:span text:style-name="T118"> <text:s text:c="15"/></text:span><text:span text:style-name="T92">sb</text:span><text:span text:style-name="T118">.append(line);</text:span><text:span text:style-name="T254"><text:line-break/></text:span><text:span text:style-name="T118"> <text:s text:c="11"/>}</text:span><text:span text:style-name="T254"><text:line-break/><text:line-break/></text:span><text:span text:style-name="T118"> <text:s text:c="7"/>} </text:span><text:span text:style-name="T70">catch </text:span><text:span text:style-name="T118">(</text:span><text:span text:style-name="T92">IOException </text:span><text:span text:style-name="T118">e) {</text:span><text:span text:style-name="T254"><text:line-break/></text:span><text:soft-page-break/><text:span text:style-name="T118"> <text:s text:c="11"/>e.printStackTrace();</text:span><text:span text:style-name="T254"><text:line-break/></text:span><text:span text:style-name="T118"> <text:s text:c="7"/>} </text:span><text:span text:style-name="T70">finally </text:span><text:span text:style-name="T118">{</text:span><text:span text:style-name="T254"><text:line-break/></text:span><text:span text:style-name="T118"> <text:s text:c="11"/></text:span><text:span text:style-name="T70">if </text:span><text:span text:style-name="T118">(br != </text:span><text:span text:style-name="T70">null</text:span><text:span text:style-name="T118">) {</text:span><text:span text:style-name="T254"><text:line-break/></text:span><text:span text:style-name="T118"> <text:s text:c="15"/></text:span><text:span text:style-name="T70">try </text:span><text:span text:style-name="T118">{</text:span><text:span text:style-name="T254"><text:line-break/></text:span><text:span text:style-name="T118"> <text:s text:c="19"/>br.close();</text:span><text:span text:style-name="T254"><text:line-break/></text:span><text:span text:style-name="T118"> <text:s text:c="15"/>} </text:span><text:span text:style-name="T70">catch </text:span><text:span text:style-name="T118">(</text:span><text:span text:style-name="T92">IOException </text:span><text:span text:style-name="T118">e) {</text:span><text:span text:style-name="T254"><text:line-break/></text:span><text:span text:style-name="T118"> <text:s text:c="19"/>e.printStackTrace();</text:span><text:span text:style-name="T254"><text:line-break/></text:span><text:span text:style-name="T118"> <text:s text:c="15"/>}</text:span><text:span text:style-name="T254"><text:line-break/></text:span><text:span text:style-name="T118"> <text:s text:c="11"/>}</text:span><text:span text:style-name="T254"><text:line-break/></text:span><text:span text:style-name="T118"> <text:s text:c="7"/>}</text:span><text:span text:style-name="T254"><text:line-break/><text:line-break/></text:span><text:span text:style-name="T118"> <text:s text:c="7"/></text:span><text:span text:style-name="T70">return </text:span><text:span text:style-name="T92">sb</text:span><text:span text:style-name="T118">.toString();</text:span><text:span text:style-name="T254"><text:line-break/></text:span><text:span text:style-name="T118"> <text:s text:c="3"/>}</text:span><text:span text:style-name="T254"><text:line-break/></text:span><text:span text:style-name="T118">}</text:span><text:span text:style-name="T254"><text:line-break/><text:line-break/></text:span><text:span text:style-name="T70">class </text:span><text:span text:style-name="T92">MainConcorrenza</text:span><text:span text:style-name="T118">{</text:span><text:span text:style-name="T254"><text:line-break/></text:span><text:span text:style-name="T118"> <text:s text:c="3"/></text:span><text:span text:style-name="T70">public static void </text:span><text:span text:style-name="T143">main</text:span><text:span text:style-name="T118">(</text:span><text:span text:style-name="T92">String</text:span><text:span text:style-name="T118">[] args) {</text:span><text:span text:style-name="T254"><text:line-break/></text:span><text:span text:style-name="T118"> <text:s text:c="7"/></text:span><text:span text:style-name="T92">GetPaginaSito s1 </text:span><text:span text:style-name="T118">= </text:span><text:span text:style-name="T70">new </text:span><text:span text:style-name="T118">GetPaginaSito(</text:span><text:span text:style-name="T165">"http://www.paolopreite.it"</text:span><text:span text:style-name="T118">);</text:span><text:span text:style-name="T254"><text:line-break/></text:span><text:span text:style-name="T118"> <text:s text:c="7"/></text:span><text:span text:style-name="T92">GetPaginaSito s2 </text:span><text:span text:style-name="T118">= </text:span><text:span text:style-name="T70">new </text:span><text:span text:style-name="T118">GetPaginaSito(</text:span><text:span text:style-name="T165">"http://www.google.it"</text:span><text:span text:style-name="T118">);</text:span><text:span text:style-name="T254"><text:line-break/><text:line-break/></text:span><text:span text:style-name="T118"> <text:s text:c="7"/></text:span><text:span text:style-name="T92">s1</text:span><text:span text:style-name="T118">.start();</text:span><text:span text:style-name="T254"><text:line-break/></text:span><text:span text:style-name="T118"> <text:s text:c="7"/></text:span><text:span text:style-name="T92">s2</text:span><text:span text:style-name="T118">.start();</text:span><text:span text:style-name="T254"><text:line-break/><text:line-break/></text:span><text:span text:style-name="T118"> <text:s text:c="7"/></text:span><text:span text:style-name="T131">/*Attendo il completamento di ciascun thread, prima di eseguire</text:span><text:span text:style-name="T254"><text:line-break/></text:span><text:span text:style-name="T131"> <text:s text:c="7"/>quello successivo, in modo da non farli interrompere a vicenda*/</text:span><text:span text:style-name="T254"><text:line-break/></text:span><text:span text:style-name="T131"> <text:s text:c="7"/></text:span><text:span text:style-name="T70">try </text:span><text:span text:style-name="T118">{</text:span><text:span text:style-name="T254"><text:line-break/></text:span><text:span text:style-name="T118"> <text:s text:c="11"/></text:span><text:span text:style-name="T92">s1</text:span><text:span text:style-name="T118">.join();</text:span><text:span text:style-name="T254"><text:line-break/></text:span><text:span text:style-name="T118"> <text:s text:c="11"/></text:span><text:span text:style-name="T92">s2</text:span><text:span text:style-name="T118">.join();</text:span><text:span text:style-name="T254"><text:line-break/></text:span><text:span text:style-name="T118"> <text:s text:c="7"/>} </text:span><text:span text:style-name="T70">catch </text:span><text:span text:style-name="T118">(</text:span><text:span text:style-name="T92">InterruptedException </text:span><text:span text:style-name="T118">e) {</text:span><text:span text:style-name="T254"><text:line-break/></text:span><text:span text:style-name="T118"> <text:s text:c="11"/>e.printStackTrace();</text:span><text:span text:style-name="T254"><text:line-break/></text:span><text:span text:style-name="T118"> <text:s text:c="7"/>}</text:span><text:span text:style-name="T254"><text:line-break/><text:line-break/></text:span><text:span text:style-name="T118"> <text:s text:c="7"/></text:span><text:span text:style-name="T92">System</text:span><text:span text:style-name="T118">.</text:span><text:span text:style-name="T153">out</text:span><text:span text:style-name="T118">.println(</text:span><text:span text:style-name="T165">"Output sito Paolo Preite"</text:span><text:span text:style-name="T118">);</text:span><text:span text:style-name="T254"><text:line-break/></text:span><text:span text:style-name="T118"> <text:s text:c="7"/></text:span><text:span text:style-name="T92">System</text:span><text:span text:style-name="T118">.</text:span><text:span text:style-name="T153">out</text:span><text:span text:style-name="T118">.println(</text:span><text:span text:style-name="T92">s1</text:span><text:span text:style-name="T118">.getContent());</text:span><text:span text:style-name="T254"><text:line-break/><text:line-break/></text:span><text:span text:style-name="T118"> <text:s text:c="7"/></text:span><text:span text:style-name="T92">System</text:span><text:span text:style-name="T118">.</text:span><text:span text:style-name="T153">out</text:span><text:span text:style-name="T118">.println(</text:span><text:span text:style-name="T165">"Output sito Google"</text:span><text:span text:style-name="T118">);</text:span><text:span text:style-name="T254"><text:line-break/></text:span><text:span text:style-name="T118"> <text:s text:c="7"/></text:span><text:span text:style-name="T92">System</text:span><text:span text:style-name="T118">.</text:span><text:span text:style-name="T153">out</text:span><text:span text:style-name="T118">.println(</text:span><text:span text:style-name="T92">s2</text:span><text:span text:style-name="T118">.getContent());</text:span><text:span text:style-name="T254"><text:line-break/></text:span><text:span text:style-name="T118"> <text:s text:c="3"/>}</text:span><text:span text:style-name="T254"><text:line-break/></text:span><text:span text:style-name="T118">}</text:span><text:span text:style-name="T254"><text:line-break/></text:span><text:line-break/></text:p>
      <text:h text:style-name="P403" text:outline-level="3"/>
      <text:p text:style-name="P118"/>
      <text:p text:style-name="P118"/>
      <text:p text:style-name="P118"/>
      <text:p text:style-name="P118"/>
      <text:p text:style-name="P118"/>
      <text:p text:style-name="P118"/>
      <text:p text:style-name="P118"/>
      <text:h text:style-name="P403" text:outline-level="3"><text:bookmark-start text:name="__RefHeading___Toc3349_3401211751"/><text:soft-page-break/>CONCORRENZA CON L’UTILIZZO DEGLI EXECUTOR<text:bookmark-end text:name="__RefHeading___Toc3349_3401211751"/></text:h>
      <text:p text:style-name="P118">Vediamo adesso come gestire la concorrenza attraverso gli Executor, che sono disponibili a partire dalla versione 1.5 di JAVA.</text:p>
      <text:p text:style-name="P118">Dobbiamo creare innanzitutto una classe che implementi l’interfaccia Callable e che definisca il metodo call(). A questo punto, per eseguire i thread, dobbiamo creare un’istanza della classe <text:span text:style-name="T181">ExecutorService ed utilizzare il metodo invokeAll(). Questo metodo ritorna una lista di oggetti Future, attraverso cui è possibile recuperare il valore di ritorno di ogni invocazione.</text:span></text:p>
      <text:p text:style-name="P121">Vediamo di nuovo l’esempio della pagina web, ma con l’utilizzo degli Executor:</text:p>
      <text:p text:style-name="P318"><text:span text:style-name="T65">import </text:span><text:span text:style-name="T76">java.io.IOException</text:span><text:span text:style-name="T97">;</text:span><text:line-break/><text:span text:style-name="T65">import </text:span><text:span text:style-name="T76">java.io.InputStream</text:span><text:span text:style-name="T97">;</text:span><text:line-break/><text:span text:style-name="T65">import </text:span><text:span text:style-name="T76">java.net.MalformedURLException</text:span><text:span text:style-name="T97">;</text:span><text:line-break/><text:span text:style-name="T65">import </text:span><text:span text:style-name="T76">java.net.URL</text:span><text:span text:style-name="T97">;</text:span><text:line-break/><text:span text:style-name="T65">import </text:span><text:span text:style-name="T76">java.net.URLConnection</text:span><text:span text:style-name="T97">;</text:span><text:line-break/><text:span text:style-name="T65">import </text:span><text:span text:style-name="T76">java.util.ArrayList</text:span><text:span text:style-name="T97">;</text:span><text:line-break/><text:span text:style-name="T65">import </text:span><text:span text:style-name="T76">java.util.List</text:span><text:span text:style-name="T97">;</text:span><text:line-break/><text:span text:style-name="T65">import </text:span><text:span text:style-name="T76">java.util.concurrent.</text:span><text:span text:style-name="T97">*;</text:span><text:line-break/><text:line-break/><text:span text:style-name="T65">public class </text:span><text:span text:style-name="T76">GetPaginaSitoExecutor </text:span><text:span text:style-name="T65">implements </text:span><text:span text:style-name="T76">Callable </text:span><text:span text:style-name="T97">&lt;</text:span><text:span text:style-name="T76">String</text:span><text:span text:style-name="T97">&gt;{ </text:span><text:span text:style-name="T125">/*String è il tipo di output*/</text:span><text:line-break/><text:span text:style-name="T125"> <text:s text:c="3"/></text:span><text:span text:style-name="T65">private </text:span><text:span text:style-name="T76">String </text:span><text:span text:style-name="T152">url</text:span><text:span text:style-name="T97">;</text:span><text:line-break/><text:span text:style-name="T97"> <text:s text:c="3"/></text:span><text:span text:style-name="T65">private </text:span><text:span text:style-name="T76">String </text:span><text:span text:style-name="T152">content</text:span><text:span text:style-name="T97">;</text:span><text:line-break/><text:line-break/><text:span text:style-name="T97"> <text:s text:c="3"/></text:span><text:span text:style-name="T65">public </text:span><text:span text:style-name="T139">GetPaginaSitoExecutor</text:span><text:span text:style-name="T97">(</text:span><text:span text:style-name="T76">String </text:span><text:span text:style-name="T97">url){</text:span><text:line-break/><text:span text:style-name="T97"> <text:s text:c="7"/></text:span><text:span text:style-name="T65">super</text:span><text:span text:style-name="T97">();</text:span><text:line-break/><text:span text:style-name="T97"> <text:s text:c="7"/></text:span><text:span text:style-name="T65">this</text:span><text:span text:style-name="T97">.</text:span><text:span text:style-name="T152">url </text:span><text:span text:style-name="T97">= url;</text:span><text:line-break/><text:span text:style-name="T97"> <text:s text:c="3"/>}</text:span><text:line-break/><text:line-break/><text:span text:style-name="T97"> <text:s text:c="3"/></text:span><text:span text:style-name="T134">@Override</text:span><text:line-break/><text:span text:style-name="T134"> <text:s text:c="3"/></text:span><text:span text:style-name="T65">public </text:span><text:span text:style-name="T76">String </text:span><text:span text:style-name="T139">call</text:span><text:span text:style-name="T97">() </text:span><text:span text:style-name="T65">throws </text:span><text:span text:style-name="T76">Exception </text:span><text:span text:style-name="T97">{</text:span><text:line-break/><text:line-break/><text:span text:style-name="T97"> <text:s text:c="7"/></text:span><text:span text:style-name="T65">try </text:span><text:span text:style-name="T97">{</text:span><text:line-break/><text:span text:style-name="T97"> <text:s text:c="11"/></text:span><text:span text:style-name="T76">URL u </text:span><text:span text:style-name="T97">= </text:span><text:span text:style-name="T65">new </text:span><text:span text:style-name="T97">URL(</text:span><text:span text:style-name="T152">url</text:span><text:span text:style-name="T97">);</text:span><text:line-break/><text:line-break/><text:span text:style-name="T97"> <text:s text:c="11"/></text:span><text:span text:style-name="T76">URLConnection con </text:span><text:span text:style-name="T97">= </text:span><text:span text:style-name="T76">u</text:span><text:span text:style-name="T97">.openConnection();</text:span><text:line-break/><text:line-break/><text:span text:style-name="T97"> <text:s text:c="11"/></text:span><text:span text:style-name="T76">InputStream is </text:span><text:span text:style-name="T97">= </text:span><text:span text:style-name="T76">con</text:span><text:span text:style-name="T97">.getInputStream();</text:span><text:line-break/><text:line-break/><text:span text:style-name="T97"> <text:s text:c="11"/></text:span><text:span text:style-name="T65">return </text:span><text:span text:style-name="T76">Utils</text:span><text:span text:style-name="T97">.</text:span><text:span text:style-name="T104">getString</text:span><text:span text:style-name="T97">(</text:span><text:span text:style-name="T76">is</text:span><text:span text:style-name="T97">);</text:span><text:line-break/><text:line-break/><text:span text:style-name="T97"> <text:s text:c="7"/>} </text:span><text:span text:style-name="T65">catch </text:span><text:span text:style-name="T97">(</text:span><text:span text:style-name="T76">MalformedURLException </text:span><text:span text:style-name="T97">e) {</text:span><text:line-break/><text:span text:style-name="T97"> <text:s text:c="11"/>e.printStackTrace();</text:span><text:line-break/><text:span text:style-name="T97"> <text:s text:c="7"/>} </text:span><text:span text:style-name="T65">catch </text:span><text:span text:style-name="T97">(</text:span><text:span text:style-name="T76">IOException </text:span><text:span text:style-name="T97">e) {</text:span><text:line-break/><text:span text:style-name="T97"> <text:s text:c="11"/>e.printStackTrace();</text:span><text:line-break/><text:span text:style-name="T97"> <text:s text:c="7"/>}</text:span><text:line-break/><text:span text:style-name="T97"> <text:s text:c="7"/></text:span><text:span text:style-name="T65">return null</text:span><text:span text:style-name="T97">;</text:span><text:line-break/><text:span text:style-name="T97"> <text:s text:c="3"/>}</text:span><text:line-break/><text:line-break/><text:span text:style-name="T97"> <text:s text:c="3"/></text:span><text:span text:style-name="T65">public </text:span><text:span text:style-name="T76">String </text:span><text:span text:style-name="T139">getUrl</text:span><text:span text:style-name="T97">() {</text:span><text:line-break/><text:span text:style-name="T97"> <text:s text:c="7"/></text:span><text:span text:style-name="T65">return </text:span><text:span text:style-name="T152">url</text:span><text:span text:style-name="T97">;</text:span><text:line-break/><text:span text:style-name="T97"> <text:s text:c="3"/>}</text:span><text:line-break/><text:line-break/><text:span text:style-name="T97"> <text:s text:c="3"/></text:span><text:span text:style-name="T65">public void </text:span><text:span text:style-name="T139">setUrl</text:span><text:span text:style-name="T97">(</text:span><text:span text:style-name="T76">String </text:span><text:span text:style-name="T97">url) {</text:span><text:line-break/><text:span text:style-name="T97"> <text:s text:c="7"/></text:span><text:span text:style-name="T65">this</text:span><text:span text:style-name="T97">.</text:span><text:span text:style-name="T152">url </text:span><text:span text:style-name="T97">= url;</text:span><text:line-break/><text:span text:style-name="T97"> <text:s text:c="3"/>}</text:span><text:line-break/><text:soft-page-break/><text:line-break/><text:span text:style-name="T97"> <text:s text:c="3"/></text:span><text:span text:style-name="T65">public </text:span><text:span text:style-name="T76">String </text:span><text:span text:style-name="T139">getContent</text:span><text:span text:style-name="T97">() {</text:span><text:line-break/><text:span text:style-name="T97"> <text:s text:c="7"/></text:span><text:span text:style-name="T65">return </text:span><text:span text:style-name="T152">content</text:span><text:span text:style-name="T97">;</text:span><text:line-break/><text:span text:style-name="T97"> <text:s text:c="3"/>}</text:span><text:line-break/><text:line-break/><text:span text:style-name="T97"> <text:s text:c="3"/></text:span><text:span text:style-name="T65">public void </text:span><text:span text:style-name="T139">setContent</text:span><text:span text:style-name="T97">(</text:span><text:span text:style-name="T76">String </text:span><text:span text:style-name="T97">content) {</text:span><text:line-break/><text:span text:style-name="T97"> <text:s text:c="7"/></text:span><text:span text:style-name="T65">this</text:span><text:span text:style-name="T97">.</text:span><text:span text:style-name="T152">content </text:span><text:span text:style-name="T97">= content;</text:span><text:line-break/><text:span text:style-name="T97"> <text:s text:c="3"/>}</text:span><text:line-break/><text:span text:style-name="T97">}</text:span><text:line-break/><text:line-break/><text:span text:style-name="T65">class </text:span><text:span text:style-name="T76">MainConcorrenzaExecutor</text:span><text:span text:style-name="T97">{</text:span><text:line-break/><text:span text:style-name="T97"> <text:s text:c="3"/></text:span><text:span text:style-name="T65">public static void </text:span><text:span text:style-name="T139">main</text:span><text:span text:style-name="T97">(</text:span><text:span text:style-name="T76">String</text:span><text:span text:style-name="T97">[] args) </text:span><text:span text:style-name="T65">throws </text:span><text:span text:style-name="T76">InterruptedException</text:span><text:span text:style-name="T97">, </text:span><text:span text:style-name="T76">ExecutionException </text:span><text:span text:style-name="T97">{</text:span><text:line-break/><text:span text:style-name="T97"> <text:s text:c="7"/></text:span><text:span text:style-name="T76">List</text:span><text:span text:style-name="T97">&lt;</text:span><text:span text:style-name="T76">Callable</text:span><text:span text:style-name="T97">&lt;</text:span><text:span text:style-name="T76">String</text:span><text:span text:style-name="T97">&gt;&gt; </text:span><text:span text:style-name="T76">siti </text:span><text:span text:style-name="T97">= </text:span><text:span text:style-name="T65">new </text:span><text:span text:style-name="T97">ArrayList&lt;</text:span><text:span text:style-name="T76">Callable</text:span><text:span text:style-name="T97">&lt;</text:span><text:span text:style-name="T76">String</text:span><text:span text:style-name="T97">&gt;&gt;();</text:span><text:line-break/><text:line-break/><text:span text:style-name="T97"> <text:s text:c="7"/></text:span><text:span text:style-name="T76">siti</text:span><text:span text:style-name="T97">.add(</text:span><text:span text:style-name="T65">new </text:span><text:span text:style-name="T97">GetPaginaSitoExecutor(</text:span><text:span text:style-name="T162">"http://www.paolopreite.it"</text:span><text:span text:style-name="T97">));</text:span><text:line-break/><text:span text:style-name="T97"> <text:s text:c="7"/></text:span><text:span text:style-name="T76">siti</text:span><text:span text:style-name="T97">.add(</text:span><text:span text:style-name="T65">new </text:span><text:span text:style-name="T97">GetPaginaSitoExecutor(</text:span><text:span text:style-name="T162">"http://www.google.it"</text:span><text:span text:style-name="T97">));</text:span><text:line-break/><text:line-break/><text:span text:style-name="T97"> <text:s text:c="7"/></text:span><text:span text:style-name="T76">ExecutorService ex </text:span><text:span text:style-name="T97">= </text:span><text:span text:style-name="T76">Executors</text:span><text:span text:style-name="T97">.</text:span><text:span text:style-name="T104">newSingleThreadExecutor</text:span><text:span text:style-name="T97">();</text:span><text:line-break/><text:line-break/><text:span text:style-name="T97"> <text:s text:c="7"/></text:span><text:span text:style-name="T76">List</text:span><text:span text:style-name="T97">&lt;</text:span><text:span text:style-name="T76">Future</text:span><text:span text:style-name="T97">&lt;</text:span><text:span text:style-name="T76">String</text:span><text:span text:style-name="T97">&gt;&gt; </text:span><text:span text:style-name="T76">out </text:span><text:span text:style-name="T97">= </text:span><text:span text:style-name="T76">ex</text:span><text:span text:style-name="T97">.invokeAll(</text:span><text:span text:style-name="T76">siti</text:span><text:span text:style-name="T97">);</text:span><text:line-break/><text:line-break/><text:span text:style-name="T97"> <text:s text:c="7"/></text:span><text:span text:style-name="T65">for</text:span><text:span text:style-name="T97">(</text:span><text:span text:style-name="T76">Future</text:span><text:span text:style-name="T97">&lt;</text:span><text:span text:style-name="T76">String</text:span><text:span text:style-name="T97">&gt; </text:span><text:span text:style-name="T76">future </text:span><text:span text:style-name="T97">: </text:span><text:span text:style-name="T76">out</text:span><text:span text:style-name="T97">){ </text:span><text:span text:style-name="T125">/*for each*/</text:span><text:line-break/><text:span text:style-name="T125"> <text:s text:c="11"/></text:span><text:span text:style-name="T76">System</text:span><text:span text:style-name="T97">.</text:span><text:span text:style-name="T149">out</text:span><text:span text:style-name="T97">.println(</text:span><text:span text:style-name="T76">future</text:span><text:span text:style-name="T97">.get());</text:span><text:line-break/><text:span text:style-name="T97"> <text:s text:c="7"/>}</text:span><text:line-break/><text:line-break/><text:span text:style-name="T97"> <text:s text:c="7"/></text:span><text:span text:style-name="T76">ex</text:span><text:span text:style-name="T97">.shutdown();</text:span><text:span text:style-name="T125">/*Termino l'istanza dell'ExecutorService*/</text:span><text:line-break/><text:span text:style-name="T125"> <text:s text:c="3"/></text:span><text:span text:style-name="T97">}</text:span><text:line-break/><text:span text:style-name="T97">}</text:span></text:p>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h text:style-name="P404" text:outline-level="3"><text:bookmark-start text:name="__RefHeading___Toc3916_3401211751"/><text:soft-page-break/>CONCORRENZA CON L’UTILIZZO DEL FRAMEWORK FORK/JOIN<text:bookmark-end text:name="__RefHeading___Toc3916_3401211751"/></text:h>
      <text:p text:style-name="P123">Vediamo quest’ultimo in cui gestiamo la concorrenza tra thread attraverso il framework Fork/Join, disponibile dalla versione 1.7 di JAVA. Questo framework è una specializzazione del framework Executor.</text:p>
      <text:p text:style-name="P123">In questo caso dobbiamo creare una classe che estenda la classe RecursiveTask ed implementi il metodo compute().</text:p>
      <text:p text:style-name="P123">Per eseguire i thread dobbiamo creare un’istanza della classe ForkJoinPool ed utilizzare il metodo invoke().</text:p>
      <text:p text:style-name="P120">Vediamo di nuovo l’esempio della pagina web, ma con l’utilizzo <text:span text:style-name="T19">del framework Fork/Join</text:span>:</text:p>
      <text:p text:style-name="P319"><text:span text:style-name="T65">import </text:span><text:span text:style-name="T76">java.io.IOException</text:span><text:span text:style-name="T97">;</text:span><text:line-break/><text:span text:style-name="T65">import </text:span><text:span text:style-name="T76">java.io.InputStream</text:span><text:span text:style-name="T97">;</text:span><text:line-break/><text:span text:style-name="T65">import </text:span><text:span text:style-name="T76">java.net.MalformedURLException</text:span><text:span text:style-name="T97">;</text:span><text:line-break/><text:span text:style-name="T65">import </text:span><text:span text:style-name="T76">java.net.URL</text:span><text:span text:style-name="T97">;</text:span><text:line-break/><text:span text:style-name="T65">import </text:span><text:span text:style-name="T76">java.net.URLConnection</text:span><text:span text:style-name="T97">;</text:span><text:line-break/><text:span text:style-name="T65">import </text:span><text:span text:style-name="T76">java.util.concurrent.ForkJoinPool</text:span><text:span text:style-name="T97">;</text:span><text:line-break/><text:span text:style-name="T65">import </text:span><text:span text:style-name="T76">java.util.concurrent.RecursiveTask</text:span><text:span text:style-name="T97">;</text:span><text:line-break/><text:line-break/><text:span text:style-name="T65">public class </text:span><text:span text:style-name="T76">GetPaginaSitoForkJoin </text:span><text:span text:style-name="T65">extends </text:span><text:span text:style-name="T76">RecursiveTask</text:span><text:span text:style-name="T97">&lt;</text:span><text:span text:style-name="T76">String</text:span><text:span text:style-name="T97">&gt; {</text:span><text:line-break/><text:span text:style-name="T97"> <text:s text:c="3"/></text:span><text:span text:style-name="T65">private </text:span><text:span text:style-name="T76">String </text:span><text:span text:style-name="T152">url</text:span><text:span text:style-name="T97">;</text:span><text:line-break/><text:span text:style-name="T97"> <text:s text:c="3"/></text:span><text:span text:style-name="T65">private </text:span><text:span text:style-name="T76">String </text:span><text:span text:style-name="T152">content</text:span><text:span text:style-name="T97">;</text:span><text:line-break/><text:line-break/><text:span text:style-name="T97"> <text:s text:c="3"/></text:span><text:span text:style-name="T65">public </text:span><text:span text:style-name="T139">GetPaginaSitoForkJoin</text:span><text:span text:style-name="T97">(</text:span><text:span text:style-name="T76">String </text:span><text:span text:style-name="T97">url){</text:span><text:line-break/><text:span text:style-name="T97"> <text:s text:c="7"/></text:span><text:span text:style-name="T65">super</text:span><text:span text:style-name="T97">();</text:span><text:line-break/><text:span text:style-name="T97"> <text:s text:c="7"/></text:span><text:span text:style-name="T65">this</text:span><text:span text:style-name="T97">.</text:span><text:span text:style-name="T152">url </text:span><text:span text:style-name="T97">= url;</text:span><text:line-break/><text:span text:style-name="T97"> <text:s text:c="3"/>}</text:span><text:line-break/><text:line-break/><text:span text:style-name="T97"> <text:s text:c="3"/></text:span><text:span text:style-name="T134">@Override</text:span><text:line-break/><text:span text:style-name="T134"> <text:s text:c="3"/></text:span><text:span text:style-name="T65">protected </text:span><text:span text:style-name="T76">String </text:span><text:span text:style-name="T139">compute</text:span><text:span text:style-name="T97">() {</text:span><text:line-break/><text:span text:style-name="T97"> <text:s text:c="7"/></text:span><text:span text:style-name="T65">try </text:span><text:span text:style-name="T97">{</text:span><text:line-break/><text:span text:style-name="T97"> <text:s text:c="11"/></text:span><text:span text:style-name="T76">URL u </text:span><text:span text:style-name="T97">= </text:span><text:span text:style-name="T65">new </text:span><text:span text:style-name="T97">URL(</text:span><text:span text:style-name="T152">url</text:span><text:span text:style-name="T97">);</text:span><text:line-break/><text:line-break/><text:span text:style-name="T97"> <text:s text:c="11"/></text:span><text:span text:style-name="T76">URLConnection con </text:span><text:span text:style-name="T97">= </text:span><text:span text:style-name="T76">u</text:span><text:span text:style-name="T97">.openConnection();</text:span><text:line-break/><text:line-break/><text:span text:style-name="T97"> <text:s text:c="11"/></text:span><text:span text:style-name="T76">InputStream is </text:span><text:span text:style-name="T97">= </text:span><text:span text:style-name="T76">con</text:span><text:span text:style-name="T97">.getInputStream();</text:span><text:line-break/><text:line-break/><text:span text:style-name="T97"> <text:s text:c="11"/></text:span><text:span text:style-name="T65">return </text:span><text:span text:style-name="T76">Utils</text:span><text:span text:style-name="T97">.</text:span><text:span text:style-name="T104">getString</text:span><text:span text:style-name="T97">(</text:span><text:span text:style-name="T76">is</text:span><text:span text:style-name="T97">);</text:span><text:line-break/><text:line-break/><text:span text:style-name="T97"> <text:s text:c="7"/>} </text:span><text:span text:style-name="T65">catch </text:span><text:span text:style-name="T97">(</text:span><text:span text:style-name="T76">MalformedURLException </text:span><text:span text:style-name="T97">e) {</text:span><text:line-break/><text:span text:style-name="T97"> <text:s text:c="11"/>e.printStackTrace();</text:span><text:line-break/><text:span text:style-name="T97"> <text:s text:c="7"/>} </text:span><text:span text:style-name="T65">catch </text:span><text:span text:style-name="T97">(</text:span><text:span text:style-name="T76">IOException </text:span><text:span text:style-name="T97">e) {</text:span><text:line-break/><text:span text:style-name="T97"> <text:s text:c="11"/>e.printStackTrace();</text:span><text:line-break/><text:span text:style-name="T97"> <text:s text:c="7"/>}</text:span><text:line-break/><text:span text:style-name="T97"> <text:s text:c="7"/></text:span><text:span text:style-name="T65">return null</text:span><text:span text:style-name="T97">;</text:span><text:line-break/><text:span text:style-name="T97"> <text:s text:c="3"/>}</text:span><text:line-break/><text:line-break/><text:span text:style-name="T97"> <text:s text:c="3"/></text:span><text:span text:style-name="T65">public </text:span><text:span text:style-name="T76">String </text:span><text:span text:style-name="T139">getUrl</text:span><text:span text:style-name="T97">() {</text:span><text:line-break/><text:span text:style-name="T97"> <text:s text:c="7"/></text:span><text:span text:style-name="T65">return </text:span><text:span text:style-name="T152">url</text:span><text:span text:style-name="T97">;</text:span><text:line-break/><text:span text:style-name="T97"> <text:s text:c="3"/>}</text:span><text:line-break/><text:line-break/><text:span text:style-name="T97"> <text:s text:c="3"/></text:span><text:span text:style-name="T65">public void </text:span><text:span text:style-name="T139">setUrl</text:span><text:span text:style-name="T97">(</text:span><text:span text:style-name="T76">String </text:span><text:span text:style-name="T97">url) {</text:span><text:line-break/><text:span text:style-name="T97"> <text:s text:c="7"/></text:span><text:span text:style-name="T65">this</text:span><text:span text:style-name="T97">.</text:span><text:span text:style-name="T152">url </text:span><text:span text:style-name="T97">= url;</text:span><text:line-break/><text:span text:style-name="T97"> <text:s text:c="3"/>}</text:span><text:line-break/><text:line-break/><text:span text:style-name="T97"> <text:s text:c="3"/></text:span><text:span text:style-name="T65">public </text:span><text:span text:style-name="T76">String </text:span><text:span text:style-name="T139">getContent</text:span><text:span text:style-name="T97">() {</text:span><text:line-break/><text:span text:style-name="T97"> <text:s text:c="7"/></text:span><text:span text:style-name="T65">return </text:span><text:span text:style-name="T152">content</text:span><text:span text:style-name="T97">;</text:span><text:line-break/><text:span text:style-name="T97"> <text:s text:c="3"/>}</text:span><text:line-break/><text:soft-page-break/><text:line-break/><text:span text:style-name="T97"> <text:s text:c="3"/></text:span><text:span text:style-name="T65">public void </text:span><text:span text:style-name="T139">setContent</text:span><text:span text:style-name="T97">(</text:span><text:span text:style-name="T76">String </text:span><text:span text:style-name="T97">content) {</text:span><text:line-break/><text:span text:style-name="T97"> <text:s text:c="7"/></text:span><text:span text:style-name="T65">this</text:span><text:span text:style-name="T97">.</text:span><text:span text:style-name="T152">content </text:span><text:span text:style-name="T97">= content;</text:span><text:line-break/><text:span text:style-name="T97"> <text:s text:c="3"/>}</text:span><text:line-break/><text:span text:style-name="T97">}</text:span><text:line-break/><text:line-break/><text:span text:style-name="T65">class </text:span><text:span text:style-name="T76">MainConcorrenzaForkJoin</text:span><text:span text:style-name="T97">{</text:span><text:line-break/><text:span text:style-name="T97"> <text:s text:c="3"/></text:span><text:span text:style-name="T65">public static void </text:span><text:span text:style-name="T139">main</text:span><text:span text:style-name="T97">(</text:span><text:span text:style-name="T76">String</text:span><text:span text:style-name="T97">[] args) {</text:span><text:line-break/><text:span text:style-name="T97"> <text:s text:c="7"/></text:span><text:span text:style-name="T76">ForkJoinPool f </text:span><text:span text:style-name="T97">= </text:span><text:span text:style-name="T65">new </text:span><text:span text:style-name="T97">ForkJoinPool();</text:span><text:line-break/><text:line-break/><text:span text:style-name="T97"> <text:s text:c="7"/></text:span><text:span text:style-name="T76">System</text:span><text:span text:style-name="T97">.</text:span><text:span text:style-name="T149">out</text:span><text:span text:style-name="T97">.println(</text:span><text:span text:style-name="T76">f</text:span><text:span text:style-name="T97">.invoke(</text:span><text:span text:style-name="T65">new </text:span><text:span text:style-name="T97">GetPaginaSitoForkJoin(</text:span><text:span text:style-name="T162">"http://www.paolopreite.it"</text:span><text:span text:style-name="T97">)));</text:span><text:line-break/><text:span text:style-name="T97"> <text:s text:c="7"/></text:span><text:span text:style-name="T76">System</text:span><text:span text:style-name="T97">.</text:span><text:span text:style-name="T149">out</text:span><text:span text:style-name="T97">.println(</text:span><text:span text:style-name="T76">f</text:span><text:span text:style-name="T97">.invoke(</text:span><text:span text:style-name="T65">new </text:span><text:span text:style-name="T97">GetPaginaSitoForkJoin(</text:span><text:span text:style-name="T162">"http://www.google.it"</text:span><text:span text:style-name="T97">)));</text:span><text:line-break/><text:line-break/><text:span text:style-name="T97"> <text:s text:c="7"/></text:span><text:span text:style-name="T76">f</text:span><text:span text:style-name="T97">.shutdown();</text:span><text:line-break/><text:line-break/><text:span text:style-name="T97"> <text:s text:c="3"/>}</text:span><text:line-break/><text:span text:style-name="T97">}</text:span></text:p>
      <text:p text:style-name="P164"/>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h text:style-name="P385" text:outline-level="2"><text:bookmark-start text:name="__RefHeading___Toc3918_3401211751"/><text:soft-page-break/>SINCRONIZZAZIONE<text:bookmark-end text:name="__RefHeading___Toc3918_3401211751"/></text:h>
      <text:p text:style-name="P124">Per capire cosa è la sincronizzazione, vediamo un esempio. Supponiamo che Mario e Lucia abbiamo un conto corrente bancario cointestato, quindi entrambi gli utenti possono accedere allo stesso conto corrente, hanno due bancomat e possono entrambi prelevare <text:span text:style-name="T15">da due terminali</text:span> diversi. Dobbiamo immaginare lo scenario in cui Mario e Lucia effettuano nello stesso istante la visualizzazione dell’estratto conto, vedono che il saldo è sufficiente ed effettuano il prelievo da due terminali diversi. <text:span text:style-name="T182">Se non gestiamo il fatto che i due utenti accedono allo stesso conto corrente, Mario e Lucia </text:span><text:span text:style-name="T20">possono effettuare</text:span><text:span text:style-name="T110"> il prelievo nello stesso istante, correndo il rischio che il saldo diventi negativo.</text:span></text:p>
      <text:p text:style-name="P125"><text:span text:style-name="T109">Mario e Lucia sono due thread <text:s/>che accedono alla stessa risorsa, ossia il conto corrente. Per poter prevenire eventuali situazioni anomale (ad esempio un saldo negativo sul conto corrente), è necessario gestire la </text:span><text:span text:style-name="T111">sincronizzazione tra due thread che accedono alla stessa risorsa.</text:span></text:p>
      <text:p text:style-name="P126"><text:span text:style-name="T112">JAVA consente di gestire la sincronizzazione tra thread attraverso </text:span><text:span text:style-name="T84">la keyword </text:span><text:span text:style-name="T78">synchronized</text:span><text:span text:style-name="T112">. </text:span><text:span text:style-name="T113">Questa keyword consen</text:span><text:span text:style-name="T105">te di</text:span><text:span text:style-name="T106"> </text:span><text:span text:style-name="T105">bloccare una risorsa, garantendo l’accesso esclusivo ad un thread. Quando questa risorsa è bloccata, nessun thread può accedervi finché la risorsa che l’ha bloccata non la libera.</text:span></text:p>
      <text:p text:style-name="P148"><draw:frame draw:style-name="fr3" draw:name="Immagine10" text:anchor-type="char" svg:x="1.628cm" svg:y="0.182cm" svg:width="14.074cm" svg:height="2.053cm" draw:z-index="9"><draw:image xlink:href="Pictures/100000010000033D00000079FC92F3F9E3C80066.png" xlink:type="simple" xlink:show="embed" xlink:actuate="onLoad" draw:mime-type="image/png"/></draw:frame></text:p>
      <text:p text:style-name="P130"/>
      <text:p text:style-name="P130"/>
      <text:p text:style-name="P130"/>
      <text:p text:style-name="P130"/>
      <text:p text:style-name="P131"/>
      <text:p text:style-name="P127">Nell’esempio precedente, se Mario blocca la risorsa conto corrente durante il prelievo, Lucia non potrà prelevare finché Mario non avrà effettuato il prelievo. A quel punto verrà effettuato il controllo sul saldo e, quindi, se il saldo è disponibile, verrà effettuato il prelievo, altrimenti no.</text:p>
      <text:p text:style-name="P128">Per quanto riguard<text:span text:style-name="T5">a la keyword </text:span><text:span text:style-name="T79">synchronized:</text:span></text:p>
      <text:list xml:id="list2206107242" text:style-name="L48">
        <text:list-item>
          <text:p text:style-name="P439">in una classe possiamo definire più metodi synchronized, a seconda delle necessità;</text:p>
        </text:list-item>
        <text:list-item>
          <text:p text:style-name="P439">un metodo synchronized può essere eseguito solo da un thread alla volta;</text:p>
        </text:list-item>
        <text:list-item>
          <text:p text:style-name="P439">quando esistono più metodi synchronized in una classe, solo un metodo per volta può essere invocato;</text:p>
        </text:list-item>
        <text:list-item>
          <text:p text:style-name="P439">quando viene invocato un metodo synchronized, ovviamente il thread chiamante tecnicamente si dice che ottiene il lock, quindi blocca l’accesso da parte di altri thread a quella risorsa;</text:p>
        </text:list-item>
        <text:list-item>
          <text:p text:style-name="P439">i thread che vogliono accedere ad una risorsa bloccata rimangono in attesa di ricevere il lock, quindi rimangono in stato sospeso finché la risorsa non viene sbloccata dal thread che l’aveva occupata;</text:p>
        </text:list-item>
        <text:list-item>
          <text:p text:style-name="P439">quando un thread termina l’esecuzione di un metodo synchronized, il lock viene rilasciato e il metodo torna disponibile anche agli altri thread.</text:p>
        </text:list-item>
      </text:list>
      <text:p text:style-name="P19">Vediamo l’esempio di Mario e Lucia con il codice:</text:p>
      <text:p text:style-name="P22">Cliente.java</text:p>
      <text:p text:style-name="P320"><text:span text:style-name="T65">public class </text:span><text:span text:style-name="T76">Cliente </text:span><text:span text:style-name="T65">extends </text:span><text:span text:style-name="T76">Thread </text:span><text:span text:style-name="T97">{</text:span><text:line-break/><text:span text:style-name="T97"><text:tab/></text:span><text:span text:style-name="T65">private double </text:span><text:span text:style-name="T152">sommaDaPrelevare</text:span><text:span text:style-name="T97">;</text:span><text:line-break/><text:span text:style-name="T97"><text:tab/></text:span><text:line-break/><text:span text:style-name="T97"><text:tab/></text:span><text:span text:style-name="T65">public </text:span><text:span text:style-name="T139">Cliente</text:span><text:span text:style-name="T97">(</text:span><text:span text:style-name="T76">String </text:span><text:span text:style-name="T97">nomeCliente, </text:span><text:span text:style-name="T65">double </text:span><text:span text:style-name="T97">sommaDaPrelevare) {</text:span><text:line-break/><text:soft-page-break/><text:span text:style-name="T97"><text:tab/><text:tab/></text:span><text:span text:style-name="T65">super</text:span><text:span text:style-name="T97">();</text:span><text:line-break/><text:span text:style-name="T97"><text:tab/><text:tab/></text:span><text:span text:style-name="T65">this</text:span><text:span text:style-name="T97">.setName(nomeCliente);</text:span><text:line-break/><text:span text:style-name="T97"><text:tab/><text:tab/></text:span><text:span text:style-name="T65">this</text:span><text:span text:style-name="T97">.</text:span><text:span text:style-name="T152">sommaDaPrelevare </text:span><text:span text:style-name="T97">= sommaDaPrelevare;</text:span><text:line-break/><text:span text:style-name="T97"><text:tab/>}</text:span><text:line-break/><text:line-break/><text:span text:style-name="T97"><text:tab/></text:span><text:span text:style-name="T134">@Override</text:span><text:line-break/><text:span text:style-name="T134"><text:tab/></text:span><text:span text:style-name="T65">public void </text:span><text:span text:style-name="T139">run</text:span><text:span text:style-name="T97">() {</text:span><text:line-break/><text:span text:style-name="T97"><text:tab/><text:tab/></text:span><text:span text:style-name="T76">System</text:span><text:span text:style-name="T97">.</text:span><text:span text:style-name="T149">out</text:span><text:span text:style-name="T97">.println(</text:span><text:span text:style-name="T76">Thread</text:span><text:span text:style-name="T97">.</text:span><text:span text:style-name="T104">currentThread</text:span><text:span text:style-name="T97">().getName() + </text:span><text:span text:style-name="T162">" arriva al bancomat"</text:span><text:span text:style-name="T97">);</text:span><text:line-break/><text:span text:style-name="T97"><text:tab/><text:tab/></text:span><text:span text:style-name="T76">System</text:span><text:span text:style-name="T97">.</text:span><text:span text:style-name="T149">out</text:span><text:span text:style-name="T97">.println(</text:span><text:span text:style-name="T162">"Quando arriva " </text:span><text:span text:style-name="T97">+ </text:span><text:span text:style-name="T76">Thread</text:span><text:span text:style-name="T97">.</text:span><text:span text:style-name="T104">currentThread</text:span><text:span text:style-name="T97">().getName() + </text:span><text:span text:style-name="T162">" il saldo è: " </text:span><text:span text:style-name="T97">+ </text:span><text:span text:style-name="T76">ContoCorrente</text:span><text:span text:style-name="T97">.</text:span><text:span text:style-name="T104">getInstance</text:span><text:span text:style-name="T97">().getSaldo());</text:span><text:line-break/><text:span text:style-name="T97"><text:tab/><text:tab/></text:span><text:span text:style-name="T76">System</text:span><text:span text:style-name="T97">.</text:span><text:span text:style-name="T149">out</text:span><text:span text:style-name="T97">.println(</text:span><text:span text:style-name="T162">"La somma che vuole prelevare " </text:span><text:span text:style-name="T97">+ </text:span><text:span text:style-name="T76">Thread</text:span><text:span text:style-name="T97">.</text:span><text:span text:style-name="T104">currentThread</text:span><text:span text:style-name="T97">().getName() + </text:span><text:span text:style-name="T162">" è: " </text:span><text:span text:style-name="T97">+ </text:span><text:span text:style-name="T152">sommaDaPrelevare</text:span><text:span text:style-name="T97">);</text:span><text:line-break/><text:span text:style-name="T97"><text:tab/><text:tab/></text:span><text:line-break/><text:span text:style-name="T97"><text:tab/><text:tab/></text:span><text:span text:style-name="T65">try </text:span><text:span text:style-name="T97">{</text:span><text:line-break/><text:span text:style-name="T97"><text:tab/><text:tab/><text:tab/></text:span><text:span text:style-name="T76">ContoCorrente</text:span><text:span text:style-name="T97">.</text:span><text:span text:style-name="T104">getInstance</text:span><text:span text:style-name="T97">().prelievo(</text:span><text:span text:style-name="T152">sommaDaPrelevare</text:span><text:span text:style-name="T97">);</text:span><text:line-break/><text:span text:style-name="T97"><text:tab/><text:tab/><text:tab/></text:span><text:span text:style-name="T76">System</text:span><text:span text:style-name="T97">.</text:span><text:span text:style-name="T149">out</text:span><text:span text:style-name="T97">.println(</text:span><text:span text:style-name="T76">Thread</text:span><text:span text:style-name="T97">.</text:span><text:span text:style-name="T104">currentThread</text:span><text:span text:style-name="T97">().getName() + </text:span><text:span text:style-name="T162">" TUTTO OK PRELIEVO EFFETTUATO"</text:span><text:span text:style-name="T97">);</text:span><text:line-break/><text:span text:style-name="T97"><text:tab/><text:tab/>} </text:span><text:span text:style-name="T65">catch </text:span><text:span text:style-name="T97">(</text:span><text:span text:style-name="T76">Exception </text:span><text:span text:style-name="T97">e) {</text:span><text:line-break/><text:span text:style-name="T97"><text:tab/><text:tab/><text:tab/></text:span><text:span text:style-name="T76">System</text:span><text:span text:style-name="T97">.</text:span><text:span text:style-name="T149">out</text:span><text:span text:style-name="T97">.println(</text:span><text:span text:style-name="T76">Thread</text:span><text:span text:style-name="T97">.</text:span><text:span text:style-name="T104">currentThread</text:span><text:span text:style-name="T97">().getName() + </text:span><text:span text:style-name="T162">" NOOOOOOOOOOO NON HAI SOLDI!!!"</text:span><text:span text:style-name="T97">);</text:span><text:line-break/><text:span text:style-name="T97"><text:tab/><text:tab/><text:tab/>e.printStackTrace();</text:span><text:line-break/><text:span text:style-name="T97"><text:tab/><text:tab/>}</text:span><text:line-break/><text:span text:style-name="T97"><text:tab/>}</text:span><text:line-break/><text:span text:style-name="T97">}</text:span></text:p>
      <text:p text:style-name="P132"/>
      <text:p text:style-name="P6">ClienteNonSync.java</text:p>
      <text:p text:style-name="P6"/>
      <text:p text:style-name="P98"><text:span text:style-name="T73">public class </text:span><text:span text:style-name="T95">ClienteNonSync </text:span><text:span text:style-name="T73">extends </text:span><text:span text:style-name="T95">Thread </text:span><text:span text:style-name="T122">{</text:span><text:span text:style-name="T256"><text:line-break/></text:span><text:span text:style-name="T122"><text:tab/></text:span><text:span text:style-name="T73">private double </text:span><text:span text:style-name="T158">sommaDaPrelevare</text:span><text:span text:style-name="T122">;</text:span><text:span text:style-name="T256"><text:line-break/></text:span><text:span text:style-name="T122"><text:tab/></text:span><text:span text:style-name="T256"><text:line-break/></text:span><text:span text:style-name="T122"><text:tab/></text:span><text:span text:style-name="T73">public </text:span><text:span text:style-name="T146">ClienteNonSync</text:span><text:span text:style-name="T122">(</text:span><text:span text:style-name="T95">String </text:span><text:span text:style-name="T122">nomeCliente, </text:span><text:span text:style-name="T73">double </text:span><text:span text:style-name="T122">sommaDaPrelevare) {</text:span><text:span text:style-name="T256"><text:line-break/></text:span><text:span text:style-name="T122"><text:tab/><text:tab/></text:span><text:span text:style-name="T73">super</text:span><text:span text:style-name="T122">();</text:span><text:span text:style-name="T256"><text:line-break/></text:span><text:span text:style-name="T122"><text:tab/><text:tab/></text:span><text:span text:style-name="T73">this</text:span><text:span text:style-name="T122">.setName(nomeCliente);</text:span><text:span text:style-name="T256"><text:line-break/></text:span><text:span text:style-name="T122"><text:tab/><text:tab/></text:span><text:span text:style-name="T73">this</text:span><text:span text:style-name="T122">.</text:span><text:span text:style-name="T158">sommaDaPrelevare </text:span><text:span text:style-name="T122">= sommaDaPrelevare;</text:span><text:span text:style-name="T256"><text:line-break/></text:span><text:span text:style-name="T122"><text:tab/>}</text:span><text:span text:style-name="T256"><text:line-break/><text:line-break/></text:span><text:span text:style-name="T122"><text:tab/></text:span><text:span text:style-name="T136">@Override</text:span><text:span text:style-name="T256"><text:line-break/></text:span><text:span text:style-name="T136"><text:tab/></text:span><text:span text:style-name="T73">public void </text:span><text:span text:style-name="T146">run</text:span><text:span text:style-name="T122">() {</text:span><text:span text:style-name="T256"><text:line-break/></text:span><text:span text:style-name="T122"><text:tab/><text:tab/></text:span><text:span text:style-name="T95">System</text:span><text:span text:style-name="T122">.</text:span><text:span text:style-name="T157">out</text:span><text:span text:style-name="T122">.println(</text:span><text:span text:style-name="T95">Thread</text:span><text:span text:style-name="T122">.</text:span><text:span text:style-name="T123">currentThread</text:span><text:span text:style-name="T122">().getName() + </text:span><text:span text:style-name="T167">" arriva al bancomat"</text:span><text:span text:style-name="T122">);</text:span><text:span text:style-name="T256"><text:line-break/></text:span><text:span text:style-name="T122"><text:tab/><text:tab/></text:span><text:span text:style-name="T95">System</text:span><text:span text:style-name="T122">.</text:span><text:span text:style-name="T157">out</text:span><text:span text:style-name="T122">.println(</text:span><text:span text:style-name="T167">"Quando arriva " </text:span><text:span text:style-name="T122">+ </text:span><text:span text:style-name="T95">Thread</text:span><text:span text:style-name="T122">.</text:span><text:span text:style-name="T123">currentThread</text:span><text:span text:style-name="T122">().getName() + </text:span><text:span text:style-name="T167">" il saldo è: " </text:span><text:span text:style-name="T122">+ </text:span><text:span text:style-name="T95">ContoCorrente</text:span><text:span text:style-name="T122">.</text:span><text:span text:style-name="T123">getInstance</text:span><text:span text:style-name="T122">().getSaldo());</text:span><text:span text:style-name="T256"><text:line-break/></text:span><text:span text:style-name="T122"><text:tab/><text:tab/></text:span><text:span text:style-name="T95">System</text:span><text:span text:style-name="T122">.</text:span><text:span text:style-name="T157">out</text:span><text:span text:style-name="T122">.println(</text:span><text:span text:style-name="T167">"La somma che vuole prelevare " </text:span><text:span text:style-name="T122">+ </text:span><text:span text:style-name="T95">Thread</text:span><text:span text:style-name="T122">.</text:span><text:span text:style-name="T123">currentThread</text:span><text:span text:style-name="T122">().getName() + </text:span><text:span text:style-name="T167">" è: " </text:span><text:span text:style-name="T122">+ </text:span><text:span text:style-name="T158">sommaDaPrelevare</text:span><text:span text:style-name="T122">);<text:tab/></text:span><text:span text:style-name="T256"><text:line-break/></text:span><text:span text:style-name="T122"><text:tab/><text:tab/></text:span><text:span text:style-name="T73">try </text:span><text:span text:style-name="T122">{</text:span><text:span text:style-name="T256"><text:line-break/></text:span><text:span text:style-name="T122"><text:tab/><text:tab/><text:tab/></text:span><text:span text:style-name="T95">ContoCorrente</text:span><text:span text:style-name="T122">.</text:span><text:span text:style-name="T123">getInstance</text:span><text:span text:style-name="T122">().prelievoNonSync(</text:span><text:span text:style-name="T158">sommaDaPrelevare</text:span><text:span text:style-name="T122">);</text:span><text:span text:style-name="T256"><text:line-break/></text:span><text:span text:style-name="T122"><text:tab/><text:tab/><text:tab/></text:span><text:span text:style-name="T95">System</text:span><text:span text:style-name="T122">.</text:span><text:span text:style-name="T157">out</text:span><text:span text:style-name="T122">.println(</text:span><text:span text:style-name="T95">Thread</text:span><text:span text:style-name="T122">.</text:span><text:span text:style-name="T123">currentThread</text:span><text:span text:style-name="T122">().getName() + </text:span><text:span text:style-name="T167">" TUTTO OK PRELIEVO EFFETTUATO"</text:span><text:span text:style-name="T122">);</text:span><text:span text:style-name="T256"><text:line-break/></text:span><text:span text:style-name="T122"><text:tab/><text:tab/>} </text:span><text:span text:style-name="T73">catch </text:span><text:span text:style-name="T122">(</text:span><text:span text:style-name="T95">Exception </text:span><text:span text:style-name="T122">e) {</text:span><text:span text:style-name="T256"><text:line-break/></text:span><text:span text:style-name="T122"><text:tab/><text:tab/><text:tab/></text:span><text:span text:style-name="T95">System</text:span><text:span text:style-name="T122">.</text:span><text:span text:style-name="T157">out</text:span><text:span text:style-name="T122">.println(</text:span><text:span text:style-name="T95">Thread</text:span><text:span text:style-name="T122">.</text:span><text:span text:style-name="T123">currentThread</text:span><text:span text:style-name="T122">().getName() + </text:span><text:span text:style-name="T167">" NOOOOOOOOOOO NON HAI SOLDI!!!"</text:span><text:span text:style-name="T122">);</text:span><text:span text:style-name="T256"><text:line-break/></text:span><text:span text:style-name="T122"><text:tab/><text:tab/><text:tab/>e.printStackTrace();</text:span><text:span text:style-name="T256"><text:line-break/></text:span><text:span text:style-name="T122"><text:tab/><text:tab/>}</text:span><text:span text:style-name="T256"><text:line-break/></text:span><text:span text:style-name="T122"><text:tab/>}</text:span></text:p>
      <text:p text:style-name="P428">}</text:p>
      <text:p text:style-name="P6"><text:soft-page-break/>ContoCorrente.java</text:p>
      <text:p text:style-name="P6"/>
      <text:p text:style-name="P105"><text:span text:style-name="T72">import </text:span><text:span text:style-name="T94">java.io.BufferedReader</text:span><text:span text:style-name="T121">;</text:span><text:span text:style-name="T253"><text:line-break/></text:span><text:span text:style-name="T72">import </text:span><text:span text:style-name="T94">java.io.BufferedWriter</text:span><text:span text:style-name="T121">;</text:span><text:span text:style-name="T253"><text:line-break/></text:span><text:span text:style-name="T72">import </text:span><text:span text:style-name="T94">java.io.File</text:span><text:span text:style-name="T121">;</text:span><text:span text:style-name="T253"><text:line-break/></text:span><text:span text:style-name="T72">import </text:span><text:span text:style-name="T94">java.io.FileReader</text:span><text:span text:style-name="T121">;</text:span><text:span text:style-name="T253"><text:line-break/></text:span><text:span text:style-name="T72">import </text:span><text:span text:style-name="T94">java.io.FileWriter</text:span><text:span text:style-name="T121">;</text:span><text:span text:style-name="T253"><text:line-break/></text:span><text:span text:style-name="T72">import </text:span><text:span text:style-name="T94">java.io.IOException</text:span><text:span text:style-name="T121">;</text:span><text:span text:style-name="T253"><text:line-break/><text:line-break/></text:span><text:span text:style-name="T72">public class </text:span><text:span text:style-name="T94">ContoCorrente </text:span><text:span text:style-name="T121">{</text:span><text:span text:style-name="T253"><text:line-break/></text:span><text:span text:style-name="T121"><text:tab/></text:span><text:span text:style-name="T72">private static </text:span><text:span text:style-name="T94">ContoCorrente </text:span><text:span text:style-name="T156">cc</text:span><text:span text:style-name="T121">;</text:span><text:span text:style-name="T253"><text:line-break/></text:span><text:span text:style-name="T121"><text:tab/></text:span><text:span text:style-name="T253"><text:line-break/></text:span><text:span text:style-name="T121"><text:tab/></text:span><text:span text:style-name="T72">public static </text:span><text:span text:style-name="T94">ContoCorrente </text:span><text:span text:style-name="T145">getInstance</text:span><text:span text:style-name="T121">() {</text:span><text:span text:style-name="T253"><text:line-break/></text:span><text:span text:style-name="T121"><text:tab/><text:tab/></text:span><text:span text:style-name="T72">if</text:span><text:span text:style-name="T121">(</text:span><text:span text:style-name="T156">cc </text:span><text:span text:style-name="T121">== </text:span><text:span text:style-name="T72">null</text:span><text:span text:style-name="T121">)</text:span><text:span text:style-name="T253"><text:line-break/></text:span><text:span text:style-name="T121"><text:tab/><text:tab/><text:tab/></text:span><text:span text:style-name="T156">cc </text:span><text:span text:style-name="T121">= </text:span><text:span text:style-name="T72">new </text:span><text:span text:style-name="T121">ContoCorrente();</text:span><text:span text:style-name="T253"><text:line-break/></text:span><text:span text:style-name="T121"><text:tab/><text:tab/></text:span><text:span text:style-name="T253"><text:line-break/></text:span><text:span text:style-name="T121"><text:tab/><text:tab/></text:span><text:span text:style-name="T72">return </text:span><text:span text:style-name="T156">cc</text:span><text:span text:style-name="T121">;</text:span><text:span text:style-name="T253"><text:line-break/></text:span><text:span text:style-name="T121"><text:tab/>}</text:span><text:span text:style-name="T253"><text:line-break/></text:span><text:span text:style-name="T121"><text:tab/></text:span><text:span text:style-name="T253"><text:line-break/></text:span><text:span text:style-name="T121"><text:tab/></text:span><text:span text:style-name="T72">public double </text:span><text:span text:style-name="T145">getSaldo</text:span><text:span text:style-name="T121">() {</text:span><text:span text:style-name="T253"><text:line-break/></text:span><text:span text:style-name="T121"><text:tab/><text:tab/></text:span><text:span text:style-name="T72">double </text:span><text:span text:style-name="T121">saldo = </text:span><text:span text:style-name="T177">0</text:span><text:span text:style-name="T121">;</text:span><text:span text:style-name="T253"><text:line-break/></text:span><text:span text:style-name="T121"><text:tab/><text:tab/></text:span><text:span text:style-name="T253"><text:line-break/></text:span><text:span text:style-name="T121"><text:tab/><text:tab/></text:span><text:span text:style-name="T94">BufferedReader </text:span><text:span text:style-name="T121">br = </text:span><text:span text:style-name="T72">null</text:span><text:span text:style-name="T121">;</text:span><text:span text:style-name="T253"><text:line-break/></text:span><text:span text:style-name="T121"><text:tab/><text:tab/></text:span><text:span text:style-name="T72">try </text:span><text:span text:style-name="T121">{</text:span><text:span text:style-name="T253"><text:line-break/></text:span><text:span text:style-name="T121"><text:tab/><text:tab/><text:tab/></text:span><text:span text:style-name="T94">File fin </text:span><text:span text:style-name="T121">= </text:span><text:span text:style-name="T72">new </text:span><text:span text:style-name="T121">File(</text:span><text:span text:style-name="T72">new </text:span><text:span text:style-name="T121">File(</text:span><text:span text:style-name="T166">"."</text:span><text:span text:style-name="T121">).getCanonicalPath() + </text:span><text:span text:style-name="T94">File</text:span><text:span text:style-name="T121">.</text:span><text:span text:style-name="T156">separator </text:span><text:span text:style-name="T121">+ </text:span><text:span text:style-name="T166">"db.txt"</text:span><text:span text:style-name="T121">);</text:span><text:span text:style-name="T253"><text:line-break/></text:span><text:span text:style-name="T121"><text:tab/><text:tab/><text:tab/></text:span><text:span text:style-name="T253"><text:line-break/></text:span><text:span text:style-name="T121"><text:tab/><text:tab/><text:tab/>br = </text:span><text:span text:style-name="T72">new </text:span><text:span text:style-name="T121">BufferedReader(</text:span><text:span text:style-name="T72">new </text:span><text:span text:style-name="T121">FileReader(</text:span><text:span text:style-name="T94">fin</text:span><text:span text:style-name="T121">));</text:span><text:span text:style-name="T253"><text:line-break/></text:span><text:span text:style-name="T121"><text:tab/><text:tab/><text:tab/> </text:span><text:span text:style-name="T253"><text:line-break/></text:span><text:span text:style-name="T121"><text:tab/><text:tab/><text:tab/></text:span><text:span text:style-name="T94">String </text:span><text:span text:style-name="T121">line = </text:span><text:span text:style-name="T72">null</text:span><text:span text:style-name="T121">;</text:span><text:span text:style-name="T253"><text:line-break/></text:span><text:span text:style-name="T121"><text:tab/><text:tab/><text:tab/></text:span><text:span text:style-name="T72">while </text:span><text:span text:style-name="T121">((line = br.readLine()) != </text:span><text:span text:style-name="T72">null</text:span><text:span text:style-name="T121">) {</text:span><text:span text:style-name="T253"><text:line-break/></text:span><text:span text:style-name="T121"><text:tab/><text:tab/><text:tab/><text:tab/>saldo = </text:span><text:span text:style-name="T94">Double</text:span><text:span text:style-name="T121">.</text:span><text:span text:style-name="T124">parseDouble</text:span><text:span text:style-name="T121">(line);</text:span><text:span text:style-name="T253"><text:line-break/></text:span><text:span text:style-name="T121"><text:tab/><text:tab/><text:tab/><text:tab/></text:span><text:span text:style-name="T72">break</text:span><text:span text:style-name="T121">;</text:span><text:span text:style-name="T253"><text:line-break/></text:span><text:span text:style-name="T121"><text:tab/><text:tab/><text:tab/>}</text:span><text:span text:style-name="T253"><text:line-break/></text:span><text:span text:style-name="T121"><text:tab/><text:tab/>} </text:span><text:span text:style-name="T72">catch </text:span><text:span text:style-name="T121">(</text:span><text:span text:style-name="T94">IOException </text:span><text:span text:style-name="T121">e) {</text:span><text:span text:style-name="T253"><text:line-break/></text:span><text:span text:style-name="T121"><text:tab/><text:tab/><text:tab/>e.printStackTrace();</text:span><text:span text:style-name="T253"><text:line-break/></text:span><text:span text:style-name="T121"><text:tab/><text:tab/>} </text:span><text:span text:style-name="T72">finally </text:span><text:span text:style-name="T121">{</text:span><text:span text:style-name="T253"><text:line-break/></text:span><text:span text:style-name="T121"><text:tab/><text:tab/><text:tab/></text:span><text:span text:style-name="T72">if</text:span><text:span text:style-name="T121">(br != </text:span><text:span text:style-name="T72">null</text:span><text:span text:style-name="T121">)</text:span><text:span text:style-name="T253"><text:line-break/></text:span><text:span text:style-name="T121"><text:tab/><text:tab/><text:tab/><text:tab/></text:span><text:span text:style-name="T72">try </text:span><text:span text:style-name="T121">{</text:span><text:span text:style-name="T253"><text:line-break/></text:span><text:span text:style-name="T121"><text:tab/><text:tab/><text:tab/><text:tab/><text:tab/>br.close();</text:span><text:span text:style-name="T253"><text:line-break/></text:span><text:span text:style-name="T121"><text:tab/><text:tab/><text:tab/><text:tab/>} </text:span><text:span text:style-name="T72">catch </text:span><text:span text:style-name="T121">(</text:span><text:span text:style-name="T94">IOException </text:span><text:span text:style-name="T121">e) {</text:span><text:span text:style-name="T253"><text:line-break/></text:span><text:span text:style-name="T121"><text:tab/><text:tab/><text:tab/><text:tab/><text:tab/>e.printStackTrace();</text:span><text:span text:style-name="T253"><text:line-break/></text:span><text:span text:style-name="T121"><text:tab/><text:tab/><text:tab/><text:tab/>}</text:span><text:span text:style-name="T253"><text:line-break/></text:span><text:span text:style-name="T121"><text:tab/><text:tab/>}</text:span><text:span text:style-name="T253"><text:line-break/><text:line-break/></text:span><text:span text:style-name="T121"><text:tab/><text:tab/></text:span><text:span text:style-name="T72">return </text:span><text:span text:style-name="T121">saldo;</text:span><text:span text:style-name="T253"><text:line-break/></text:span><text:span text:style-name="T121"><text:tab/>}</text:span><text:span text:style-name="T253"><text:line-break/></text:span><text:span text:style-name="T121"><text:tab/></text:span><text:span text:style-name="T253"><text:line-break/></text:span><text:span text:style-name="T121"><text:tab/></text:span><text:span text:style-name="T72">public synchronized void </text:span><text:span text:style-name="T145">prelievo</text:span><text:span text:style-name="T121">(</text:span><text:span text:style-name="T72">double </text:span><text:span text:style-name="T121">somma) </text:span><text:span text:style-name="T72">throws </text:span><text:span text:style-name="T94">Exception </text:span><text:span text:style-name="T121">{</text:span><text:span text:style-name="T253"><text:line-break/></text:span><text:span text:style-name="T121"><text:tab/><text:tab/></text:span><text:span text:style-name="T94">Thread</text:span><text:span text:style-name="T121">.</text:span><text:span text:style-name="T124">sleep</text:span><text:span text:style-name="T121">(</text:span><text:span text:style-name="T177">5000</text:span><text:span text:style-name="T121">);</text:span><text:span text:style-name="T253"><text:line-break/><text:line-break/></text:span><text:span text:style-name="T121"><text:tab/><text:tab/></text:span><text:span text:style-name="T94">BufferedWriter </text:span><text:span text:style-name="T121">bw = </text:span><text:span text:style-name="T72">null</text:span><text:span text:style-name="T121">;</text:span><text:span text:style-name="T253"><text:line-break/></text:span><text:span text:style-name="T121"><text:tab/><text:tab/></text:span><text:span text:style-name="T94">FileWriter </text:span><text:span text:style-name="T121">fw = </text:span><text:span text:style-name="T72">null</text:span><text:span text:style-name="T121">;</text:span><text:span text:style-name="T253"><text:line-break/><text:line-break/></text:span><text:span text:style-name="T121"><text:tab/><text:tab/></text:span><text:span text:style-name="T72">try </text:span><text:span text:style-name="T121">{</text:span><text:span text:style-name="T253"><text:line-break/></text:span><text:span text:style-name="T121"><text:tab/><text:tab/><text:tab/></text:span><text:span text:style-name="T72">double </text:span><text:span text:style-name="T94">nuovoSaldo </text:span><text:span text:style-name="T121">= getSaldo() - somma;</text:span><text:span text:style-name="T253"><text:line-break/><text:line-break/></text:span><text:span text:style-name="T121"><text:tab/><text:tab/><text:tab/></text:span><text:span text:style-name="T72">if</text:span><text:span text:style-name="T121">(</text:span><text:span text:style-name="T94">nuovoSaldo </text:span><text:span text:style-name="T121">&gt; </text:span><text:span text:style-name="T177">0</text:span><text:span text:style-name="T121">) {</text:span><text:span text:style-name="T253"><text:line-break/></text:span><text:span text:style-name="T121"><text:tab/><text:tab/><text:tab/><text:tab/>fw = </text:span><text:span text:style-name="T72">new </text:span><text:span text:style-name="T121">FileWriter(</text:span><text:span text:style-name="T72">new </text:span><text:soft-page-break/><text:span text:style-name="T121">File(</text:span><text:span text:style-name="T166">"."</text:span><text:span text:style-name="T121">).getCanonicalPath() + </text:span><text:span text:style-name="T94">File</text:span><text:span text:style-name="T121">.</text:span><text:span text:style-name="T156">separator </text:span><text:span text:style-name="T121">+ </text:span><text:span text:style-name="T166">"db.txt"</text:span><text:span text:style-name="T121">);</text:span><text:span text:style-name="T253"><text:line-break/></text:span><text:span text:style-name="T121"><text:tab/><text:tab/><text:tab/><text:tab/>bw = </text:span><text:span text:style-name="T72">new </text:span><text:span text:style-name="T121">BufferedWriter(fw);</text:span><text:span text:style-name="T253"><text:line-break/></text:span><text:span text:style-name="T121"><text:tab/><text:tab/><text:tab/><text:tab/>bw.write(</text:span><text:span text:style-name="T94">nuovoSaldo</text:span><text:span text:style-name="T121">+</text:span><text:span text:style-name="T166">""</text:span><text:span text:style-name="T121">);</text:span><text:span text:style-name="T253"><text:line-break/></text:span><text:span text:style-name="T121"><text:tab/><text:tab/><text:tab/>} </text:span><text:span text:style-name="T72">else</text:span><text:span text:style-name="T253"><text:line-break/></text:span><text:span text:style-name="T72"><text:tab/><text:tab/><text:tab/><text:tab/>throw new </text:span><text:span text:style-name="T121">Exception(</text:span><text:span text:style-name="T166">"Saldo insufficiente!"</text:span><text:span text:style-name="T121">);</text:span><text:span text:style-name="T253"><text:line-break/></text:span><text:span text:style-name="T121"><text:tab/><text:tab/>} </text:span><text:span text:style-name="T72">catch </text:span><text:span text:style-name="T121">(</text:span><text:span text:style-name="T94">IOException </text:span><text:span text:style-name="T121">e) {</text:span><text:span text:style-name="T253"><text:line-break/></text:span><text:span text:style-name="T121"><text:tab/><text:tab/><text:tab/>e.printStackTrace();</text:span><text:span text:style-name="T253"><text:line-break/></text:span><text:span text:style-name="T121"><text:tab/><text:tab/>} </text:span><text:span text:style-name="T72">finally </text:span><text:span text:style-name="T121">{</text:span><text:span text:style-name="T253"><text:line-break/></text:span><text:span text:style-name="T121"><text:tab/><text:tab/><text:tab/></text:span><text:span text:style-name="T72">try </text:span><text:span text:style-name="T121">{</text:span><text:span text:style-name="T253"><text:line-break/></text:span><text:span text:style-name="T121"><text:tab/><text:tab/><text:tab/><text:tab/></text:span><text:span text:style-name="T72">if </text:span><text:span text:style-name="T121">(bw != </text:span><text:span text:style-name="T72">null</text:span><text:span text:style-name="T121">)</text:span><text:span text:style-name="T253"><text:line-break/></text:span><text:span text:style-name="T121"><text:tab/><text:tab/><text:tab/><text:tab/><text:tab/>bw.close();</text:span><text:span text:style-name="T253"><text:line-break/><text:line-break/></text:span><text:span text:style-name="T121"><text:tab/><text:tab/><text:tab/><text:tab/></text:span><text:span text:style-name="T72">if </text:span><text:span text:style-name="T121">(fw != </text:span><text:span text:style-name="T72">null</text:span><text:span text:style-name="T121">)</text:span><text:span text:style-name="T253"><text:line-break/></text:span><text:span text:style-name="T121"><text:tab/><text:tab/><text:tab/><text:tab/><text:tab/>fw.close();</text:span><text:span text:style-name="T253"><text:line-break/></text:span><text:span text:style-name="T121"><text:tab/><text:tab/><text:tab/>} </text:span><text:span text:style-name="T72">catch </text:span><text:span text:style-name="T121">(</text:span><text:span text:style-name="T94">IOException </text:span><text:span text:style-name="T121">ex) {</text:span><text:span text:style-name="T253"><text:line-break/></text:span><text:span text:style-name="T121"><text:tab/><text:tab/><text:tab/><text:tab/>ex.printStackTrace();</text:span><text:span text:style-name="T253"><text:line-break/></text:span><text:span text:style-name="T121"><text:tab/><text:tab/><text:tab/>}</text:span><text:span text:style-name="T253"><text:line-break/><text:line-break/></text:span><text:span text:style-name="T121"><text:tab/><text:tab/>}</text:span><text:span text:style-name="T253"><text:line-break/></text:span><text:span text:style-name="T121"><text:tab/>}</text:span><text:span text:style-name="T253"><text:line-break/></text:span><text:span text:style-name="T121"><text:tab/></text:span><text:span text:style-name="T253"><text:line-break/></text:span><text:span text:style-name="T121"><text:tab/></text:span><text:span text:style-name="T72">public void </text:span><text:span text:style-name="T145">prelievoNonSync</text:span><text:span text:style-name="T121">(</text:span><text:span text:style-name="T72">double </text:span><text:span text:style-name="T121">somma) </text:span><text:span text:style-name="T72">throws </text:span><text:span text:style-name="T94">Exception </text:span><text:span text:style-name="T121">{</text:span><text:span text:style-name="T253"><text:line-break/></text:span><text:span text:style-name="T121"><text:tab/><text:tab/></text:span><text:span text:style-name="T94">Thread</text:span><text:span text:style-name="T121">.</text:span><text:span text:style-name="T124">sleep</text:span><text:span text:style-name="T121">(</text:span><text:span text:style-name="T177">5000</text:span><text:span text:style-name="T121">);</text:span><text:span text:style-name="T253"><text:line-break/><text:line-break/></text:span><text:span text:style-name="T121"><text:tab/><text:tab/></text:span><text:span text:style-name="T94">BufferedWriter </text:span><text:span text:style-name="T121">bw = </text:span><text:span text:style-name="T72">null</text:span><text:span text:style-name="T121">;</text:span><text:span text:style-name="T253"><text:line-break/></text:span><text:span text:style-name="T121"><text:tab/><text:tab/></text:span><text:span text:style-name="T94">FileWriter </text:span><text:span text:style-name="T121">fw = </text:span><text:span text:style-name="T72">null</text:span><text:span text:style-name="T121">;</text:span><text:span text:style-name="T253"><text:line-break/><text:line-break/></text:span><text:span text:style-name="T121"><text:tab/><text:tab/></text:span><text:span text:style-name="T72">try </text:span><text:span text:style-name="T121">{</text:span><text:span text:style-name="T253"><text:line-break/></text:span><text:span text:style-name="T121"><text:tab/><text:tab/><text:tab/></text:span><text:span text:style-name="T72">double </text:span><text:span text:style-name="T94">nuovoSaldo </text:span><text:span text:style-name="T121">= getSaldo() - somma;</text:span><text:span text:style-name="T253"><text:line-break/><text:line-break/></text:span><text:span text:style-name="T121"><text:tab/><text:tab/><text:tab/></text:span><text:span text:style-name="T72">if</text:span><text:span text:style-name="T121">(</text:span><text:span text:style-name="T94">nuovoSaldo </text:span><text:span text:style-name="T121">&gt; </text:span><text:span text:style-name="T177">0</text:span><text:span text:style-name="T121">) {</text:span><text:span text:style-name="T253"><text:line-break/></text:span><text:span text:style-name="T121"><text:tab/><text:tab/><text:tab/><text:tab/>fw = </text:span><text:span text:style-name="T72">new </text:span><text:span text:style-name="T121">FileWriter(</text:span><text:span text:style-name="T72">new </text:span><text:span text:style-name="T121">File(</text:span><text:span text:style-name="T166">"."</text:span><text:span text:style-name="T121">).getCanonicalPath() + </text:span><text:span text:style-name="T94">File</text:span><text:span text:style-name="T121">.</text:span><text:span text:style-name="T156">separator </text:span><text:span text:style-name="T121">+ </text:span><text:span text:style-name="T166">"db.txt"</text:span><text:span text:style-name="T121">);</text:span><text:span text:style-name="T253"><text:line-break/></text:span><text:span text:style-name="T121"><text:tab/><text:tab/><text:tab/><text:tab/>bw = </text:span><text:span text:style-name="T72">new </text:span><text:span text:style-name="T121">BufferedWriter(fw);</text:span><text:span text:style-name="T253"><text:line-break/></text:span><text:span text:style-name="T121"><text:tab/><text:tab/><text:tab/><text:tab/>bw.write(</text:span><text:span text:style-name="T94">nuovoSaldo</text:span><text:span text:style-name="T121">+</text:span><text:span text:style-name="T166">""</text:span><text:span text:style-name="T121">);</text:span><text:span text:style-name="T253"><text:line-break/></text:span><text:span text:style-name="T121"><text:tab/><text:tab/><text:tab/>} </text:span><text:span text:style-name="T72">else</text:span><text:span text:style-name="T253"><text:line-break/></text:span><text:span text:style-name="T72"><text:tab/><text:tab/><text:tab/><text:tab/>throw new </text:span><text:span text:style-name="T121">Exception(</text:span><text:span text:style-name="T166">"Saldo insufficiente!"</text:span><text:span text:style-name="T121">);</text:span><text:span text:style-name="T253"><text:line-break/></text:span><text:span text:style-name="T121"><text:tab/><text:tab/>} </text:span><text:span text:style-name="T72">catch </text:span><text:span text:style-name="T121">(</text:span><text:span text:style-name="T94">IOException </text:span><text:span text:style-name="T121">e) {</text:span><text:span text:style-name="T253"><text:line-break/></text:span><text:span text:style-name="T121"><text:tab/><text:tab/><text:tab/>e.printStackTrace();</text:span><text:span text:style-name="T253"><text:line-break/></text:span><text:span text:style-name="T121"><text:tab/><text:tab/>} </text:span><text:span text:style-name="T72">finally </text:span><text:span text:style-name="T121">{</text:span><text:span text:style-name="T253"><text:line-break/></text:span><text:span text:style-name="T121"><text:tab/><text:tab/><text:tab/></text:span><text:span text:style-name="T72">try </text:span><text:span text:style-name="T121">{</text:span><text:span text:style-name="T253"><text:line-break/></text:span><text:span text:style-name="T121"><text:tab/><text:tab/><text:tab/><text:tab/></text:span><text:span text:style-name="T72">if </text:span><text:span text:style-name="T121">(bw != </text:span><text:span text:style-name="T72">null</text:span><text:span text:style-name="T121">)</text:span><text:span text:style-name="T253"><text:line-break/></text:span><text:span text:style-name="T121"><text:tab/><text:tab/><text:tab/><text:tab/><text:tab/>bw.close();</text:span><text:span text:style-name="T253"><text:line-break/><text:line-break/></text:span><text:span text:style-name="T121"><text:tab/><text:tab/><text:tab/><text:tab/></text:span><text:span text:style-name="T72">if </text:span><text:span text:style-name="T121">(fw != </text:span><text:span text:style-name="T72">null</text:span><text:span text:style-name="T121">)</text:span><text:span text:style-name="T253"><text:line-break/></text:span><text:span text:style-name="T121"><text:tab/><text:tab/><text:tab/><text:tab/><text:tab/>fw.close();</text:span><text:span text:style-name="T253"><text:line-break/></text:span><text:span text:style-name="T121"><text:tab/><text:tab/><text:tab/>} </text:span><text:span text:style-name="T72">catch </text:span><text:span text:style-name="T121">(</text:span><text:span text:style-name="T94">IOException </text:span><text:span text:style-name="T121">ex) {</text:span><text:span text:style-name="T253"><text:line-break/></text:span><text:span text:style-name="T121"><text:tab/><text:tab/><text:tab/><text:tab/>ex.printStackTrace();</text:span><text:span text:style-name="T253"><text:line-break/></text:span><text:span text:style-name="T121"><text:tab/><text:tab/><text:tab/>}</text:span><text:span text:style-name="T253"><text:line-break/><text:line-break/></text:span><text:span text:style-name="T121"><text:tab/><text:tab/>}</text:span><text:span text:style-name="T253"><text:line-break/></text:span><text:span text:style-name="T121"><text:tab/>}</text:span><text:span text:style-name="T253"><text:line-break/></text:span><text:span text:style-name="T121">}</text:span><text:line-break/></text:p>
      <text:p text:style-name="P105"/>
      <text:p text:style-name="P6"/>
      <text:p text:style-name="P6"/>
      <text:p text:style-name="P6"/>
      <text:p text:style-name="P6"/>
      <text:p text:style-name="P97"><text:soft-page-break/><text:span text:style-name="T6">Main.java</text:span><text:line-break/></text:p>
      <text:p text:style-name="P320"><text:span text:style-name="T65">public class </text:span><text:span text:style-name="T76">Main </text:span><text:span text:style-name="T97">{</text:span><text:line-break/><text:line-break/><text:span text:style-name="T97"><text:tab/></text:span><text:span text:style-name="T65">public static void </text:span><text:span text:style-name="T139">main</text:span><text:span text:style-name="T97">(</text:span><text:span text:style-name="T76">String</text:span><text:span text:style-name="T97">[] args) </text:span><text:span text:style-name="T65">throws </text:span><text:span text:style-name="T76">InterruptedException </text:span><text:span text:style-name="T97">{</text:span><text:line-break/><text:span text:style-name="T97"><text:tab/><text:tab/></text:span><text:span text:style-name="T76">Cliente c1 </text:span><text:span text:style-name="T97">= </text:span><text:span text:style-name="T65">new </text:span><text:span text:style-name="T97">Cliente(</text:span><text:span text:style-name="T162">"Mario"</text:span><text:span text:style-name="T97">, </text:span><text:span text:style-name="T173">20</text:span><text:span text:style-name="T97">);</text:span><text:line-break/><text:span text:style-name="T97"><text:tab/><text:tab/></text:span><text:span text:style-name="T76">Cliente c2 </text:span><text:span text:style-name="T97">= </text:span><text:span text:style-name="T65">new </text:span><text:span text:style-name="T97">Cliente(</text:span><text:span text:style-name="T162">"Lucia"</text:span><text:span text:style-name="T97">, </text:span><text:span text:style-name="T173">50</text:span><text:span text:style-name="T97">);</text:span><text:line-break/><text:line-break/><text:span text:style-name="T97"><text:tab/><text:tab/></text:span><text:span text:style-name="T125">// Avvio i Threads</text:span><text:line-break/><text:span text:style-name="T125"><text:tab/><text:tab/></text:span><text:span text:style-name="T76">c1</text:span><text:span text:style-name="T97">.start();</text:span><text:line-break/><text:span text:style-name="T97"><text:tab/><text:tab/></text:span><text:span text:style-name="T76">c2</text:span><text:span text:style-name="T97">.start();</text:span><text:line-break/><text:span text:style-name="T97"><text:tab/><text:tab/></text:span><text:line-break/><text:span text:style-name="T97"><text:tab/><text:tab/></text:span><text:span text:style-name="T125">// Attendo il completamento</text:span><text:line-break/><text:span text:style-name="T125"><text:tab/><text:tab/></text:span><text:span text:style-name="T76">c1</text:span><text:span text:style-name="T97">.join();</text:span><text:line-break/><text:span text:style-name="T97"><text:tab/><text:tab/></text:span><text:span text:style-name="T76">c2</text:span><text:span text:style-name="T97">.join();</text:span><text:line-break/><text:span text:style-name="T97"><text:tab/><text:tab/></text:span><text:line-break/><text:span text:style-name="T97"><text:tab/><text:tab/></text:span><text:span text:style-name="T125">/******************************/</text:span><text:line-break/><text:span text:style-name="T125"><text:tab/><text:tab/></text:span><text:line-break/><text:span text:style-name="T125">//<text:tab/><text:tab/>ClienteNonSync c3 = new ClienteNonSync("Mario", 20);</text:span><text:line-break/><text:span text:style-name="T125">//<text:tab/><text:tab/>ClienteNonSync c4 = new ClienteNonSync("Lucia", 50);</text:span><text:line-break/><text:span text:style-name="T125">//</text:span><text:line-break/><text:span text:style-name="T125">//<text:tab/><text:tab/>// Avvio i Threads</text:span><text:line-break/><text:span text:style-name="T125">//<text:tab/><text:tab/>c3.start();</text:span><text:line-break/><text:span text:style-name="T125">//<text:tab/><text:tab/>c4.start();</text:span><text:line-break/><text:span text:style-name="T125">//<text:tab/><text:tab/></text:span><text:line-break/><text:span text:style-name="T125">//<text:tab/><text:tab/>// Attendo il completamento</text:span><text:line-break/><text:span text:style-name="T125">//<text:tab/><text:tab/>c3.join();</text:span><text:line-break/><text:span text:style-name="T125">//<text:tab/><text:tab/>c4.join();</text:span><text:line-break/><text:span text:style-name="T125"><text:tab/></text:span><text:span text:style-name="T97">}</text:span><text:line-break/><text:line-break/><text:span text:style-name="T97">}</text:span></text:p>
      <text:p text:style-name="P97"/>
      <text:p text:style-name="P18"/>
      <text:p text:style-name="P3"><text:span text:style-name="T97">La classe Cliente e la classe ClienteNonSync sono entrambi thread, perché estendono entrambe la classe Thread. All’interno di entrambe abbiamo la variabile sommaDaPrelevare e il costruttore che prende in ingresso il nome del cliente e la somma da prelevare. Importante da ricordare è che, quando creiamo un thread che estende la classe Thread, per passare de</text:span><text:span text:style-name="T98">lle variabili come parametri in ingresso, è necessario dichiarare tali variabili all’interno della classe ed implementare il costruttore. A</text:span><text:span text:style-name="T99">ll’interno del metodo run() </text:span><text:span text:style-name="T100">di entrambi i thread, </text:span><text:span text:style-name="T99">abbiamo delle istruzioni che ci dicono chi arriva al bancomat, quanto è il saldo nel momento in cui l’utente arriva al bancomat e quanto è la somma da prelevare. </text:span><text:span text:style-name="T100">Dopodichè, sempre nel metodo run(), abbiamo il blocco try catch, dove nel try vengono prelevati rispettivamente i metodi prelievoNonSync per la classe ClienteNonSync e prelievo per la classe Cliente. A questi due metodi viene passato in ingresso ovviamente la somma da prelevare. Se il prelievo viene effettuato, abbiamo il messaggio di “prelievo effettuato”, altrimenti abbiamo un messaggio di “saldo negativo”.</text:span></text:p>
      <text:p text:style-name="P4"><text:span text:style-name="T100">L</text:span><text:span text:style-name="T97">a classe ContoCorrente utilizza il singleton pattern e ha tre metodi, ossia getSaldo() che ritorna il saldo, prelievo() e prelievoNonSync(). Il codice tra gli ultimi due metodi è pressoché identico, cambia solo l’utilizzo della keyword synchronized per il metodo prelievo(). </text:span><text:span text:style-name="T101">In entrambi i casi, se il prelievo viene effettuato con successo, viene riscritto il file db.txt con il nuovo saldo, altrimenti abbiamo un’eccezione.</text:span></text:p>
      <text:p text:style-name="P149">Nella classe Main ci sono rispettivamente due istanze dei thread Cliente e ClienteNonSync, vengono avviati con il metodo start() e si attende il loro completamento con il metodo join().</text:p>
      <text:p text:style-name="P5"><text:span text:style-name="T97">Con questo codice possiamo studiare il comportamento di due thread, sia quando abbiamo la </text:span><text:soft-page-break/><text:span text:style-name="T97">sincronizzazione, sia quando non ce l’abbiamo. </text:span><text:span text:style-name="T102">Quando abbiamo la sincronizzazione, solo uno dei due thread entrerà nel metodo prelievo(), mentre l’altro resta in attesa. Quando non abbiamo la sincronizzazione, tutti e due i thread invece avrenno libero accesso contemporaneamente al metodo prelievoNonSync()</text:span></text:p>
      <text:p text:style-name="P130"/>
      <text:h text:style-name="P386" text:outline-level="2"><text:bookmark-start text:name="__RefHeading___Toc6395_4061430175"/>ESEMPIO MULTITHREADING E CONCORRENZA : PRODUCER-CONSUMER<text:bookmark-end text:name="__RefHeading___Toc6395_4061430175"/></text:h>
      <text:p text:style-name="P129">Il problema del producer-consumer (noto anche come problema del buffer limitato) è un classico esempio di sinc<text:span text:style-name="T188">ro</text:span>nizzazione tra processi.</text:p>
      <text:p text:style-name="P7"><text:span text:style-name="T183">Ci sono i processi, producer e consumer, che condividono un buffer di dimensione fissa. Il buffer </text:span><text:span text:style-name="T11">è una zona </text:span><text:span text:style-name="T12">di memoria </text:span><text:span text:style-name="T11">usata per compensare differenze di velocità nel trasferimento o nella trasmissione di dati, oppure per velocizzare l'esecuzione di alcune operazioni. </text:span><text:span text:style-name="T12">Il producer genera dei dati e li scrive nel buffer, mentre il consumer legge i dati scritti dal producer e li cancella dal buffer. Quindi, da un lato abbiamo un utente che scrive, mentre dall’altro abbiamo un utente che legge e cancella.</text:span></text:p>
      <text:p text:style-name="P130"><draw:frame draw:style-name="fr4" draw:name="Immagine11" text:anchor-type="char" svg:width="17cm" svg:height="2.036cm" draw:z-index="10"><draw:image xlink:href="Pictures/10000001000005BD000000B05081C6F6FAFB9C67.png" xlink:type="simple" xlink:show="embed" xlink:actuate="onLoad" draw:mime-type="image/png"/></draw:frame></text:p>
      <text:p text:style-name="P167">Il problema consiste nell’assicurarsi che:</text:p>
      <text:list xml:id="list1972816262" text:style-name="L49">
        <text:list-item>
          <text:p text:style-name="P495">il producer non elabori nuovi dati quando il buffer è pieno, ma che si metta in pausa;</text:p>
        </text:list-item>
        <text:list-item>
          <text:p text:style-name="P495">il consumer non cerchi di leggere dati quando il buffer è vuoto, ma che si metta in pausa.</text:p>
        </text:list-item>
      </text:list>
      <text:p text:style-name="P167">La soluzione consiste nel:</text:p>
      <text:list xml:id="list2002599098" text:style-name="L50">
        <text:list-item>
          <text:p text:style-name="P496">sospendere l’esecuzione del producer se il buffer è pieno. <text:span text:style-name="T184">Quando il consumer preleva un elemento dal buffer, esso provvederà a svegliare il producer, che riprenderà a riempire il buffer</text:span>;</text:p>
        </text:list-item>
        <text:list-item>
          <text:p text:style-name="P496">sospendere l’esecuzione del consumer se il buffer è vuoto. <text:span text:style-name="T184">Quando il producer avrà inserito i dati nel buffer, esso provvederà a svegliare il consumer, che riprenderà a leggere e svuotare il buffer.</text:span></text:p>
        </text:list-item>
      </text:list>
      <text:p text:style-name="P150">Questa soluzione può essere implementata mediante l’utilizzo dei semafori, che sono strategie di comunicazione tra processi. In questo caso bisogna fare molta attenzione perché, se non implementata correttamente, la soluzione porta ad avere una situazione di deadlock, in cui tutti e due i processi restano in attesa di essere risvegliati e non vengono risvegliati mai. <text:span text:style-name="T185">Vediamo un esempio:</text:span></text:p>
      <text:p text:style-name="P150"/>
      <text:p text:style-name="P153">Consumer.java</text:p>
      <text:p text:style-name="P150"/>
      <text:p text:style-name="P165"><text:span text:style-name="T64">import </text:span><text:span text:style-name="T75">java.util.List</text:span>;<text:line-break/><text:line-break/><text:span text:style-name="T64">public class </text:span><text:span text:style-name="T75">Consumer </text:span><text:span text:style-name="T64">implements </text:span><text:span text:style-name="T75">Runnable </text:span>{<text:line-break/><text:tab/><text:span text:style-name="T64">private final </text:span><text:span text:style-name="T75">List</text:span>&lt;<text:span text:style-name="T75">Integer</text:span>&gt; <text:span text:style-name="T148">bufferCondiviso</text:span>;<text:line-break/><text:tab/><text:line-break/> <text:s text:c="3"/><text:span text:style-name="T64">public </text:span><text:span text:style-name="T138">Consumer</text:span>(<text:span text:style-name="T75">List</text:span>&lt;<text:span text:style-name="T75">Integer</text:span>&gt; bufferCondiviso, <text:span text:style-name="T64">int </text:span>size) {<text:line-break/> <text:s text:c="7"/><text:span text:style-name="T64">this</text:span>.<text:span text:style-name="T148">bufferCondiviso </text:span>= bufferCondiviso;<text:line-break/> <text:s text:c="3"/>}<text:line-break/><text:line-break/><text:soft-page-break/> <text:s text:c="3"/><text:span text:style-name="T133">@Override</text:span><text:line-break/><text:span text:style-name="T133"> <text:s text:c="3"/></text:span><text:span text:style-name="T64">public void </text:span><text:span text:style-name="T138">run</text:span>() {<text:line-break/> <text:s text:c="7"/><text:span text:style-name="T64">while </text:span>(<text:span text:style-name="T64">true</text:span>) {<text:line-break/> <text:s text:c="11"/><text:span text:style-name="T64">try </text:span>{<text:line-break/> <text:s text:c="15"/><text:span text:style-name="T75">System</text:span>.<text:span text:style-name="T150">out</text:span>.println(<text:span text:style-name="T161">"Il thread Consumer sta leggendo il buffer... "</text:span>);<text:line-break/> <text:s text:c="15"/>consume();<text:line-break/> <text:s text:c="15"/><text:span text:style-name="T75">Thread</text:span>.<text:span text:style-name="T190">sleep</text:span>(<text:span text:style-name="T172">1000</text:span>);<text:line-break/> <text:s text:c="11"/>} <text:span text:style-name="T64">catch </text:span>(<text:span text:style-name="T75">InterruptedException </text:span>ex) {<text:line-break/> <text:s text:c="15"/>ex.printStackTrace();<text:line-break/> <text:s text:c="11"/>}<text:line-break/> <text:s text:c="7"/>}<text:line-break/> <text:s text:c="3"/>}<text:line-break/><text:line-break/> <text:s text:c="3"/><text:span text:style-name="T64">private void </text:span><text:span text:style-name="T138">consume</text:span>() <text:span text:style-name="T64">throws </text:span><text:span text:style-name="T75">InterruptedException </text:span>{<text:line-break/> <text:s text:c="7"/><text:span text:style-name="T127">// il thread resta in stato wait se il buffer � vuoto</text:span><text:line-break/><text:span text:style-name="T127"> <text:s text:c="3"/><text:tab/></text:span><text:line-break/><text:span text:style-name="T127"> <text:s text:c="7"/></text:span><text:span text:style-name="T64">while </text:span>(<text:span text:style-name="T148">bufferCondiviso</text:span>.isEmpty()) {<text:line-break/> <text:s text:c="11"/><text:span text:style-name="T64">synchronized </text:span>(<text:span text:style-name="T148">bufferCondiviso</text:span>) {<text:line-break/> <text:s text:c="15"/><text:span text:style-name="T75">System</text:span>.<text:span text:style-name="T150">out</text:span>.println(<text:span text:style-name="T161">"Il buffer � vuoto, il thread Consumer resta in attesa... la dimensione del buffer adesso �: " </text:span>+ <text:span text:style-name="T148">bufferCondiviso</text:span>.size());<text:line-break/><text:line-break/> <text:s text:c="15"/><text:span text:style-name="T148">bufferCondiviso</text:span>.wait();<text:line-break/> <text:s text:c="11"/>}<text:line-break/> <text:s text:c="7"/>}<text:line-break/><text:line-break/> <text:s text:c="7"/><text:span text:style-name="T127">// il buffer contiene elementi, quindi il thread pu� eliminarne uno e notificarlo al producer</text:span><text:line-break/><text:span text:style-name="T127"> <text:s text:c="7"/></text:span><text:span text:style-name="T64">synchronized </text:span>(<text:span text:style-name="T148">bufferCondiviso</text:span>) {<text:line-break/> <text:s text:c="7"/><text:tab/><text:span text:style-name="T75">System</text:span>.<text:span text:style-name="T150">out</text:span>.println(<text:span text:style-name="T161">"Il thread Consumer sta leggendo il buffer ed eliminando il seguente elemento: " </text:span>+ <text:span text:style-name="T148">bufferCondiviso</text:span>.remove(<text:span text:style-name="T172">0</text:span>) + <text:span text:style-name="T161">" la dimensione del buffer adesso �: " </text:span>+ <text:span text:style-name="T148">bufferCondiviso</text:span>.size());<text:line-break/> <text:s text:c="7"/><text:tab/><text:line-break/> <text:s text:c="7"/><text:tab/><text:span text:style-name="T148">bufferCondiviso</text:span>.notifyAll();<text:line-break/> <text:s text:c="7"/>}<text:line-break/> <text:s text:c="3"/>}<text:line-break/>}</text:p>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56"><text:soft-page-break/>Producer.java</text:p>
      <text:p text:style-name="P156"/>
      <text:p text:style-name="P163"><text:span text:style-name="T64">import </text:span><text:span text:style-name="T75">java.util.List</text:span>;<text:line-break/><text:line-break/><text:span text:style-name="T64">public class </text:span><text:span text:style-name="T75">Producer </text:span><text:span text:style-name="T64">implements </text:span><text:span text:style-name="T75">Runnable </text:span>{<text:line-break/><text:tab/><text:span text:style-name="T64">private final </text:span><text:span text:style-name="T75">List</text:span>&lt;<text:span text:style-name="T75">Integer</text:span>&gt; <text:span text:style-name="T148">bufferCondiviso</text:span>;<text:line-break/><text:tab/><text:span text:style-name="T64">private final int </text:span><text:span text:style-name="T148">SIZE</text:span>;<text:line-break/><text:tab/><text:span text:style-name="T64">private int </text:span><text:span text:style-name="T148">i </text:span>= <text:span text:style-name="T172">1</text:span>;<text:line-break/><text:tab/><text:line-break/><text:tab/><text:span text:style-name="T64">public </text:span><text:span text:style-name="T138">Producer</text:span>(<text:span text:style-name="T75">List</text:span>&lt;<text:span text:style-name="T75">Integer</text:span>&gt; bufferCondiviso, <text:span text:style-name="T64">int </text:span>size) {<text:line-break/><text:tab/><text:tab/><text:span text:style-name="T64">this</text:span>.<text:span text:style-name="T148">bufferCondiviso </text:span>= bufferCondiviso;<text:line-break/><text:tab/><text:tab/><text:span text:style-name="T64">this</text:span>.<text:span text:style-name="T148">SIZE </text:span>= size;<text:line-break/><text:tab/>}<text:line-break/><text:line-break/><text:tab/><text:span text:style-name="T133">@Override</text:span><text:line-break/><text:span text:style-name="T133"><text:tab/></text:span><text:span text:style-name="T64">public void </text:span><text:span text:style-name="T138">run</text:span>() {<text:line-break/><text:tab/><text:tab/><text:span text:style-name="T64">while</text:span>(<text:span text:style-name="T64">true</text:span>) {<text:line-break/><text:tab/><text:tab/><text:tab/><text:span text:style-name="T64">try </text:span>{<text:line-break/><text:tab/><text:tab/><text:tab/><text:tab/>produce();<text:line-break/><text:tab/><text:tab/><text:tab/><text:tab/><text:span text:style-name="T148">i</text:span>++;<text:line-break/><text:tab/><text:tab/><text:tab/><text:tab/><text:span text:style-name="T75">Thread</text:span>.<text:span text:style-name="T190">sleep</text:span>(<text:span text:style-name="T172">1000</text:span>);<text:line-break/><text:tab/><text:tab/><text:tab/>} <text:span text:style-name="T64">catch </text:span>(<text:span text:style-name="T75">InterruptedException </text:span>ex) {<text:line-break/><text:tab/><text:tab/><text:tab/><text:tab/>ex.printStackTrace();<text:line-break/><text:tab/><text:tab/><text:tab/>}<text:line-break/><text:tab/><text:tab/>}<text:line-break/><text:tab/>}<text:line-break/><text:line-break/><text:tab/><text:span text:style-name="T64">private void </text:span><text:span text:style-name="T138">produce</text:span>() <text:span text:style-name="T64">throws </text:span><text:span text:style-name="T75">InterruptedException </text:span>{<text:line-break/><text:tab/><text:tab/><text:span text:style-name="T127">// il thread resta in stato wait se il buffer � pieno</text:span><text:line-break/><text:span text:style-name="T127"><text:tab/><text:tab/></text:span><text:span text:style-name="T64">while </text:span>(<text:span text:style-name="T148">bufferCondiviso</text:span>.size() == <text:span text:style-name="T148">SIZE</text:span>) {<text:line-break/><text:tab/><text:tab/><text:tab/><text:span text:style-name="T64">synchronized </text:span>(<text:span text:style-name="T148">bufferCondiviso</text:span>) {<text:line-break/><text:tab/><text:tab/><text:tab/><text:tab/><text:span text:style-name="T75">System</text:span>.<text:span text:style-name="T150">out</text:span>.println(<text:span text:style-name="T161">"Il buffer � pieno, il thread Producer resta in attesa... la dimensione del buffer adesso �: " </text:span>+ <text:span text:style-name="T148">bufferCondiviso</text:span>.size());<text:line-break/><text:line-break/><text:tab/><text:tab/><text:tab/><text:tab/><text:span text:style-name="T148">bufferCondiviso</text:span>.wait();<text:line-break/><text:tab/><text:tab/><text:tab/>}<text:line-break/><text:tab/><text:tab/>}<text:line-break/><text:line-break/><text:tab/><text:tab/><text:span text:style-name="T127">// il buffer non � pieno, quindi il thread pu� aggiungere un nuovo elemento e notificarlo al consumer</text:span><text:line-break/><text:span text:style-name="T127"><text:tab/><text:tab/></text:span><text:span text:style-name="T64">synchronized </text:span>(<text:span text:style-name="T148">bufferCondiviso</text:span>) {<text:line-break/><text:tab/><text:tab/><text:tab/><text:span text:style-name="T148">bufferCondiviso</text:span>.add(<text:span text:style-name="T148">i</text:span>);<text:line-break/><text:tab/><text:tab/><text:tab/><text:span text:style-name="T148">bufferCondiviso</text:span>.notifyAll();<text:line-break/><text:tab/><text:tab/><text:tab/><text:line-break/><text:tab/><text:tab/><text:tab/><text:span text:style-name="T75">System</text:span>.<text:span text:style-name="T150">out</text:span>.println(<text:span text:style-name="T161">"Il thread Producer ha aggiunto al buffer l'elemento: " </text:span>+ <text:span text:style-name="T148">i </text:span>+ <text:span text:style-name="T161">" la dimensione del buffer adesso �: " </text:span>+ <text:span text:style-name="T148">bufferCondiviso</text:span>.size());<text:line-break/><text:tab/><text:tab/>}<text:line-break/><text:tab/>}<text:line-break/>}</text:p>
      <text:p text:style-name="P145"/>
      <text:p text:style-name="P145"/>
      <text:p text:style-name="P145"/>
      <text:p text:style-name="P145"/>
      <text:p text:style-name="P145"/>
      <text:p text:style-name="P145"/>
      <text:p text:style-name="P145"/>
      <text:p text:style-name="P158"/>
      <text:p text:style-name="P156"><text:soft-page-break/>ProducerConsumerTest.java</text:p>
      <text:p text:style-name="P156"/>
      <text:p text:style-name="P163"><text:span text:style-name="T64">import </text:span><text:span text:style-name="T75">java.util.LinkedList</text:span>;<text:line-break/><text:span text:style-name="T64">import </text:span><text:span text:style-name="T75">java.util.List</text:span>;<text:line-break/><text:line-break/><text:span text:style-name="T64">public class </text:span><text:span text:style-name="T75">ProducerConsumerTest </text:span>{<text:line-break/><text:tab/><text:span text:style-name="T64">public static void </text:span><text:span text:style-name="T138">main</text:span>(<text:span text:style-name="T75">String </text:span>args[]) {<text:line-break/> <text:s text:c="7"/><text:span text:style-name="T75">List</text:span>&lt;<text:span text:style-name="T75">Integer</text:span>&gt; <text:span text:style-name="T75">bufferCondiviso </text:span>= <text:span text:style-name="T64">new </text:span>LinkedList&lt;<text:span text:style-name="T75">Integer</text:span>&gt;();<text:line-break/> <text:s text:c="7"/><text:span text:style-name="T64">int </text:span><text:span text:style-name="T75">size </text:span>= <text:span text:style-name="T172">4</text:span>;<text:line-break/> <text:s text:c="7"/><text:line-break/> <text:s text:c="7"/><text:span text:style-name="T75">Thread prodThread </text:span>= <text:span text:style-name="T64">new </text:span>Thread(<text:span text:style-name="T64">new </text:span>Producer(<text:span text:style-name="T75">bufferCondiviso</text:span>, <text:span text:style-name="T75">size</text:span>), <text:span text:style-name="T161">"Producer"</text:span>);<text:line-break/> <text:s text:c="7"/><text:span text:style-name="T75">Thread consThread </text:span>= <text:span text:style-name="T64">new </text:span>Thread(<text:span text:style-name="T64">new </text:span>Consumer(<text:span text:style-name="T75">bufferCondiviso</text:span>, <text:span text:style-name="T75">size</text:span>), <text:span text:style-name="T161">"Consumer"</text:span>);<text:line-break/> <text:s text:c="7"/><text:line-break/> <text:s text:c="7"/><text:line-break/> <text:s text:c="7"/><text:span text:style-name="T75">prodThread</text:span>.start();<text:line-break/> <text:s text:c="7"/><text:span text:style-name="T75">consThread</text:span>.start();<text:line-break/> <text:s text:c="3"/>}<text:line-break/>}</text:p>
      <text:p text:style-name="P163"/>
      <text:p text:style-name="P150"/>
      <text:p text:style-name="Text_20_body">Abbiamo le classi Producer e Consumer che sono due thread e, infatti, implementano Runnable. Abbiamo in entrambe le classi la lista bufferCondiviso, <text:span text:style-name="T186">che è condivisa tra le classi stesse.</text:span></text:p>
      <text:p text:style-name="P168">Nel caso del Consumer, nel metodo run() viene invocato il metodo consume(). <text:span text:style-name="T15">Nel</text:span> metodo consume(), se il bufferCondiviso è vuoto, viene invocato il metodo synchronized con parametro il bufferCondiviso e il thread <text:span text:style-name="T187">Consumer</text:span> rimane in attesa <text:span text:style-name="T187">(</text:span>con l’utilizzo del metodo wait()<text:span text:style-name="T187">)</text:span> <text:span text:style-name="T187">che il bufferCondiviso sia di nuovo disponibile con degli elementi</text:span>. <text:span text:style-name="T187">Se il bufferCondiviso, invece, contiene gli elementi, il thread Consumer può rimuovere il primo elemento della lista (bufferCondiviso.remove(0)) e notifica (bufferCondiviso.notifyAll()) </text:span><text:span text:style-name="T21">al Producer, che è</text:span><text:span text:style-name="T187"> in attesa sulla variabile bufferCondiviso, che potrà continuare a inserire dati.</text:span></text:p>
      <text:p text:style-name="P169">Nel caso del Producer, <text:span text:style-name="T189">nel metodo run() viene invocato il metodo produce(). Nel metodo produce(), se il bufferCondiviso è pieno, viene invocato il metodo synchronized con parametro il bufferCondiviso e il thread Producer rimane in attesa (con l’utilizzo del metodo wait()) che il bufferCondiviso sia di nuovo disponibile. <text:s/></text:span><text:span text:style-name="T187">Se il bufferCondiviso, invece, </text:span><text:span text:style-name="T22">è vuoto, il thread Producer può aggiungere elementi dalla lista (bufferCondiviso.add(i)) e notifica (bufferCondiviso.notifyAll()) al Consumer, che è in attesa sulla variabile bufferCondiviso, che il buffer contiene degli elementi.</text:span></text:p>
      <text:p text:style-name="P170">Quindi, attraverso <text:span text:style-name="T15">l’implementazione dell’esempio Producer-Consumer, due thread che accedono allo stesso buffer (alla stessa risorsa), rispettivamente in lettura dal lato Consumer e in scrittura dal lato Producer, abbiamo visto come implementare il multithreading e la concorrenza in JAVA. Come abbiamo notato, attraverso la parola chiave synchronized, abbiamo bloccato l’accesso ad una variabile (in questo caso bufferCondiviso). Quando il Producer effettua il lock sulla variabile, il Consumer resta in attesa che venga liberato il lock, quindi che la variabile venga resa disponibile e viceversa.</text:span></text:p>
      <text:p text:style-name="P130"/>
      <text:p text:style-name="P130"/>
      <text:p text:style-name="P130"/>
      <text:p text:style-name="P130"/>
      <text:p text:style-name="P130"/>
      <text:p text:style-name="P130"/>
      <text:p text:style-name="P130"/>
      <text:p text:style-name="P130"/>
      <text:h text:style-name="P387" text:outline-level="2"><text:bookmark-start text:name="__RefHeading___Toc5739_1090831966"/><text:soft-page-break/>METODI WAIT(), NOTIFY(), NOTIFYALL()<text:bookmark-end text:name="__RefHeading___Toc5739_1090831966"/></text:h>
      <text:p text:style-name="P171">I metodi wait(), notify() e notifyAll() sono definiti all’interno della classe Object. La classe Object è la superclasse da cui derivano tutte le altre classi di JAVA.</text:p>
      <text:p text:style-name="P171"/>
      <text:h text:style-name="P405" text:outline-level="3"><text:bookmark-start text:name="__RefHeading___Toc5741_1090831966"/>WAIT()<text:bookmark-end text:name="__RefHeading___Toc5741_1090831966"/></text:h>
      <text:p text:style-name="P171">Il metodo wait():</text:p>
      <text:list xml:id="list913490916" text:style-name="L51">
        <text:list-item>
          <text:p text:style-name="P497">mette in attesa un thread;</text:p>
        </text:list-item>
        <text:list-item>
          <text:p text:style-name="P497"><text:span text:style-name="T15">possiamo invocarlo</text:span> solo su oggetti <text:span text:style-name="T15">per il quale</text:span> si ha il lock;</text:p>
        </text:list-item>
        <text:list-item>
          <text:p text:style-name="P497">possiamo invocarlo solo in un metodo o in un blocco di codice synchronized, altrimenti avremo l’eccezione IllegalMonitorStateException.</text:p>
        </text:list-item>
      </text:list>
      <text:p text:style-name="P130"/>
      <text:p text:style-name="P171">Quando viene invocato il metodo wait() su un oggetto, si hanno i seguenti effetti:</text:p>
      <text:list xml:id="list1942980200" text:style-name="L52">
        <text:list-item>
          <text:p text:style-name="P498">sull’oggetto viene rilasciato il lock;</text:p>
        </text:list-item>
        <text:list-item>
          <text:p text:style-name="P498">il thread viene posto in stato blocked.</text:p>
        </text:list-item>
      </text:list>
      <text:p text:style-name="P173">Analogamente al metodo wait(), anche sleep() mette in attesa il thread invocante. Tra i due, però, c’è una differenza:</text:p>
      <text:list xml:id="list1030928149" text:style-name="L53">
        <text:list-item>
          <text:p text:style-name="P499">quando viene invocato il metodo sleep(), il lock sull’oggetto non viene rilasciato, quindi nessun thread può utilizzarlo;</text:p>
        </text:list-item>
        <text:list-item>
          <text:p text:style-name="P499">quando viene invocato il metodo wait(), invece, viene rilasciato il lock sull’oggetto, il quale diventa accessibile agli altri thread.</text:p>
        </text:list-item>
      </text:list>
      <text:p text:style-name="P174">Esistono diverse implementazioni del metodo wait():</text:p>
      <text:list xml:id="list1756802094" text:style-name="L54">
        <text:list-item>
          <text:p text:style-name="P500">wait() causa l’interruzione di un thread finché un altro thread non invoca il metodo notify() o notifyAll();</text:p>
        </text:list-item>
        <text:list-item>
          <text:p text:style-name="P501">wait(long timeout) causa l’interruzione di un thread finché un altro thread non invoca il metodo notify(), o notifyAll(), o se è stato raggiunto il timeout, espresso in millisecondi, impostato. Se il timeout passato in ingresso è 0, il comportamento è lo stesso del metodo wait();</text:p>
        </text:list-item>
        <text:list-item>
          <text:p text:style-name="P501">wait(long timeout, int nanos) è analogo a wait (long timeout), solo che al timeout in millisecondi è possibile aggiungere anche i nanosecondi.</text:p>
        </text:list-item>
      </text:list>
      <text:p text:style-name="P175"/>
      <text:p text:style-name="P175"/>
      <text:p text:style-name="P175"/>
      <text:p text:style-name="P175"/>
      <text:p text:style-name="P175"/>
      <text:p text:style-name="P175"/>
      <text:h text:style-name="P406" text:outline-level="3"><text:bookmark-start text:name="__RefHeading___Toc5743_1090831966"/><text:soft-page-break/>NOTIFY() E NOTIFYALL()<text:bookmark-end text:name="__RefHeading___Toc5743_1090831966"/></text:h>
      <text:p text:style-name="P172">Il metodo notify() risveglia un solo thread in attesa su un oggetto che si trovava in stato di lock.</text:p>
      <text:p text:style-name="P172">Il metodo notifyAll() risveglia tutti i thread in attesa su un oggetto che si trovava in stato di lock.</text:p>
      <text:p text:style-name="P176">Quando sono invocati questi due metodi, i thread che ricevono la notifica passano nello stato Runnable, quindi possono da quel momento in poi prendere il lock sulla risorsa. Per poter accedere o effettuare modifiche su una risorsa sinchronyzed, i thread risvegliati devono acquisire il lock.</text:p>
      <text:p text:style-name="P176">Un thread può invocare i due metodi notify() e notifyAll() solo se ha il lock sull<text:span text:style-name="T23">a risorsa</text:span>.</text:p>
      <text:p text:style-name="P176">Quando viene invocato il metodo notifyAll() abbiamo che:</text:p>
      <text:list xml:id="list3921958630" text:style-name="L55">
        <text:list-item>
          <text:p text:style-name="P502">tutti i thread in attesa vengono risvegliati;</text:p>
        </text:list-item>
        <text:list-item>
          <text:p text:style-name="P503">quando vengono risvegliati, tutti quei thread si mettono in coda e il primo che riesce ad acquisire la risorsa, effettua il lock;</text:p>
        </text:list-item>
        <text:list-item>
          <text:p text:style-name="P503">solo un thread per volta può prendere il lock, mentre gli altri dovranno di nuovo attendere che <text:span text:style-name="T15">la risorsa</text:span> venga rilasciata.</text:p>
        </text:list-item>
      </text:list>
      <text:p text:style-name="P177"/>
      <text:h text:style-name="P388" text:outline-level="2"><text:bookmark-start text:name="__RefHeading___Toc5748_1090831966"/>SINCRONIZZAZIONE AVANZATA CON LOCK E REENTRANTLOCK<text:bookmark-end text:name="__RefHeading___Toc5748_1090831966"/></text:h>
      <text:p text:style-name="P178">Come abbiamo già visto, possiamo sincronizzare un blocco di codice, un metodo o una variabile attraverso la keyword synchronized. L’utilizzo di questa keyword consente di accedere in maniera esclusiva alla risorsa, impedendo che altri thread possano accedere al stessa risorsa mentre è utilizzata.</text:p>
      <text:p text:style-name="P179">L’utilizzo <text:span text:style-name="T192">della keyword </text:span>synchronized, <text:span text:style-name="T192">tuttavia, ha delle limitazioni, ovvero:</text:span></text:p>
      <text:list xml:id="list913366924" text:style-name="L56">
        <text:list-item>
          <text:p text:style-name="P504">se abbiamo in una classe più metodi <text:span text:style-name="T191">synchronized, </text:span>possiamo effettuare il lock di una risorsa per volta;</text:p>
        </text:list-item>
        <text:list-item>
          <text:p text:style-name="P448">quando un thread effettua il lock su un metodo, non può effettuare l’unlock finché non ha eseguito tutto il blocco di codice;</text:p>
        </text:list-item>
        <text:list-item>
          <text:p text:style-name="P448">non possiamo effettuare l’esecuzione di un blocco di codice sincronizzato.</text:p>
        </text:list-item>
      </text:list>
      <text:p text:style-name="P46">Attraverso l’interfaccia Lock, queste limitazioni vengono superate.</text:p>
      <text:h text:style-name="Heading_20_3" text:outline-level="3"><text:bookmark-start text:name="__RefHeading___Toc5750_1090831966"/>LOCK<text:bookmark-end text:name="__RefHeading___Toc5750_1090831966"/></text:h>
      <text:p text:style-name="Text_20_body">L’Interfaccia Lock, appunto, è stata pensata per offrire gli elementi messi a disposizione dalla ke<text:span text:style-name="T192">yword synchronized, più altri elementi che consentono di superare </text:span><text:span text:style-name="T24">le limitazioni</text:span><text:span text:style-name="T192"> di synchronized.</text:span></text:p>
      <text:p text:style-name="P180">I metodi più importanti di questa interfaccia sono:</text:p>
      <text:list xml:id="list2488272191" text:style-name="L57">
        <text:list-item>
          <text:p text:style-name="P505">lock(), che effettua il lock di una risorsa;</text:p>
        </text:list-item>
        <text:list-item>
          <text:p text:style-name="P505">unlock(), che libera una risorsa;</text:p>
        </text:list-item>
        <text:list-item>
          <text:p text:style-name="P505">tryLock(), che attende un certo periodo di tempo, prima di effettuare il lock.</text:p>
        </text:list-item>
      </text:list>
      <text:h text:style-name="P407" text:outline-level="3"><text:bookmark-start text:name="__RefHeading___Toc5752_1090831966"/><text:soft-page-break/>REENTRANTLOCK<text:bookmark-end text:name="__RefHeading___Toc5752_1090831966"/></text:h>
      <text:p text:style-name="P180">La classe ReentrantLock è un’implementazione dell’interfaccia Lock ed è disponibile dalla versione 1.5 di JAVA. Questa classe, oltre ad implementare i metodi dell’interfaccia Lock, contiene altri metodi utili.</text:p>
      <text:p text:style-name="P180">Quando utilizziamo la classe ReentrantLock, <text:span text:style-name="T193">il lock è rientrante. Questo vuol dire che un thread che ha un lock, può acquisire nuovamente il lock più volte.</text:span></text:p>
      <text:p text:style-name="P181">Vediamo un esempio <text:span text:style-name="T194">con il metodo lock()</text:span>:</text:p>
      <text:p text:style-name="P181"><draw:frame draw:style-name="fr2" draw:name="Immagine12" text:anchor-type="char" svg:width="13.825cm" svg:height="6.65cm" draw:z-index="11"><draw:image xlink:href="Pictures/1000000100000558000002927ACC4724E758C608.png" xlink:type="simple" xlink:show="embed" xlink:actuate="onLoad" draw:mime-type="image/png"/></draw:frame></text:p>
      <text:p text:style-name="P180"/>
      <text:p text:style-name="P130"/>
      <text:p text:style-name="P130"/>
      <text:p text:style-name="P130"/>
      <text:p text:style-name="P130"/>
      <text:p text:style-name="P96"/>
      <text:p text:style-name="P119"/>
      <text:p text:style-name="P182"><text:s text:c="2"/></text:p>
      <text:p text:style-name="P182"/>
      <text:p text:style-name="P182"/>
      <text:p text:style-name="P182"/>
      <text:p text:style-name="P183">Abbiamo una classe ReentrantLockEsempio, che ha una variabile lock e un metodo conta(). Tutto il codice <text:span text:style-name="T15">che si trova </text:span>dopo <text:span text:style-name="T15">l’invocazione del metodo lock, deve essere inserita all’interno di un blocco try. All’interno del blocco finally, invece, bisogna inserire l’unlock</text:span><text:span text:style-name="T28">()</text:span><text:span text:style-name="T15">. Quando un thread acquisisce il lock sull’istanza della classe ReentrantLock </text:span><text:span text:style-name="T26">(variabile lock)</text:span><text:span text:style-name="T15">, nessun altro thread può andare oltre la riga di codice in cui abbiamo la chiamata al metodo lock(). Quindi se un altro thread richiede il lock, rimane bloccato sulla riga di codice in cui viene richiamato il metodo lock</text:span><text:span text:style-name="T27">()</text:span><text:span text:style-name="T15">, finché il lock non viene sbloccato.</text:span><text:span text:style-name="T25"> </text:span></text:p>
      <text:p text:style-name="P47">Vediamo un esempio con il metodo tryLock():</text:p>
      <text:p text:style-name="P47"><draw:frame draw:style-name="fr3" draw:name="Immagine13" text:anchor-type="char" svg:x="1.586cm" svg:y="0.164cm" svg:width="13.831cm" svg:height="8.481cm" draw:z-index="12"><draw:image xlink:href="Pictures/100000010000056F000003554CB635A2439F7481.png" xlink:type="simple" xlink:show="embed" xlink:actuate="onLoad" draw:mime-type="image/png"/></draw:frame><text:s text:c="2"/></text:p>
      <text:p text:style-name="P47"/>
      <text:p text:style-name="P47"/>
      <text:p text:style-name="P47"/>
      <text:p text:style-name="P47"/>
      <text:p text:style-name="P47"/>
      <text:p text:style-name="P47"/>
      <text:p text:style-name="P47"/>
      <text:p text:style-name="P47"/>
      <text:p text:style-name="P47"/>
      <text:p text:style-name="P48"/>
      <text:p text:style-name="P184"><text:soft-page-break/><text:span text:style-name="T15">In questo esempio abbiamo la stessa classe di prima, in cui però stavolta abbiamo il </text:span><text:span text:style-name="T27">metodo</text:span><text:span text:style-name="T15"> tryLock(). Attraverso questo metodo, un thread può tentare di acquisire il lock sull’istanza della classe ReentrantLock (variabile lock), senza rimanere in sospeso come nell’esempio precedente a questo. </text:span></text:p>
      <text:p text:style-name="P48">Esiste anche un altro metodo tryLock(), che prende in ingresso il parametro timeout che specifica il tempo di attesa prima di effettuare un altro tentativo di lock, e lockunit che specifica l’unità di tempo relativa al timeout(secondi, millisecondi…).</text:p>
      <text:p text:style-name="P48"/>
      <text:h text:style-name="P389" text:outline-level="2"><text:bookmark-start text:name="__RefHeading___Toc6300_4045929125"/>UTILIZZARE IL BLOCCO TRYFINALLY CON I THREAD<text:bookmark-end text:name="__RefHeading___Toc6300_4045929125"/></text:h>
      <text:p text:style-name="P185">Il problema consiste nell’avere un thread, al suo interno abbiamo un blocco try/catch/finally e il thread viene interrotto durante la sua esecuzione. Si deve capire cosa succede quando avviene questa interruzione.</text:p>
      <text:p text:style-name="P185">Partiamo con il distinguere due tipi di interruzione:</text:p>
      <text:list xml:id="list1587275890" text:style-name="L58">
        <text:list-item>
          <text:p text:style-name="P506">se un thread sta eseguendo le istruzioni all’interno del try o del catch e viene terminato (cioè killed), il blocco finally potrebbe non essere eseguito. <text:span text:style-name="T15">Questo è</text:span> il caso in cui il processo, associato alla JVM, muore durante l’esecuzione del thread;</text:p>
        </text:list-item>
        <text:list-item>
          <text:p text:style-name="P506">se un thread sta eseguendo le istruzioni all’interno del try o del catch e viene interrotto(tremite il metodo interrupt()), il blocco finally viene eseguito.</text:p>
        </text:list-item>
      </text:list>
      <text:p text:style-name="P185">Vediamo un esempio:</text:p>
      <text:p text:style-name="P186">EsempioTryCatchFinally.java</text:p>
      <text:p text:style-name="P321"><text:span text:style-name="T65">public class </text:span><text:span text:style-name="T76">EsempioTryCatchFinally </text:span><text:span text:style-name="T65">extends </text:span><text:span text:style-name="T76">Thread </text:span><text:span text:style-name="T97">{</text:span><text:line-break/><text:span text:style-name="T97"><text:tab/></text:span><text:span text:style-name="T65">private long </text:span><text:span text:style-name="T152">sleep</text:span><text:span text:style-name="T97">;</text:span><text:line-break/><text:line-break/><text:span text:style-name="T97"><text:tab/></text:span><text:span text:style-name="T65">public </text:span><text:span text:style-name="T139">EsempioTryCatchFinally</text:span><text:span text:style-name="T97">(</text:span><text:span text:style-name="T65">long </text:span><text:span text:style-name="T97">sleep) {</text:span><text:line-break/><text:span text:style-name="T97"><text:tab/><text:tab/></text:span><text:span text:style-name="T65">super</text:span><text:span text:style-name="T97">();</text:span><text:line-break/><text:span text:style-name="T97"><text:tab/><text:tab/></text:span><text:span text:style-name="T65">this</text:span><text:span text:style-name="T97">.</text:span><text:span text:style-name="T152">sleep </text:span><text:span text:style-name="T97">= sleep;</text:span><text:line-break/><text:span text:style-name="T97"><text:tab/>}</text:span><text:line-break/><text:line-break/><text:span text:style-name="T97"><text:tab/></text:span><text:span text:style-name="T134">@Override</text:span><text:line-break/><text:span text:style-name="T134"><text:tab/></text:span><text:span text:style-name="T65">public void </text:span><text:span text:style-name="T139">run</text:span><text:span text:style-name="T97">() {</text:span><text:line-break/><text:span text:style-name="T97"><text:tab/><text:tab/></text:span><text:span text:style-name="T65">try </text:span><text:span text:style-name="T97">{</text:span><text:line-break/><text:span text:style-name="T97"><text:tab/><text:tab/><text:tab/></text:span><text:span text:style-name="T76">Thread</text:span><text:span text:style-name="T97">.</text:span><text:span text:style-name="T104">sleep</text:span><text:span text:style-name="T97">(</text:span><text:span text:style-name="T152">sleep</text:span><text:span text:style-name="T97">);</text:span><text:line-break/><text:span text:style-name="T97"><text:tab/><text:tab/>} </text:span><text:span text:style-name="T65">catch </text:span><text:span text:style-name="T97">(</text:span><text:span text:style-name="T76">InterruptedException </text:span><text:span text:style-name="T97">e) {</text:span><text:line-break/><text:span text:style-name="T97"><text:tab/><text:tab/><text:tab/>e.printStackTrace();</text:span><text:line-break/><text:span text:style-name="T97"><text:tab/><text:tab/>} </text:span><text:span text:style-name="T65">finally </text:span><text:span text:style-name="T97">{</text:span><text:line-break/><text:span text:style-name="T97"><text:tab/><text:tab/><text:tab/></text:span><text:span text:style-name="T76">System</text:span><text:span text:style-name="T97">.</text:span><text:span text:style-name="T149">out</text:span><text:span text:style-name="T97">.println(</text:span><text:span text:style-name="T162">"Entrato nel finally!"</text:span><text:span text:style-name="T97">);</text:span><text:line-break/><text:span text:style-name="T97"><text:tab/><text:tab/>}</text:span><text:line-break/><text:span text:style-name="T97"><text:tab/>}</text:span><text:line-break/><text:span text:style-name="T97">}</text:span></text:p>
      <text:p text:style-name="P134"/>
      <text:p text:style-name="P134"/>
      <text:p text:style-name="P134"/>
      <text:p text:style-name="P134"/>
      <text:p text:style-name="P134"/>
      <text:p text:style-name="P134"/>
      <text:p text:style-name="P134"/>
      <text:p text:style-name="P134"/>
      <text:p text:style-name="P134"/>
      <text:p text:style-name="P157"><text:soft-page-break/>Main2.java</text:p>
      <text:p text:style-name="P134"/>
      <text:p text:style-name="P321"><text:span text:style-name="T65">public class </text:span><text:span text:style-name="T76">Main2 </text:span><text:span text:style-name="T97">{</text:span><text:line-break/><text:line-break/><text:span text:style-name="T97"><text:tab/></text:span><text:span text:style-name="T65">public static void </text:span><text:span text:style-name="T139">main</text:span><text:span text:style-name="T97">(</text:span><text:span text:style-name="T76">String</text:span><text:span text:style-name="T97">[] args) </text:span><text:span text:style-name="T65">throws </text:span><text:span text:style-name="T76">InterruptedException </text:span><text:span text:style-name="T97">{</text:span><text:line-break/><text:span text:style-name="T97"><text:tab/><text:tab/></text:span><text:span text:style-name="T76">EsempioTryCatchFinally t1 </text:span><text:span text:style-name="T97">= </text:span><text:span text:style-name="T65">new </text:span><text:span text:style-name="T97">EsempioTryCatchFinally(</text:span><text:span text:style-name="T173">10</text:span><text:span text:style-name="T97">);</text:span><text:line-break/><text:line-break/><text:span text:style-name="T97"><text:tab/><text:tab/></text:span><text:span text:style-name="T125">// Avvio il Thread</text:span><text:line-break/><text:span text:style-name="T125"><text:tab/><text:tab/></text:span><text:span text:style-name="T76">t1</text:span><text:span text:style-name="T97">.start();<text:tab/><text:tab/></text:span><text:line-break/><text:span text:style-name="T97"><text:tab/><text:tab/></text:span><text:line-break/><text:span text:style-name="T97"><text:tab/><text:tab/></text:span><text:span text:style-name="T125">// Interrompo il thread</text:span><text:line-break/><text:span text:style-name="T125"><text:tab/><text:tab/></text:span><text:span text:style-name="T76">t1</text:span><text:span text:style-name="T97">.interrupt();</text:span><text:line-break/><text:span text:style-name="T97"><text:tab/>}</text:span><text:line-break/><text:line-break/><text:span text:style-name="T97">}</text:span></text:p>
      <text:p text:style-name="P134"/>
      <text:p text:style-name="P99"/>
      <text:p text:style-name="P185">Qui abbiamo una classe EsempioTryCatchFinally, che <text:span text:style-name="T15">estende la classe Thread, in cui abbiamo un blocco try/catch/finally. Nella classe Main2 creo un’istanza della classe EsempioTryCatchFinally, avvio il thread e lo interrompo con il metodo interrupt(). L’output che ci esce fuori ci avvisa che è riuscito ad entrare nel blocco finally.</text:span></text:p>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h text:style-name="P390" text:outline-level="2"><text:bookmark-start text:name="__RefHeading___Toc7163_2993473107"/><text:soft-page-break/>THREAD POOL<text:bookmark-end text:name="__RefHeading___Toc7163_2993473107"/></text:h>
      <text:p text:style-name="P191">I thread pool sono dei componenti software che si occupano di gestire i thread, con l’obiettivo di ottimizzare e semplificarne l’utilizzo.</text:p>
      <text:p text:style-name="P191">Quando scriviamo un software multi-threading, abbiamo visto che ogni thread ha il compito di eseguire un determinato task. Attraverso il thread pool possiamo gestire l’esecuzione di una lista di thread.</text:p>
      <text:p text:style-name="P191">Ovviamente il thread pool è dotato di una sua coda interna, che consente di aggiungere più thread, accodandoli tra loro. La gestione dell’esecuzione dei vari thread viene lasciata in carico al thread pool.</text:p>
      <text:p text:style-name="P191">Per decidere quale thread deve essere eseguito per primo e quanti eseguirne, esistono diversi algoritmi. In JAVA sono state implementate diverse classi che implementano questi algoritmi e consentono di definire diversi thread pool, a seconda della necessità.</text:p>
      <text:p text:style-name="P191">I motivi per cui utilizzare il thread pool sono i seguenti:</text:p>
      <text:list xml:id="list1854763645" text:style-name="L59">
        <text:list-item>
          <text:p text:style-name="P507">abbiamo un aumento delle prestazioni delle applicazioni che li utilizzano, poiché il thread pool ottimizza l’utilizzo della RAM e della CPU;</text:p>
        </text:list-item>
        <text:list-item>
          <text:p text:style-name="P507">I task vengono eseguiti in maniera più veloce, perché le operazioni vengono parallelizzate, avendo un thread pool che consente di eseguire più thread contemporaneamente;</text:p>
        </text:list-item>
        <text:list-item>
          <text:p text:style-name="P507">dal punto di vista del codice sorgente, abbiamo una maggiore eleganza di scrittura. Quindi il codice risulta essere più pulito, perché non dobbiamo occuparci della creazione e della gestione dei thread, ovvero non dobbiamo fare più una cosa del genere:</text:p>
        </text:list-item>
      </text:list>
      <text:p text:style-name="P322"><text:span text:style-name="T65">public static void </text:span><text:span text:style-name="T139">main</text:span><text:span text:style-name="T97">(</text:span><text:span text:style-name="T76">String</text:span><text:span text:style-name="T97">[] args) {</text:span><text:line-break/><text:line-break/><text:span text:style-name="T97"> <text:s text:c="3"/></text:span><text:span text:style-name="T76">EsempioMultithreading em1 </text:span><text:span text:style-name="T97">= </text:span><text:span text:style-name="T65">new </text:span><text:span text:style-name="T97">EsempioMultithreading();</text:span><text:line-break/><text:span text:style-name="T97"> <text:s text:c="3"/></text:span><text:span text:style-name="T125">//setName() serve per poter assegnare un nome al thread</text:span><text:line-break/><text:span text:style-name="T125"> <text:s text:c="3"/></text:span><text:span text:style-name="T76">em1</text:span><text:span text:style-name="T97">.setName(</text:span><text:span text:style-name="T162">"Thread1"</text:span><text:span text:style-name="T97">);</text:span><text:line-break/><text:line-break/><text:span text:style-name="T97"> <text:s text:c="3"/></text:span><text:span text:style-name="T76">EsempioMultithreading em2 </text:span><text:span text:style-name="T97">= </text:span><text:span text:style-name="T65">new </text:span><text:span text:style-name="T97">EsempioMultithreading();</text:span><text:line-break/><text:span text:style-name="T97"> <text:s text:c="3"/></text:span><text:span text:style-name="T76">em2</text:span><text:span text:style-name="T97">.setName(</text:span><text:span text:style-name="T162">"Thread2"</text:span><text:span text:style-name="T97">);</text:span><text:line-break/><text:line-break/><text:span text:style-name="T97"> <text:s text:c="3"/></text:span><text:span text:style-name="T76">EsempioMultithreading em3 </text:span><text:span text:style-name="T97">= </text:span><text:span text:style-name="T65">new </text:span><text:span text:style-name="T97">EsempioMultithreading();</text:span><text:line-break/><text:span text:style-name="T97"> <text:s text:c="3"/></text:span><text:span text:style-name="T76">em3</text:span><text:span text:style-name="T97">.setName(</text:span><text:span text:style-name="T162">"Thread3"</text:span><text:span text:style-name="T97">);</text:span><text:line-break/><text:line-break/><text:span text:style-name="T97"> <text:s text:c="3"/></text:span><text:span text:style-name="T76">EsempioMultithreading em4 </text:span><text:span text:style-name="T97">= </text:span><text:span text:style-name="T65">new </text:span><text:span text:style-name="T97">EsempioMultithreading();</text:span><text:line-break/><text:span text:style-name="T97"> <text:s text:c="3"/></text:span><text:span text:style-name="T76">em4</text:span><text:span text:style-name="T97">.setName(</text:span><text:span text:style-name="T162">"Thread4"</text:span><text:span text:style-name="T97">);</text:span><text:line-break/><text:line-break/><text:span text:style-name="T97"> <text:s text:c="3"/></text:span><text:span text:style-name="T76">EsempioMultithreading em5 </text:span><text:span text:style-name="T97">= </text:span><text:span text:style-name="T65">new </text:span><text:span text:style-name="T97">EsempioMultithreading();</text:span><text:line-break/><text:span text:style-name="T97"> <text:s text:c="3"/></text:span><text:span text:style-name="T76">em5</text:span><text:span text:style-name="T97">.setName(</text:span><text:span text:style-name="T162">"Thread5"</text:span><text:span text:style-name="T97">);</text:span><text:line-break/><text:line-break/><text:span text:style-name="T97"> <text:s text:c="3"/></text:span><text:span text:style-name="T76">em1</text:span><text:span text:style-name="T97">.start();</text:span><text:line-break/><text:span text:style-name="T97"> <text:s text:c="3"/></text:span><text:span text:style-name="T76">em2</text:span><text:span text:style-name="T97">.start();</text:span><text:line-break/><text:span text:style-name="T97"> <text:s text:c="3"/></text:span><text:span text:style-name="T76">em3</text:span><text:span text:style-name="T97">.start();</text:span><text:line-break/><text:span text:style-name="T97"> <text:s text:c="3"/></text:span><text:span text:style-name="T76">em4</text:span><text:span text:style-name="T97">.start();</text:span><text:line-break/><text:span text:style-name="T97"> <text:s text:c="3"/></text:span><text:span text:style-name="T76">em5</text:span><text:span text:style-name="T97">.start();</text:span><text:line-break/><text:line-break/><text:span text:style-name="T97">}</text:span></text:p>
      <text:p text:style-name="P49"/>
      <text:p text:style-name="Text_20_body">Per implementare i thread pool in JAVA abbiamo l’interfaccia Executor, l’interfaccia ExecutorService e la classe Executors. </text:p>
      <text:p text:style-name="Text_20_body">L’interfaccia Executor è l’interfaccia base che definisce quali sono i meccanismi principali per la gestione di <text:soft-page-break/>un thread pool. Ovviamente, essendo un’ interfaccia, definisce dei metodi, ma non li implementa. Il metodo principale execute(thread da eseguire) consente di aggiungere nuovi thread al pool.</text:p>
      <text:p text:style-name="Text_20_body">L’interfaccia ExecutorService estende l’interfaccia Executor ed aggiunge una serie di metodi per ottimizzare le gestione del pool, tra cui shutdown() che indica al pool di avviare la chiusura di tutti i thread. Dopo il metodo shutdown(), non posso aggiungere più nuovi thread al pool.</text:p>
      <text:p text:style-name="P194">La classe Executors è una classe factory che consente di creare varie istanze di pool (Executor, ExecutorService,…).</text:p>
      <text:p text:style-name="P195">Facciamo un esempio, <text:span text:style-name="T195">riprendendo il caso in cui dobbiamo ottenere l’output in html di una pagina web:</text:span></text:p>
      <text:p text:style-name="P323"><text:span text:style-name="T65">import </text:span><text:span text:style-name="T76">java.io.BufferedReader</text:span><text:span text:style-name="T97">;</text:span><text:line-break/><text:span text:style-name="T65">import </text:span><text:span text:style-name="T76">java.io.IOException</text:span><text:span text:style-name="T97">;</text:span><text:line-break/><text:span text:style-name="T65">import </text:span><text:span text:style-name="T76">java.io.InputStream</text:span><text:span text:style-name="T97">;</text:span><text:line-break/><text:span text:style-name="T65">import </text:span><text:span text:style-name="T76">java.io.InputStreamReader</text:span><text:span text:style-name="T97">;</text:span><text:line-break/><text:span text:style-name="T65">import </text:span><text:span text:style-name="T76">java.net.URL</text:span><text:span text:style-name="T97">;</text:span><text:line-break/><text:span text:style-name="T65">import </text:span><text:span text:style-name="T76">java.net.URLConnection</text:span><text:span text:style-name="T97">;</text:span><text:line-break/><text:span text:style-name="T65">import </text:span><text:span text:style-name="T76">java.util.concurrent.ExecutorService</text:span><text:span text:style-name="T97">;</text:span><text:line-break/><text:span text:style-name="T65">import </text:span><text:span text:style-name="T76">java.util.concurrent.Executors</text:span><text:span text:style-name="T97">;</text:span><text:line-break/><text:line-break/><text:span text:style-name="T65">public class </text:span><text:span text:style-name="T76">GetPaginaSitoPool </text:span><text:span text:style-name="T65">extends </text:span><text:span text:style-name="T76">Thread </text:span><text:span text:style-name="T97">{</text:span><text:line-break/><text:span text:style-name="T97"> <text:s text:c="3"/></text:span><text:span text:style-name="T65">private </text:span><text:span text:style-name="T76">String </text:span><text:span text:style-name="T152">url</text:span><text:span text:style-name="T97">;</text:span><text:line-break/><text:span text:style-name="T97"> <text:s text:c="3"/></text:span><text:span text:style-name="T65">private </text:span><text:span text:style-name="T76">String </text:span><text:span text:style-name="T152">content</text:span><text:span text:style-name="T97">;</text:span><text:line-break/><text:line-break/><text:span text:style-name="T97"> <text:s text:c="3"/></text:span><text:span text:style-name="T65">public </text:span><text:span text:style-name="T139">GetPaginaSitoPool</text:span><text:span text:style-name="T97">(</text:span><text:span text:style-name="T76">String </text:span><text:span text:style-name="T97">url) {</text:span><text:line-break/><text:span text:style-name="T97"> <text:s text:c="7"/></text:span><text:span text:style-name="T65">super</text:span><text:span text:style-name="T97">();</text:span><text:line-break/><text:span text:style-name="T97"> <text:s text:c="7"/></text:span><text:span text:style-name="T65">this</text:span><text:span text:style-name="T97">.</text:span><text:span text:style-name="T152">url </text:span><text:span text:style-name="T97">= url;</text:span><text:line-break/><text:span text:style-name="T97"> <text:s text:c="3"/>}</text:span><text:line-break/><text:line-break/><text:span text:style-name="T97"> <text:s text:c="3"/></text:span><text:span text:style-name="T134">@Override</text:span><text:line-break/><text:span text:style-name="T134"> <text:s text:c="3"/></text:span><text:span text:style-name="T65">public void </text:span><text:span text:style-name="T139">run</text:span><text:span text:style-name="T97">() {</text:span><text:line-break/><text:span text:style-name="T97"> <text:s text:c="7"/></text:span><text:span text:style-name="T65">try </text:span><text:span text:style-name="T97">{</text:span><text:line-break/><text:span text:style-name="T97"> <text:s text:c="11"/></text:span><text:span text:style-name="T76">URL site </text:span><text:span text:style-name="T97">= </text:span><text:span text:style-name="T65">new </text:span><text:span text:style-name="T97">URL(</text:span><text:span text:style-name="T152">url</text:span><text:span text:style-name="T97">);</text:span><text:line-break/><text:span text:style-name="T97"> <text:s text:c="11"/></text:span><text:span text:style-name="T76">URLConnection con </text:span><text:span text:style-name="T97">= </text:span><text:span text:style-name="T76">site</text:span><text:span text:style-name="T97">.openConnection();</text:span><text:line-break/><text:line-break/><text:span text:style-name="T97"> <text:s text:c="11"/></text:span><text:span text:style-name="T76">InputStream in </text:span><text:span text:style-name="T97">= </text:span><text:span text:style-name="T76">con</text:span><text:span text:style-name="T97">.getInputStream();</text:span><text:line-break/><text:span text:style-name="T97"> <text:s text:c="11"/></text:span><text:span text:style-name="T76">String </text:span><text:span text:style-name="T97">encoding = </text:span><text:span text:style-name="T76">con</text:span><text:span text:style-name="T97">.getContentEncoding();</text:span><text:line-break/><text:span text:style-name="T97"> <text:s text:c="11"/>encoding = encoding == </text:span><text:span text:style-name="T65">null </text:span><text:span text:style-name="T97">? </text:span><text:span text:style-name="T162">"UTF-8" </text:span><text:span text:style-name="T97">: encoding;</text:span><text:line-break/><text:line-break/><text:span text:style-name="T97"> <text:s text:c="11"/></text:span><text:span text:style-name="T76">System</text:span><text:span text:style-name="T97">.</text:span><text:span text:style-name="T149">out</text:span><text:span text:style-name="T97">.println(</text:span><text:span text:style-name="T162">"************************************************"</text:span><text:span text:style-name="T97">);</text:span><text:line-break/><text:span text:style-name="T97"> <text:s text:c="11"/></text:span><text:span text:style-name="T76">System</text:span><text:span text:style-name="T97">.</text:span><text:span text:style-name="T149">out</text:span><text:span text:style-name="T97">.println(</text:span><text:span text:style-name="T162">"CONTENUTO DELLA PAGINA WEB: " </text:span><text:span text:style-name="T97">+ </text:span><text:span text:style-name="T152">url</text:span><text:span text:style-name="T97">);</text:span><text:line-break/><text:span text:style-name="T97"> <text:s text:c="11"/></text:span><text:span text:style-name="T76">System</text:span><text:span text:style-name="T97">.</text:span><text:span text:style-name="T149">out</text:span><text:span text:style-name="T97">.println(getString(</text:span><text:span text:style-name="T76">in</text:span><text:span text:style-name="T97">));</text:span><text:line-break/><text:span text:style-name="T97"> <text:s text:c="11"/></text:span><text:span text:style-name="T76">System</text:span><text:span text:style-name="T97">.</text:span><text:span text:style-name="T149">out</text:span><text:span text:style-name="T97">.println(</text:span><text:span text:style-name="T162">"************************************************"</text:span><text:span text:style-name="T97">);</text:span><text:line-break/><text:span text:style-name="T97"> <text:s text:c="7"/>} </text:span><text:span text:style-name="T65">catch </text:span><text:span text:style-name="T97">(</text:span><text:span text:style-name="T76">IOException </text:span><text:span text:style-name="T97">e) {</text:span><text:line-break/><text:span text:style-name="T97"> <text:s text:c="11"/>e.printStackTrace();</text:span><text:line-break/><text:span text:style-name="T97"> <text:s text:c="7"/>}</text:span><text:line-break/><text:span text:style-name="T97"> <text:s text:c="3"/>}</text:span><text:line-break/><text:line-break/><text:span text:style-name="T97"> <text:s text:c="3"/></text:span><text:span text:style-name="T65">private </text:span><text:span text:style-name="T76">String </text:span><text:span text:style-name="T139">getString</text:span><text:span text:style-name="T97">(</text:span><text:span text:style-name="T76">InputStream </text:span><text:span text:style-name="T97">is) {</text:span><text:line-break/><text:span text:style-name="T97"> <text:s text:c="7"/></text:span><text:span text:style-name="T76">BufferedReader </text:span><text:span text:style-name="T97">br = </text:span><text:span text:style-name="T65">null</text:span><text:span text:style-name="T97">;</text:span><text:line-break/><text:span text:style-name="T97"> <text:s text:c="7"/></text:span><text:span text:style-name="T76">StringBuilder sb </text:span><text:span text:style-name="T97">= </text:span><text:span text:style-name="T65">new </text:span><text:span text:style-name="T97">StringBuilder();</text:span><text:line-break/><text:line-break/><text:span text:style-name="T97"> <text:s text:c="7"/></text:span><text:span text:style-name="T76">String </text:span><text:span text:style-name="T97">line;</text:span><text:line-break/><text:span text:style-name="T97"> <text:s text:c="7"/></text:span><text:span text:style-name="T65">try </text:span><text:span text:style-name="T97">{</text:span><text:line-break/><text:span text:style-name="T97"> <text:s text:c="11"/>br = </text:span><text:span text:style-name="T65">new </text:span><text:span text:style-name="T97">BufferedReader(</text:span><text:span text:style-name="T65">new </text:span><text:span text:style-name="T97">InputStreamReader(is));</text:span><text:line-break/><text:span text:style-name="T97"> <text:s text:c="11"/></text:span><text:span text:style-name="T65">while </text:span><text:span text:style-name="T97">((line = br.readLine()) != </text:span><text:span text:style-name="T65">null</text:span><text:span text:style-name="T97">) {</text:span><text:line-break/><text:span text:style-name="T97"> <text:s text:c="15"/></text:span><text:span text:style-name="T76">sb</text:span><text:span text:style-name="T97">.append(line);</text:span><text:line-break/><text:soft-page-break/><text:span text:style-name="T97"> <text:s text:c="11"/>}</text:span><text:line-break/><text:line-break/><text:span text:style-name="T97"> <text:s text:c="7"/>} </text:span><text:span text:style-name="T65">catch </text:span><text:span text:style-name="T97">(</text:span><text:span text:style-name="T76">IOException </text:span><text:span text:style-name="T97">e) {</text:span><text:line-break/><text:span text:style-name="T97"> <text:s text:c="11"/>e.printStackTrace();</text:span><text:line-break/><text:span text:style-name="T97"> <text:s text:c="7"/>} </text:span><text:span text:style-name="T65">finally </text:span><text:span text:style-name="T97">{</text:span><text:line-break/><text:span text:style-name="T97"> <text:s text:c="11"/></text:span><text:span text:style-name="T65">if </text:span><text:span text:style-name="T97">(br != </text:span><text:span text:style-name="T65">null</text:span><text:span text:style-name="T97">) {</text:span><text:line-break/><text:span text:style-name="T97"> <text:s text:c="15"/></text:span><text:span text:style-name="T65">try </text:span><text:span text:style-name="T97">{</text:span><text:line-break/><text:span text:style-name="T97"> <text:s text:c="19"/>br.close();</text:span><text:line-break/><text:span text:style-name="T97"> <text:s text:c="15"/>} </text:span><text:span text:style-name="T65">catch </text:span><text:span text:style-name="T97">(</text:span><text:span text:style-name="T76">IOException </text:span><text:span text:style-name="T97">e) {</text:span><text:line-break/><text:span text:style-name="T97"> <text:s text:c="19"/>e.printStackTrace();</text:span><text:line-break/><text:span text:style-name="T97"> <text:s text:c="15"/>}</text:span><text:line-break/><text:span text:style-name="T97"> <text:s text:c="11"/>}</text:span><text:line-break/><text:span text:style-name="T97"> <text:s text:c="7"/>}</text:span><text:line-break/><text:line-break/><text:span text:style-name="T97"> <text:s text:c="7"/></text:span><text:span text:style-name="T65">return </text:span><text:span text:style-name="T76">sb</text:span><text:span text:style-name="T97">.toString();</text:span><text:line-break/><text:span text:style-name="T97"> <text:s text:c="3"/>}</text:span><text:line-break/><text:line-break/><text:span text:style-name="T97"> <text:s text:c="3"/></text:span><text:span text:style-name="T65">public </text:span><text:span text:style-name="T76">String </text:span><text:span text:style-name="T139">getContent</text:span><text:span text:style-name="T97">() {</text:span><text:line-break/><text:span text:style-name="T97"> <text:s text:c="7"/></text:span><text:span text:style-name="T65">return </text:span><text:span text:style-name="T152">content</text:span><text:span text:style-name="T97">;</text:span><text:line-break/><text:span text:style-name="T97"> <text:s text:c="3"/>}</text:span><text:line-break/><text:span text:style-name="T97">}</text:span><text:line-break/><text:line-break/><text:line-break/><text:span text:style-name="T65">class </text:span><text:span text:style-name="T76">MainPool</text:span><text:span text:style-name="T97">{</text:span><text:line-break/><text:span text:style-name="T97"> <text:s text:c="3"/></text:span><text:span text:style-name="T65">public static void </text:span><text:span text:style-name="T139">main</text:span><text:span text:style-name="T97">(</text:span><text:span text:style-name="T76">String</text:span><text:span text:style-name="T97">[] args) {</text:span><text:line-break/><text:span text:style-name="T97"> <text:s text:c="7"/></text:span><text:span text:style-name="T125">/*creo il thread pool*/</text:span><text:line-break/><text:span text:style-name="T125"> <text:s text:c="7"/></text:span><text:span text:style-name="T76">ExecutorService pool </text:span><text:span text:style-name="T97">= </text:span><text:span text:style-name="T76">Executors</text:span><text:span text:style-name="T97">.</text:span><text:span text:style-name="T104">newCachedThreadPool</text:span><text:span text:style-name="T97">();</text:span><text:line-break/><text:line-break/><text:span text:style-name="T97"> <text:s text:c="7"/></text:span><text:span text:style-name="T125">/*aggiunge i thread al pool*/</text:span><text:line-break/><text:span text:style-name="T125"> <text:s text:c="7"/></text:span><text:span text:style-name="T76">pool</text:span><text:span text:style-name="T97">.execute(</text:span><text:span text:style-name="T65">new </text:span><text:span text:style-name="T97">GetPaginaSitoPool(</text:span><text:span text:style-name="T162">"http://www.google.com"</text:span><text:span text:style-name="T97">));</text:span><text:line-break/><text:span text:style-name="T97"> <text:s text:c="7"/></text:span><text:span text:style-name="T76">pool</text:span><text:span text:style-name="T97">.execute(</text:span><text:span text:style-name="T65">new </text:span><text:span text:style-name="T97">GetPaginaSitoPool(</text:span><text:span text:style-name="T162">"https://www.ibconline.it"</text:span><text:span text:style-name="T97">));</text:span><text:line-break/><text:line-break/><text:span text:style-name="T97"> <text:s text:c="7"/></text:span><text:span text:style-name="T125">/*spengo il thread pool*/</text:span><text:line-break/><text:span text:style-name="T125"> <text:s text:c="7"/></text:span><text:span text:style-name="T76">pool</text:span><text:span text:style-name="T97">.shutdown();</text:span><text:line-break/><text:span text:style-name="T97"> <text:s text:c="3"/>}</text:span><text:line-break/><text:span text:style-name="T97">}</text:span></text:p>
      <text:p text:style-name="P166"/>
      <text:p text:style-name="P195">Nella classe <text:span text:style-name="T29">Main</text:span>Pool creiamo un’istanza di ExecutorService, che crea un thread pool. All’interno del pool aggiungiamo, attraverso il metodo execute(), i thread che ci interessano. In alternativa al CachedThreadPool(), che è un pool in cui potenzialmente possiamo inserire infiniti thread, abbiamo il newFixedThreadPool(int n Threads), in cui il numero di thread che si possono inserire in questo pool è dato da quello specificato dal parametro in ingresso n Threads. Sempre nel caso del newFixedThreadPool(int n Threads), se ci sono più <text:span text:style-name="T15">thread di quelli ammissibili, i restanti verranno accodati in attesa di essere eseguiti.</text:span></text:p>
      <text:p text:style-name="P195"><text:span text:style-name="T15">É </text:span><text:span text:style-name="T30">caldamente consigliato di utilizzare sempre i thread pool quando lavoriamo in ambiente multithreading, perché consentono di effettuare dei lavorare sui thread in maniera molto più semplice rispetto ai thread classici delle prime versioni di JAVA.</text:span></text:p>
      <text:p text:style-name="P50"/>
      <text:p text:style-name="P50"/>
      <text:p text:style-name="P50"/>
      <text:h text:style-name="P391" text:outline-level="2"><text:bookmark-start text:name="__RefHeading___Toc7165_2993473107"/><text:soft-page-break/>CLASS<text:span text:style-name="T196">I</text:span> ARRAYBLOCKINGQUEUE <text:span text:style-name="T196">E LINKEDBLOCKINGQUEUE</text:span><text:bookmark-end text:name="__RefHeading___Toc7165_2993473107"/></text:h>
      <text:p text:style-name="Text_20_body">Prima di parlare di queste due classi, vediamo quali sono le interfacce messe a disposizione da JAVA per rappresentare una generica coda. <text:span text:style-name="T15">Le due classi ArrayBlockingQueue e LinkedBlockingQueue</text:span> le utilizziamo,appunto, per la gestione delle code di thread.</text:p>
      <text:p text:style-name="P196">In JAVA, una generica coda è rappresentata dall’interfaccia Queue, che estende l’interfaccia Collection. Estendendo l’interfaccia Collection, ne eredita tutte le caratteristiche (ad esempio i metodi add(e), remove(e), size() e così via).</text:p>
      <text:p text:style-name="P196">In aggiunta ai metodi definiti dall’interfaccia Collection, l’interfaccia Queue ne definisce altri, tra cui:</text:p>
      <text:list xml:id="list2746649840" text:style-name="L60">
        <text:list-item>
          <text:p text:style-name="P508">peek(), che recupera il primo elemento della coda, senza eliminarlo. Questo metodo ritorna l’elemento recuperato, oppure null se la coda è vuota;</text:p>
        </text:list-item>
        <text:list-item>
          <text:p text:style-name="P508">element(), che recupera, come il metodo peek(), il primo elemento della coda, con la differenza che se la coda è vuota, genera l’eccezione NoSuchElementException al posto di null;</text:p>
        </text:list-item>
        <text:list-item>
          <text:p text:style-name="P508">poll(), che recupera e rimuove il primo elemento della coda. Questo metodo ritorna l’elemento rimosso, oppure null se la coda è vuota.</text:p>
        </text:list-item>
      </text:list>
      <text:p text:style-name="P196">L’interfaccia Queue viene estesa dall’interfaccia BlockingQueue, <text:span text:style-name="T197">che rappresenta anch’essa una generica coda bloccante, solo che q</text:span><text:span text:style-name="T31">uest’ultima </text:span><text:span text:style-name="T197">definisce dei metodi che devono garantire l’esecuzione sicura delle operazioni. </text:span><text:span text:style-name="T198">In particolare, tali metodi sono:</text:span></text:p>
      <text:list xml:id="list1515486914" text:style-name="L61">
        <text:list-item>
          <text:p text:style-name="P509">put(), che inserisce un oggetto alla fine della coda. Se la coda è piena, il metodo si blocca e mette il thread corrente in attesa, riattivandolo quando viene rimosso un elemento dalla coda;</text:p>
        </text:list-item>
        <text:list-item>
          <text:p text:style-name="P509">take(), <text:span text:style-name="T199">che restituisce il primo elemento della coda. Se la coda è vuota, il metodo si blocca e mette il thread corrente in attesa, </text:span><text:span text:style-name="T32">riattivandolo</text:span><text:span text:style-name="T199"> quando viene inserito un nuovo elemento alla coda.</text:span></text:p>
        </text:list-item>
      </text:list>
      <text:p text:style-name="P197">Chiaramente, definendo la possibilità di mettere in attesa i thread, i software che utilizzano questa interfaccia sono sincronizzati.</text:p>
      <text:p text:style-name="P198">Badiamo bene che si parla di interfaccia e non di classe, quindi l’interfaccia BlockingQueue non implementa questa logica, ma la definisce. <text:span text:style-name="T200">L’interfaccia BlockingQueue, infatti, è implementata da diverse classi. Le classi che la implementano sono Thread Safe e sono:</text:span></text:p>
      <text:list xml:id="list37551350" text:style-name="L62">
        <text:list-item>
          <text:p text:style-name="P510">ArrayBlockingQueue</text:p>
        </text:list-item>
        <text:list-item>
          <text:p text:style-name="P510">LinkedBlockingQueue</text:p>
        </text:list-item>
      </text:list>
      <text:p text:style-name="P199"/>
      <text:p text:style-name="P199"/>
      <text:p text:style-name="P199"/>
      <text:p text:style-name="P199"/>
      <text:p text:style-name="P199"/>
      <text:h text:style-name="P408" text:outline-level="3"><text:bookmark-start text:name="__RefHeading___Toc7997_2993473107"/><text:soft-page-break/>CLASSE ARRAYBLOCKINGQUEUE<text:bookmark-end text:name="__RefHeading___Toc7997_2993473107"/></text:h>
      <text:p text:style-name="P199">La classe ArrayBlockingQueue è un array circolare di tipo bloccante. Un oggetto di tipo ArrayBlockingQueue ha la particolarità di avere <text:span text:style-name="T15">una capacità fissa, definita in fase di inizializzazione. Quindi nel costruttore dobbiamo passare la capacità e quella rimarrà.</text:span></text:p>
      <text:p text:style-name="P51">Gli elementi sono ordinati all’interno della coda secondo le specifiche FIFO (First-In First-Out), cioè il primo elemento in ingresso è il primo ad uscire.</text:p>
      <text:p text:style-name="Text_20_body"><text:span text:style-name="T15">Riprendiamo l’esempio del Produttore/Consumatore, sostituendo la v</text:span><text:span text:style-name="T80">ariabile synchronized</text:span><text:span text:style-name="T85"> </text:span><text:span text:style-name="T86">con un BlockingQueue:</text:span></text:p>
      <text:p text:style-name="P187"><text:span text:style-name="T86">P</text:span><text:span text:style-name="T85">roducer.java</text:span></text:p>
      <text:p text:style-name="P324"><text:span text:style-name="T66">import </text:span><text:span text:style-name="T76">java.util.concurrent.BlockingQueue</text:span><text:span text:style-name="T97">;</text:span><text:line-break/><text:line-break/><text:span text:style-name="T65">public class </text:span><text:span text:style-name="T76">Producer </text:span><text:span text:style-name="T65">implements </text:span><text:span text:style-name="T76">Runnable </text:span><text:span text:style-name="T97">{</text:span><text:line-break/><text:span text:style-name="T97"><text:tab/></text:span><text:span text:style-name="T65">private </text:span><text:span text:style-name="T76">BlockingQueue</text:span><text:span text:style-name="T97">&lt;</text:span><text:span text:style-name="T76">String</text:span><text:span text:style-name="T97">&gt; </text:span><text:span text:style-name="T152">queue</text:span><text:span text:style-name="T97">;</text:span><text:line-break/><text:span text:style-name="T97"><text:tab/></text:span><text:line-break/><text:span text:style-name="T97"><text:tab/></text:span><text:span text:style-name="T65">public </text:span><text:span text:style-name="T139">Producer</text:span><text:span text:style-name="T97">(</text:span><text:span text:style-name="T76">BlockingQueue</text:span><text:span text:style-name="T97">&lt;</text:span><text:span text:style-name="T76">String</text:span><text:span text:style-name="T97">&gt; queue) {</text:span><text:line-break/><text:span text:style-name="T97"><text:tab/><text:tab/></text:span><text:span text:style-name="T65">this</text:span><text:span text:style-name="T97">.</text:span><text:span text:style-name="T152">queue </text:span><text:span text:style-name="T97">= queue;</text:span><text:line-break/><text:span text:style-name="T97"><text:tab/>}</text:span><text:line-break/><text:line-break/><text:span text:style-name="T97"><text:tab/></text:span><text:span text:style-name="T134">@Override</text:span><text:line-break/><text:span text:style-name="T134"><text:tab/></text:span><text:span text:style-name="T65">public void </text:span><text:span text:style-name="T139">run</text:span><text:span text:style-name="T97">() {</text:span><text:line-break/><text:span text:style-name="T97"><text:tab/><text:tab/></text:span><text:span text:style-name="T65">int </text:span><text:span text:style-name="T97">i = </text:span><text:span text:style-name="T173">0</text:span><text:span text:style-name="T97">;</text:span><text:line-break/><text:line-break/><text:span text:style-name="T97"><text:tab/><text:tab/></text:span><text:span text:style-name="T65">while</text:span><text:span text:style-name="T97">(</text:span><text:span text:style-name="T65">true</text:span><text:span text:style-name="T97">) { <text:s text:c="7"/><text:tab/></text:span><text:line-break/><text:span text:style-name="T97"> <text:s text:c="7"/><text:tab/></text:span><text:span text:style-name="T76">String elem </text:span><text:span text:style-name="T97">= </text:span><text:span text:style-name="T162">"Elemento numero " </text:span><text:span text:style-name="T97">+ i;</text:span><text:line-break/><text:span text:style-name="T97"> <text:s text:c="7"/><text:tab/></text:span><text:line-break/><text:span text:style-name="T97"> <text:s text:c="7"/><text:tab/></text:span><text:span text:style-name="T125">/* provo ad aggiungere un elemento alla coda */</text:span><text:line-break/><text:span text:style-name="T125"> <text:s text:c="7"/><text:tab/></text:span><text:span text:style-name="T65">boolean </text:span><text:span text:style-name="T76">aggiunto </text:span><text:span text:style-name="T97">= </text:span><text:span text:style-name="T152">queue</text:span><text:span text:style-name="T97">.offer(</text:span><text:span text:style-name="T76">elem</text:span><text:span text:style-name="T97">);</text:span><text:line-break/><text:span text:style-name="T97"> <text:s text:c="7"/><text:tab/></text:span><text:line-break/><text:span text:style-name="T97"> <text:s text:c="11"/></text:span><text:span text:style-name="T76">System</text:span><text:span text:style-name="T97">.</text:span><text:span text:style-name="T149">out</text:span><text:span text:style-name="T97">.println(</text:span><text:span text:style-name="T162">"L'elemento " </text:span><text:span text:style-name="T97">+ i + </text:span><text:span text:style-name="T162">" � stato aggiunto? " </text:span><text:span text:style-name="T97">+ </text:span><text:span text:style-name="T76">aggiunto</text:span><text:span text:style-name="T97">);</text:span><text:line-break/><text:line-break/><text:span text:style-name="T97"> <text:s text:c="11"/>i++;</text:span><text:line-break/><text:line-break/><text:span text:style-name="T97"> <text:s text:c="11"/></text:span><text:span text:style-name="T65">try </text:span><text:span text:style-name="T97">{ <text:s/></text:span><text:line-break/><text:span text:style-name="T97"> <text:s text:c="15"/></text:span><text:span text:style-name="T76">Thread</text:span><text:span text:style-name="T97">.</text:span><text:span text:style-name="T104">sleep</text:span><text:span text:style-name="T97">(</text:span><text:span text:style-name="T173">500</text:span><text:span text:style-name="T97">);</text:span><text:line-break/><text:span text:style-name="T97"> <text:s text:c="11"/>} </text:span><text:span text:style-name="T65">catch </text:span><text:span text:style-name="T97">(</text:span><text:span text:style-name="T76">InterruptedException </text:span><text:span text:style-name="T97">e) {</text:span><text:line-break/><text:span text:style-name="T97"> <text:s text:c="15"/>e.printStackTrace();</text:span><text:line-break/><text:span text:style-name="T97"> <text:s text:c="11"/>}</text:span><text:line-break/><text:span text:style-name="T97"> <text:s text:c="7"/>}</text:span><text:line-break/><text:span text:style-name="T97"><text:tab/>}</text:span><text:line-break/><text:span text:style-name="T97">}</text:span></text:p>
      <text:p text:style-name="P135"/>
      <text:p text:style-name="P135"/>
      <text:p text:style-name="P154">Consumer.java</text:p>
      <text:p text:style-name="P154"/>
      <text:p text:style-name="P328"><text:span text:style-name="T65">import </text:span><text:span text:style-name="T76">java.util.concurrent.BlockingQueue</text:span><text:span text:style-name="T97">;</text:span><text:line-break/><text:line-break/><text:span text:style-name="T65">public class </text:span><text:span text:style-name="T76">Consumer </text:span><text:span text:style-name="T65">implements </text:span><text:span text:style-name="T76">Runnable </text:span><text:span text:style-name="T97">{</text:span><text:line-break/><text:span text:style-name="T97"><text:tab/></text:span><text:span text:style-name="T65">private </text:span><text:span text:style-name="T76">BlockingQueue</text:span><text:span text:style-name="T97">&lt;</text:span><text:span text:style-name="T76">String</text:span><text:span text:style-name="T97">&gt; </text:span><text:span text:style-name="T152">queue</text:span><text:span text:style-name="T97">;</text:span><text:line-break/><text:line-break/><text:span text:style-name="T97"><text:tab/></text:span><text:span text:style-name="T65">public </text:span><text:span text:style-name="T139">Consumer</text:span><text:span text:style-name="T97">(</text:span><text:span text:style-name="T76">BlockingQueue</text:span><text:span text:style-name="T97">&lt;</text:span><text:span text:style-name="T76">String</text:span><text:span text:style-name="T97">&gt; queue) {</text:span><text:line-break/><text:span text:style-name="T97"><text:tab/><text:tab/></text:span><text:span text:style-name="T65">this</text:span><text:span text:style-name="T97">.</text:span><text:span text:style-name="T152">queue </text:span><text:span text:style-name="T97">= queue;</text:span><text:line-break/><text:span text:style-name="T97"><text:tab/>}</text:span><text:line-break/><text:line-break/><text:soft-page-break/><text:span text:style-name="T97"><text:tab/></text:span><text:span text:style-name="T134">@Override</text:span><text:line-break/><text:span text:style-name="T134"><text:tab/></text:span><text:span text:style-name="T65">public void </text:span><text:span text:style-name="T139">run</text:span><text:span text:style-name="T97">() {</text:span><text:line-break/><text:line-break/><text:span text:style-name="T97"><text:tab/><text:tab/></text:span><text:span text:style-name="T65">while</text:span><text:span text:style-name="T97">(</text:span><text:span text:style-name="T65">true</text:span><text:span text:style-name="T97">) {</text:span><text:line-break/><text:span text:style-name="T97"><text:tab/><text:tab/><text:tab/></text:span><text:span text:style-name="T65">if </text:span><text:span text:style-name="T97">(</text:span><text:span text:style-name="T152">queue</text:span><text:span text:style-name="T97">.remainingCapacity() &gt; </text:span><text:span text:style-name="T173">0</text:span><text:span text:style-name="T97">) {</text:span><text:line-break/><text:span text:style-name="T97"><text:tab/><text:tab/><text:tab/><text:tab/></text:span><text:span text:style-name="T76">System</text:span><text:span text:style-name="T97">.</text:span><text:span text:style-name="T149">out</text:span><text:span text:style-name="T97">.println(</text:span><text:span text:style-name="T162">"E' possibile aggiungere ancora " </text:span><text:span text:style-name="T97">+ </text:span><text:span text:style-name="T152">queue</text:span><text:span text:style-name="T97">.remainingCapacity() + </text:span><text:span text:style-name="T162">" su " </text:span><text:span text:style-name="T97">+ </text:span><text:span text:style-name="T152">queue</text:span><text:span text:style-name="T97">.size());</text:span><text:line-break/><text:span text:style-name="T97"><text:tab/><text:tab/><text:tab/>} </text:span><text:span text:style-name="T65">else if </text:span><text:span text:style-name="T97">(</text:span><text:span text:style-name="T152">queue</text:span><text:span text:style-name="T97">.remainingCapacity() == </text:span><text:span text:style-name="T173">0</text:span><text:span text:style-name="T97">) {</text:span><text:line-break/><text:span text:style-name="T97"><text:tab/><text:tab/><text:tab/><text:tab/></text:span><text:span text:style-name="T76">String elementoRimosso </text:span><text:span text:style-name="T97">= </text:span><text:span text:style-name="T152">queue</text:span><text:span text:style-name="T97">.remove();</text:span><text:line-break/><text:line-break/><text:span text:style-name="T97"><text:tab/><text:tab/><text:tab/><text:tab/></text:span><text:span text:style-name="T76">System</text:span><text:span text:style-name="T97">.</text:span><text:span text:style-name="T149">out</text:span><text:span text:style-name="T97">.println(</text:span><text:span text:style-name="T162">"E' stato rimosso l'elemento " </text:span><text:span text:style-name="T97">+ </text:span><text:span text:style-name="T76">elementoRimosso</text:span><text:span text:style-name="T97">);</text:span><text:line-break/><text:span text:style-name="T97"><text:tab/><text:tab/><text:tab/>}</text:span><text:line-break/><text:span text:style-name="T97"><text:tab/><text:tab/><text:tab/></text:span><text:line-break/><text:span text:style-name="T97"><text:tab/><text:tab/><text:tab/></text:span><text:span text:style-name="T65">try </text:span><text:span text:style-name="T97">{</text:span><text:line-break/><text:span text:style-name="T97"><text:tab/><text:tab/><text:tab/><text:tab/></text:span><text:span text:style-name="T76">Thread</text:span><text:span text:style-name="T97">.</text:span><text:span text:style-name="T104">sleep</text:span><text:span text:style-name="T97">(</text:span><text:span text:style-name="T173">500</text:span><text:span text:style-name="T97">);</text:span><text:line-break/><text:span text:style-name="T97"><text:tab/><text:tab/><text:tab/>} </text:span><text:span text:style-name="T65">catch </text:span><text:span text:style-name="T97">(</text:span><text:span text:style-name="T76">InterruptedException </text:span><text:span text:style-name="T97">e) {</text:span><text:line-break/><text:span text:style-name="T97"><text:tab/><text:tab/><text:tab/><text:tab/>e.printStackTrace();</text:span><text:line-break/><text:span text:style-name="T97"><text:tab/><text:tab/><text:tab/>}</text:span><text:line-break/><text:span text:style-name="T97"><text:tab/><text:tab/>}</text:span><text:line-break/><text:span text:style-name="T97"><text:tab/>}</text:span><text:line-break/><text:span text:style-name="T97">}</text:span></text:p>
      <text:p text:style-name="P146"/>
      <text:p text:style-name="P146"/>
      <text:p text:style-name="P29">EsempioArrayBlockingQueue.java</text:p>
      <text:p text:style-name="P328"><text:span text:style-name="T65">import </text:span><text:span text:style-name="T76">java.util.concurrent.ArrayBlockingQueue</text:span><text:span text:style-name="T97">;</text:span><text:line-break/><text:span text:style-name="T65">import </text:span><text:span text:style-name="T76">java.util.concurrent.BlockingQueue</text:span><text:span text:style-name="T97">;</text:span><text:line-break/><text:line-break/><text:span text:style-name="T65">public class </text:span><text:span text:style-name="T76">EsempioArrayBlockingQueue </text:span><text:span text:style-name="T97">{</text:span><text:line-break/><text:span text:style-name="T97"><text:tab/></text:span><text:span text:style-name="T65">public static void </text:span><text:span text:style-name="T139">main</text:span><text:span text:style-name="T97">(</text:span><text:span text:style-name="T76">String</text:span><text:span text:style-name="T97">[] args) {</text:span><text:line-break/><text:span text:style-name="T97"><text:tab/><text:tab/></text:span><text:span text:style-name="T125">// Creo una coda che pu� contenere al massimo 10 elementi.</text:span><text:line-break/><text:span text:style-name="T125"> <text:s text:c="7"/></text:span><text:span text:style-name="T76">BlockingQueue</text:span><text:span text:style-name="T97">&lt;</text:span><text:span text:style-name="T76">String</text:span><text:span text:style-name="T97">&gt; </text:span><text:span text:style-name="T76">queue </text:span><text:span text:style-name="T97">= </text:span><text:span text:style-name="T65">new </text:span><text:span text:style-name="T97">ArrayBlockingQueue&lt;</text:span><text:span text:style-name="T76">String</text:span><text:span text:style-name="T97">&gt;(</text:span><text:span text:style-name="T173">10</text:span><text:span text:style-name="T97">);</text:span><text:line-break/><text:line-break/><text:span text:style-name="T97"> <text:s text:c="7"/></text:span><text:span text:style-name="T125">// Producer e Consumer accedono alla stessa coda...</text:span><text:line-break/><text:span text:style-name="T125"> <text:s text:c="7"/></text:span><text:span text:style-name="T76">Thread prod </text:span><text:span text:style-name="T97">= </text:span><text:span text:style-name="T65">new </text:span><text:span text:style-name="T97">Thread(</text:span><text:span text:style-name="T65">new </text:span><text:span text:style-name="T97">Producer(</text:span><text:span text:style-name="T76">queue</text:span><text:span text:style-name="T97">));</text:span><text:line-break/><text:span text:style-name="T97"> <text:s text:c="7"/></text:span><text:span text:style-name="T76">Thread cons </text:span><text:span text:style-name="T97">= </text:span><text:span text:style-name="T65">new </text:span><text:span text:style-name="T97">Thread(</text:span><text:span text:style-name="T65">new </text:span><text:span text:style-name="T97">Consumer(</text:span><text:span text:style-name="T76">queue</text:span><text:span text:style-name="T97">));</text:span><text:line-break/><text:line-break/><text:span text:style-name="T97"> <text:s text:c="7"/></text:span><text:span text:style-name="T76">prod</text:span><text:span text:style-name="T97">.start();</text:span><text:line-break/><text:span text:style-name="T97"> <text:s text:c="7"/></text:span><text:span text:style-name="T76">cons</text:span><text:span text:style-name="T97">.start();</text:span><text:line-break/><text:span text:style-name="T97"><text:tab/>}</text:span><text:line-break/><text:span text:style-name="T97">}</text:span></text:p>
      <text:p text:style-name="P28"/>
      <text:p text:style-name="P200"><text:span text:style-name="T85">Quindi, nella classe Producer abbiamo una variabile queue, che è di tipo BlockingQueue. </text:span><text:span text:style-name="T87">Questa variabile viene inizializzate nel costruttore. All’interno del metodo run() abbiamo un ciclo while(true), che è un loop infinito finché non interrompiamo il software. All’interno del loop, il thread Producer prova ad aggiungere alla coda un elemento di tipo stringa, attraverso l’invocazione del metodo offer() definito dall’interfaccia BlockingQueue.</text:span></text:p>
      <text:p text:style-name="P201"><text:span text:style-name="T85">Nella classe Consumer abbiamo, analogamente alla classe Producer, una variabile queue di tipo BlockingQueue. </text:span><text:span text:style-name="T87">Questa variabile viene inizializzate nel costruttore. All’interno del metodo run() abbiamo un ciclo while(true), che è un loop infinito finché non interrompiamo il software. </text:span><text:span text:style-name="T88">All’interno del loop, il thread Consumer legge la coda e, se è piena, rimuove il primo elemento aggiunto (logica FIFO).</text:span></text:p>
      <text:p text:style-name="P202"><text:span text:style-name="T88">P</text:span><text:span text:style-name="T85">oi abbiamo la classe EsempioArrayBlockingQueue che crea una variabile queue di tipo BlockingQueue, utilizzando la classe ArrayBlockingQueue e passando in ingresso la capacità massima di 10 elementi. Dopodichè vengono creati due thread, uno per il produttore e uno per il consumatore, e vengono avviati.</text:span></text:p>
      <text:h text:style-name="P408" text:outline-level="3"><text:bookmark-start text:name="__RefHeading___Toc7999_2993473107"/><text:soft-page-break/>CLASSE LINKEDBLOCKINGQUEUE<text:bookmark-end text:name="__RefHeading___Toc7999_2993473107"/></text:h>
      <text:p text:style-name="P203">La classe LinkedBlockingQueue, a differenza della classe ArrayBlockingQueue, consente di creare istanze senza specificare la capacità, cioè ha il costruttore che non prende in ingresso la capacità. <text:span text:style-name="T33">I</text:span>n questo caso, la capacità massima sarà Integer.MAX_VALUE, ovvero <text:span text:style-name="T80">2</text:span><text:span text:style-name="T89">31</text:span><text:span text:style-name="T80">-1 elementi (2.147.483.647).</text:span></text:p>
      <text:p text:style-name="P14">Chiaramente, se la coda non è mai piena, il metodo put() (o il metodo offer()), che inserisce elementi, non si può mai bloccare. Riprendiamo l’esempio precedente, ma sostituendo la classe EsempioArrayBlockingQueue con EsempioLinkedBlockingQueue</text:p>
      <text:p text:style-name="P24">EsempioLinkedBlockingQueue.java</text:p>
      <text:p text:style-name="P35"><text:span text:style-name="T67">import </text:span><text:span text:style-name="T251">java.util.concurrent.BlockingQueue</text:span><text:span text:style-name="T114">;</text:span><text:span text:style-name="T247"><text:line-break/></text:span><text:span text:style-name="T67">import </text:span><text:span text:style-name="T251">java.util.concurrent.LinkedBlockingQueue</text:span><text:span text:style-name="T114">;</text:span><text:span text:style-name="T247"><text:line-break/><text:line-break/></text:span><text:span text:style-name="T67">public class </text:span><text:span text:style-name="T251">EsempioLinkedBlockingQueue </text:span><text:span text:style-name="T114">{</text:span><text:span text:style-name="T247"><text:line-break/></text:span><text:span text:style-name="T114"><text:tab/></text:span><text:span text:style-name="T67">public static void </text:span><text:span text:style-name="T141">main</text:span><text:span text:style-name="T114">(</text:span><text:span text:style-name="T251">String</text:span><text:span text:style-name="T114">[] args) {</text:span><text:span text:style-name="T247"><text:line-break/></text:span><text:span text:style-name="T114"><text:tab/><text:tab/></text:span><text:span text:style-name="T128">// Creo una coda senza specificare la capacit�.</text:span><text:span text:style-name="T247"><text:line-break/></text:span><text:span text:style-name="T128"> <text:s text:c="7"/></text:span><text:span text:style-name="T251">BlockingQueue</text:span><text:span text:style-name="T114">&lt;</text:span><text:span text:style-name="T251">String</text:span><text:span text:style-name="T114">&gt; </text:span><text:span text:style-name="T251">queue </text:span><text:span text:style-name="T114">= </text:span><text:span text:style-name="T67">new </text:span><text:span text:style-name="T114">LinkedBlockingQueue&lt;</text:span><text:span text:style-name="T251">String</text:span><text:span text:style-name="T114">&gt;();</text:span><text:span text:style-name="T247"><text:line-break/><text:line-break/></text:span><text:span text:style-name="T114"> <text:s text:c="7"/></text:span><text:span text:style-name="T128">// Producer e Consumer accedono alla stessa coda...</text:span><text:span text:style-name="T247"><text:line-break/></text:span><text:span text:style-name="T128"> <text:s text:c="7"/></text:span><text:span text:style-name="T251">Thread prod </text:span><text:span text:style-name="T114">= </text:span><text:span text:style-name="T67">new </text:span><text:span text:style-name="T114">Thread(</text:span><text:span text:style-name="T67">new </text:span><text:span text:style-name="T114">Producer(</text:span><text:span text:style-name="T251">queue</text:span><text:span text:style-name="T114">));</text:span><text:span text:style-name="T247"><text:line-break/></text:span><text:span text:style-name="T114"> <text:s text:c="7"/></text:span><text:span text:style-name="T251">Thread cons </text:span><text:span text:style-name="T114">= </text:span><text:span text:style-name="T67">new </text:span><text:span text:style-name="T114">Thread(</text:span><text:span text:style-name="T67">new </text:span><text:span text:style-name="T114">Consumer(</text:span><text:span text:style-name="T251">queue</text:span><text:span text:style-name="T114">));</text:span><text:span text:style-name="T247"><text:line-break/><text:line-break/></text:span><text:span text:style-name="T114"> <text:s text:c="7"/></text:span><text:span text:style-name="T251">prod</text:span><text:span text:style-name="T114">.start();</text:span><text:span text:style-name="T247"><text:line-break/></text:span><text:span text:style-name="T114"> <text:s text:c="7"/></text:span><text:span text:style-name="T251">cons</text:span><text:span text:style-name="T114">.start();</text:span><text:span text:style-name="T247"><text:line-break/></text:span><text:span text:style-name="T114"><text:tab/>}</text:span><text:span text:style-name="T247"><text:line-break/></text:span><text:span text:style-name="T114">}</text:span></text:p>
      <text:p text:style-name="P136"/>
      <text:p text:style-name="P13"><text:span text:style-name="T97">In questo caso, il Consumer entrerà in gioco solo quando il Producer avrà inserito </text:span><text:span text:style-name="T202">2.147.483.647.</text:span></text:p>
      <text:p text:style-name="P20"/>
      <text:p text:style-name="P15"><text:span text:style-name="T202">N</text:span><text:span text:style-name="T201">otiamo che, in entrambi i casi, non abbiamo utilizzato la keyword synchronized, perché l’interfaccia BlockingQueue definisce dei metodi che sono già sincronizzati e </text:span><text:span text:style-name="T204">sono</text:span><text:span text:style-name="T201"> implementati nelle classi </text:span><text:span text:style-name="T203">ArrayBlockingQueue </text:span><text:span text:style-name="T201">e </text:span><text:span text:style-name="T203">LinkedBlockingQueue. </text:span><text:span text:style-name="T204">Quindi, tali metodi consentono di gestire in automatico le code, senza l’utilizzo della keyword synchronized. </text:span></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h text:style-name="P392" text:outline-level="2"><text:bookmark-start text:name="__RefHeading___Toc9140_2993473107"/><text:soft-page-break/>GESTIONE BANCONE SALUMI MEDIANTE THREAD POOL<text:bookmark-end text:name="__RefHeading___Toc9140_2993473107"/></text:h>
      <text:p text:style-name="P192">Partiamo dallo scenario di riferimento: </text:p>
      <text:p text:style-name="P192">Siamo i proprietari di un supermercato. Al bancone dei salumi e formaggi abbiamo 3 dipendenti. Nel supermercato <text:span text:style-name="T206">ci sono 30 clienti che devono acquistare salumi e formaggi. Ovviamente i 30 clienti arrivano vicino al bancone e prendono dal distributore del ticket il proprio numero. Preso il numero, il cliente si mette in attesa di essere servito.</text:span></text:p>
      <text:p text:style-name="P204"><text:span text:style-name="T15">D</text:span>obbiamo considerare che:</text:p>
      <text:list xml:id="list3882528454" text:style-name="L63">
        <text:list-item>
          <text:p text:style-name="P511">ogni cliente ha la propria lista della spesa, quindi ognuno di essi impiegherà un certo numero di minuti per essere servito, che può essere diverso dal tempo impiegato dagli altri clienti;</text:p>
        </text:list-item>
        <text:list-item>
          <text:p text:style-name="P511">tutti e 30 i clienti non possono essere serviti contemporaneamente, perché abbiamo solo 3 dipendenti;</text:p>
        </text:list-item>
        <text:list-item>
          <text:p text:style-name="P511">appena si libera un dipendente, il prossimo cliente viene servito.</text:p>
        </text:list-item>
      </text:list>
      <text:p text:style-name="P204">Per la gestione del bancone dei salumi e formaggio in codice, utilizziamo ciò che segue:</text:p>
      <text:list xml:id="list3060900674" text:style-name="L64">
        <text:list-item>
          <text:p text:style-name="P512">la classe ArrayBlockingQueue: utilizzata per creare l’oggetto che rappresenta la nostra coda al bancone dei salumi e formaggi;</text:p>
        </text:list-item>
        <text:list-item>
          <text:p text:style-name="P512">la classe ExecutorService: è la classe factory utilizzata per creare il thread pool. Avremo tanti thread per quanti sono i dipendenti disponibili al bancone;</text:p>
        </text:list-item>
        <text:list-item>
          <text:p text:style-name="P512">la classe Cliente: è la classe che rappresenta il generico cliente. <text:span text:style-name="T207">Ogni cliente è un thread, pertanto questa classe implementa l’interfaccia Runnable.</text:span></text:p>
        </text:list-item>
      </text:list>
      <text:p text:style-name="P193">Vediamo il codice per questo esempio:</text:p>
      <text:p text:style-name="P188">Cliente.java</text:p>
      <text:p text:style-name="P325"><text:span text:style-name="T65">import </text:span><text:span text:style-name="T76">java.util.Random</text:span><text:span text:style-name="T97">;</text:span><text:line-break/><text:line-break/><text:span text:style-name="T65">public class </text:span><text:span text:style-name="T76">Cliente </text:span><text:span text:style-name="T65">implements </text:span><text:span text:style-name="T76">Runnable </text:span><text:span text:style-name="T97">{</text:span><text:line-break/><text:span text:style-name="T97"><text:tab/></text:span><text:span text:style-name="T65">private int </text:span><text:span text:style-name="T152">numeroTicket</text:span><text:span text:style-name="T97">;</text:span><text:line-break/><text:line-break/><text:span text:style-name="T97"><text:tab/></text:span><text:span text:style-name="T65">public </text:span><text:span text:style-name="T139">Cliente</text:span><text:span text:style-name="T97">(</text:span><text:span text:style-name="T65">int </text:span><text:span text:style-name="T97">numeroTicket) {</text:span><text:line-break/><text:span text:style-name="T97"><text:tab/><text:tab/></text:span><text:span text:style-name="T76">System</text:span><text:span text:style-name="T97">.</text:span><text:span text:style-name="T149">out</text:span><text:span text:style-name="T97">.println(</text:span><text:span text:style-name="T162">"E' arrivato un nuovo cliente ed ha preso il numero " </text:span><text:span text:style-name="T97">+ numeroTicket);</text:span><text:line-break/><text:line-break/><text:span text:style-name="T97"><text:tab/><text:tab/></text:span><text:span text:style-name="T65">this</text:span><text:span text:style-name="T97">.</text:span><text:span text:style-name="T152">numeroTicket </text:span><text:span text:style-name="T97">= numeroTicket;</text:span><text:line-break/><text:span text:style-name="T97"><text:tab/>}</text:span><text:line-break/><text:line-break/><text:span text:style-name="T97"><text:tab/></text:span><text:span text:style-name="T65">public void </text:span><text:span text:style-name="T139">run</text:span><text:span text:style-name="T97">() {</text:span><text:line-break/><text:span text:style-name="T97"><text:tab/><text:tab/></text:span><text:span text:style-name="T125">/* il cliente ordina i prodotti al dipendente presente al bancone */</text:span><text:line-break/><text:span text:style-name="T125"><text:tab/><text:tab/></text:span><text:span text:style-name="T97">richiediProdotti();</text:span><text:line-break/><text:span text:style-name="T97"><text:tab/>}</text:span><text:line-break/><text:line-break/><text:span text:style-name="T97"><text:tab/></text:span><text:span text:style-name="T65">private void </text:span><text:span text:style-name="T139">richiediProdotti</text:span><text:span text:style-name="T97">() {</text:span><text:line-break/><text:span text:style-name="T97"><text:tab/><text:tab/></text:span><text:span text:style-name="T76">System</text:span><text:span text:style-name="T97">.</text:span><text:span text:style-name="T149">out</text:span><text:span text:style-name="T97">.println(</text:span><text:span text:style-name="T162">"Viene servito il cliente numero " </text:span><text:span text:style-name="T97">+ </text:span><text:span text:style-name="T152">numeroTicket</text:span><text:span text:style-name="T97">);</text:span><text:line-break/><text:line-break/><text:span text:style-name="T97"><text:tab/><text:tab/></text:span><text:span text:style-name="T125">/* imposto una durata random per ciascun cliente... */</text:span><text:line-break/><text:span text:style-name="T125"><text:tab/><text:tab/></text:span><text:span text:style-name="T76">Random r </text:span><text:span text:style-name="T97">= </text:span><text:span text:style-name="T65">new </text:span><text:span text:style-name="T97">Random();</text:span><text:line-break/><text:soft-page-break/><text:line-break/><text:span text:style-name="T97"><text:tab/><text:tab/></text:span><text:span text:style-name="T125">/* per semplicità ipotizzo che ogni cliente impieghi tra 5 e 20 secondi per acquistare salumi e formaggi */</text:span><text:line-break/><text:span text:style-name="T125"><text:tab/><text:tab/></text:span><text:span text:style-name="T65">int </text:span><text:span text:style-name="T76">tempoImpiegatoPerAcquisto </text:span><text:span text:style-name="T97">= (</text:span><text:span text:style-name="T76">r</text:span><text:span text:style-name="T97">.nextInt(</text:span><text:span text:style-name="T173">15</text:span><text:span text:style-name="T97">) + </text:span><text:span text:style-name="T173">5</text:span><text:span text:style-name="T97">)*</text:span><text:span text:style-name="T173">1000</text:span><text:span text:style-name="T97">;</text:span><text:line-break/><text:line-break/><text:span text:style-name="T97"><text:tab/><text:tab/></text:span><text:span text:style-name="T65">try </text:span><text:span text:style-name="T97">{</text:span><text:line-break/><text:span text:style-name="T97"><text:tab/><text:tab/><text:tab/></text:span><text:span text:style-name="T125">/* </text:span><text:line-break/><text:span text:style-name="T125"><text:tab/><text:tab/><text:tab/> * il thread viene sospeso per tempoImpiegatoPerAcquisto millisecondi.</text:span><text:line-break/><text:span text:style-name="T125"><text:tab/><text:tab/><text:tab/> * Quest'attesa equivale al cliente che sta effettuando l'ordine al dipendente del bancone </text:span><text:line-break/><text:span text:style-name="T125"><text:tab/><text:tab/><text:tab/> */</text:span><text:line-break/><text:span text:style-name="T125"><text:tab/><text:tab/><text:tab/></text:span><text:span text:style-name="T76">Thread</text:span><text:span text:style-name="T97">.</text:span><text:span text:style-name="T104">sleep</text:span><text:span text:style-name="T97">(</text:span><text:span text:style-name="T76">tempoImpiegatoPerAcquisto</text:span><text:span text:style-name="T97">);</text:span><text:line-break/><text:span text:style-name="T97"><text:tab/><text:tab/>} </text:span><text:span text:style-name="T65">catch </text:span><text:span text:style-name="T97">(</text:span><text:span text:style-name="T76">InterruptedException </text:span><text:span text:style-name="T97">e) {</text:span><text:line-break/><text:span text:style-name="T97"><text:tab/><text:tab/><text:tab/>e.printStackTrace();</text:span><text:line-break/><text:span text:style-name="T97"><text:tab/><text:tab/>}</text:span><text:line-break/><text:line-break/><text:span text:style-name="T97"><text:tab/><text:tab/></text:span><text:span text:style-name="T76">System</text:span><text:span text:style-name="T97">.</text:span><text:span text:style-name="T149">out</text:span><text:span text:style-name="T97">.println(</text:span><text:span text:style-name="T162">"Il cliente che aveva il numero " </text:span><text:span text:style-name="T97">+ </text:span><text:span text:style-name="T152">numeroTicket </text:span><text:span text:style-name="T97">+ </text:span><text:span text:style-name="T162">" ha completato il suo acquisto in " </text:span><text:span text:style-name="T97">+ </text:span><text:span text:style-name="T76">tempoImpiegatoPerAcquisto</text:span><text:span text:style-name="T97">/</text:span><text:span text:style-name="T173">1000 </text:span><text:span text:style-name="T97">+ </text:span><text:span text:style-name="T162">" secondi"</text:span><text:span text:style-name="T97">);</text:span><text:line-break/><text:span text:style-name="T97"><text:tab/>}</text:span><text:line-break/><text:span text:style-name="T97">}</text:span></text:p>
      <text:p text:style-name="P137"/>
      <text:p text:style-name="P137"/>
      <text:p text:style-name="P155">BanconeSalumeriaFormaggi.java</text:p>
      <text:p text:style-name="P151"/>
      <text:p text:style-name="P100"><text:span text:style-name="T72">import </text:span><text:span text:style-name="T94">java.util.concurrent.ArrayBlockingQueue</text:span><text:span text:style-name="T121">;</text:span><text:span text:style-name="T253"><text:line-break/></text:span><text:span text:style-name="T72">import </text:span><text:span text:style-name="T94">java.util.concurrent.BlockingQueue</text:span><text:span text:style-name="T121">;</text:span><text:span text:style-name="T253"><text:line-break/></text:span><text:span text:style-name="T72">import </text:span><text:span text:style-name="T94">java.util.concurrent.ExecutorService</text:span><text:span text:style-name="T121">;</text:span><text:span text:style-name="T253"><text:line-break/></text:span><text:span text:style-name="T72">import </text:span><text:span text:style-name="T94">java.util.concurrent.Executors</text:span><text:span text:style-name="T121">;</text:span><text:span text:style-name="T253"><text:line-break/><text:line-break/></text:span><text:span text:style-name="T72">public class </text:span><text:span text:style-name="T94">BanconeSalumeriaFormaggi </text:span><text:span text:style-name="T121">{</text:span><text:span text:style-name="T253"><text:line-break/></text:span><text:span text:style-name="T121"><text:tab/></text:span><text:span text:style-name="T72">private final static int </text:span><text:span text:style-name="T156">CLIENTI_DA_SERVIRE </text:span><text:span text:style-name="T121">= </text:span><text:span text:style-name="T177">30</text:span><text:span text:style-name="T121">;</text:span><text:span text:style-name="T253"><text:line-break/></text:span><text:span text:style-name="T121"><text:tab/></text:span><text:span text:style-name="T72">private final int </text:span><text:span text:style-name="T159">DIPENDENTI_AL_BANCONE </text:span><text:span text:style-name="T121">= </text:span><text:span text:style-name="T177">3</text:span><text:span text:style-name="T121">;</text:span><text:span text:style-name="T253"><text:line-break/></text:span><text:span text:style-name="T121"><text:tab/></text:span><text:span text:style-name="T253"><text:line-break/></text:span><text:span text:style-name="T121"><text:tab/></text:span><text:span text:style-name="T72">private </text:span><text:span text:style-name="T94">BlockingQueue</text:span><text:span text:style-name="T121">&lt;</text:span><text:span text:style-name="T94">Runnable</text:span><text:span text:style-name="T121">&gt; </text:span><text:span text:style-name="T159">codaBancone </text:span><text:span text:style-name="T121">= </text:span><text:span text:style-name="T72">new </text:span><text:span text:style-name="T121">ArrayBlockingQueue&lt;</text:span><text:span text:style-name="T94">Runnable</text:span><text:span text:style-name="T121">&gt;(</text:span><text:span text:style-name="T177">30</text:span><text:span text:style-name="T121">, </text:span><text:span text:style-name="T72">true</text:span><text:span text:style-name="T121">);</text:span><text:span text:style-name="T253"><text:line-break/></text:span><text:span text:style-name="T121"><text:tab/></text:span><text:span text:style-name="T72">private </text:span><text:span text:style-name="T94">ExecutorService </text:span><text:span text:style-name="T159">dipendentiDisponibili </text:span><text:span text:style-name="T121">= </text:span><text:span text:style-name="T94">Executors</text:span><text:span text:style-name="T121">.</text:span><text:span text:style-name="T124">newFixedThreadPool</text:span><text:span text:style-name="T121">(</text:span><text:span text:style-name="T159">DIPENDENTI_AL_BANCONE</text:span><text:span text:style-name="T121">);</text:span><text:span text:style-name="T253"><text:line-break/><text:line-break/></text:span><text:span text:style-name="T121"><text:tab/></text:span><text:span text:style-name="T72">public static void </text:span><text:span text:style-name="T145">main</text:span><text:span text:style-name="T121">(</text:span><text:span text:style-name="T94">String</text:span><text:span text:style-name="T121">[] args) {</text:span><text:span text:style-name="T253"><text:line-break/></text:span><text:span text:style-name="T121"><text:tab/><text:tab/></text:span><text:span text:style-name="T94">System</text:span><text:span text:style-name="T121">.</text:span><text:span text:style-name="T156">out</text:span><text:span text:style-name="T121">.println(</text:span><text:span text:style-name="T166">"Nel supermercato ci sono " </text:span><text:span text:style-name="T121">+ </text:span><text:span text:style-name="T156">CLIENTI_DA_SERVIRE </text:span><text:span text:style-name="T121">+ </text:span><text:span text:style-name="T166">" clienti che stanno andando al bancone"</text:span><text:span text:style-name="T121">);</text:span><text:span text:style-name="T253"><text:line-break/><text:line-break/></text:span><text:span text:style-name="T121"><text:tab/><text:tab/></text:span><text:span text:style-name="T94">BanconeSalumeriaFormaggi bancone </text:span><text:span text:style-name="T121">= </text:span><text:span text:style-name="T72">new </text:span><text:span text:style-name="T121">BanconeSalumeriaFormaggi();</text:span><text:span text:style-name="T253"><text:line-break/></text:span><text:span text:style-name="T121"><text:tab/><text:tab/></text:span><text:span text:style-name="T94">bancone</text:span><text:span text:style-name="T121">.arrivoClientiAlBancone();</text:span><text:span text:style-name="T253"><text:line-break/></text:span><text:span text:style-name="T121"><text:tab/><text:tab/></text:span><text:span text:style-name="T94">bancone</text:span><text:span text:style-name="T121">.servizioClienti();</text:span><text:span text:style-name="T253"><text:line-break/></text:span><text:span text:style-name="T121"><text:tab/>}</text:span><text:span text:style-name="T253"><text:line-break/><text:line-break/></text:span><text:span text:style-name="T121"><text:tab/></text:span><text:span text:style-name="T72">private void </text:span><text:span text:style-name="T145">arrivoClientiAlBancone</text:span><text:span text:style-name="T121">() {</text:span><text:span text:style-name="T253"><text:line-break/></text:span><text:span text:style-name="T121"><text:tab/><text:tab/></text:span><text:span text:style-name="T72">for </text:span><text:span text:style-name="T121">(</text:span><text:span text:style-name="T72">int </text:span><text:span text:style-name="T121">i = </text:span><text:span text:style-name="T177">1</text:span><text:span text:style-name="T121">; i &lt;= </text:span><text:span text:style-name="T156">CLIENTI_DA_SERVIRE</text:span><text:span text:style-name="T121">; i++) {</text:span><text:span text:style-name="T253"><text:line-break/></text:span><text:span text:style-name="T121"><text:tab/><text:tab/><text:tab/></text:span><text:span text:style-name="T72">try </text:span><text:span text:style-name="T121">{</text:span><text:span text:style-name="T253"><text:line-break/></text:span><text:span text:style-name="T121"><text:tab/><text:tab/><text:tab/><text:tab/></text:span><text:span text:style-name="T132">/* il cliente viene inserito in coda */</text:span><text:span text:style-name="T253"><text:line-break/></text:span><text:span text:style-name="T132"><text:tab/><text:tab/><text:tab/><text:tab/></text:span><text:span text:style-name="T159">codaBancone</text:span><text:span text:style-name="T121">.put(</text:span><text:span text:style-name="T72">new </text:span><text:span text:style-name="T121">Cliente(i));</text:span><text:span text:style-name="T253"><text:line-break/></text:span><text:span text:style-name="T121"><text:tab/><text:tab/><text:tab/>} </text:span><text:span text:style-name="T72">catch </text:span><text:span text:style-name="T121">(</text:span><text:span text:style-name="T94">InterruptedException </text:span><text:span text:style-name="T121">e) {</text:span><text:span text:style-name="T253"><text:line-break/></text:span><text:span text:style-name="T121"><text:tab/><text:tab/><text:tab/><text:tab/>e.printStackTrace();</text:span><text:span text:style-name="T253"><text:line-break/></text:span><text:span text:style-name="T121"><text:tab/><text:tab/><text:tab/>}</text:span><text:span text:style-name="T253"><text:line-break/></text:span><text:span text:style-name="T121"><text:tab/><text:tab/>}</text:span><text:span text:style-name="T253"><text:line-break/></text:span><text:span text:style-name="T121"><text:tab/>}</text:span><text:span text:style-name="T253"><text:line-break/></text:span><text:line-break/><text:soft-page-break/><text:span text:style-name="T97"><text:tab/></text:span><text:span text:style-name="T72">private void </text:span><text:span text:style-name="T145">servizioClienti</text:span><text:span text:style-name="T121">() {</text:span><text:span text:style-name="T253"><text:line-break/></text:span><text:span text:style-name="T121"><text:tab/><text:tab/></text:span><text:span text:style-name="T72">new </text:span><text:span text:style-name="T121">Thread(</text:span><text:span text:style-name="T72">new </text:span><text:span text:style-name="T94">Runnable</text:span><text:span text:style-name="T121">() {</text:span><text:span text:style-name="T253"><text:line-break/></text:span><text:span text:style-name="T121"><text:tab/><text:tab/><text:tab/></text:span><text:span text:style-name="T72">public void </text:span><text:span text:style-name="T145">run</text:span><text:span text:style-name="T121">() {</text:span><text:span text:style-name="T253"><text:line-break/></text:span><text:span text:style-name="T121"><text:tab/><text:tab/><text:tab/><text:tab/></text:span><text:span text:style-name="T72">while</text:span><text:span text:style-name="T121">(</text:span><text:span text:style-name="T72">true</text:span><text:span text:style-name="T121">) {</text:span><text:span text:style-name="T253"><text:line-break/></text:span><text:span text:style-name="T121"><text:tab/><text:tab/><text:tab/><text:tab/><text:tab/></text:span><text:span text:style-name="T72">try </text:span><text:span text:style-name="T121">{</text:span><text:span text:style-name="T253"><text:line-break/></text:span><text:span text:style-name="T121"><text:tab/><text:tab/><text:tab/><text:tab/><text:tab/><text:tab/></text:span><text:span text:style-name="T132">/* il primo cliente disponibile viene servito ... */</text:span><text:span text:style-name="T253"><text:line-break/></text:span><text:span text:style-name="T132"><text:tab/><text:tab/><text:tab/><text:tab/><text:tab/><text:tab/></text:span><text:span text:style-name="T159">dipendentiDisponibili</text:span><text:span text:style-name="T121">.execute(</text:span><text:span text:style-name="T159">codaBancone</text:span><text:span text:style-name="T121">.take());</text:span><text:span text:style-name="T253"><text:line-break/></text:span><text:span text:style-name="T121"><text:tab/><text:tab/><text:tab/><text:tab/><text:tab/>} </text:span><text:span text:style-name="T72">catch </text:span><text:span text:style-name="T121">(</text:span><text:span text:style-name="T94">InterruptedException </text:span><text:span text:style-name="T121">e) {</text:span><text:span text:style-name="T253"><text:line-break/></text:span><text:span text:style-name="T121"><text:tab/><text:tab/><text:tab/><text:tab/><text:tab/><text:tab/>e.printStackTrace();</text:span><text:span text:style-name="T253"><text:line-break/></text:span><text:span text:style-name="T121"><text:tab/><text:tab/><text:tab/><text:tab/><text:tab/>}</text:span><text:span text:style-name="T253"><text:line-break/></text:span><text:span text:style-name="T121"><text:tab/><text:tab/><text:tab/><text:tab/>}</text:span><text:span text:style-name="T253"><text:line-break/></text:span><text:span text:style-name="T121"><text:tab/><text:tab/><text:tab/>}</text:span><text:span text:style-name="T253"><text:line-break/></text:span><text:span text:style-name="T121"><text:tab/><text:tab/>}).start();</text:span><text:span text:style-name="T253"><text:line-break/></text:span><text:span text:style-name="T121"><text:tab/>}</text:span><text:span text:style-name="T253"><text:line-break/></text:span><text:span text:style-name="T121">}</text:span></text:p>
      <text:p text:style-name="P332"/>
      <text:p text:style-name="P193">La classe Cliente implementa Runnable e ha una sola variabile, cioè numeroTicket. Per ogni istanza di Cliente, assegniamo un ticket, simulando proprio lo scenario in cui il cliente arriva al bancone e prende il proprio numero. Nel metodo run() abbiamo la chiamata al metodo richiediProdotti(). Il metodo richiediProdotti stampa che viene servito il cliente, imposta un tempo random <text:span text:style-name="T208">per ciascun cliente, suppone che ogni cliente impieghi tra i 5 e 20 secondi per acquistare e, infine, il thread viene sospeso per il tempo impiegato per l’acquisto, simulando l’acquisto al bancone. Dopo che viene effettuato l’acquisto, il thread si risveglia e viene stampata che “ il cliente che aveva il numero n ha completato il suo acquisto in m secondi”.</text:span></text:p>
      <text:p text:style-name="P205">Nella classe BanconeSalumeriaFormaggi abbiamo il numero di clienti da servire (30), il numero di dipendenti al bancone(3), la coda ArrayBlockingQueue che ha capacità 30 e i dipendenti disponibili e un thread pool di dimensione 3. Abbiamo anche i due metodi arrivoClientiAlBancone() e servizioClienti(). Quando viene creata, nel metodo main(), l’istanza della classe BanconeSalumeriaFormaggi, il primo metodo che viene invocato è arrivoClientiAlBancone(), <text:span text:style-name="T209">c</text:span>he è un metodo che itera da 1 a <text:span text:style-name="T34">CLIENTI_DA_SERVIRE e aggiunge alla coda un’istanza della classe Cliente (un nuovo thread), mentre il secondo metodo che viene invocato è servizioClienti(), in cui abbiamo un thread che viene avviato e permette di servire il primo cliente disponibile.</text:span></text:p>
      <text:p text:style-name="P52">L’output del codice è il seguente:</text:p>
      <text:p text:style-name="Standard">Nel supermercato ci sono 30 clienti che stanno andando al bancone</text:p>
      <text:p text:style-name="Standard">E' arrivato un nuovo cliente ed ha preso il numero 1</text:p>
      <text:p text:style-name="Standard">E' arrivato un nuovo cliente ed ha preso il numero 2</text:p>
      <text:p text:style-name="Standard">E' arrivato un nuovo cliente ed ha preso il numero 3</text:p>
      <text:p text:style-name="Standard">E' arrivato un nuovo cliente ed ha preso il numero 4</text:p>
      <text:p text:style-name="Standard">E' arrivato un nuovo cliente ed ha preso il numero 5</text:p>
      <text:p text:style-name="Standard">E' arrivato un nuovo cliente ed ha preso il numero 6</text:p>
      <text:p text:style-name="Standard">E' arrivato un nuovo cliente ed ha preso il numero 7</text:p>
      <text:p text:style-name="Standard">E' arrivato un nuovo cliente ed ha preso il numero 8</text:p>
      <text:p text:style-name="Standard">E' arrivato un nuovo cliente ed ha preso il numero 9</text:p>
      <text:p text:style-name="Standard">E' arrivato un nuovo cliente ed ha preso il numero 10</text:p>
      <text:p text:style-name="Standard">E' arrivato un nuovo cliente ed ha preso il numero 11</text:p>
      <text:p text:style-name="Standard">E' arrivato un nuovo cliente ed ha preso il numero 12</text:p>
      <text:p text:style-name="Standard">E' arrivato un nuovo cliente ed ha preso il numero 13</text:p>
      <text:p text:style-name="Standard">E' arrivato un nuovo cliente ed ha preso il numero 14</text:p>
      <text:p text:style-name="Standard">E' arrivato un nuovo cliente ed ha preso il numero 15</text:p>
      <text:p text:style-name="Standard"><text:soft-page-break/>E' arrivato un nuovo cliente ed ha preso il numero 16</text:p>
      <text:p text:style-name="Standard">E' arrivato un nuovo cliente ed ha preso il numero 17</text:p>
      <text:p text:style-name="Standard">E' arrivato un nuovo cliente ed ha preso il numero 18</text:p>
      <text:p text:style-name="Standard">E' arrivato un nuovo cliente ed ha preso il numero 19</text:p>
      <text:p text:style-name="Standard">E' arrivato un nuovo cliente ed ha preso il numero 20</text:p>
      <text:p text:style-name="Standard">E' arrivato un nuovo cliente ed ha preso il numero 21</text:p>
      <text:p text:style-name="Standard">E' arrivato un nuovo cliente ed ha preso il numero 22</text:p>
      <text:p text:style-name="Standard">E' arrivato un nuovo cliente ed ha preso il numero 23</text:p>
      <text:p text:style-name="Standard">E' arrivato un nuovo cliente ed ha preso il numero 24</text:p>
      <text:p text:style-name="Standard">E' arrivato un nuovo cliente ed ha preso il numero 25</text:p>
      <text:p text:style-name="Standard">E' arrivato un nuovo cliente ed ha preso il numero 26</text:p>
      <text:p text:style-name="Standard">E' arrivato un nuovo cliente ed ha preso il numero 27</text:p>
      <text:p text:style-name="Standard">E' arrivato un nuovo cliente ed ha preso il numero 28</text:p>
      <text:p text:style-name="Standard">E' arrivato un nuovo cliente ed ha preso il numero 29</text:p>
      <text:p text:style-name="Standard">E' arrivato un nuovo cliente ed ha preso il numero 30</text:p>
      <text:p text:style-name="Standard">Viene servito il cliente numero 1</text:p>
      <text:p text:style-name="Standard">Viene servito il cliente numero 2</text:p>
      <text:p text:style-name="Standard">Viene servito il cliente numero 3</text:p>
      <text:p text:style-name="Standard">Il cliente che aveva il numero 1 ha completato il suo acquisto in 6 secondi</text:p>
      <text:p text:style-name="Standard">Viene servito il cliente numero 4</text:p>
      <text:p text:style-name="Standard">Il cliente che aveva il numero 3 ha completato il suo acquisto in 10 secondi</text:p>
      <text:p text:style-name="Standard">Viene servito il cliente numero 5</text:p>
      <text:p text:style-name="Standard">Il cliente che aveva il numero 4 ha completato il suo acquisto in 5 secondi</text:p>
      <text:p text:style-name="Standard">Viene servito il cliente numero 6</text:p>
      <text:p text:style-name="Standard">Il cliente che aveva il numero 2 ha completato il suo acquisto in 14 secondi</text:p>
      <text:p text:style-name="Standard">Viene servito il cliente numero 7</text:p>
      <text:p text:style-name="Standard">….</text:p>
      <text:p text:style-name="Standard"/>
      <text:p text:style-name="Text_20_body">D<text:span text:style-name="T209">a qui capiamo che i 30 clienti vengono aggiunti alla coda, dopodichè vediamo quale cliente viene servito e in quanti secondi.</text:span></text:p>
      <text:p text:style-name="P206">Riassumendo, in questo esempio abbiamo utilizzato la classe ArrayBlockingQueue, la coda BlockingQueue e il thread pool che indica il numero di thread che possiamo gestire simultaneamente. La coda è riempita da tutti i clienti. Un cliente è semplicemente un thread che effettua delle operazioni. Una volta serviti tutti e 30 i clienti, il software terminerà.</text:p>
      <text:p text:style-name="P206"/>
      <text:p text:style-name="P206"/>
      <text:p text:style-name="P206"/>
      <text:p text:style-name="P206"/>
      <text:p text:style-name="P206"/>
      <text:p text:style-name="P206"/>
      <text:p text:style-name="P206"/>
      <text:p text:style-name="P206"/>
      <text:p text:style-name="P206"/>
      <text:h text:style-name="P393" text:outline-level="2"><text:bookmark-start text:name="__RefHeading___Toc8658_1919877219"/><text:soft-page-break/>DEADLOCK, STARVATION E LIVELOCK<text:bookmark-end text:name="__RefHeading___Toc8658_1919877219"/></text:h>
      <text:p text:style-name="P210"/>
      <text:h text:style-name="P409" text:outline-level="3"><text:bookmark-start text:name="__RefHeading___Toc8660_1919877219"/>DEADLOCK<text:bookmark-end text:name="__RefHeading___Toc8660_1919877219"/></text:h>
      <text:p text:style-name="P207">Il deadlock si ha quando <text:span text:style-name="T15">un thread, che chiamiamo thread A, si blocca in attesa che il thread B liberi una risorsa condivisa tra i due e, a sua volta, il thread B resta bloccato in attesa che il thread A liberi un’altra risorsa. Quindi, il thread A </text:span><text:span text:style-name="T35">aspetta che il thread B liberi una risorsa, mentre il thread B aspetta che il thread A liberi un’altra risorsa, bloccandosi a vicenda. </text:span></text:p>
      <text:p text:style-name="P56">Il deadlock è uno di quei casi in cui non c’è via d’uscita.</text:p>
      <text:p text:style-name="P56"><draw:frame draw:style-name="fr2" draw:name="Immagine14" text:anchor-type="char" svg:width="17cm" svg:height="6.297cm" draw:z-index="13"><draw:image xlink:href="Pictures/10000001000004B4000001BE54651B10B3F30BC3.png" xlink:type="simple" xlink:show="embed" xlink:actuate="onLoad" draw:mime-type="image/png"/></draw:frame></text:p>
      <text:h text:style-name="P394" text:outline-level="2"/>
      <text:h text:style-name="Heading_20_3" text:outline-level="3"><text:bookmark-start text:name="__RefHeading___Toc8662_1919877219"/>STARVATION<text:bookmark-end text:name="__RefHeading___Toc8662_1919877219"/></text:h>
      <text:p text:style-name="P208">La starvation si ha quando un thread non riesce mai ad acquisire le risorse di cui necessita , oppure ci riesce dopo troppo tempo, perché sono bloccate da altri thread.</text:p>
      <text:p text:style-name="P208">Ad esempio, supponiamo di avre 3 thread A, B, C che accedono alla stessa <text:span text:style-name="T210">r</text:span><text:span text:style-name="T15">isorsa </text:span><text:span text:style-name="T36">R</text:span><text:span text:style-name="T15">1. Supponiamo inoltre che i thread A e B hanno una priorità più alta di C, </text:span><text:span text:style-name="T36">quindi hanno l’attributo priority con valore più alto rispetto C.</text:span></text:p>
      <text:p text:style-name="P57">Finchè A e B tentano di acquisire la risorsa R1, ovviamente C non può effettuare il lock e non la può utilizzare, perché A e B hanno la priorità più alta rispetto a C.</text:p>
      <text:p text:style-name="P57">In questo caso C è soggetto a starvation.</text:p>
      <text:p text:style-name="P57"/>
      <text:p text:style-name="P57"/>
      <text:p text:style-name="P210"/>
      <text:p text:style-name="Text_20_body"/>
      <text:p text:style-name="Standard"/>
      <text:h text:style-name="P410" text:outline-level="3"><text:bookmark-start text:name="__RefHeading___Toc8664_1919877219"/><text:soft-page-break/>LIVELOCK<text:bookmark-end text:name="__RefHeading___Toc8664_1919877219"/></text:h>
      <text:p text:style-name="P209">Il livelock si ha quando 2 thread sono impegnati a rispondersi reciprocamente e non sono in grado di proseguire nell’esecuzione del task.</text:p>
      <text:p text:style-name="P209">In questo caso i thread non sono bloccati come accade nel deadlock, ma sono semplicemente occupati a fare altro.</text:p>
      <text:p text:style-name="P209">L’esempio classico è quello di Mario e Lucia, che si incontrano sul marciapiede, uno di fronte all’altro.</text:p>
      <text:p text:style-name="P55"><draw:frame draw:style-name="fr1" draw:name="Immagine15" text:anchor-type="char" svg:width="17cm" svg:height="5.967cm" draw:z-index="14"><draw:image xlink:href="Pictures/10000001000004EB000001BA76A2F96DB2066DA7.png" xlink:type="simple" xlink:show="embed" xlink:actuate="onLoad" draw:mime-type="image/png"/></draw:frame>Ovviamente, se uno tra Mario e Lucia non camb<text:span text:style-name="T211">ia strategia</text:span>, <text:span text:style-name="T211">non si andrà avanti. </text:span></text:p>
      <text:p text:style-name="P58">Quando uno dei due si arresta e fa passare l’altro, a quel punto si ha lo sblocco della situazione.</text:p>
      <text:p text:style-name="P58"/>
      <text:p text:style-name="P53"/>
      <text:p text:style-name="P198"/>
      <text:p text:style-name="P54"/>
      <text:p text:style-name="P5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libri" svg:font-family="Calibri" style:font-adornments="Normale" style:font-family-generic="swiss" style:font-pitch="variable"/>
    <style:font-face style:name="Calibri1" svg:font-family="Calibri" style:font-family-generic="swiss" style:font-pitch="variable"/>
    <style:font-face style:name="Consolas" svg:font-family="Consolas" style:font-family-generic="roman" style:font-pitch="variable"/>
    <style:font-face style:name="Consolas1" svg:font-family="Consolas" style:font-family-generic="modern" style:font-pitch="fixed"/>
    <style:font-face style:name="Courier New" svg:font-family="'Courier New'" style:font-family-generic="modern" style:font-pitch="fixed"/>
    <style:font-face style:name="JetBrains Mono" svg:font-family="'JetBrains Mono'" style:font-adornments="Normale"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loext:opacity="100%" style:font-name="Liberation Serif" fo:font-size="12pt" fo:language="it" fo:country="IT"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lr-tb"/>
      <style:text-properties fo:color="#000000" loext:opacity="100%" style:font-name="Liberation Serif" fo:font-size="12pt" fo:language="it" fo:country="IT"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font-name="Calibri" fo:font-family="Calibri" style:font-style-name="Normale" style:font-family-generic="swiss" style:font-pitch="variable" fo:font-size="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style:font-name="Calibri" fo:font-family="Calibri" style:font-style-name="Normale" style:font-family-generic="swiss" style:font-pitch="variable" fo:font-size="11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text-properties fo:language="zxx" fo:country="none" style:language-asian="zxx" style:country-asian="none" style:language-complex="zxx" style:country-complex="none"/>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Default" style:family="paragraph" style:default-outline-level="">
      <style:paragraph-properties fo:text-align="start" style:justify-single-word="false"/>
      <style:text-properties fo:color="#000000" loext:opacity="100%" style:font-name="Consolas" fo:font-family="Consolas" style:font-family-generic="roman" style:font-pitch="variable" fo:font-size="12pt" style:font-size-asian="12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84</text:page-number></text:p>
      </style:footer>
    </style:master-page>
    <style:master-page style:name="First_20_Page" style:display-name="First Page" style:page-layout-name="Mpm2" draw:style-name="Mdp1" style:next-style-name="Standard"/>
    <style:master-page style:name="Index"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1-28T15:49:33.506000000</dc:date>
    <meta:editing-duration>P1DT16H32M14S</meta:editing-duration>
    <meta:editing-cycles>221</meta:editing-cycles>
    <meta:generator>LibreOffice/7.2.2.2$Windows_X86_64 LibreOffice_project/02b2acce88a210515b4a5bb2e46cbfb63fe97d56</meta:generator>
    <meta:initial-creator>Stefano Panico</meta:initial-creator>
    <meta:creation-date>2021-11-28T23:54:00</meta:creation-date>
    <meta:document-statistic meta:table-count="0" meta:image-count="37" meta:object-count="0" meta:page-count="84" meta:paragraph-count="980" meta:word-count="17205" meta:character-count="121325" meta:non-whitespace-character-count="99151"/>
  </office:meta>
</office:document-meta>
</file>